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3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5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6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/>
    </style:style>
    <style:style style:name="ce8" style:family="table-cell" style:parent-style-name="Normal_32_2" style:data-style-name="N37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9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0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3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5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6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21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8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9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1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2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3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4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5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6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7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8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9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0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1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42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4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44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45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6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47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8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49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50" style:family="table-cell" style:parent-style-name="Normal_32_2" style:data-style-name="N41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51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52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53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54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55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56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57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58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59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60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61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62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63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64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65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66" style:family="table-cell" style:parent-style-name="Normal_32_2" style:data-style-name="N3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67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6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69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70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1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72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3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74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5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6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77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78" style:family="table-cell" style:parent-style-name="Default" style:data-style-name="N36"/>
    <style:style style:name="ce79" style:family="table-cell" style:parent-style-name="Default" style:data-style-name="N0">
      <style:text-properties fo:font-size="10pt" style:font-size-asian="10pt" style:font-size-complex="10pt"/>
    </style:style>
    <style:style style:name="ce80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81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2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3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4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5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6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7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8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9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0" style:family="table-cell" style:parent-style-name="Normal_32_2" style:data-style-name="N36">
      <style:table-cell-properties style:vertical-align="automatic"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91" style:family="table-cell" style:parent-style-name="Default" style:data-style-name="N38"/>
    <style:style style:name="ce92" style:family="table-cell" style:parent-style-name="Default" style:data-style-name="N0">
      <style:table-cell-properties fo:background-color="transparent"/>
    </style:style>
    <style:style style:name="ce93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4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5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96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97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98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99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0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1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02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03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04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7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08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09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1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2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3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4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6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7" style:family="table-cell" style:parent-style-name="Normal_32_2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8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9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0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ConduitITC TT" style:font-name-asian="ConduitITC TT" style:font-name-complex="ConduitITC TT" fo:font-size="10pt" style:font-size-asian="10pt" style:font-size-complex="10pt"/>
    </style:style>
    <style:style style:name="ce121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122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3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124" style:family="table-cell" style:parent-style-name="Normal_32_2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127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28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129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3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3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32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133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13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135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36" style:family="table-cell" style:parent-style-name="Default" style:data-style-name="N43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7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8" style:family="table-cell" style:parent-style-name="Default" style:data-style-name="N43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9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0" style:family="table-cell" style:parent-style-name="Default" style:data-style-name="N4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1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142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3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4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5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6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7" style:family="table-cell" style:parent-style-name="Normal_32_2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8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9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50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1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2" style:family="table-cell" style:parent-style-name="Normal_32_2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3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4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55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6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7" style:family="table-cell" style:parent-style-name="Normal_32_2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8" style:family="table-cell" style:parent-style-name="Normal_32_2" style:data-style-name="N38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9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0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1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162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63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64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165" style:family="table-cell" style:parent-style-name="Default" style:data-style-name="N0">
      <style:table-cell-properties fo:background-color="#4F6228"/>
    </style:style>
    <style:style style:name="ce166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67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68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69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0" style:family="table-cell" style:parent-style-name="Default" style:data-style-name="N0">
      <style:text-properties fo:font-weight="bold" style:font-weight-asian="bold" style:font-weight-complex="bold"/>
    </style:style>
    <style:style style:name="ce171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2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174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175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76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177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78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179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80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81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82" style:family="table-cell" style:parent-style-name="Default" style:data-style-name="N1"/>
    <style:style style:name="ce183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84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85" style:family="table-cell" style:parent-style-name="Default" style:data-style-name="N36">
      <style:table-cell-properties style:vertical-align="middle" fo:background-color="#F3FCFF"/>
      <style:text-properties style:font-name="ConduitITC TT" style:font-name-asian="ConduitITC TT" style:font-name-complex="ConduitITC TT" fo:font-size="9pt" style:font-size-asian="9pt" style:font-size-complex="9pt"/>
    </style:style>
    <style:style style:name="ce186" style:family="table-cell" style:parent-style-name="Normal_32_2" style:data-style-name="N38">
      <style:table-cell-properties style:vertical-align="automatic" fo:background-color="#F3FCFF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87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188" style:family="table-cell" style:parent-style-name="Normal_32_2" style:data-style-name="N44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189" style:family="table-cell" style:parent-style-name="Normal_32_2" style:data-style-name="N39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190" style:family="table-cell" style:parent-style-name="Default" style:data-style-name="N41">
      <style:text-properties fo:color="#FFFFFF" fo:font-size="9pt" style:font-size-asian="9pt" style:font-size-complex="9pt"/>
    </style:style>
    <style:style style:name="ce191" style:family="table-cell" style:parent-style-name="Default" style:data-style-name="N0">
      <style:text-properties fo:font-size="9pt" style:font-size-asian="9pt" style:font-size-complex="9pt"/>
    </style:style>
    <style:style style:name="ce192" style:family="table-cell" style:parent-style-name="Default" style:data-style-name="N0">
      <style:text-properties fo:color="#FFFFFF" fo:font-size="9pt" style:font-size-asian="9pt" style:font-size-complex="9pt"/>
    </style:style>
    <style:style style:name="ce193" style:family="table-cell" style:parent-style-name="Default" style:data-style-name="N0">
      <style:table-cell-properties style:vertical-align="automatic" fo:wrap-option="wrap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94" style:family="table-cell" style:parent-style-name="Normal_32_2" style:data-style-name="N1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9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6" style:family="table-cell" style:parent-style-name="Normal_32_2" style:data-style-name="N4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97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98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9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/>
    </style:style>
    <style:style style:name="ce200" style:family="table-cell" style:parent-style-name="Normal_32_2" style:data-style-name="N40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1" style:family="table-cell" style:parent-style-name="Normal_32_3" style:data-style-name="N3">
      <style:table-cell-properties style:vertical-align="automatic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02" style:family="table-cell" style:parent-style-name="Normal_32_2" style:data-style-name="N3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03" style:family="table-cell" style:parent-style-name="Normal_32_2" style:data-style-name="N3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04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205" style:family="table-cell" style:parent-style-name="Default" style:data-style-name="N41">
      <style:table-cell-properties fo:background-color="#E6B8B7"/>
      <style:text-properties fo:color="#FFFFFF" fo:font-size="9pt" style:font-size-asian="9pt" style:font-size-complex="9pt"/>
    </style:style>
    <style:style style:name="ce206" style:family="table-cell" style:parent-style-name="Normal_32_2" style:data-style-name="N3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07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208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09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0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11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2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3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4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5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216" style:family="table-cell" style:parent-style-name="Normal_32_2" style:data-style-name="N38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7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8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219" style:family="table-cell" style:parent-style-name="Default" style:data-style-name="N43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0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21" style:family="table-cell" style:parent-style-name="Default" style:data-style-name="N43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2" style:family="table-cell" style:parent-style-name="Normal_32_2" style:data-style-name="N38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3" style:family="table-cell" style:parent-style-name="Default" style:data-style-name="N4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4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25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226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7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63562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508125cm"/>
    </style:style>
    <style:style style:name="co11" style:family="table-column">
      <style:table-column-properties fo:break-before="auto" style:column-width="1.37583333333333cm"/>
    </style:style>
    <style:style style:name="co12" style:family="table-column">
      <style:table-column-properties fo:break-before="auto" style:column-width="8.59895833333333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1.45520833333333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1.61395833333333cm"/>
    </style:style>
    <style:style style:name="co19" style:family="table-column">
      <style:table-column-properties fo:break-before="auto" style:column-width="8.94291666666667cm"/>
    </style:style>
    <style:style style:name="co20" style:family="table-column">
      <style:table-column-properties fo:break-before="auto" style:column-width="2.8575cm"/>
    </style:style>
    <style:style style:name="co21" style:family="table-column">
      <style:table-column-properties fo:break-before="auto" style:column-width="1.825625cm"/>
    </style:style>
    <style:style style:name="co22" style:family="table-column">
      <style:table-column-properties fo:break-before="auto" style:column-width="1.56104166666667cm"/>
    </style:style>
    <style:style style:name="co23" style:family="table-column">
      <style:table-column-properties fo:break-before="auto" style:column-width="5.794375cm"/>
    </style:style>
    <style:style style:name="co24" style:family="table-column">
      <style:table-column-properties fo:break-before="auto" style:column-width="9.49854166666667cm"/>
    </style:style>
    <style:style style:name="co25" style:family="table-column">
      <style:table-column-properties fo:break-before="auto" style:column-width="7.43479166666667cm"/>
    </style:style>
    <style:style style:name="co26" style:family="table-column">
      <style:table-column-properties fo:break-before="auto" style:column-width="2.72520833333333cm"/>
    </style:style>
    <style:style style:name="co27" style:family="table-column">
      <style:table-column-properties fo:break-before="auto" style:column-width="1.64041666666667cm"/>
    </style:style>
    <style:style style:name="co28" style:family="table-column">
      <style:table-column-properties fo:break-before="auto" style:column-width="2.67229166666667cm"/>
    </style:style>
    <style:style style:name="co29" style:family="table-column">
      <style:table-column-properties fo:break-before="auto" style:column-width="1.349375cm"/>
    </style:style>
    <style:style style:name="co30" style:family="table-column">
      <style:table-column-properties fo:break-before="auto" style:column-width="8.837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6.7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9.95pt" style:use-optimal-row-height="false" fo:break-before="auto"/>
    </style:style>
    <style:style style:name="ro7" style:family="table-row">
      <style:table-row-properties style:row-height="9.75pt" style:use-optimal-row-height="false" fo:break-before="auto"/>
    </style:style>
    <style:style style:name="ro8" style:family="table-row">
      <style:table-row-properties style:row-height="9pt" style:use-optimal-row-height="false" fo:break-before="auto"/>
    </style:style>
    <style:style style:name="ro9" style:family="table-row">
      <style:table-row-properties style:row-height="17.25pt" style:use-optimal-row-height="false" fo:break-before="auto"/>
    </style:style>
    <style:style style:name="ro10" style:family="table-row">
      <style:table-row-properties style:row-height="8.25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0.5pt" style:use-optimal-row-height="false" fo:break-before="auto"/>
    </style:style>
    <style:style style:name="ro13" style:family="table-row">
      <style:table-row-properties style:row-height="11.25pt" style:use-optimal-row-height="false" fo:break-before="auto"/>
    </style:style>
    <style:style style:name="ro14" style:family="table-row">
      <style:table-row-properties style:row-height="12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21.95pt" style:use-optimal-row-height="false" fo:break-before="auto"/>
    </style:style>
    <style:style style:name="ro19" style:family="table-row">
      <style:table-row-properties style:row-height="6pt" style:use-optimal-row-height="false" fo:break-before="auto"/>
    </style:style>
    <style:style style:name="ro20" style:family="table-row">
      <style:table-row-properties style:row-height="7.5pt" style:use-optimal-row-height="false" fo:break-before="auto"/>
    </style:style>
    <style:style style:name="ro21" style:family="table-row">
      <style:table-row-properties style:row-height="5.25pt" style:use-optimal-row-height="false" fo:break-before="auto"/>
    </style:style>
    <style:style style:name="ro22" style:family="table-row">
      <style:table-row-properties style:row-height="20.25pt" style:use-optimal-row-height="false" fo:break-before="auto"/>
    </style:style>
    <style:style style:name="ro23" style:family="table-row">
      <style:table-row-properties style:row-height="13.5pt" style:use-optimal-row-height="false" fo:break-before="auto"/>
    </style:style>
    <style:style style:name="ro24" style:family="table-row">
      <style:table-row-properties style:row-height="30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25.5pt" style:use-optimal-row-height="false" fo:break-before="auto"/>
    </style:style>
    <style:style style:name="ro27" style:family="table-row">
      <style:table-row-properties style:row-height="22.5pt" style:use-optimal-row-height="false" fo:break-before="auto"/>
    </style:style>
    <style:style style:name="ro28" style:family="table-row">
      <style:table-row-properties style:row-height="14.25pt" style:use-optimal-row-height="false" fo:break-before="auto"/>
    </style:style>
    <style:style style:name="ro29" style:family="table-row">
      <style:table-row-properties style:row-height="18.6pt" style:use-optimal-row-height="false" fo:break-before="auto"/>
    </style:style>
    <style:style style:name="ro30" style:family="table-row">
      <style:table-row-properties style:row-height="24pt" style:use-optimal-row-height="false" fo:break-before="auto"/>
    </style:style>
    <style:style style:name="ro31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3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draw:fill="none" fo:clip="rect(0in, 0in, 0in, 0in)" draw:stroke="non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" style:parent-style-name="Graphics">
      <style:graphic-properties draw:fill="none" fo:clip="rect(0in, 0in, 0in, 0in)" draw:stroke="non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draw:fill="none" fo:clip="rect(0in, 0in, 0in, 0in)" draw:stroke="non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8" style:parent-style-name="Graphics">
      <style:graphic-properties draw:fill="none" fo:clip="rect(0in, 0in, 0in, 0in)" draw:stroke="non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 style:parent-style-name="Graphics">
      <style:graphic-properties draw:fill="none" fo:clip="rect(0in, 0in, 0in, 0in)" draw:stroke="non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 style:parent-style-name="Graphics">
      <style:graphic-properties draw:fill="none" fo:clip="rect(0in, 0in, 0in, 0in)" draw:stroke="none"/>
    </style:style>
    <style:style style:family="paragraph" style:name="a1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 style:parent-style-name="Graphics">
      <style:graphic-properties draw:fill="none" fo:clip="rect(0in, 0in, 0in, 0in)" draw:stroke="non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2" style:parent-style-name="Graphics">
      <style:graphic-properties draw:fill="none" fo:clip="rect(0in, 0in, 0in, 0in)" draw:stroke="non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0" style:parent-style-name="Graphics">
      <style:graphic-properties draw:fill="none" fo:clip="rect(0in, 0in, 0in, 0in)" draw:stroke="none"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1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8" draw:id="id4">
              <svg:title/>
              <svg:desc/>
              <draw:frame draw:id="id2" draw:style-name="a9" draw:name="Picture 184" svg:x="0in" svg:y="0.11905in" svg:width="2.50916in" svg:height="0.65634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3" draw:name="CaixaDeTexto 10" svg:x="0.46693in" svg:y="0.24251in" svg:width="1.91457in" svg:height="0.51757in">
                <draw:text-box>
                  <text:p text:style-name="a12" text:class-names="" text:cond-style-name=""><text:span text:style-name="a10" text:class-names="">MARÇO 2020</text:span><text:span text:style-name="a1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0" draw:style-name="a5" draw:name="Text Box 122" svg:x="0in" svg:y="0in" svg:width="0.97917in" svg:height="0.32063in">
              <draw:text-box>
                <text:p text:style-name="a2" text:class-names="" text:cond-style-name=""><text:span text:style-name="a0" text:class-names="">Página <text:s text:c="1"/>5</text:span><text:span text:style-name="a1" text:class-names="">/14</text:span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" draw:style-name="a8" draw:name="CaixaDeTexto 4" svg:x="0.21875in" svg:y="0.04167in" svg:width="1.42239in" svg:height="0.25584in">
              <draw:text-box>
                <text:p text:style-name="a7" text:class-names="" text:cond-style-name=""><text:span text:style-name="a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">
          <table:table-cell/>
          <table:table-cell table:number-columns-repeated="11" table:style-name="ce2"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4">
            <text:p>Quadro 1 - PEDIDOS DE EMPREGO <text:s text:c="2"/>E <text:s text:c="3"/>DESEMPREGO REGISTADO</text:p>
          </table:table-cell>
          <table:table-cell table:number-columns-repeated="2" table:style-name="ce5"/>
          <table:table-cell table:number-columns-repeated="6" table:style-name="ce4"/>
          <table:table-cell office:value-type="string" table:number-columns-spanned="2" table:number-rows-spanned="1" table:style-name="ce80">
            <text:p>TOTAL <text:s/>PAÍS</text:p>
          </table:table-cell>
          <table:covered-table-cell/>
          <table:table-cell table:number-columns-repeated="2" table:style-name="ce3"/>
          <table:table-cell table:number-columns-repeated="16370" table:style-name="ce1"/>
        </table:table-row>
        <table:table-row table:style-name="ro2">
          <table:table-cell/>
          <table:table-cell office:value-type="string" table:style-name="ce6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6" table:style-name="ce14"/>
          <table:table-cell table:number-columns-repeated="16366"/>
        </table:table-row>
        <table:table-row table:style-name="ro3">
          <table:table-cell/>
          <table:table-cell table:style-name="ce15"/>
          <table:table-cell office:value-type="string" table:style-name="ce16">
            <text:p>MARÇO 2020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FEVEREIRO 2020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MARÇO 2019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1">(1)<text:s/></text:span></text:p>
          </table:table-cell>
          <table:covered-table-cell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6" table:style-name="ce28"/>
          <table:table-cell table:number-columns-repeated="16366"/>
        </table:table-row>
        <table:table-row table:style-name="ro4">
          <table:table-cell/>
          <table:table-cell table:style-name="ce2"/>
          <table:table-cell table:style-name="ce29"/>
          <table:table-cell table:style-name="ce30"/>
          <table:table-cell table:style-name="ce31"/>
          <table:table-cell table:style-name="ce32"/>
          <table:table-cell table:style-name="ce31"/>
          <table:table-cell table:style-name="ce32"/>
          <table:table-cell table:number-columns-repeated="4" table:style-name="ce33"/>
          <table:table-cell table:number-columns-repeated="6" table:style-name="ce28"/>
          <table:table-cell table:number-columns-repeated="16366"/>
        </table:table-row>
        <table:table-row table:style-name="ro5">
          <table:table-cell/>
          <table:table-cell office:value-type="string" table:style-name="ce34">
            <text:p>PEDIDOS DE EMPREGO</text:p>
          </table:table-cell>
          <table:table-cell office:value-type="float" office:value="485190" table:style-name="ce35">
            <text:p>485 190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465671" table:style-name="ce37">
            <text:p>465 671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494666" table:style-name="ce37">
            <text:p>494 666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19519" table:style-name="ce39">
            <text:p>+19 519</text:p>
          </table:table-cell>
          <table:table-cell office:value-type="float" office:value="4.1915859050703181" table:style-name="ce40">
            <text:p>+4,2<text:s text:c="3"/></text:p>
          </table:table-cell>
          <table:table-cell office:value-type="float" office:value="-9476" table:style-name="ce39">
            <text:p><text:s/>-9 476</text:p>
          </table:table-cell>
          <table:table-cell office:value-type="float" office:value="-1.9156360049002761" table:style-name="ce40">
            <text:p>-1,9<text:s text:c="3"/></text:p>
          </table:table-cell>
          <table:table-cell table:style-name="ce41"/>
          <table:table-cell table:style-name="ce3"/>
          <table:table-cell table:number-columns-repeated="4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DESEMPREGO REGISTADO</text:p>
          </table:table-cell>
          <table:table-cell office:value-type="float" office:value="343761" table:style-name="ce44">
            <text:p>343 761</text:p>
          </table:table-cell>
          <table:table-cell office:value-type="float" office:value="70.850800717244795" table:style-name="ce45">
            <text:p>70,9<text:s text:c="5"/></text:p>
          </table:table-cell>
          <table:table-cell office:value-type="float" office:value="315562" table:style-name="ce46">
            <text:p>315 562</text:p>
          </table:table-cell>
          <table:table-cell office:value-type="float" office:value="67.765010060751038" table:style-name="ce47">
            <text:p>67,8<text:s text:c="5"/></text:p>
          </table:table-cell>
          <table:table-cell office:value-type="float" office:value="333776" table:style-name="ce46">
            <text:p>333 776</text:p>
          </table:table-cell>
          <table:table-cell office:value-type="float" office:value="67.475023551244675" table:style-name="ce47">
            <text:p>67,5<text:s text:c="5"/></text:p>
          </table:table-cell>
          <table:table-cell office:value-type="float" office:value="28199" table:style-name="ce48">
            <text:p>+28 199</text:p>
          </table:table-cell>
          <table:table-cell office:value-type="float" office:value="8.9361203186695484" table:style-name="ce49">
            <text:p>+8,9<text:s text:c="3"/></text:p>
          </table:table-cell>
          <table:table-cell office:value-type="float" office:value="9985" table:style-name="ce48">
            <text:p>+9 985</text:p>
          </table:table-cell>
          <table:table-cell office:value-type="float" office:value="2.9915272518095968" table:style-name="ce49">
            <text:p>+3,0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EMPREGADOS</text:p>
          </table:table-cell>
          <table:table-cell office:value-type="float" office:value="38596" table:style-name="ce44">
            <text:p>38 596</text:p>
          </table:table-cell>
          <table:table-cell office:value-type="float" office:value="7.9548218223788618" table:style-name="ce45">
            <text:p>8,0<text:s text:c="5"/></text:p>
          </table:table-cell>
          <table:table-cell office:value-type="float" office:value="38075" table:style-name="ce46">
            <text:p>38 075</text:p>
          </table:table-cell>
          <table:table-cell office:value-type="float" office:value="8.176373448206995" table:style-name="ce47">
            <text:p>8,2<text:s text:c="5"/></text:p>
          </table:table-cell>
          <table:table-cell office:value-type="float" office:value="44708" table:style-name="ce46">
            <text:p>44 708</text:p>
          </table:table-cell>
          <table:table-cell office:value-type="float" office:value="9.0380175714522526" table:style-name="ce47">
            <text:p>9,0<text:s text:c="5"/></text:p>
          </table:table-cell>
          <table:table-cell office:value-type="float" office:value="521" table:style-name="ce48">
            <text:p>+ 521</text:p>
          </table:table-cell>
          <table:table-cell office:value-type="float" office:value="1.3683519369665136" table:style-name="ce49">
            <text:p>+1,4<text:s text:c="3"/></text:p>
          </table:table-cell>
          <table:table-cell office:value-type="float" office:value="-6112" table:style-name="ce48">
            <text:p><text:s/>-6 112</text:p>
          </table:table-cell>
          <table:table-cell office:value-type="float" office:value="-13.670931376934778" table:style-name="ce49">
            <text:p>-13,7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OCUPADOS</text:p>
          </table:table-cell>
          <table:table-cell office:value-type="float" office:value="84247" table:style-name="ce44">
            <text:p>84 247</text:p>
          </table:table-cell>
          <table:table-cell office:value-type="float" office:value="17.36371318452565" table:style-name="ce45">
            <text:p>17,4<text:s text:c="5"/></text:p>
          </table:table-cell>
          <table:table-cell office:value-type="float" office:value="87329" table:style-name="ce46">
            <text:p>87 329</text:p>
          </table:table-cell>
          <table:table-cell office:value-type="float" office:value="18.753368794706994" table:style-name="ce47">
            <text:p>18,8<text:s text:c="5"/></text:p>
          </table:table-cell>
          <table:table-cell office:value-type="float" office:value="90942" table:style-name="ce46">
            <text:p>90 942</text:p>
          </table:table-cell>
          <table:table-cell office:value-type="float" office:value="18.384526124698279" table:style-name="ce47">
            <text:p>18,4<text:s text:c="5"/></text:p>
          </table:table-cell>
          <table:table-cell office:value-type="float" office:value="-3082" table:style-name="ce48">
            <text:p><text:s/>-3 082</text:p>
          </table:table-cell>
          <table:table-cell office:value-type="float" office:value="-3.5291827457087566" table:style-name="ce49">
            <text:p>-3,5<text:s text:c="3"/></text:p>
          </table:table-cell>
          <table:table-cell office:value-type="float" office:value="-6695" table:style-name="ce48">
            <text:p><text:s/>-6 695</text:p>
          </table:table-cell>
          <table:table-cell office:value-type="float" office:value="-7.3618350157243082" table:style-name="ce49">
            <text:p>-7,4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INDISPONIVEIS TEMPORÁRIAMENTE</text:p>
          </table:table-cell>
          <table:table-cell office:value-type="float" office:value="18586" table:style-name="ce44">
            <text:p>18 586</text:p>
          </table:table-cell>
          <table:table-cell office:value-type="float" office:value="3.8306642758506975" table:style-name="ce45">
            <text:p>3,8<text:s text:c="5"/></text:p>
          </table:table-cell>
          <table:table-cell office:value-type="float" office:value="24705" table:style-name="ce46">
            <text:p>24 705</text:p>
          </table:table-cell>
          <table:table-cell office:value-type="float" office:value="5.3052476963349662" table:style-name="ce47">
            <text:p>5,3<text:s text:c="5"/></text:p>
          </table:table-cell>
          <table:table-cell office:value-type="float" office:value="25240" table:style-name="ce46">
            <text:p>25 240</text:p>
          </table:table-cell>
          <table:table-cell office:value-type="float" office:value="5.1024327526047877" table:style-name="ce47">
            <text:p>5,1<text:s text:c="5"/></text:p>
          </table:table-cell>
          <table:table-cell office:value-type="float" office:value="-6119" table:style-name="ce48">
            <text:p><text:s/>-6 119</text:p>
          </table:table-cell>
          <table:table-cell office:value-type="float" office:value="-24.768265533292855" table:style-name="ce49">
            <text:p>-24,8<text:s text:c="3"/></text:p>
          </table:table-cell>
          <table:table-cell office:value-type="float" office:value="-6654" table:style-name="ce48">
            <text:p><text:s/>-6 654</text:p>
          </table:table-cell>
          <table:table-cell office:value-type="float" office:value="-26.362916006339145" table:style-name="ce49">
            <text:p>-26,4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table:style-name="ce43"/>
          <table:table-cell table:style-name="ce51"/>
          <table:table-cell table:style-name="ce52"/>
          <table:table-cell table:style-name="ce53"/>
          <table:table-cell table:style-name="ce54"/>
          <table:table-cell table:style-name="ce53"/>
          <table:table-cell table:style-name="ce5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6" table:style-name="ce42"/>
          <table:table-cell table:number-columns-repeated="16366"/>
        </table:table-row>
        <table:table-row table:style-name="ro5">
          <table:table-cell/>
          <table:table-cell office:value-type="string" table:style-name="ce34">
            <text:p><text:s text:c="5"/>DESEMPREGO REGISTADO</text:p>
          </table:table-cell>
          <table:table-cell office:value-type="float" office:value="343761" table:style-name="ce55">
            <text:p>343 761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315562" table:style-name="ce57">
            <text:p>315 562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333776" table:style-name="ce57">
            <text:p>333 776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28199" table:style-name="ce39">
            <text:p>+28 199</text:p>
          </table:table-cell>
          <table:table-cell office:value-type="float" office:value="8.9361203186695484" table:style-name="ce40">
            <text:p>+8,9<text:s text:c="3"/></text:p>
          </table:table-cell>
          <table:table-cell office:value-type="float" office:value="9985" table:style-name="ce39">
            <text:p>+9 985</text:p>
          </table:table-cell>
          <table:table-cell office:value-type="float" office:value="2.9915272518095968" table:style-name="ce40">
            <text:p>+3,0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Homens<text:s/></text:p>
          </table:table-cell>
          <table:table-cell office:value-type="float" office:value="152318" table:style-name="ce61">
            <text:p>152 318</text:p>
          </table:table-cell>
          <table:table-cell office:value-type="float" office:value="44.309273012354517" table:style-name="ce62">
            <text:p>44,3<text:s text:c="5"/></text:p>
          </table:table-cell>
          <table:table-cell office:value-type="float" office:value="138384" table:style-name="ce63">
            <text:p>138 384</text:p>
          </table:table-cell>
          <table:table-cell office:value-type="float" office:value="43.853188913747537" table:style-name="ce64">
            <text:p>43,9<text:s text:c="5"/></text:p>
          </table:table-cell>
          <table:table-cell office:value-type="float" office:value="146837" table:style-name="ce63">
            <text:p>146 837</text:p>
          </table:table-cell>
          <table:table-cell office:value-type="float" office:value="43.992677723982553" table:style-name="ce64">
            <text:p>44,0<text:s text:c="5"/></text:p>
          </table:table-cell>
          <table:table-cell office:value-type="float" office:value="13934" table:style-name="ce48">
            <text:p>+13 934</text:p>
          </table:table-cell>
          <table:table-cell office:value-type="float" office:value="10.069083130997804" table:style-name="ce49">
            <text:p>+10,1<text:s text:c="3"/></text:p>
          </table:table-cell>
          <table:table-cell office:value-type="float" office:value="5481" table:style-name="ce48">
            <text:p>+5 481</text:p>
          </table:table-cell>
          <table:table-cell office:value-type="float" office:value="3.7327104203981283" table:style-name="ce49">
            <text:p>+3,7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Mulheres</text:p>
          </table:table-cell>
          <table:table-cell office:value-type="float" office:value="191443" table:style-name="ce61">
            <text:p>191 443</text:p>
          </table:table-cell>
          <table:table-cell office:value-type="float" office:value="55.69072698764549" table:style-name="ce62">
            <text:p>55,7<text:s text:c="5"/></text:p>
          </table:table-cell>
          <table:table-cell office:value-type="float" office:value="177178" table:style-name="ce63">
            <text:p>177 178</text:p>
          </table:table-cell>
          <table:table-cell office:value-type="float" office:value="56.14681108625247" table:style-name="ce64">
            <text:p>56,1<text:s text:c="5"/></text:p>
          </table:table-cell>
          <table:table-cell office:value-type="float" office:value="186939" table:style-name="ce63">
            <text:p>186 939</text:p>
          </table:table-cell>
          <table:table-cell office:value-type="float" office:value="56.007322276017447" table:style-name="ce64">
            <text:p>56,0<text:s text:c="5"/></text:p>
          </table:table-cell>
          <table:table-cell office:value-type="float" office:value="14265" table:style-name="ce48">
            <text:p>+14 265</text:p>
          </table:table-cell>
          <table:table-cell office:value-type="float" office:value="8.0512253214281682" table:style-name="ce49">
            <text:p>+8,1<text:s text:c="3"/></text:p>
          </table:table-cell>
          <table:table-cell office:value-type="float" office:value="4504" table:style-name="ce48">
            <text:p>+4 504</text:p>
          </table:table-cell>
          <table:table-cell office:value-type="float" office:value="2.4093420848512079" table:style-name="ce49">
            <text:p>+2,4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35898" table:style-name="ce61">
            <text:p>35 898</text:p>
          </table:table-cell>
          <table:table-cell office:value-type="float" office:value="10.442720378402438" table:style-name="ce62">
            <text:p>10,4<text:s text:c="5"/></text:p>
          </table:table-cell>
          <table:table-cell office:value-type="float" office:value="33999" table:style-name="ce63">
            <text:p>33 999</text:p>
          </table:table-cell>
          <table:table-cell office:value-type="float" office:value="10.774110951255221" table:style-name="ce64">
            <text:p>10,8<text:s text:c="5"/></text:p>
          </table:table-cell>
          <table:table-cell office:value-type="float" office:value="35207" table:style-name="ce63">
            <text:p>35 207</text:p>
          </table:table-cell>
          <table:table-cell office:value-type="float" office:value="10.548092133646518" table:style-name="ce64">
            <text:p>10,5<text:s text:c="5"/></text:p>
          </table:table-cell>
          <table:table-cell office:value-type="float" office:value="1899" table:style-name="ce48">
            <text:p>+1 899</text:p>
          </table:table-cell>
          <table:table-cell office:value-type="float" office:value="5.5854583958351718" table:style-name="ce49">
            <text:p>+5,6<text:s text:c="3"/></text:p>
          </table:table-cell>
          <table:table-cell office:value-type="float" office:value="691" table:style-name="ce48">
            <text:p>+ 691</text:p>
          </table:table-cell>
          <table:table-cell office:value-type="float" office:value="1.962677876558639" table:style-name="ce49">
            <text:p>+2,0<text:s text:c="3"/></text:p>
          </table:table-cell>
          <table:table-cell table:style-name="ce65"/>
          <table:table-cell table:number-columns-repeated="2" table:style-name="ce66"/>
          <table:table-cell table:number-columns-repeated="3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307863" table:style-name="ce61">
            <text:p>307 863</text:p>
          </table:table-cell>
          <table:table-cell office:value-type="float" office:value="89.557279621597559" table:style-name="ce62">
            <text:p>89,6<text:s text:c="5"/></text:p>
          </table:table-cell>
          <table:table-cell office:value-type="float" office:value="281563" table:style-name="ce63">
            <text:p>281 563</text:p>
          </table:table-cell>
          <table:table-cell office:value-type="float" office:value="89.225889048744776" table:style-name="ce64">
            <text:p>89,2<text:s text:c="5"/></text:p>
          </table:table-cell>
          <table:table-cell office:value-type="float" office:value="298569" table:style-name="ce63">
            <text:p>298 569</text:p>
          </table:table-cell>
          <table:table-cell office:value-type="float" office:value="89.45190786635348" table:style-name="ce64">
            <text:p>89,5<text:s text:c="5"/></text:p>
          </table:table-cell>
          <table:table-cell office:value-type="float" office:value="26300" table:style-name="ce48">
            <text:p>+26 300</text:p>
          </table:table-cell>
          <table:table-cell office:value-type="float" office:value="9.3407159321359696" table:style-name="ce49">
            <text:p>+9,3<text:s text:c="3"/></text:p>
          </table:table-cell>
          <table:table-cell office:value-type="float" office:value="9294" table:style-name="ce48">
            <text:p>+9 294</text:p>
          </table:table-cell>
          <table:table-cell office:value-type="float" office:value="3.1128482863257738" table:style-name="ce49">
            <text:p>+3,1<text:s text:c="3"/></text:p>
          </table:table-cell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212332" table:style-name="ce61">
            <text:p>212 332</text:p>
          </table:table-cell>
          <table:table-cell office:value-type="float" office:value="61.767332536267929" table:style-name="ce62">
            <text:p>61,8<text:s text:c="5"/></text:p>
          </table:table-cell>
          <table:table-cell office:value-type="float" office:value="189771" table:style-name="ce63">
            <text:p>189 771</text:p>
          </table:table-cell>
          <table:table-cell office:value-type="float" office:value="60.137469023519941" table:style-name="ce64">
            <text:p>60,1<text:s text:c="5"/></text:p>
          </table:table-cell>
          <table:table-cell office:value-type="float" office:value="188892" table:style-name="ce63">
            <text:p>188 892</text:p>
          </table:table-cell>
          <table:table-cell office:value-type="float" office:value="56.592445232730938" table:style-name="ce64">
            <text:p>56,6<text:s text:c="5"/></text:p>
          </table:table-cell>
          <table:table-cell office:value-type="float" office:value="22561" table:style-name="ce48">
            <text:p>+22 561</text:p>
          </table:table-cell>
          <table:table-cell office:value-type="float" office:value="11.888539344789246" table:style-name="ce49">
            <text:p>+11,9<text:s text:c="3"/></text:p>
          </table:table-cell>
          <table:table-cell office:value-type="float" office:value="23440" table:style-name="ce48">
            <text:p>+23 440</text:p>
          </table:table-cell>
          <table:table-cell office:value-type="float" office:value="12.409207377760836" table:style-name="ce49">
            <text:p>+12,4<text:s text:c="3"/></text:p>
          </table:table-cell>
          <table:table-cell table:style-name="ce65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131429" table:style-name="ce61">
            <text:p>131 429</text:p>
          </table:table-cell>
          <table:table-cell office:value-type="float" office:value="38.232667463732071" table:style-name="ce62">
            <text:p>38,2<text:s text:c="5"/></text:p>
          </table:table-cell>
          <table:table-cell office:value-type="float" office:value="125791" table:style-name="ce63">
            <text:p>125 791</text:p>
          </table:table-cell>
          <table:table-cell office:value-type="float" office:value="39.862530976480059" table:style-name="ce64">
            <text:p>39,9<text:s text:c="5"/></text:p>
          </table:table-cell>
          <table:table-cell office:value-type="float" office:value="144884" table:style-name="ce63">
            <text:p>144 884</text:p>
          </table:table-cell>
          <table:table-cell office:value-type="float" office:value="43.407554767269069" table:style-name="ce64">
            <text:p>43,4<text:s text:c="5"/></text:p>
          </table:table-cell>
          <table:table-cell office:value-type="float" office:value="5638" table:style-name="ce48">
            <text:p>+5 638</text:p>
          </table:table-cell>
          <table:table-cell office:value-type="float" office:value="4.482037665651756" table:style-name="ce49">
            <text:p>+4,5<text:s text:c="3"/></text:p>
          </table:table-cell>
          <table:table-cell office:value-type="float" office:value="-13455" table:style-name="ce48">
            <text:p><text:s/>-13 455</text:p>
          </table:table-cell>
          <table:table-cell office:value-type="float" office:value="-9.2867397366168802" table:style-name="ce49">
            <text:p>-9,3<text:s text:c="3"/></text:p>
          </table:table-cell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28754" table:style-name="ce61">
            <text:p>28 754</text:p>
          </table:table-cell>
          <table:table-cell office:value-type="float" office:value="8.3645323349652809" table:style-name="ce62">
            <text:p>8,4<text:s text:c="5"/></text:p>
          </table:table-cell>
          <table:table-cell office:value-type="float" office:value="29110" table:style-name="ce63">
            <text:p>29 110</text:p>
          </table:table-cell>
          <table:table-cell office:value-type="float" office:value="9.224811605960161" table:style-name="ce64">
            <text:p>9,2<text:s text:c="5"/></text:p>
          </table:table-cell>
          <table:table-cell office:value-type="float" office:value="32253" table:style-name="ce63">
            <text:p>32 253</text:p>
          </table:table-cell>
          <table:table-cell office:value-type="float" office:value="9.663067446431139" table:style-name="ce64">
            <text:p>9,7<text:s text:c="5"/></text:p>
          </table:table-cell>
          <table:table-cell office:value-type="float" office:value="-356" table:style-name="ce48">
            <text:p><text:s/>- 356</text:p>
          </table:table-cell>
          <table:table-cell office:value-type="float" office:value="-1.2229474407420131" table:style-name="ce49">
            <text:p>-1,2<text:s text:c="3"/></text:p>
          </table:table-cell>
          <table:table-cell office:value-type="float" office:value="-3499" table:style-name="ce48">
            <text:p><text:s/>-3 499</text:p>
          </table:table-cell>
          <table:table-cell office:value-type="float" office:value="-10.848603230707221" table:style-name="ce49">
            <text:p>-10,8<text:s text:c="3"/></text:p>
          </table:table-cell>
          <table:table-cell table:style-name="ce65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315007" table:style-name="ce61">
            <text:p>315 007</text:p>
          </table:table-cell>
          <table:table-cell office:value-type="float" office:value="91.635467665034724" table:style-name="ce62">
            <text:p>91,6<text:s text:c="5"/></text:p>
          </table:table-cell>
          <table:table-cell office:value-type="float" office:value="286452" table:style-name="ce63">
            <text:p>286 452</text:p>
          </table:table-cell>
          <table:table-cell office:value-type="float" office:value="90.775188394039844" table:style-name="ce64">
            <text:p>90,8<text:s text:c="5"/></text:p>
          </table:table-cell>
          <table:table-cell office:value-type="float" office:value="301523" table:style-name="ce63">
            <text:p>301 523</text:p>
          </table:table-cell>
          <table:table-cell office:value-type="float" office:value="90.336932553568857" table:style-name="ce64">
            <text:p>90,3<text:s text:c="5"/></text:p>
          </table:table-cell>
          <table:table-cell office:value-type="float" office:value="28555" table:style-name="ce48">
            <text:p>+28 555</text:p>
          </table:table-cell>
          <table:table-cell office:value-type="float" office:value="9.9685113038135533" table:style-name="ce49">
            <text:p>+10,0<text:s text:c="3"/></text:p>
          </table:table-cell>
          <table:table-cell office:value-type="float" office:value="13484" table:style-name="ce48">
            <text:p>+13 484</text:p>
          </table:table-cell>
          <table:table-cell office:value-type="float" office:value="4.4719639961130664" table:style-name="ce49">
            <text:p>+4,5<text:s text:c="3"/></text:p>
          </table:table-cell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23610" table:style-name="ce61">
            <text:p>23 610</text:p>
          </table:table-cell>
          <table:table-cell office:value-type="float" office:value="6.8681438557602519" table:style-name="ce62">
            <text:p>6,9<text:s text:c="5"/></text:p>
          </table:table-cell>
          <table:table-cell office:value-type="float" office:value="22581" table:style-name="ce63">
            <text:p>22 581</text:p>
          </table:table-cell>
          <table:table-cell office:value-type="float" office:value="7.1558045645546668" table:style-name="ce64">
            <text:p>7,2<text:s text:c="5"/></text:p>
          </table:table-cell>
          <table:table-cell office:value-type="float" office:value="23623" table:style-name="ce63">
            <text:p>23 623</text:p>
          </table:table-cell>
          <table:table-cell office:value-type="float" office:value="7.0775010785676624" table:style-name="ce64">
            <text:p>7,1<text:s text:c="5"/></text:p>
          </table:table-cell>
          <table:table-cell office:value-type="float" office:value="1029" table:style-name="ce48">
            <text:p>+1 029</text:p>
          </table:table-cell>
          <table:table-cell office:value-type="float" office:value="4.5569283911252825" table:style-name="ce49">
            <text:p>+4,6<text:s text:c="3"/></text:p>
          </table:table-cell>
          <table:table-cell office:value-type="float" office:value="-13" table:style-name="ce48">
            <text:p><text:s/>- 13</text:p>
          </table:table-cell>
          <table:table-cell office:value-type="float" office:value="-5.5031113745078949E-2" table:style-name="ce49">
            <text:p>-0,1<text:s text:c="3"/></text:p>
          </table:table-cell>
          <table:table-cell table:number-columns-repeated="2" table:style-name="ce65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54669" table:style-name="ce61">
            <text:p>54 669</text:p>
          </table:table-cell>
          <table:table-cell office:value-type="float" office:value="15.903200188503058" table:style-name="ce62">
            <text:p>15,9<text:s text:c="5"/></text:p>
          </table:table-cell>
          <table:table-cell office:value-type="float" office:value="51147" table:style-name="ce63">
            <text:p>51 147</text:p>
          </table:table-cell>
          <table:table-cell office:value-type="float" office:value="16.208225324975757" table:style-name="ce64">
            <text:p>16,2<text:s text:c="5"/></text:p>
          </table:table-cell>
          <table:table-cell office:value-type="float" office:value="59706" table:style-name="ce63">
            <text:p>59 706</text:p>
          </table:table-cell>
          <table:table-cell office:value-type="float" office:value="17.888044676669381" table:style-name="ce64">
            <text:p>17,9<text:s text:c="5"/></text:p>
          </table:table-cell>
          <table:table-cell office:value-type="float" office:value="3522" table:style-name="ce48">
            <text:p>+3 522</text:p>
          </table:table-cell>
          <table:table-cell office:value-type="float" office:value="6.8860343715173915" table:style-name="ce49">
            <text:p>+6,9<text:s text:c="3"/></text:p>
          </table:table-cell>
          <table:table-cell office:value-type="float" office:value="-5037" table:style-name="ce48">
            <text:p><text:s/>-5 037</text:p>
          </table:table-cell>
          <table:table-cell office:value-type="float" office:value="-8.4363380564767354" table:style-name="ce49">
            <text:p>-8,4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51362" table:style-name="ce61">
            <text:p>51 362</text:p>
          </table:table-cell>
          <table:table-cell office:value-type="float" office:value="14.941194609045239" table:style-name="ce62">
            <text:p>14,9<text:s text:c="5"/></text:p>
          </table:table-cell>
          <table:table-cell office:value-type="float" office:value="46154" table:style-name="ce63">
            <text:p>46 154</text:p>
          </table:table-cell>
          <table:table-cell office:value-type="float" office:value="14.625968906268817" table:style-name="ce64">
            <text:p>14,6<text:s text:c="5"/></text:p>
          </table:table-cell>
          <table:table-cell office:value-type="float" office:value="49482" table:style-name="ce63">
            <text:p>49 482</text:p>
          </table:table-cell>
          <table:table-cell office:value-type="float" office:value="14.824912516178514" table:style-name="ce64">
            <text:p>14,8<text:s text:c="5"/></text:p>
          </table:table-cell>
          <table:table-cell office:value-type="float" office:value="5208" table:style-name="ce48">
            <text:p>+5 208</text:p>
          </table:table-cell>
          <table:table-cell office:value-type="float" office:value="11.283962386792044" table:style-name="ce49">
            <text:p>+11,3<text:s text:c="3"/></text:p>
          </table:table-cell>
          <table:table-cell office:value-type="float" office:value="1880" table:style-name="ce48">
            <text:p>+1 880</text:p>
          </table:table-cell>
          <table:table-cell office:value-type="float" office:value="3.799361383937593" table:style-name="ce49">
            <text:p>+3,8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69407" table:style-name="ce61">
            <text:p>69 407</text:p>
          </table:table-cell>
          <table:table-cell office:value-type="float" office:value="20.190481177329598" table:style-name="ce62">
            <text:p>20,2<text:s text:c="5"/></text:p>
          </table:table-cell>
          <table:table-cell office:value-type="float" office:value="62463" table:style-name="ce63">
            <text:p>62 463</text:p>
          </table:table-cell>
          <table:table-cell office:value-type="float" office:value="19.794208428137736" table:style-name="ce64">
            <text:p>19,8<text:s text:c="5"/></text:p>
          </table:table-cell>
          <table:table-cell office:value-type="float" office:value="65908" table:style-name="ce63">
            <text:p>65 908</text:p>
          </table:table-cell>
          <table:table-cell office:value-type="float" office:value="19.746177076841953" table:style-name="ce64">
            <text:p>19,7<text:s text:c="5"/></text:p>
          </table:table-cell>
          <table:table-cell office:value-type="float" office:value="6944" table:style-name="ce48">
            <text:p>+6 944</text:p>
          </table:table-cell>
          <table:table-cell office:value-type="float" office:value="11.116981252901718" table:style-name="ce49">
            <text:p>+11,1<text:s text:c="3"/></text:p>
          </table:table-cell>
          <table:table-cell office:value-type="float" office:value="3499" table:style-name="ce48">
            <text:p>+3 499</text:p>
          </table:table-cell>
          <table:table-cell office:value-type="float" office:value="5.3089154579110271" table:style-name="ce49">
            <text:p>+5,3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100494" table:style-name="ce61">
            <text:p>100 494</text:p>
          </table:table-cell>
          <table:table-cell office:value-type="float" office:value="29.233682703971652" table:style-name="ce62">
            <text:p>29,2<text:s text:c="5"/></text:p>
          </table:table-cell>
          <table:table-cell office:value-type="float" office:value="91221" table:style-name="ce63">
            <text:p>91 221</text:p>
          </table:table-cell>
          <table:table-cell office:value-type="float" office:value="28.907473016396146" table:style-name="ce64">
            <text:p>28,9<text:s text:c="5"/></text:p>
          </table:table-cell>
          <table:table-cell office:value-type="float" office:value="89878" table:style-name="ce63">
            <text:p>89 878</text:p>
          </table:table-cell>
          <table:table-cell office:value-type="float" office:value="26.92764009395523" table:style-name="ce64">
            <text:p>26,9<text:s text:c="5"/></text:p>
          </table:table-cell>
          <table:table-cell office:value-type="float" office:value="9273" table:style-name="ce48">
            <text:p>+9 273</text:p>
          </table:table-cell>
          <table:table-cell office:value-type="float" office:value="10.165422435623377" table:style-name="ce49">
            <text:p>+10,2<text:s text:c="3"/></text:p>
          </table:table-cell>
          <table:table-cell office:value-type="float" office:value="10616" table:style-name="ce48">
            <text:p>+10 616</text:p>
          </table:table-cell>
          <table:table-cell office:value-type="float" office:value="11.811566790538285" table:style-name="ce49">
            <text:p>+11,8<text:s text:c="3"/></text:p>
          </table:table-cell>
          <table:table-cell table:style-name="ce59"/>
          <table:table-cell table:style-name="ce65"/>
          <table:table-cell table:number-columns-repeated="4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44219" table:style-name="ce61">
            <text:p>44 219</text:p>
          </table:table-cell>
          <table:table-cell office:value-type="float" office:value="12.863297465390197" table:style-name="ce62">
            <text:p>12,9<text:s text:c="5"/></text:p>
          </table:table-cell>
          <table:table-cell office:value-type="float" office:value="41996" table:style-name="ce63">
            <text:p>41 996</text:p>
          </table:table-cell>
          <table:table-cell office:value-type="float" office:value="13.308319759666881" table:style-name="ce64">
            <text:p>13,3<text:s text:c="5"/></text:p>
          </table:table-cell>
          <table:table-cell office:value-type="float" office:value="45179" table:style-name="ce63">
            <text:p>45 179</text:p>
          </table:table-cell>
          <table:table-cell office:value-type="float" office:value="13.53572455778726" table:style-name="ce64">
            <text:p>13,5<text:s text:c="5"/></text:p>
          </table:table-cell>
          <table:table-cell office:value-type="float" office:value="2223" table:style-name="ce48">
            <text:p>+2 223</text:p>
          </table:table-cell>
          <table:table-cell office:value-type="float" office:value="5.2933612725021426" table:style-name="ce49">
            <text:p>+5,3<text:s text:c="3"/></text:p>
          </table:table-cell>
          <table:table-cell office:value-type="float" office:value="-960" table:style-name="ce48">
            <text:p><text:s/>- 960</text:p>
          </table:table-cell>
          <table:table-cell office:value-type="float" office:value="-2.1248810287965649" table:style-name="ce49">
            <text:p>-2,1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43"/>
          <table:table-cell table:style-name="ce61"/>
          <table:table-cell table:style-name="ce52"/>
          <table:table-cell table:style-name="ce63"/>
          <table:table-cell table:style-name="ce54"/>
          <table:table-cell table:style-name="ce63"/>
          <table:table-cell table:style-name="ce5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67">
            <text:p><text:s text:c="9"/>Homens</text:p>
          </table:table-cell>
          <table:table-cell office:value-type="float" office:value="152318" table:style-name="ce55">
            <text:p>152 318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138384" table:style-name="ce57">
            <text:p>138 384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146837" table:style-name="ce57">
            <text:p>146 837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13934" table:style-name="ce39">
            <text:p>+13 934</text:p>
          </table:table-cell>
          <table:table-cell office:value-type="float" office:value="10.069083130997804" table:style-name="ce40">
            <text:p>+10,1<text:s text:c="3"/></text:p>
          </table:table-cell>
          <table:table-cell office:value-type="float" office:value="5481" table:style-name="ce39">
            <text:p>+5 481</text:p>
          </table:table-cell>
          <table:table-cell office:value-type="float" office:value="3.7327104203981283" table:style-name="ce40">
            <text:p>+3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16430" table:style-name="ce61">
            <text:p>16 430</text:p>
          </table:table-cell>
          <table:table-cell office:value-type="float" office:value="10.786643732191861" table:style-name="ce62">
            <text:p>10,8<text:s text:c="5"/></text:p>
          </table:table-cell>
          <table:table-cell office:value-type="float" office:value="15487" table:style-name="ce63">
            <text:p>15 487</text:p>
          </table:table-cell>
          <table:table-cell office:value-type="float" office:value="11.191322696265464" table:style-name="ce64">
            <text:p>11,2<text:s text:c="5"/></text:p>
          </table:table-cell>
          <table:table-cell office:value-type="float" office:value="15811" table:style-name="ce63">
            <text:p>15 811</text:p>
          </table:table-cell>
          <table:table-cell office:value-type="float" office:value="10.767722031912937" table:style-name="ce64">
            <text:p>10,8<text:s text:c="5"/></text:p>
          </table:table-cell>
          <table:table-cell office:value-type="float" office:value="943" table:style-name="ce48">
            <text:p>+ 943</text:p>
          </table:table-cell>
          <table:table-cell office:value-type="float" office:value="6.088977852392329" table:style-name="ce49">
            <text:p>+6,1<text:s text:c="3"/></text:p>
          </table:table-cell>
          <table:table-cell office:value-type="float" office:value="619" table:style-name="ce48">
            <text:p>+ 619</text:p>
          </table:table-cell>
          <table:table-cell office:value-type="float" office:value="3.9149958889380811" table:style-name="ce49">
            <text:p>+3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135888" table:style-name="ce61">
            <text:p>135 888</text:p>
          </table:table-cell>
          <table:table-cell office:value-type="float" office:value="89.213356267808138" table:style-name="ce62">
            <text:p>89,2<text:s text:c="5"/></text:p>
          </table:table-cell>
          <table:table-cell office:value-type="float" office:value="122897" table:style-name="ce63">
            <text:p>122 897</text:p>
          </table:table-cell>
          <table:table-cell office:value-type="float" office:value="88.808677303734541" table:style-name="ce64">
            <text:p>88,8<text:s text:c="5"/></text:p>
          </table:table-cell>
          <table:table-cell office:value-type="float" office:value="131026" table:style-name="ce63">
            <text:p>131 026</text:p>
          </table:table-cell>
          <table:table-cell office:value-type="float" office:value="89.232277968087061" table:style-name="ce64">
            <text:p>89,2<text:s text:c="5"/></text:p>
          </table:table-cell>
          <table:table-cell office:value-type="float" office:value="12991" table:style-name="ce48">
            <text:p>+12 991</text:p>
          </table:table-cell>
          <table:table-cell office:value-type="float" office:value="10.570640455015175" table:style-name="ce49">
            <text:p>+10,6<text:s text:c="3"/></text:p>
          </table:table-cell>
          <table:table-cell office:value-type="float" office:value="4862" table:style-name="ce48">
            <text:p>+4 862</text:p>
          </table:table-cell>
          <table:table-cell office:value-type="float" office:value="3.7107139041106345" table:style-name="ce49">
            <text:p>+3,7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96288" table:style-name="ce61">
            <text:p>96 288</text:p>
          </table:table-cell>
          <table:table-cell office:value-type="float" office:value="63.215115744692028" table:style-name="ce62">
            <text:p>63,2<text:s text:c="5"/></text:p>
          </table:table-cell>
          <table:table-cell office:value-type="float" office:value="84198" table:style-name="ce63">
            <text:p>84 198</text:p>
          </table:table-cell>
          <table:table-cell office:value-type="float" office:value="60.843739160596598" table:style-name="ce64">
            <text:p>60,8<text:s text:c="5"/></text:p>
          </table:table-cell>
          <table:table-cell office:value-type="float" office:value="82596" table:style-name="ce63">
            <text:p>82 596</text:p>
          </table:table-cell>
          <table:table-cell office:value-type="float" office:value="56.250127692611542" table:style-name="ce64">
            <text:p>56,3<text:s text:c="5"/></text:p>
          </table:table-cell>
          <table:table-cell office:value-type="float" office:value="12090" table:style-name="ce48">
            <text:p>+12 090</text:p>
          </table:table-cell>
          <table:table-cell office:value-type="float" office:value="14.359010902871802" table:style-name="ce49">
            <text:p>+14,4<text:s text:c="3"/></text:p>
          </table:table-cell>
          <table:table-cell office:value-type="float" office:value="13692" table:style-name="ce48">
            <text:p>+13 692</text:p>
          </table:table-cell>
          <table:table-cell office:value-type="float" office:value="16.577073950312364" table:style-name="ce49">
            <text:p>+16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56030" table:style-name="ce61">
            <text:p>56 030</text:p>
          </table:table-cell>
          <table:table-cell office:value-type="float" office:value="36.784884255307979" table:style-name="ce62">
            <text:p>36,8<text:s text:c="5"/></text:p>
          </table:table-cell>
          <table:table-cell office:value-type="float" office:value="54186" table:style-name="ce63">
            <text:p>54 186</text:p>
          </table:table-cell>
          <table:table-cell office:value-type="float" office:value="39.156260839403402" table:style-name="ce64">
            <text:p>39,2<text:s text:c="5"/></text:p>
          </table:table-cell>
          <table:table-cell office:value-type="float" office:value="64241" table:style-name="ce63">
            <text:p>64 241</text:p>
          </table:table-cell>
          <table:table-cell office:value-type="float" office:value="43.749872307388465" table:style-name="ce64">
            <text:p>43,7<text:s text:c="5"/></text:p>
          </table:table-cell>
          <table:table-cell office:value-type="float" office:value="1844" table:style-name="ce48">
            <text:p>+1 844</text:p>
          </table:table-cell>
          <table:table-cell office:value-type="float" office:value="3.4030930498652787" table:style-name="ce49">
            <text:p>+3,4<text:s text:c="3"/></text:p>
          </table:table-cell>
          <table:table-cell office:value-type="float" office:value="-8211" table:style-name="ce48">
            <text:p><text:s/>-8 211</text:p>
          </table:table-cell>
          <table:table-cell office:value-type="float" office:value="-12.78155694961162" table:style-name="ce49">
            <text:p>-12,8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11209" table:style-name="ce61">
            <text:p>11 209</text:p>
          </table:table-cell>
          <table:table-cell office:value-type="float" office:value="7.3589464147375878" table:style-name="ce62">
            <text:p>7,4<text:s text:c="5"/></text:p>
          </table:table-cell>
          <table:table-cell office:value-type="float" office:value="11458" table:style-name="ce63">
            <text:p>11 458</text:p>
          </table:table-cell>
          <table:table-cell office:value-type="float" office:value="8.2798589432304315" table:style-name="ce64">
            <text:p>8,3<text:s text:c="5"/></text:p>
          </table:table-cell>
          <table:table-cell office:value-type="float" office:value="12645" table:style-name="ce63">
            <text:p>12 645</text:p>
          </table:table-cell>
          <table:table-cell office:value-type="float" office:value="8.6115897219365696" table:style-name="ce64">
            <text:p>8,6<text:s text:c="5"/></text:p>
          </table:table-cell>
          <table:table-cell office:value-type="float" office:value="-249" table:style-name="ce48">
            <text:p><text:s/>- 249</text:p>
          </table:table-cell>
          <table:table-cell office:value-type="float" office:value="-2.1731541281200908" table:style-name="ce49">
            <text:p>-2,2<text:s text:c="3"/></text:p>
          </table:table-cell>
          <table:table-cell office:value-type="float" office:value="-1436" table:style-name="ce48">
            <text:p><text:s/>-1 436</text:p>
          </table:table-cell>
          <table:table-cell office:value-type="float" office:value="-11.356267299327797" table:style-name="ce49">
            <text:p>-11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141109" table:style-name="ce61">
            <text:p>141 109</text:p>
          </table:table-cell>
          <table:table-cell office:value-type="float" office:value="92.641053585262412" table:style-name="ce62">
            <text:p>92,6<text:s text:c="5"/></text:p>
          </table:table-cell>
          <table:table-cell office:value-type="float" office:value="126926" table:style-name="ce63">
            <text:p>126 926</text:p>
          </table:table-cell>
          <table:table-cell office:value-type="float" office:value="91.720141056769563" table:style-name="ce64">
            <text:p>91,7<text:s text:c="5"/></text:p>
          </table:table-cell>
          <table:table-cell office:value-type="float" office:value="134192" table:style-name="ce63">
            <text:p>134 192</text:p>
          </table:table-cell>
          <table:table-cell office:value-type="float" office:value="91.388410278063432" table:style-name="ce64">
            <text:p>91,4<text:s text:c="5"/></text:p>
          </table:table-cell>
          <table:table-cell office:value-type="float" office:value="14183" table:style-name="ce48">
            <text:p>+14 183</text:p>
          </table:table-cell>
          <table:table-cell office:value-type="float" office:value="11.174227502639333" table:style-name="ce49">
            <text:p>+11,2<text:s text:c="3"/></text:p>
          </table:table-cell>
          <table:table-cell office:value-type="float" office:value="6917" table:style-name="ce48">
            <text:p>+6 917</text:p>
          </table:table-cell>
          <table:table-cell office:value-type="float" office:value="5.1545546679384762" table:style-name="ce49">
            <text:p>+5,2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11063" table:style-name="ce61">
            <text:p>11 063</text:p>
          </table:table-cell>
          <table:table-cell office:value-type="float" office:value="7.2630943158392318" table:style-name="ce62">
            <text:p>7,3<text:s text:c="5"/></text:p>
          </table:table-cell>
          <table:table-cell office:value-type="float" office:value="10489" table:style-name="ce63">
            <text:p>10 489</text:p>
          </table:table-cell>
          <table:table-cell office:value-type="float" office:value="7.5796334836397277" table:style-name="ce64">
            <text:p>7,6<text:s text:c="5"/></text:p>
          </table:table-cell>
          <table:table-cell office:value-type="float" office:value="10864" table:style-name="ce63">
            <text:p>10 864</text:p>
          </table:table-cell>
          <table:table-cell office:value-type="float" office:value="7.3986801691671715" table:style-name="ce64">
            <text:p>7,4<text:s text:c="5"/></text:p>
          </table:table-cell>
          <table:table-cell office:value-type="float" office:value="574" table:style-name="ce48">
            <text:p>+ 574</text:p>
          </table:table-cell>
          <table:table-cell office:value-type="float" office:value="5.4723996567832964" table:style-name="ce49">
            <text:p>+5,5<text:s text:c="3"/></text:p>
          </table:table-cell>
          <table:table-cell office:value-type="float" office:value="199" table:style-name="ce48">
            <text:p>+ 199</text:p>
          </table:table-cell>
          <table:table-cell office:value-type="float" office:value="1.831737849779087" table:style-name="ce49">
            <text:p>+1,8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26510" table:style-name="ce61">
            <text:p>26 510</text:p>
          </table:table-cell>
          <table:table-cell office:value-type="float" office:value="17.404377683530509" table:style-name="ce62">
            <text:p>17,4<text:s text:c="5"/></text:p>
          </table:table-cell>
          <table:table-cell office:value-type="float" office:value="24679" table:style-name="ce63">
            <text:p>24 679</text:p>
          </table:table-cell>
          <table:table-cell office:value-type="float" office:value="17.83370909931784" table:style-name="ce64">
            <text:p>17,8<text:s text:c="5"/></text:p>
          </table:table-cell>
          <table:table-cell office:value-type="float" office:value="29189" table:style-name="ce63">
            <text:p>29 189</text:p>
          </table:table-cell>
          <table:table-cell office:value-type="float" office:value="19.878504736544603" table:style-name="ce64">
            <text:p>19,9<text:s text:c="5"/></text:p>
          </table:table-cell>
          <table:table-cell office:value-type="float" office:value="1831" table:style-name="ce48">
            <text:p>+1 831</text:p>
          </table:table-cell>
          <table:table-cell office:value-type="float" office:value="7.4192633413023223" table:style-name="ce49">
            <text:p>+7,4<text:s text:c="3"/></text:p>
          </table:table-cell>
          <table:table-cell office:value-type="float" office:value="-2679" table:style-name="ce48">
            <text:p><text:s/>-2 679</text:p>
          </table:table-cell>
          <table:table-cell office:value-type="float" office:value="-9.1781150433382432" table:style-name="ce49">
            <text:p>-9,2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25797" table:style-name="ce61">
            <text:p>25 797</text:p>
          </table:table-cell>
          <table:table-cell office:value-type="float" office:value="16.936278049869351" table:style-name="ce62">
            <text:p>16,9<text:s text:c="5"/></text:p>
          </table:table-cell>
          <table:table-cell office:value-type="float" office:value="22846" table:style-name="ce63">
            <text:p>22 846</text:p>
          </table:table-cell>
          <table:table-cell office:value-type="float" office:value="16.509134003931088" table:style-name="ce64">
            <text:p>16,5<text:s text:c="5"/></text:p>
          </table:table-cell>
          <table:table-cell office:value-type="float" office:value="24630" table:style-name="ce63">
            <text:p>24 630</text:p>
          </table:table-cell>
          <table:table-cell office:value-type="float" office:value="16.773701451269094" table:style-name="ce64">
            <text:p>16,8<text:s text:c="5"/></text:p>
          </table:table-cell>
          <table:table-cell office:value-type="float" office:value="2951" table:style-name="ce48">
            <text:p>+2 951</text:p>
          </table:table-cell>
          <table:table-cell office:value-type="float" office:value="12.916921999474745" table:style-name="ce49">
            <text:p>+12,9<text:s text:c="3"/></text:p>
          </table:table-cell>
          <table:table-cell office:value-type="float" office:value="1167" table:style-name="ce48">
            <text:p>+1 167</text:p>
          </table:table-cell>
          <table:table-cell office:value-type="float" office:value="4.7381242387332527" table:style-name="ce49">
            <text:p>+4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31390" table:style-name="ce61">
            <text:p>31 390</text:p>
          </table:table-cell>
          <table:table-cell office:value-type="float" office:value="20.608201263146839" table:style-name="ce62">
            <text:p>20,6<text:s text:c="5"/></text:p>
          </table:table-cell>
          <table:table-cell office:value-type="float" office:value="27850" table:style-name="ce63">
            <text:p>27 850</text:p>
          </table:table-cell>
          <table:table-cell office:value-type="float" office:value="20.12515897791652" table:style-name="ce64">
            <text:p>20,1<text:s text:c="5"/></text:p>
          </table:table-cell>
          <table:table-cell office:value-type="float" office:value="29287" table:style-name="ce63">
            <text:p>29 287</text:p>
          </table:table-cell>
          <table:table-cell office:value-type="float" office:value="19.94524540817369" table:style-name="ce64">
            <text:p>19,9<text:s text:c="5"/></text:p>
          </table:table-cell>
          <table:table-cell office:value-type="float" office:value="3540" table:style-name="ce48">
            <text:p>+3 540</text:p>
          </table:table-cell>
          <table:table-cell office:value-type="float" office:value="12.710951526032316" table:style-name="ce49">
            <text:p>+12,7<text:s text:c="3"/></text:p>
          </table:table-cell>
          <table:table-cell office:value-type="float" office:value="2103" table:style-name="ce48">
            <text:p>+2 103</text:p>
          </table:table-cell>
          <table:table-cell office:value-type="float" office:value="7.1806603612524338" table:style-name="ce49">
            <text:p>+7,2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41962" table:style-name="ce61">
            <text:p>41 962</text:p>
          </table:table-cell>
          <table:table-cell office:value-type="float" office:value="27.548943657348442" table:style-name="ce62">
            <text:p>27,5<text:s text:c="5"/></text:p>
          </table:table-cell>
          <table:table-cell office:value-type="float" office:value="37699" table:style-name="ce63">
            <text:p>37 699</text:p>
          </table:table-cell>
          <table:table-cell office:value-type="float" office:value="27.242311249855472" table:style-name="ce64">
            <text:p>27,2<text:s text:c="5"/></text:p>
          </table:table-cell>
          <table:table-cell office:value-type="float" office:value="36979" table:style-name="ce63">
            <text:p>36 979</text:p>
          </table:table-cell>
          <table:table-cell office:value-type="float" office:value="25.183707103795367" table:style-name="ce64">
            <text:p>25,2<text:s text:c="5"/></text:p>
          </table:table-cell>
          <table:table-cell office:value-type="float" office:value="4263" table:style-name="ce48">
            <text:p>+4 263</text:p>
          </table:table-cell>
          <table:table-cell office:value-type="float" office:value="11.307992254436456" table:style-name="ce49">
            <text:p>+11,3<text:s text:c="3"/></text:p>
          </table:table-cell>
          <table:table-cell office:value-type="float" office:value="4983" table:style-name="ce48">
            <text:p>+4 983</text:p>
          </table:table-cell>
          <table:table-cell office:value-type="float" office:value="13.475215662943832" table:style-name="ce49">
            <text:p>+13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15596" table:style-name="ce61">
            <text:p>15 596</text:p>
          </table:table-cell>
          <table:table-cell office:value-type="float" office:value="10.239105030265629" table:style-name="ce62">
            <text:p>10,2<text:s text:c="5"/></text:p>
          </table:table-cell>
          <table:table-cell office:value-type="float" office:value="14821" table:style-name="ce63">
            <text:p>14 821</text:p>
          </table:table-cell>
          <table:table-cell office:value-type="float" office:value="10.710053185339346" table:style-name="ce64">
            <text:p>10,7<text:s text:c="5"/></text:p>
          </table:table-cell>
          <table:table-cell office:value-type="float" office:value="15888" table:style-name="ce63">
            <text:p>15 888</text:p>
          </table:table-cell>
          <table:table-cell office:value-type="float" office:value="10.820161131050074" table:style-name="ce64">
            <text:p>10,8<text:s text:c="5"/></text:p>
          </table:table-cell>
          <table:table-cell office:value-type="float" office:value="775" table:style-name="ce48">
            <text:p>+ 775</text:p>
          </table:table-cell>
          <table:table-cell office:value-type="float" office:value="5.2290668645840359" table:style-name="ce49">
            <text:p>+5,2<text:s text:c="3"/></text:p>
          </table:table-cell>
          <table:table-cell office:value-type="float" office:value="-292" table:style-name="ce48">
            <text:p><text:s/>- 292</text:p>
          </table:table-cell>
          <table:table-cell office:value-type="float" office:value="-1.8378650553877138" table:style-name="ce49">
            <text:p>-1,8<text:s text:c="3"/></text:p>
          </table:table-cell>
          <table:table-cell table:number-columns-repeated="16372"/>
        </table:table-row>
        <table:table-row table:style-name="ro9">
          <table:table-cell/>
          <table:table-cell table:style-name="ce43"/>
          <table:table-cell table:style-name="ce61"/>
          <table:table-cell table:style-name="ce52"/>
          <table:table-cell table:style-name="ce63"/>
          <table:table-cell table:style-name="ce54"/>
          <table:table-cell table:style-name="ce63"/>
          <table:table-cell office:value-type="float" office:value="0" table:style-name="ce54">
            <text:p>0,0<text:s text:c="5"/></text:p>
          </table:table-cell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/>
        </table:table-row>
        <table:table-row table:style-name="ro5">
          <table:table-cell/>
          <table:table-cell office:value-type="string" table:style-name="ce67">
            <text:p><text:s text:c="9"/>Mulheres</text:p>
          </table:table-cell>
          <table:table-cell office:value-type="float" office:value="191443" table:style-name="ce55">
            <text:p>191 443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177178" table:style-name="ce57">
            <text:p>177 178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186939" table:style-name="ce57">
            <text:p>186 939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14265" table:style-name="ce39">
            <text:p>+14 265</text:p>
          </table:table-cell>
          <table:table-cell office:value-type="float" office:value="8.0512253214281682" table:style-name="ce40">
            <text:p>+8,1<text:s text:c="3"/></text:p>
          </table:table-cell>
          <table:table-cell office:value-type="float" office:value="4504" table:style-name="ce39">
            <text:p>+4 504</text:p>
          </table:table-cell>
          <table:table-cell office:value-type="float" office:value="2.4093420848512079" table:style-name="ce40">
            <text:p>+2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19468" table:style-name="ce61">
            <text:p>19 468</text:p>
          </table:table-cell>
          <table:table-cell office:value-type="float" office:value="10.16908427051394" table:style-name="ce62">
            <text:p>10,2<text:s text:c="5"/></text:p>
          </table:table-cell>
          <table:table-cell office:value-type="float" office:value="18512" table:style-name="ce63">
            <text:p>18 512</text:p>
          </table:table-cell>
          <table:table-cell office:value-type="float" office:value="10.4482497827044" table:style-name="ce64">
            <text:p>10,4<text:s text:c="5"/></text:p>
          </table:table-cell>
          <table:table-cell office:value-type="float" office:value="19396" table:style-name="ce63">
            <text:p>19 396</text:p>
          </table:table-cell>
          <table:table-cell office:value-type="float" office:value="10.375577059896544" table:style-name="ce64">
            <text:p>10,4<text:s text:c="5"/></text:p>
          </table:table-cell>
          <table:table-cell office:value-type="float" office:value="956" table:style-name="ce48">
            <text:p>+ 956</text:p>
          </table:table-cell>
          <table:table-cell office:value-type="float" office:value="5.1642178046672429" table:style-name="ce49">
            <text:p>+5,2<text:s text:c="3"/></text:p>
          </table:table-cell>
          <table:table-cell office:value-type="float" office:value="72" table:style-name="ce48">
            <text:p>+ 72</text:p>
          </table:table-cell>
          <table:table-cell office:value-type="float" office:value="0.37121055887811921" table:style-name="ce49">
            <text:p>+0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171975" table:style-name="ce61">
            <text:p>171 975</text:p>
          </table:table-cell>
          <table:table-cell office:value-type="float" office:value="89.830915729486065" table:style-name="ce62">
            <text:p>89,8<text:s text:c="5"/></text:p>
          </table:table-cell>
          <table:table-cell office:value-type="float" office:value="158666" table:style-name="ce63">
            <text:p>158 666</text:p>
          </table:table-cell>
          <table:table-cell office:value-type="float" office:value="89.551750217295606" table:style-name="ce64">
            <text:p>89,6<text:s text:c="5"/></text:p>
          </table:table-cell>
          <table:table-cell office:value-type="float" office:value="167543" table:style-name="ce63">
            <text:p>167 543</text:p>
          </table:table-cell>
          <table:table-cell office:value-type="float" office:value="89.624422940103457" table:style-name="ce64">
            <text:p>89,6<text:s text:c="5"/></text:p>
          </table:table-cell>
          <table:table-cell office:value-type="float" office:value="13309" table:style-name="ce48">
            <text:p>+13 309</text:p>
          </table:table-cell>
          <table:table-cell office:value-type="float" office:value="8.3880604540355215" table:style-name="ce49">
            <text:p>+8,4<text:s text:c="3"/></text:p>
          </table:table-cell>
          <table:table-cell office:value-type="float" office:value="4432" table:style-name="ce48">
            <text:p>+4 432</text:p>
          </table:table-cell>
          <table:table-cell office:value-type="float" office:value="2.6452910596085779" table:style-name="ce49">
            <text:p>+2,6<text:s text:c="3"/></text:p>
          </table:table-cell>
          <table:table-cell table:number-columns-repeated="16372"/>
        </table:table-row>
        <table:table-row table:style-name="ro7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116044" table:style-name="ce61">
            <text:p>116 044</text:p>
          </table:table-cell>
          <table:table-cell office:value-type="float" office:value="60.615431224959913" table:style-name="ce62">
            <text:p>60,6<text:s text:c="5"/></text:p>
          </table:table-cell>
          <table:table-cell office:value-type="float" office:value="105573" table:style-name="ce63">
            <text:p>105 573</text:p>
          </table:table-cell>
          <table:table-cell office:value-type="float" office:value="59.585840228470801" table:style-name="ce64">
            <text:p>59,6<text:s text:c="5"/></text:p>
          </table:table-cell>
          <table:table-cell office:value-type="float" office:value="106296" table:style-name="ce63">
            <text:p>106 296</text:p>
          </table:table-cell>
          <table:table-cell office:value-type="float" office:value="56.861329096657201" table:style-name="ce64">
            <text:p>56,9<text:s text:c="5"/></text:p>
          </table:table-cell>
          <table:table-cell office:value-type="float" office:value="10471" table:style-name="ce48">
            <text:p>+10 471</text:p>
          </table:table-cell>
          <table:table-cell office:value-type="float" office:value="9.9182556145984293" table:style-name="ce49">
            <text:p>+9,9<text:s text:c="3"/></text:p>
          </table:table-cell>
          <table:table-cell office:value-type="float" office:value="9748" table:style-name="ce48">
            <text:p>+9 748</text:p>
          </table:table-cell>
          <table:table-cell office:value-type="float" office:value="9.170617897192745" table:style-name="ce49">
            <text:p>+9,2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75399" table:style-name="ce61">
            <text:p>75 399</text:p>
          </table:table-cell>
          <table:table-cell office:value-type="float" office:value="39.384568775040094" table:style-name="ce62">
            <text:p>39,4<text:s text:c="5"/></text:p>
          </table:table-cell>
          <table:table-cell office:value-type="float" office:value="71605" table:style-name="ce63">
            <text:p>71 605</text:p>
          </table:table-cell>
          <table:table-cell office:value-type="float" office:value="40.414159771529192" table:style-name="ce64">
            <text:p>40,4<text:s text:c="5"/></text:p>
          </table:table-cell>
          <table:table-cell office:value-type="float" office:value="80643" table:style-name="ce63">
            <text:p>80 643</text:p>
          </table:table-cell>
          <table:table-cell office:value-type="float" office:value="43.138670903342799" table:style-name="ce64">
            <text:p>43,1<text:s text:c="5"/></text:p>
          </table:table-cell>
          <table:table-cell office:value-type="float" office:value="3794" table:style-name="ce48">
            <text:p>+3 794</text:p>
          </table:table-cell>
          <table:table-cell office:value-type="float" office:value="5.2985126736959707" table:style-name="ce49">
            <text:p>+5,3<text:s text:c="3"/></text:p>
          </table:table-cell>
          <table:table-cell office:value-type="float" office:value="-5244" table:style-name="ce48">
            <text:p><text:s/>-5 244</text:p>
          </table:table-cell>
          <table:table-cell office:value-type="float" office:value="-6.5027342732785236" table:style-name="ce49">
            <text:p>-6,5<text:s text:c="3"/></text:p>
          </table:table-cell>
          <table:table-cell table:number-columns-repeated="16372"/>
        </table:table-row>
        <table:table-row table:style-name="ro7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17545" table:style-name="ce61">
            <text:p>17 545</text:p>
          </table:table-cell>
          <table:table-cell office:value-type="float" office:value="9.1646077422522634" table:style-name="ce62">
            <text:p>9,2<text:s text:c="5"/></text:p>
          </table:table-cell>
          <table:table-cell office:value-type="float" office:value="17652" table:style-name="ce63">
            <text:p>17 652</text:p>
          </table:table-cell>
          <table:table-cell office:value-type="float" office:value="9.9628622063687367" table:style-name="ce64">
            <text:p>10,0<text:s text:c="5"/></text:p>
          </table:table-cell>
          <table:table-cell office:value-type="float" office:value="19608" table:style-name="ce63">
            <text:p>19 608</text:p>
          </table:table-cell>
          <table:table-cell office:value-type="float" office:value="10.488983037247444" table:style-name="ce64">
            <text:p>10,5<text:s text:c="5"/></text:p>
          </table:table-cell>
          <table:table-cell office:value-type="float" office:value="-107" table:style-name="ce48">
            <text:p><text:s/>- 107</text:p>
          </table:table-cell>
          <table:table-cell office:value-type="float" office:value="-0.60616360752322684" table:style-name="ce49">
            <text:p>-0,6<text:s text:c="3"/></text:p>
          </table:table-cell>
          <table:table-cell office:value-type="float" office:value="-2063" table:style-name="ce48">
            <text:p><text:s/>-2 063</text:p>
          </table:table-cell>
          <table:table-cell office:value-type="float" office:value="-10.521215830273357" table:style-name="ce49">
            <text:p>-10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173898" table:style-name="ce61">
            <text:p>173 898</text:p>
          </table:table-cell>
          <table:table-cell office:value-type="float" office:value="90.835392257747742" table:style-name="ce62">
            <text:p>90,8<text:s text:c="5"/></text:p>
          </table:table-cell>
          <table:table-cell office:value-type="float" office:value="159526" table:style-name="ce63">
            <text:p>159 526</text:p>
          </table:table-cell>
          <table:table-cell office:value-type="float" office:value="90.03713779363126" table:style-name="ce64">
            <text:p>90,0<text:s text:c="5"/></text:p>
          </table:table-cell>
          <table:table-cell office:value-type="float" office:value="167331" table:style-name="ce63">
            <text:p>167 331</text:p>
          </table:table-cell>
          <table:table-cell office:value-type="float" office:value="89.511016962752549" table:style-name="ce64">
            <text:p>89,5<text:s text:c="5"/></text:p>
          </table:table-cell>
          <table:table-cell office:value-type="float" office:value="14372" table:style-name="ce48">
            <text:p>+14 372</text:p>
          </table:table-cell>
          <table:table-cell office:value-type="float" office:value="9.0091897245590058" table:style-name="ce49">
            <text:p>+9,0<text:s text:c="3"/></text:p>
          </table:table-cell>
          <table:table-cell office:value-type="float" office:value="6567" table:style-name="ce48">
            <text:p>+6 567</text:p>
          </table:table-cell>
          <table:table-cell office:value-type="float" office:value="3.9245567169263316" table:style-name="ce49">
            <text:p>+3,9<text:s text:c="3"/></text:p>
          </table:table-cell>
          <table:table-cell table:number-columns-repeated="16372"/>
        </table:table-row>
        <table:table-row table:style-name="ro8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12547" table:style-name="ce61">
            <text:p>12 547</text:p>
          </table:table-cell>
          <table:table-cell office:value-type="float" office:value="6.5539089964114643" table:style-name="ce62">
            <text:p>6,6<text:s text:c="5"/></text:p>
          </table:table-cell>
          <table:table-cell office:value-type="float" office:value="12092" table:style-name="ce63">
            <text:p>12 092</text:p>
          </table:table-cell>
          <table:table-cell office:value-type="float" office:value="6.8247750849428259" table:style-name="ce64">
            <text:p>6,8<text:s text:c="5"/></text:p>
          </table:table-cell>
          <table:table-cell office:value-type="float" office:value="12759" table:style-name="ce63">
            <text:p>12 759</text:p>
          </table:table-cell>
          <table:table-cell office:value-type="float" office:value="6.8252210614157569" table:style-name="ce64">
            <text:p>6,8<text:s text:c="5"/></text:p>
          </table:table-cell>
          <table:table-cell office:value-type="float" office:value="455" table:style-name="ce48">
            <text:p>+ 455</text:p>
          </table:table-cell>
          <table:table-cell office:value-type="float" office:value="3.7628183923255043" table:style-name="ce49">
            <text:p>+3,8<text:s text:c="3"/></text:p>
          </table:table-cell>
          <table:table-cell office:value-type="float" office:value="-212" table:style-name="ce48">
            <text:p><text:s/>- 212</text:p>
          </table:table-cell>
          <table:table-cell office:value-type="float" office:value="-1.6615722235284898" table:style-name="ce49">
            <text:p>-1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28159" table:style-name="ce61">
            <text:p>28 159</text:p>
          </table:table-cell>
          <table:table-cell office:value-type="float" office:value="14.708816723515616" table:style-name="ce62">
            <text:p>14,7<text:s text:c="5"/></text:p>
          </table:table-cell>
          <table:table-cell office:value-type="float" office:value="26468" table:style-name="ce63">
            <text:p>26 468</text:p>
          </table:table-cell>
          <table:table-cell office:value-type="float" office:value="14.938649267967808" table:style-name="ce64">
            <text:p>14,9<text:s text:c="5"/></text:p>
          </table:table-cell>
          <table:table-cell office:value-type="float" office:value="30517" table:style-name="ce63">
            <text:p>30 517</text:p>
          </table:table-cell>
          <table:table-cell office:value-type="float" office:value="16.324576466119964" table:style-name="ce64">
            <text:p>16,3<text:s text:c="5"/></text:p>
          </table:table-cell>
          <table:table-cell office:value-type="float" office:value="1691" table:style-name="ce48">
            <text:p>+1 691</text:p>
          </table:table-cell>
          <table:table-cell office:value-type="float" office:value="6.3888469094755926" table:style-name="ce49">
            <text:p>+6,4<text:s text:c="3"/></text:p>
          </table:table-cell>
          <table:table-cell office:value-type="float" office:value="-2358" table:style-name="ce48">
            <text:p><text:s/>-2 358</text:p>
          </table:table-cell>
          <table:table-cell office:value-type="float" office:value="-7.7268407772716845" table:style-name="ce49">
            <text:p>-7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25565" table:style-name="ce61">
            <text:p>25 565</text:p>
          </table:table-cell>
          <table:table-cell office:value-type="float" office:value="13.353844225174072" table:style-name="ce62">
            <text:p>13,4<text:s text:c="5"/></text:p>
          </table:table-cell>
          <table:table-cell office:value-type="float" office:value="23308" table:style-name="ce63">
            <text:p>23 308</text:p>
          </table:table-cell>
          <table:table-cell office:value-type="float" office:value="13.155132127013511" table:style-name="ce64">
            <text:p>13,2<text:s text:c="5"/></text:p>
          </table:table-cell>
          <table:table-cell office:value-type="float" office:value="24852" table:style-name="ce63">
            <text:p>24 852</text:p>
          </table:table-cell>
          <table:table-cell office:value-type="float" office:value="13.294176175115947" table:style-name="ce64">
            <text:p>13,3<text:s text:c="5"/></text:p>
          </table:table-cell>
          <table:table-cell office:value-type="float" office:value="2257" table:style-name="ce48">
            <text:p>+2 257</text:p>
          </table:table-cell>
          <table:table-cell office:value-type="float" office:value="9.6833705165608386" table:style-name="ce49">
            <text:p>+9,7<text:s text:c="3"/></text:p>
          </table:table-cell>
          <table:table-cell office:value-type="float" office:value="713" table:style-name="ce48">
            <text:p>+ 713</text:p>
          </table:table-cell>
          <table:table-cell office:value-type="float" office:value="2.8689843875744407" table:style-name="ce49">
            <text:p>+2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38017" table:style-name="ce61">
            <text:p>38 017</text:p>
          </table:table-cell>
          <table:table-cell office:value-type="float" office:value="19.858130096164395" table:style-name="ce62">
            <text:p>19,9<text:s text:c="5"/></text:p>
          </table:table-cell>
          <table:table-cell office:value-type="float" office:value="34613" table:style-name="ce63">
            <text:p>34 613</text:p>
          </table:table-cell>
          <table:table-cell office:value-type="float" office:value="19.535721139193356" table:style-name="ce64">
            <text:p>19,5<text:s text:c="5"/></text:p>
          </table:table-cell>
          <table:table-cell office:value-type="float" office:value="36621" table:style-name="ce63">
            <text:p>36 621</text:p>
          </table:table-cell>
          <table:table-cell office:value-type="float" office:value="19.589812719657214" table:style-name="ce64">
            <text:p>19,6<text:s text:c="5"/></text:p>
          </table:table-cell>
          <table:table-cell office:value-type="float" office:value="3404" table:style-name="ce48">
            <text:p>+3 404</text:p>
          </table:table-cell>
          <table:table-cell office:value-type="float" office:value="9.8344552624736377" table:style-name="ce49">
            <text:p>+9,8<text:s text:c="3"/></text:p>
          </table:table-cell>
          <table:table-cell office:value-type="float" office:value="1396" table:style-name="ce48">
            <text:p>+1 396</text:p>
          </table:table-cell>
          <table:table-cell office:value-type="float" office:value="3.8120204254389556" table:style-name="ce49">
            <text:p>+3,8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58532" table:style-name="ce61">
            <text:p>58 532</text:p>
          </table:table-cell>
          <table:table-cell office:value-type="float" office:value="30.574113443688201" table:style-name="ce62">
            <text:p>30,6<text:s text:c="5"/></text:p>
          </table:table-cell>
          <table:table-cell office:value-type="float" office:value="53522" table:style-name="ce63">
            <text:p>53 522</text:p>
          </table:table-cell>
          <table:table-cell office:value-type="float" office:value="30.208039372834101" table:style-name="ce64">
            <text:p>30,2<text:s text:c="5"/></text:p>
          </table:table-cell>
          <table:table-cell office:value-type="float" office:value="52899" table:style-name="ce63">
            <text:p>52 899</text:p>
          </table:table-cell>
          <table:table-cell office:value-type="float" office:value="28.297466018326833" table:style-name="ce64">
            <text:p>28,3<text:s text:c="5"/></text:p>
          </table:table-cell>
          <table:table-cell office:value-type="float" office:value="5010" table:style-name="ce48">
            <text:p>+5 010</text:p>
          </table:table-cell>
          <table:table-cell office:value-type="float" office:value="9.3606367475056995" table:style-name="ce49">
            <text:p>+9,4<text:s text:c="3"/></text:p>
          </table:table-cell>
          <table:table-cell office:value-type="float" office:value="5633" table:style-name="ce48">
            <text:p>+5 633</text:p>
          </table:table-cell>
          <table:table-cell office:value-type="float" office:value="10.648594491389252" table:style-name="ce49">
            <text:p>+10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28623" table:style-name="ce61">
            <text:p>28 623</text:p>
          </table:table-cell>
          <table:table-cell office:value-type="float" office:value="14.951186515046256" table:style-name="ce62">
            <text:p>15,0<text:s text:c="5"/></text:p>
          </table:table-cell>
          <table:table-cell office:value-type="float" office:value="27175" table:style-name="ce63">
            <text:p>27 175</text:p>
          </table:table-cell>
          <table:table-cell office:value-type="float" office:value="15.337683008048403" table:style-name="ce64">
            <text:p>15,3<text:s text:c="5"/></text:p>
          </table:table-cell>
          <table:table-cell office:value-type="float" office:value="29291" table:style-name="ce63">
            <text:p>29 291</text:p>
          </table:table-cell>
          <table:table-cell office:value-type="float" office:value="15.668747559364284" table:style-name="ce64">
            <text:p>15,7<text:s text:c="5"/></text:p>
          </table:table-cell>
          <table:table-cell office:value-type="float" office:value="1448" table:style-name="ce48">
            <text:p>+1 448</text:p>
          </table:table-cell>
          <table:table-cell office:value-type="float" office:value="5.3284268629254834" table:style-name="ce49">
            <text:p>+5,3<text:s text:c="3"/></text:p>
          </table:table-cell>
          <table:table-cell office:value-type="float" office:value="-668" table:style-name="ce48">
            <text:p><text:s/>- 668</text:p>
          </table:table-cell>
          <table:table-cell office:value-type="float" office:value="-2.2805639957666179" table:style-name="ce49">
            <text:p>-2,3<text:s text:c="3"/></text:p>
          </table:table-cell>
          <table:table-cell table:number-columns-repeated="16372"/>
        </table:table-row>
        <table:table-row table:style-name="ro10">
          <table:table-cell/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1"/>
          <table:table-cell table:style-name="ce72"/>
          <table:table-cell table:style-name="ce73"/>
          <table:table-cell table:style-name="ce74"/>
          <table:table-cell table:style-name="ce73"/>
          <table:table-cell table:style-name="ce74"/>
          <table:table-cell table:number-columns-repeated="16372"/>
        </table:table-row>
        <table:table-row table:style-name="ro1">
          <table:table-cell/>
          <table:table-cell office:value-type="string" table:style-name="ce75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6"/>
          <table:table-cell table:style-name="ce3"/>
          <table:table-cell table:style-name="ce77"/>
          <table:table-cell table:number-columns-repeated="2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78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78"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79"/>
          <table:table-cell table:number-columns-repeated="16372"/>
        </table:table-row>
        <table:table-row table:number-rows-repeated="1048496" table:style-name="ro1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0" draw:name="Picture 184" svg:x="0.00916in" svg:y="0.11447in" svg:width="2.48855in" svg:height="0.65634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4" draw:name="CaixaDeTexto 9" svg:x="0.47226in" svg:y="0.23793in" svg:width="1.89885in" svg:height="0.51757in">
                <draw:text-box>
                  <text:p text:style-name="a23" text:class-names="" text:cond-style-name=""><text:span text:style-name="a21" text:class-names="">MARÇO 2020</text:span><text:span text:style-name="a2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5" draw:style-name="a19" draw:name="Text Box 122" svg:x="0in" svg:y="0in" svg:width="0.97917in" svg:height="0.32063in">
              <draw:text-box>
                <text:p text:style-name="a16" text:class-names="" text:cond-style-name=""><text:span text:style-name="a14" text:class-names="">Página <text:s text:c="1"/></text:span><text:span text:style-name="a15" text:class-names="">6/14</text:span></text:p>
                <text:p text:style-name="a18" text:class-names="" text:cond-style-name=""><text:span text:style-name="a1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">
          <table:table-cell/>
          <table:table-cell table:number-columns-repeated="11" table:style-name="ce2"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4">
            <text:p>Quadro 2 - PEDIDOS DE EMPREGO <text:s text:c="2"/>E <text:s text:c="3"/>DESEMPREGO REGISTADO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6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6" table:style-name="ce14"/>
          <table:table-cell table:number-columns-repeated="16366"/>
        </table:table-row>
        <table:table-row table:style-name="ro3">
          <table:table-cell/>
          <table:table-cell table:style-name="ce15"/>
          <table:table-cell office:value-type="string" table:style-name="ce84">
            <text:p>MARÇO 2020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FEVEREIRO 2020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MARÇO 2019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1">(1)<text:s/></text:span></text:p>
          </table:table-cell>
          <table:covered-table-cell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6" table:style-name="ce28"/>
          <table:table-cell table:number-columns-repeated="16366"/>
        </table:table-row>
        <table:table-row table:style-name="ro7">
          <table:table-cell/>
          <table:table-cell table:style-name="ce15"/>
          <table:table-cell table:style-name="ce85"/>
          <table:table-cell table:style-name="ce86"/>
          <table:table-cell table:style-name="ce87"/>
          <table:table-cell table:style-name="ce88"/>
          <table:table-cell table:style-name="ce87"/>
          <table:table-cell table:style-name="ce88"/>
          <table:table-cell table:number-columns-repeated="4" table:style-name="ce89"/>
          <table:table-cell table:number-columns-repeated="6" table:style-name="ce28"/>
          <table:table-cell table:number-columns-repeated="16366"/>
        </table:table-row>
        <table:table-row table:style-name="ro5">
          <table:table-cell/>
          <table:table-cell office:value-type="string" table:style-name="ce34">
            <text:p>PEDIDOS DE EMPREGO</text:p>
          </table:table-cell>
          <table:table-cell office:value-type="float" office:value="454133" table:style-name="ce35">
            <text:p>454 133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434349" table:style-name="ce37">
            <text:p>434 349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460941" table:style-name="ce37">
            <text:p>460 941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19784" table:style-name="ce39">
            <text:p>+19 784</text:p>
          </table:table-cell>
          <table:table-cell office:value-type="float" office:value="4.5548625644355116" table:style-name="ce40">
            <text:p>+4,6<text:s text:c="3"/></text:p>
          </table:table-cell>
          <table:table-cell office:value-type="float" office:value="-6808" table:style-name="ce39">
            <text:p><text:s/>-6 808</text:p>
          </table:table-cell>
          <table:table-cell office:value-type="float" office:value="-1.4769786154844111" table:style-name="ce40">
            <text:p>-1,5<text:s text:c="3"/></text:p>
          </table:table-cell>
          <table:table-cell table:style-name="ce41"/>
          <table:table-cell table:style-name="ce3"/>
          <table:table-cell table:number-columns-repeated="4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DESEMPREGO REGISTADO</text:p>
          </table:table-cell>
          <table:table-cell office:value-type="float" office:value="321164" table:style-name="ce44">
            <text:p>321 164</text:p>
          </table:table-cell>
          <table:table-cell office:value-type="float" office:value="70.720251556262141" table:style-name="ce45">
            <text:p>70,7<text:s text:c="5"/></text:p>
          </table:table-cell>
          <table:table-cell office:value-type="float" office:value="293016" table:style-name="ce46">
            <text:p>293 016</text:p>
          </table:table-cell>
          <table:table-cell office:value-type="float" office:value="67.460958814225421" table:style-name="ce47">
            <text:p>67,5<text:s text:c="5"/></text:p>
          </table:table-cell>
          <table:table-cell office:value-type="float" office:value="309841" table:style-name="ce46">
            <text:p>309 841</text:p>
          </table:table-cell>
          <table:table-cell office:value-type="float" office:value="67.219231962442052" table:style-name="ce47">
            <text:p>67,2<text:s text:c="5"/></text:p>
          </table:table-cell>
          <table:table-cell office:value-type="float" office:value="28148" table:style-name="ce48">
            <text:p>+28 148</text:p>
          </table:table-cell>
          <table:table-cell office:value-type="float" office:value="9.6063013623829416" table:style-name="ce49">
            <text:p>+9,6<text:s text:c="3"/></text:p>
          </table:table-cell>
          <table:table-cell office:value-type="float" office:value="11323" table:style-name="ce48">
            <text:p>+11 323</text:p>
          </table:table-cell>
          <table:table-cell office:value-type="float" office:value="3.654455026933169" table:style-name="ce49">
            <text:p>+3,7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EMPREGADOS</text:p>
          </table:table-cell>
          <table:table-cell office:value-type="float" office:value="37390" table:style-name="ce44">
            <text:p>37 390</text:p>
          </table:table-cell>
          <table:table-cell office:value-type="float" office:value="8.2332708699874253" table:style-name="ce45">
            <text:p>8,2<text:s text:c="5"/></text:p>
          </table:table-cell>
          <table:table-cell office:value-type="float" office:value="36825" table:style-name="ce46">
            <text:p>36 825</text:p>
          </table:table-cell>
          <table:table-cell office:value-type="float" office:value="8.4782053141598119" table:style-name="ce47">
            <text:p>8,5<text:s text:c="5"/></text:p>
          </table:table-cell>
          <table:table-cell office:value-type="float" office:value="43338" table:style-name="ce46">
            <text:p>43 338</text:p>
          </table:table-cell>
          <table:table-cell office:value-type="float" office:value="9.4020709808847549" table:style-name="ce47">
            <text:p>9,4<text:s text:c="5"/></text:p>
          </table:table-cell>
          <table:table-cell office:value-type="float" office:value="565" table:style-name="ce48">
            <text:p>+ 565</text:p>
          </table:table-cell>
          <table:table-cell office:value-type="float" office:value="1.53428377460964" table:style-name="ce49">
            <text:p>+1,5<text:s text:c="3"/></text:p>
          </table:table-cell>
          <table:table-cell office:value-type="float" office:value="-5948" table:style-name="ce48">
            <text:p><text:s/>-5 948</text:p>
          </table:table-cell>
          <table:table-cell office:value-type="float" office:value="-13.724675804144168" table:style-name="ce49">
            <text:p>-13,7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OCUPADOS</text:p>
          </table:table-cell>
          <table:table-cell office:value-type="float" office:value="78495" table:style-name="ce44">
            <text:p>78 495</text:p>
          </table:table-cell>
          <table:table-cell office:value-type="float" office:value="17.284584031550228" table:style-name="ce45">
            <text:p>17,3<text:s text:c="5"/></text:p>
          </table:table-cell>
          <table:table-cell office:value-type="float" office:value="81535" table:style-name="ce46">
            <text:p>81 535</text:p>
          </table:table-cell>
          <table:table-cell office:value-type="float" office:value="18.771771087305371" table:style-name="ce47">
            <text:p>18,8<text:s text:c="5"/></text:p>
          </table:table-cell>
          <table:table-cell office:value-type="float" office:value="84348" table:style-name="ce46">
            <text:p>84 348</text:p>
          </table:table-cell>
          <table:table-cell office:value-type="float" office:value="18.299088169635596" table:style-name="ce47">
            <text:p>18,3<text:s text:c="5"/></text:p>
          </table:table-cell>
          <table:table-cell office:value-type="float" office:value="-3040" table:style-name="ce48">
            <text:p><text:s/>-3 040</text:p>
          </table:table-cell>
          <table:table-cell office:value-type="float" office:value="-3.7284601704789351" table:style-name="ce49">
            <text:p>-3,7<text:s text:c="3"/></text:p>
          </table:table-cell>
          <table:table-cell office:value-type="float" office:value="-5853" table:style-name="ce48">
            <text:p><text:s/>-5 853</text:p>
          </table:table-cell>
          <table:table-cell office:value-type="float" office:value="-6.9391094038981365" table:style-name="ce49">
            <text:p>-6,9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INDISPONIVEIS TEMPORÁRIAMENTE</text:p>
          </table:table-cell>
          <table:table-cell office:value-type="float" office:value="17084" table:style-name="ce44">
            <text:p>17 084</text:p>
          </table:table-cell>
          <table:table-cell office:value-type="float" office:value="3.7618935422001925" table:style-name="ce45">
            <text:p>3,8<text:s text:c="5"/></text:p>
          </table:table-cell>
          <table:table-cell office:value-type="float" office:value="22973" table:style-name="ce46">
            <text:p>22 973</text:p>
          </table:table-cell>
          <table:table-cell office:value-type="float" office:value="5.2890647843093923" table:style-name="ce47">
            <text:p>5,3<text:s text:c="5"/></text:p>
          </table:table-cell>
          <table:table-cell office:value-type="float" office:value="23414" table:style-name="ce46">
            <text:p>23 414</text:p>
          </table:table-cell>
          <table:table-cell office:value-type="float" office:value="5.0796088870376037" table:style-name="ce47">
            <text:p>5,1<text:s text:c="5"/></text:p>
          </table:table-cell>
          <table:table-cell office:value-type="float" office:value="-5889" table:style-name="ce48">
            <text:p><text:s/>-5 889</text:p>
          </table:table-cell>
          <table:table-cell office:value-type="float" office:value="-25.634440430070082" table:style-name="ce49">
            <text:p>-25,6<text:s text:c="3"/></text:p>
          </table:table-cell>
          <table:table-cell office:value-type="float" office:value="-6330" table:style-name="ce48">
            <text:p><text:s/>-6 330</text:p>
          </table:table-cell>
          <table:table-cell office:value-type="float" office:value="-27.035107200820025" table:style-name="ce49">
            <text:p>-27,0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11">
          <table:table-cell/>
          <table:table-cell table:style-name="ce43"/>
          <table:table-cell table:style-name="ce51"/>
          <table:table-cell table:style-name="ce52"/>
          <table:table-cell table:style-name="ce53"/>
          <table:table-cell table:style-name="ce54"/>
          <table:table-cell table:style-name="ce53"/>
          <table:table-cell table:style-name="ce5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6" table:style-name="ce42"/>
          <table:table-cell table:number-columns-repeated="16366"/>
        </table:table-row>
        <table:table-row table:style-name="ro5">
          <table:table-cell/>
          <table:table-cell office:value-type="string" table:style-name="ce34">
            <text:p><text:s text:c="5"/>DESEMPREGO REGISTADO</text:p>
          </table:table-cell>
          <table:table-cell office:value-type="float" office:value="321164" table:style-name="ce55">
            <text:p>321 164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293016" table:style-name="ce57">
            <text:p>293 016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309841" table:style-name="ce57">
            <text:p>309 841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28148" table:style-name="ce39">
            <text:p>+28 148</text:p>
          </table:table-cell>
          <table:table-cell office:value-type="float" office:value="9.6063013623829416" table:style-name="ce40">
            <text:p>+9,6<text:s text:c="3"/></text:p>
          </table:table-cell>
          <table:table-cell office:value-type="float" office:value="11323" table:style-name="ce39">
            <text:p>+11 323</text:p>
          </table:table-cell>
          <table:table-cell office:value-type="float" office:value="3.654455026933169" table:style-name="ce40">
            <text:p>+3,7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Homens<text:s/></text:p>
          </table:table-cell>
          <table:table-cell office:value-type="float" office:value="141614" table:style-name="ce61">
            <text:p>141 614</text:p>
          </table:table-cell>
          <table:table-cell office:value-type="float" office:value="44.093983136341556" table:style-name="ce62">
            <text:p>44,1<text:s text:c="5"/></text:p>
          </table:table-cell>
          <table:table-cell office:value-type="float" office:value="127711" table:style-name="ce63">
            <text:p>127 711</text:p>
          </table:table-cell>
          <table:table-cell office:value-type="float" office:value="43.584991945832307" table:style-name="ce64">
            <text:p>43,6<text:s text:c="5"/></text:p>
          </table:table-cell>
          <table:table-cell office:value-type="float" office:value="135334" table:style-name="ce63">
            <text:p>135 334</text:p>
          </table:table-cell>
          <table:table-cell office:value-type="float" office:value="43.678531892164045" table:style-name="ce64">
            <text:p>43,7<text:s text:c="5"/></text:p>
          </table:table-cell>
          <table:table-cell office:value-type="float" office:value="13903" table:style-name="ce48">
            <text:p>+13 903</text:p>
          </table:table-cell>
          <table:table-cell office:value-type="float" office:value="10.886297969634565" table:style-name="ce49">
            <text:p>+10,9<text:s text:c="3"/></text:p>
          </table:table-cell>
          <table:table-cell office:value-type="float" office:value="6280" table:style-name="ce48">
            <text:p>+6 280</text:p>
          </table:table-cell>
          <table:table-cell office:value-type="float" office:value="4.6403712296983759" table:style-name="ce49">
            <text:p>+4,6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Mulheres</text:p>
          </table:table-cell>
          <table:table-cell office:value-type="float" office:value="179550" table:style-name="ce61">
            <text:p>179 550</text:p>
          </table:table-cell>
          <table:table-cell office:value-type="float" office:value="55.906016863658451" table:style-name="ce62">
            <text:p>55,9<text:s text:c="5"/></text:p>
          </table:table-cell>
          <table:table-cell office:value-type="float" office:value="165305" table:style-name="ce63">
            <text:p>165 305</text:p>
          </table:table-cell>
          <table:table-cell office:value-type="float" office:value="56.415008054167693" table:style-name="ce64">
            <text:p>56,4<text:s text:c="5"/></text:p>
          </table:table-cell>
          <table:table-cell office:value-type="float" office:value="174507" table:style-name="ce63">
            <text:p>174 507</text:p>
          </table:table-cell>
          <table:table-cell office:value-type="float" office:value="56.321468107835962" table:style-name="ce64">
            <text:p>56,3<text:s text:c="5"/></text:p>
          </table:table-cell>
          <table:table-cell office:value-type="float" office:value="14245" table:style-name="ce48">
            <text:p>+14 245</text:p>
          </table:table-cell>
          <table:table-cell office:value-type="float" office:value="8.6174041922506888" table:style-name="ce49">
            <text:p>+8,6<text:s text:c="3"/></text:p>
          </table:table-cell>
          <table:table-cell office:value-type="float" office:value="5043" table:style-name="ce48">
            <text:p>+5 043</text:p>
          </table:table-cell>
          <table:table-cell office:value-type="float" office:value="2.8898554212724989" table:style-name="ce49">
            <text:p>+2,9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12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33202" table:style-name="ce61">
            <text:p>33 202</text:p>
          </table:table-cell>
          <table:table-cell office:value-type="float" office:value="10.338020450610903" table:style-name="ce62">
            <text:p>10,3<text:s text:c="5"/></text:p>
          </table:table-cell>
          <table:table-cell office:value-type="float" office:value="31281" table:style-name="ce63">
            <text:p>31 281</text:p>
          </table:table-cell>
          <table:table-cell office:value-type="float" office:value="10.675526251126218" table:style-name="ce64">
            <text:p>10,7<text:s text:c="5"/></text:p>
          </table:table-cell>
          <table:table-cell office:value-type="float" office:value="32156" table:style-name="ce63">
            <text:p>32 156</text:p>
          </table:table-cell>
          <table:table-cell office:value-type="float" office:value="10.378226251529011" table:style-name="ce64">
            <text:p>10,4<text:s text:c="5"/></text:p>
          </table:table-cell>
          <table:table-cell office:value-type="float" office:value="1921" table:style-name="ce48">
            <text:p>+1 921</text:p>
          </table:table-cell>
          <table:table-cell office:value-type="float" office:value="6.1411080208433235" table:style-name="ce49">
            <text:p>+6,1<text:s text:c="3"/></text:p>
          </table:table-cell>
          <table:table-cell office:value-type="float" office:value="1046" table:style-name="ce48">
            <text:p>+1 046</text:p>
          </table:table-cell>
          <table:table-cell office:value-type="float" office:value="3.2528921507650201" table:style-name="ce49">
            <text:p>+3,3<text:s text:c="3"/></text:p>
          </table:table-cell>
          <table:table-cell table:style-name="ce65"/>
          <table:table-cell table:number-columns-repeated="5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287962" table:style-name="ce61">
            <text:p>287 962</text:p>
          </table:table-cell>
          <table:table-cell office:value-type="float" office:value="89.661979549389088" table:style-name="ce62">
            <text:p>89,7<text:s text:c="5"/></text:p>
          </table:table-cell>
          <table:table-cell office:value-type="float" office:value="261735" table:style-name="ce63">
            <text:p>261 735</text:p>
          </table:table-cell>
          <table:table-cell office:value-type="float" office:value="89.324473748873771" table:style-name="ce64">
            <text:p>89,3<text:s text:c="5"/></text:p>
          </table:table-cell>
          <table:table-cell office:value-type="float" office:value="277685" table:style-name="ce63">
            <text:p>277 685</text:p>
          </table:table-cell>
          <table:table-cell office:value-type="float" office:value="89.621773748470986" table:style-name="ce64">
            <text:p>89,6<text:s text:c="5"/></text:p>
          </table:table-cell>
          <table:table-cell office:value-type="float" office:value="26227" table:style-name="ce48">
            <text:p>+26 227</text:p>
          </table:table-cell>
          <table:table-cell office:value-type="float" office:value="10.020440521901925" table:style-name="ce49">
            <text:p>+10,0<text:s text:c="3"/></text:p>
          </table:table-cell>
          <table:table-cell office:value-type="float" office:value="10277" table:style-name="ce48">
            <text:p>+10 277</text:p>
          </table:table-cell>
          <table:table-cell office:value-type="float" office:value="3.7009561193438607" table:style-name="ce49">
            <text:p>+3,7<text:s text:c="3"/></text:p>
          </table:table-cell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13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200082" table:style-name="ce61">
            <text:p>200 082</text:p>
          </table:table-cell>
          <table:table-cell office:value-type="float" office:value="62.299012342603774" table:style-name="ce62">
            <text:p>62,3<text:s text:c="5"/></text:p>
          </table:table-cell>
          <table:table-cell office:value-type="float" office:value="177472" table:style-name="ce63">
            <text:p>177 472</text:p>
          </table:table-cell>
          <table:table-cell office:value-type="float" office:value="60.567341032571598" table:style-name="ce64">
            <text:p>60,6<text:s text:c="5"/></text:p>
          </table:table-cell>
          <table:table-cell office:value-type="float" office:value="176150" table:style-name="ce63">
            <text:p>176 150</text:p>
          </table:table-cell>
          <table:table-cell office:value-type="float" office:value="56.851740086044131" table:style-name="ce64">
            <text:p>56,9<text:s text:c="5"/></text:p>
          </table:table-cell>
          <table:table-cell office:value-type="float" office:value="22610" table:style-name="ce48">
            <text:p>+22 610</text:p>
          </table:table-cell>
          <table:table-cell office:value-type="float" office:value="12.74003786512802" table:style-name="ce49">
            <text:p>+12,7<text:s text:c="3"/></text:p>
          </table:table-cell>
          <table:table-cell office:value-type="float" office:value="23932" table:style-name="ce48">
            <text:p>+23 932</text:p>
          </table:table-cell>
          <table:table-cell office:value-type="float" office:value="13.586148169174001" table:style-name="ce49">
            <text:p>+13,6<text:s text:c="3"/></text:p>
          </table:table-cell>
          <table:table-cell table:style-name="ce65"/>
          <table:table-cell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121082" table:style-name="ce61">
            <text:p>121 082</text:p>
          </table:table-cell>
          <table:table-cell office:value-type="float" office:value="37.700987657396226" table:style-name="ce62">
            <text:p>37,7<text:s text:c="5"/></text:p>
          </table:table-cell>
          <table:table-cell office:value-type="float" office:value="115544" table:style-name="ce63">
            <text:p>115 544</text:p>
          </table:table-cell>
          <table:table-cell office:value-type="float" office:value="39.432658967428402" table:style-name="ce64">
            <text:p>39,4<text:s text:c="5"/></text:p>
          </table:table-cell>
          <table:table-cell office:value-type="float" office:value="133691" table:style-name="ce63">
            <text:p>133 691</text:p>
          </table:table-cell>
          <table:table-cell office:value-type="float" office:value="43.148259913955869" table:style-name="ce64">
            <text:p>43,1<text:s text:c="5"/></text:p>
          </table:table-cell>
          <table:table-cell office:value-type="float" office:value="5538" table:style-name="ce48">
            <text:p>+5 538</text:p>
          </table:table-cell>
          <table:table-cell office:value-type="float" office:value="4.7929792979297936" table:style-name="ce49">
            <text:p>+4,8<text:s text:c="3"/></text:p>
          </table:table-cell>
          <table:table-cell office:value-type="float" office:value="-12609" table:style-name="ce48">
            <text:p><text:s/>-12 609</text:p>
          </table:table-cell>
          <table:table-cell office:value-type="float" office:value="-9.4314501350128275" table:style-name="ce49">
            <text:p>-9,4<text:s text:c="3"/></text:p>
          </table:table-cell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13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26986" table:style-name="ce61">
            <text:p>26 986</text:p>
          </table:table-cell>
          <table:table-cell office:value-type="float" office:value="8.4025606855064705" table:style-name="ce62">
            <text:p>8,4<text:s text:c="5"/></text:p>
          </table:table-cell>
          <table:table-cell office:value-type="float" office:value="27318" table:style-name="ce63">
            <text:p>27 318</text:p>
          </table:table-cell>
          <table:table-cell office:value-type="float" office:value="9.323040380047507" table:style-name="ce64">
            <text:p>9,3<text:s text:c="5"/></text:p>
          </table:table-cell>
          <table:table-cell office:value-type="float" office:value="30191" table:style-name="ce63">
            <text:p>30 191</text:p>
          </table:table-cell>
          <table:table-cell office:value-type="float" office:value="9.7440300024851467" table:style-name="ce64">
            <text:p>9,7<text:s text:c="5"/></text:p>
          </table:table-cell>
          <table:table-cell office:value-type="float" office:value="-332" table:style-name="ce48">
            <text:p><text:s/>- 332</text:p>
          </table:table-cell>
          <table:table-cell office:value-type="float" office:value="-1.2153159089245187" table:style-name="ce49">
            <text:p>-1,2<text:s text:c="3"/></text:p>
          </table:table-cell>
          <table:table-cell office:value-type="float" office:value="-3205" table:style-name="ce48">
            <text:p><text:s/>-3 205</text:p>
          </table:table-cell>
          <table:table-cell office:value-type="float" office:value="-10.615746414494385" table:style-name="ce49">
            <text:p>-10,6<text:s text:c="3"/></text:p>
          </table:table-cell>
          <table:table-cell table:number-columns-repeated="2" table:style-name="ce65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294178" table:style-name="ce61">
            <text:p>294 178</text:p>
          </table:table-cell>
          <table:table-cell office:value-type="float" office:value="91.597439314493528" table:style-name="ce62">
            <text:p>91,6<text:s text:c="5"/></text:p>
          </table:table-cell>
          <table:table-cell office:value-type="float" office:value="265698" table:style-name="ce63">
            <text:p>265 698</text:p>
          </table:table-cell>
          <table:table-cell office:value-type="float" office:value="90.676959619952484" table:style-name="ce64">
            <text:p>90,7<text:s text:c="5"/></text:p>
          </table:table-cell>
          <table:table-cell office:value-type="float" office:value="279650" table:style-name="ce63">
            <text:p>279 650</text:p>
          </table:table-cell>
          <table:table-cell office:value-type="float" office:value="90.255969997514853" table:style-name="ce64">
            <text:p>90,3<text:s text:c="5"/></text:p>
          </table:table-cell>
          <table:table-cell office:value-type="float" office:value="28480" table:style-name="ce48">
            <text:p>+28 480</text:p>
          </table:table-cell>
          <table:table-cell office:value-type="float" office:value="10.718936536970546" table:style-name="ce49">
            <text:p>+10,7<text:s text:c="3"/></text:p>
          </table:table-cell>
          <table:table-cell office:value-type="float" office:value="14528" table:style-name="ce48">
            <text:p>+14 528</text:p>
          </table:table-cell>
          <table:table-cell office:value-type="float" office:value="5.1950652601466123" table:style-name="ce49">
            <text:p>+5,2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12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22346" table:style-name="ce61">
            <text:p>22 346</text:p>
          </table:table-cell>
          <table:table-cell office:value-type="float" office:value="6.9578159445018741" table:style-name="ce62">
            <text:p>7,0<text:s text:c="5"/></text:p>
          </table:table-cell>
          <table:table-cell office:value-type="float" office:value="21297" table:style-name="ce63">
            <text:p>21 297</text:p>
          </table:table-cell>
          <table:table-cell office:value-type="float" office:value="7.2682037840937017" table:style-name="ce64">
            <text:p>7,3<text:s text:c="5"/></text:p>
          </table:table-cell>
          <table:table-cell office:value-type="float" office:value="22270" table:style-name="ce63">
            <text:p>22 270</text:p>
          </table:table-cell>
          <table:table-cell office:value-type="float" office:value="7.1875574891637966" table:style-name="ce64">
            <text:p>7,2<text:s text:c="5"/></text:p>
          </table:table-cell>
          <table:table-cell office:value-type="float" office:value="1049" table:style-name="ce48">
            <text:p>+1 049</text:p>
          </table:table-cell>
          <table:table-cell office:value-type="float" office:value="4.9255763722590036" table:style-name="ce49">
            <text:p>+4,9<text:s text:c="3"/></text:p>
          </table:table-cell>
          <table:table-cell office:value-type="float" office:value="76" table:style-name="ce48">
            <text:p>+ 76</text:p>
          </table:table-cell>
          <table:table-cell office:value-type="float" office:value="0.3412662775033678" table:style-name="ce49">
            <text:p>+0,3<text:s text:c="3"/></text:p>
          </table:table-cell>
          <table:table-cell table:style-name="ce65"/>
          <table:table-cell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50126" table:style-name="ce61">
            <text:p>50 126</text:p>
          </table:table-cell>
          <table:table-cell office:value-type="float" office:value="15.607602346464736" table:style-name="ce62">
            <text:p>15,6<text:s text:c="5"/></text:p>
          </table:table-cell>
          <table:table-cell office:value-type="float" office:value="46575" table:style-name="ce63">
            <text:p>46 575</text:p>
          </table:table-cell>
          <table:table-cell office:value-type="float" office:value="15.895036448521582" table:style-name="ce64">
            <text:p>15,9<text:s text:c="5"/></text:p>
          </table:table-cell>
          <table:table-cell office:value-type="float" office:value="54721" table:style-name="ce63">
            <text:p>54 721</text:p>
          </table:table-cell>
          <table:table-cell office:value-type="float" office:value="17.660993864595067" table:style-name="ce64">
            <text:p>17,7<text:s text:c="5"/></text:p>
          </table:table-cell>
          <table:table-cell office:value-type="float" office:value="3551" table:style-name="ce48">
            <text:p>+3 551</text:p>
          </table:table-cell>
          <table:table-cell office:value-type="float" office:value="7.6242619431025229" table:style-name="ce49">
            <text:p>+7,6<text:s text:c="3"/></text:p>
          </table:table-cell>
          <table:table-cell office:value-type="float" office:value="-4595" table:style-name="ce48">
            <text:p><text:s/>-4 595</text:p>
          </table:table-cell>
          <table:table-cell office:value-type="float" office:value="-8.3971418650974954" table:style-name="ce49">
            <text:p>-8,4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47092" table:style-name="ce61">
            <text:p>47 092</text:p>
          </table:table-cell>
          <table:table-cell office:value-type="float" office:value="14.662913651592332" table:style-name="ce62">
            <text:p>14,7<text:s text:c="5"/></text:p>
          </table:table-cell>
          <table:table-cell office:value-type="float" office:value="41906" table:style-name="ce63">
            <text:p>41 906</text:p>
          </table:table-cell>
          <table:table-cell office:value-type="float" office:value="14.301608103311764" table:style-name="ce64">
            <text:p>14,3<text:s text:c="5"/></text:p>
          </table:table-cell>
          <table:table-cell office:value-type="float" office:value="44932" table:style-name="ce63">
            <text:p>44 932</text:p>
          </table:table-cell>
          <table:table-cell office:value-type="float" office:value="14.501631481953648" table:style-name="ce64">
            <text:p>14,5<text:s text:c="5"/></text:p>
          </table:table-cell>
          <table:table-cell office:value-type="float" office:value="5186" table:style-name="ce48">
            <text:p>+5 186</text:p>
          </table:table-cell>
          <table:table-cell office:value-type="float" office:value="12.375316183840022" table:style-name="ce49">
            <text:p>+12,4<text:s text:c="3"/></text:p>
          </table:table-cell>
          <table:table-cell office:value-type="float" office:value="2160" table:style-name="ce48">
            <text:p>+2 160</text:p>
          </table:table-cell>
          <table:table-cell office:value-type="float" office:value="4.8072643105136645" table:style-name="ce49">
            <text:p>+4,8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65225" table:style-name="ce61">
            <text:p>65 225</text:p>
          </table:table-cell>
          <table:table-cell office:value-type="float" office:value="20.308938735350164" table:style-name="ce62">
            <text:p>20,3<text:s text:c="5"/></text:p>
          </table:table-cell>
          <table:table-cell office:value-type="float" office:value="58319" table:style-name="ce63">
            <text:p>58 319</text:p>
          </table:table-cell>
          <table:table-cell office:value-type="float" office:value="19.903008709422011" table:style-name="ce64">
            <text:p>19,9<text:s text:c="5"/></text:p>
          </table:table-cell>
          <table:table-cell office:value-type="float" office:value="61334" table:style-name="ce63">
            <text:p>61 334</text:p>
          </table:table-cell>
          <table:table-cell office:value-type="float" office:value="19.795314370919279" table:style-name="ce64">
            <text:p>19,8<text:s text:c="5"/></text:p>
          </table:table-cell>
          <table:table-cell office:value-type="float" office:value="6906" table:style-name="ce48">
            <text:p>+6 906</text:p>
          </table:table-cell>
          <table:table-cell office:value-type="float" office:value="11.841766834136386" table:style-name="ce49">
            <text:p>+11,8<text:s text:c="3"/></text:p>
          </table:table-cell>
          <table:table-cell office:value-type="float" office:value="3891" table:style-name="ce48">
            <text:p>+3 891</text:p>
          </table:table-cell>
          <table:table-cell office:value-type="float" office:value="6.3439527831219227" table:style-name="ce49">
            <text:p>+6,3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94134" table:style-name="ce61">
            <text:p>94 134</text:p>
          </table:table-cell>
          <table:table-cell office:value-type="float" office:value="29.31025893313074" table:style-name="ce62">
            <text:p>29,3<text:s text:c="5"/></text:p>
          </table:table-cell>
          <table:table-cell office:value-type="float" office:value="84898" table:style-name="ce63">
            <text:p>84 898</text:p>
          </table:table-cell>
          <table:table-cell office:value-type="float" office:value="28.973844431703387" table:style-name="ce64">
            <text:p>29,0<text:s text:c="5"/></text:p>
          </table:table-cell>
          <table:table-cell office:value-type="float" office:value="83500" table:style-name="ce63">
            <text:p>83 500</text:p>
          </table:table-cell>
          <table:table-cell office:value-type="float" office:value="26.949306257080245" table:style-name="ce64">
            <text:p>26,9<text:s text:c="5"/></text:p>
          </table:table-cell>
          <table:table-cell office:value-type="float" office:value="9236" table:style-name="ce48">
            <text:p>+9 236</text:p>
          </table:table-cell>
          <table:table-cell office:value-type="float" office:value="10.878937077434097" table:style-name="ce49">
            <text:p>+10,9<text:s text:c="3"/></text:p>
          </table:table-cell>
          <table:table-cell office:value-type="float" office:value="10634" table:style-name="ce48">
            <text:p>+10 634</text:p>
          </table:table-cell>
          <table:table-cell office:value-type="float" office:value="12.735329341317364" table:style-name="ce49">
            <text:p>+12,7<text:s text:c="3"/></text:p>
          </table:table-cell>
          <table:table-cell table:style-name="ce59"/>
          <table:table-cell table:style-name="ce65"/>
          <table:table-cell table:number-columns-repeated="4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42241" table:style-name="ce61">
            <text:p>42 241</text:p>
          </table:table-cell>
          <table:table-cell office:value-type="float" office:value="13.152470388960158" table:style-name="ce62">
            <text:p>13,2<text:s text:c="5"/></text:p>
          </table:table-cell>
          <table:table-cell office:value-type="float" office:value="40021" table:style-name="ce63">
            <text:p>40 021</text:p>
          </table:table-cell>
          <table:table-cell office:value-type="float" office:value="13.65829852294755" table:style-name="ce64">
            <text:p>13,7<text:s text:c="5"/></text:p>
          </table:table-cell>
          <table:table-cell office:value-type="float" office:value="43084" table:style-name="ce63">
            <text:p>43 084</text:p>
          </table:table-cell>
          <table:table-cell office:value-type="float" office:value="13.905196536287967" table:style-name="ce64">
            <text:p>13,9<text:s text:c="5"/></text:p>
          </table:table-cell>
          <table:table-cell office:value-type="float" office:value="2220" table:style-name="ce48">
            <text:p>+2 220</text:p>
          </table:table-cell>
          <table:table-cell office:value-type="float" office:value="5.5470877789160689" table:style-name="ce49">
            <text:p>+5,5<text:s text:c="3"/></text:p>
          </table:table-cell>
          <table:table-cell office:value-type="float" office:value="-843" table:style-name="ce48">
            <text:p><text:s/>- 843</text:p>
          </table:table-cell>
          <table:table-cell office:value-type="float" office:value="-1.9566428372481663" table:style-name="ce49">
            <text:p>-2,0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43"/>
          <table:table-cell table:style-name="ce61"/>
          <table:table-cell table:style-name="ce52"/>
          <table:table-cell table:style-name="ce63"/>
          <table:table-cell table:style-name="ce54"/>
          <table:table-cell table:style-name="ce63"/>
          <table:table-cell table:style-name="ce5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67">
            <text:p><text:s text:c="9"/>Homens</text:p>
          </table:table-cell>
          <table:table-cell office:value-type="float" office:value="141614" table:style-name="ce55">
            <text:p>141 614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127711" table:style-name="ce57">
            <text:p>127 711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135334" table:style-name="ce57">
            <text:p>135 334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13903" table:style-name="ce39">
            <text:p>+13 903</text:p>
          </table:table-cell>
          <table:table-cell office:value-type="float" office:value="10.886297969634565" table:style-name="ce40">
            <text:p>+10,9<text:s text:c="3"/></text:p>
          </table:table-cell>
          <table:table-cell office:value-type="float" office:value="6280" table:style-name="ce39">
            <text:p>+6 280</text:p>
          </table:table-cell>
          <table:table-cell office:value-type="float" office:value="4.6403712296983759" table:style-name="ce40">
            <text:p>+4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15149" table:style-name="ce61">
            <text:p>15 149</text:p>
          </table:table-cell>
          <table:table-cell office:value-type="float" office:value="10.697388676260822" table:style-name="ce62">
            <text:p>10,7<text:s text:c="5"/></text:p>
          </table:table-cell>
          <table:table-cell office:value-type="float" office:value="14191" table:style-name="ce63">
            <text:p>14 191</text:p>
          </table:table-cell>
          <table:table-cell office:value-type="float" office:value="11.111807127028996" table:style-name="ce64">
            <text:p>11,1<text:s text:c="5"/></text:p>
          </table:table-cell>
          <table:table-cell office:value-type="float" office:value="14366" table:style-name="ce63">
            <text:p>14 366</text:p>
          </table:table-cell>
          <table:table-cell office:value-type="float" office:value="10.615218644243132" table:style-name="ce64">
            <text:p>10,6<text:s text:c="5"/></text:p>
          </table:table-cell>
          <table:table-cell office:value-type="float" office:value="958" table:style-name="ce48">
            <text:p>+ 958</text:p>
          </table:table-cell>
          <table:table-cell office:value-type="float" office:value="6.7507575223733349" table:style-name="ce49">
            <text:p>+6,8<text:s text:c="3"/></text:p>
          </table:table-cell>
          <table:table-cell office:value-type="float" office:value="783" table:style-name="ce48">
            <text:p>+ 783</text:p>
          </table:table-cell>
          <table:table-cell office:value-type="float" office:value="5.4503689266323265" table:style-name="ce49">
            <text:p>+5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126465" table:style-name="ce61">
            <text:p>126 465</text:p>
          </table:table-cell>
          <table:table-cell office:value-type="float" office:value="89.302611323739171" table:style-name="ce62">
            <text:p>89,3<text:s text:c="5"/></text:p>
          </table:table-cell>
          <table:table-cell office:value-type="float" office:value="113520" table:style-name="ce63">
            <text:p>113 520</text:p>
          </table:table-cell>
          <table:table-cell office:value-type="float" office:value="88.888192872971004" table:style-name="ce64">
            <text:p>88,9<text:s text:c="5"/></text:p>
          </table:table-cell>
          <table:table-cell office:value-type="float" office:value="120968" table:style-name="ce63">
            <text:p>120 968</text:p>
          </table:table-cell>
          <table:table-cell office:value-type="float" office:value="89.384781355756871" table:style-name="ce64">
            <text:p>89,4<text:s text:c="5"/></text:p>
          </table:table-cell>
          <table:table-cell office:value-type="float" office:value="12945" table:style-name="ce48">
            <text:p>+12 945</text:p>
          </table:table-cell>
          <table:table-cell office:value-type="float" office:value="11.403276955602538" table:style-name="ce49">
            <text:p>+11,4<text:s text:c="3"/></text:p>
          </table:table-cell>
          <table:table-cell office:value-type="float" office:value="5497" table:style-name="ce48">
            <text:p>+5 497</text:p>
          </table:table-cell>
          <table:table-cell office:value-type="float" office:value="4.5441769724224592" table:style-name="ce49">
            <text:p>+4,5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90426" table:style-name="ce61">
            <text:p>90 426</text:p>
          </table:table-cell>
          <table:table-cell office:value-type="float" office:value="63.853856257149722" table:style-name="ce62">
            <text:p>63,9<text:s text:c="5"/></text:p>
          </table:table-cell>
          <table:table-cell office:value-type="float" office:value="78340" table:style-name="ce63">
            <text:p>78 340</text:p>
          </table:table-cell>
          <table:table-cell office:value-type="float" office:value="61.341622882915338" table:style-name="ce64">
            <text:p>61,3<text:s text:c="5"/></text:p>
          </table:table-cell>
          <table:table-cell office:value-type="float" office:value="76611" table:style-name="ce63">
            <text:p>76 611</text:p>
          </table:table-cell>
          <table:table-cell office:value-type="float" office:value="56.608834439239217" table:style-name="ce64">
            <text:p>56,6<text:s text:c="5"/></text:p>
          </table:table-cell>
          <table:table-cell office:value-type="float" office:value="12086" table:style-name="ce48">
            <text:p>+12 086</text:p>
          </table:table-cell>
          <table:table-cell office:value-type="float" office:value="15.427623181005872" table:style-name="ce49">
            <text:p>+15,4<text:s text:c="3"/></text:p>
          </table:table-cell>
          <table:table-cell office:value-type="float" office:value="13815" table:style-name="ce48">
            <text:p>+13 815</text:p>
          </table:table-cell>
          <table:table-cell office:value-type="float" office:value="18.032658495516309" table:style-name="ce49">
            <text:p>+18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51188" table:style-name="ce61">
            <text:p>51 188</text:p>
          </table:table-cell>
          <table:table-cell office:value-type="float" office:value="36.146143742850285" table:style-name="ce62">
            <text:p>36,1<text:s text:c="5"/></text:p>
          </table:table-cell>
          <table:table-cell office:value-type="float" office:value="49371" table:style-name="ce63">
            <text:p>49 371</text:p>
          </table:table-cell>
          <table:table-cell office:value-type="float" office:value="38.658377117084669" table:style-name="ce64">
            <text:p>38,7<text:s text:c="5"/></text:p>
          </table:table-cell>
          <table:table-cell office:value-type="float" office:value="58723" table:style-name="ce63">
            <text:p>58 723</text:p>
          </table:table-cell>
          <table:table-cell office:value-type="float" office:value="43.391165560760783" table:style-name="ce64">
            <text:p>43,4<text:s text:c="5"/></text:p>
          </table:table-cell>
          <table:table-cell office:value-type="float" office:value="1817" table:style-name="ce48">
            <text:p>+1 817</text:p>
          </table:table-cell>
          <table:table-cell office:value-type="float" office:value="3.6802981507362622" table:style-name="ce49">
            <text:p>+3,7<text:s text:c="3"/></text:p>
          </table:table-cell>
          <table:table-cell office:value-type="float" office:value="-7535" table:style-name="ce48">
            <text:p><text:s/>-7 535</text:p>
          </table:table-cell>
          <table:table-cell office:value-type="float" office:value="-12.831428912010626" table:style-name="ce49">
            <text:p>-12,8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10441" table:style-name="ce61">
            <text:p>10 441</text:p>
          </table:table-cell>
          <table:table-cell office:value-type="float" office:value="7.3728586156735911" table:style-name="ce62">
            <text:p>7,4<text:s text:c="5"/></text:p>
          </table:table-cell>
          <table:table-cell office:value-type="float" office:value="10692" table:style-name="ce63">
            <text:p>10 692</text:p>
          </table:table-cell>
          <table:table-cell office:value-type="float" office:value="8.3720274682681985" table:style-name="ce64">
            <text:p>8,4<text:s text:c="5"/></text:p>
          </table:table-cell>
          <table:table-cell office:value-type="float" office:value="11761" table:style-name="ce63">
            <text:p>11 761</text:p>
          </table:table-cell>
          <table:table-cell office:value-type="float" office:value="8.6903512790577384" table:style-name="ce64">
            <text:p>8,7<text:s text:c="5"/></text:p>
          </table:table-cell>
          <table:table-cell office:value-type="float" office:value="-251" table:style-name="ce48">
            <text:p><text:s/>- 251</text:p>
          </table:table-cell>
          <table:table-cell office:value-type="float" office:value="-2.3475495697717919" table:style-name="ce49">
            <text:p>-2,3<text:s text:c="3"/></text:p>
          </table:table-cell>
          <table:table-cell office:value-type="float" office:value="-1320" table:style-name="ce48">
            <text:p><text:s/>-1 320</text:p>
          </table:table-cell>
          <table:table-cell office:value-type="float" office:value="-11.223535413655302" table:style-name="ce49">
            <text:p>-11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131173" table:style-name="ce61">
            <text:p>131 173</text:p>
          </table:table-cell>
          <table:table-cell office:value-type="float" office:value="92.627141384326407" table:style-name="ce62">
            <text:p>92,6<text:s text:c="5"/></text:p>
          </table:table-cell>
          <table:table-cell office:value-type="float" office:value="117019" table:style-name="ce63">
            <text:p>117 019</text:p>
          </table:table-cell>
          <table:table-cell office:value-type="float" office:value="91.6279725317318" table:style-name="ce64">
            <text:p>91,6<text:s text:c="5"/></text:p>
          </table:table-cell>
          <table:table-cell office:value-type="float" office:value="123573" table:style-name="ce63">
            <text:p>123 573</text:p>
          </table:table-cell>
          <table:table-cell office:value-type="float" office:value="91.309648720942263" table:style-name="ce64">
            <text:p>91,3<text:s text:c="5"/></text:p>
          </table:table-cell>
          <table:table-cell office:value-type="float" office:value="14154" table:style-name="ce48">
            <text:p>+14 154</text:p>
          </table:table-cell>
          <table:table-cell office:value-type="float" office:value="12.095471675539869" table:style-name="ce49">
            <text:p>+12,1<text:s text:c="3"/></text:p>
          </table:table-cell>
          <table:table-cell office:value-type="float" office:value="7600" table:style-name="ce48">
            <text:p>+7 600</text:p>
          </table:table-cell>
          <table:table-cell office:value-type="float" office:value="6.1502108065677774" table:style-name="ce49">
            <text:p>+6,2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10265" table:style-name="ce61">
            <text:p>10 265</text:p>
          </table:table-cell>
          <table:table-cell office:value-type="float" office:value="7.2485771180815455" table:style-name="ce62">
            <text:p>7,2<text:s text:c="5"/></text:p>
          </table:table-cell>
          <table:table-cell office:value-type="float" office:value="9680" table:style-name="ce63">
            <text:p>9 680</text:p>
          </table:table-cell>
          <table:table-cell office:value-type="float" office:value="7.5796133457572177" table:style-name="ce64">
            <text:p>7,6<text:s text:c="5"/></text:p>
          </table:table-cell>
          <table:table-cell office:value-type="float" office:value="10018" table:style-name="ce63">
            <text:p>10 018</text:p>
          </table:table-cell>
          <table:table-cell office:value-type="float" office:value="7.402426589031581" table:style-name="ce64">
            <text:p>7,4<text:s text:c="5"/></text:p>
          </table:table-cell>
          <table:table-cell office:value-type="float" office:value="585" table:style-name="ce48">
            <text:p>+ 585</text:p>
          </table:table-cell>
          <table:table-cell office:value-type="float" office:value="6.0433884297520661" table:style-name="ce49">
            <text:p>+6,0<text:s text:c="3"/></text:p>
          </table:table-cell>
          <table:table-cell office:value-type="float" office:value="247" table:style-name="ce48">
            <text:p>+ 247</text:p>
          </table:table-cell>
          <table:table-cell office:value-type="float" office:value="2.4655619884208426" table:style-name="ce49">
            <text:p>+2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24006" table:style-name="ce61">
            <text:p>24 006</text:p>
          </table:table-cell>
          <table:table-cell office:value-type="float" office:value="16.951713813605998" table:style-name="ce62">
            <text:p>17,0<text:s text:c="5"/></text:p>
          </table:table-cell>
          <table:table-cell office:value-type="float" office:value="22155" table:style-name="ce63">
            <text:p>22 155</text:p>
          </table:table-cell>
          <table:table-cell office:value-type="float" office:value="17.347761743311068" table:style-name="ce64">
            <text:p>17,3<text:s text:c="5"/></text:p>
          </table:table-cell>
          <table:table-cell office:value-type="float" office:value="26483" table:style-name="ce63">
            <text:p>26 483</text:p>
          </table:table-cell>
          <table:table-cell office:value-type="float" office:value="19.568622814665936" table:style-name="ce64">
            <text:p>19,6<text:s text:c="5"/></text:p>
          </table:table-cell>
          <table:table-cell office:value-type="float" office:value="1851" table:style-name="ce48">
            <text:p>+1 851</text:p>
          </table:table-cell>
          <table:table-cell office:value-type="float" office:value="8.3547731888964112" table:style-name="ce49">
            <text:p>+8,4<text:s text:c="3"/></text:p>
          </table:table-cell>
          <table:table-cell office:value-type="float" office:value="-2477" table:style-name="ce48">
            <text:p><text:s/>-2 477</text:p>
          </table:table-cell>
          <table:table-cell office:value-type="float" office:value="-9.3531699580863208" table:style-name="ce49">
            <text:p>-9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23552" table:style-name="ce61">
            <text:p>23 552</text:p>
          </table:table-cell>
          <table:table-cell office:value-type="float" office:value="16.631124041408334" table:style-name="ce62">
            <text:p>16,6<text:s text:c="5"/></text:p>
          </table:table-cell>
          <table:table-cell office:value-type="float" office:value="20629" table:style-name="ce63">
            <text:p>20 629</text:p>
          </table:table-cell>
          <table:table-cell office:value-type="float" office:value="16.15287641628364" table:style-name="ce64">
            <text:p>16,2<text:s text:c="5"/></text:p>
          </table:table-cell>
          <table:table-cell office:value-type="float" office:value="22202" table:style-name="ce63">
            <text:p>22 202</text:p>
          </table:table-cell>
          <table:table-cell office:value-type="float" office:value="16.405337904739387" table:style-name="ce64">
            <text:p>16,4<text:s text:c="5"/></text:p>
          </table:table-cell>
          <table:table-cell office:value-type="float" office:value="2923" table:style-name="ce48">
            <text:p>+2 923</text:p>
          </table:table-cell>
          <table:table-cell office:value-type="float" office:value="14.169373212467884" table:style-name="ce49">
            <text:p>+14,2<text:s text:c="3"/></text:p>
          </table:table-cell>
          <table:table-cell office:value-type="float" office:value="1350" table:style-name="ce48">
            <text:p>+1 350</text:p>
          </table:table-cell>
          <table:table-cell office:value-type="float" office:value="6.0805332852896132" table:style-name="ce49">
            <text:p>+6,1<text:s text:c="3"/></text:p>
          </table:table-cell>
          <table:table-cell table:style-name="ce1"/>
          <table:table-cell table:style-name="ce91"/>
          <table:table-cell table:number-columns-repeated="16370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29415" table:style-name="ce61">
            <text:p>29 415</text:p>
          </table:table-cell>
          <table:table-cell office:value-type="float" office:value="20.771251429943366" table:style-name="ce62">
            <text:p>20,8<text:s text:c="5"/></text:p>
          </table:table-cell>
          <table:table-cell office:value-type="float" office:value="25872" table:style-name="ce63">
            <text:p>25 872</text:p>
          </table:table-cell>
          <table:table-cell office:value-type="float" office:value="20.258239305932925" table:style-name="ce64">
            <text:p>20,3<text:s text:c="5"/></text:p>
          </table:table-cell>
          <table:table-cell office:value-type="float" office:value="27100" table:style-name="ce63">
            <text:p>27 100</text:p>
          </table:table-cell>
          <table:table-cell office:value-type="float" office:value="20.024531898857642" table:style-name="ce64">
            <text:p>20,0<text:s text:c="5"/></text:p>
          </table:table-cell>
          <table:table-cell office:value-type="float" office:value="3543" table:style-name="ce48">
            <text:p>+3 543</text:p>
          </table:table-cell>
          <table:table-cell office:value-type="float" office:value="13.694341372912803" table:style-name="ce49">
            <text:p>+13,7<text:s text:c="3"/></text:p>
          </table:table-cell>
          <table:table-cell office:value-type="float" office:value="2315" table:style-name="ce48">
            <text:p>+2 315</text:p>
          </table:table-cell>
          <table:table-cell office:value-type="float" office:value="8.5424354243542435" table:style-name="ce49">
            <text:p>+8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39494" table:style-name="ce61">
            <text:p>39 494</text:p>
          </table:table-cell>
          <table:table-cell office:value-type="float" office:value="27.888485601706048" table:style-name="ce62">
            <text:p>27,9<text:s text:c="5"/></text:p>
          </table:table-cell>
          <table:table-cell office:value-type="float" office:value="35251" table:style-name="ce63">
            <text:p>35 251</text:p>
          </table:table-cell>
          <table:table-cell office:value-type="float" office:value="27.602164261496657" table:style-name="ce64">
            <text:p>27,6<text:s text:c="5"/></text:p>
          </table:table-cell>
          <table:table-cell office:value-type="float" office:value="34366" table:style-name="ce63">
            <text:p>34 366</text:p>
          </table:table-cell>
          <table:table-cell office:value-type="float" office:value="25.39347096812331" table:style-name="ce64">
            <text:p>25,4<text:s text:c="5"/></text:p>
          </table:table-cell>
          <table:table-cell office:value-type="float" office:value="4243" table:style-name="ce48">
            <text:p>+4 243</text:p>
          </table:table-cell>
          <table:table-cell office:value-type="float" office:value="12.036537970554027" table:style-name="ce49">
            <text:p>+12,0<text:s text:c="3"/></text:p>
          </table:table-cell>
          <table:table-cell office:value-type="float" office:value="5128" table:style-name="ce48">
            <text:p>+5 128</text:p>
          </table:table-cell>
          <table:table-cell office:value-type="float" office:value="14.921724960716986" table:style-name="ce49">
            <text:p>+14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14882" table:style-name="ce61">
            <text:p>14 882</text:p>
          </table:table-cell>
          <table:table-cell office:value-type="float" office:value="10.508847995254706" table:style-name="ce62">
            <text:p>10,5<text:s text:c="5"/></text:p>
          </table:table-cell>
          <table:table-cell office:value-type="float" office:value="14124" table:style-name="ce63">
            <text:p>14 124</text:p>
          </table:table-cell>
          <table:table-cell office:value-type="float" office:value="11.059344927218486" table:style-name="ce64">
            <text:p>11,1<text:s text:c="5"/></text:p>
          </table:table-cell>
          <table:table-cell office:value-type="float" office:value="15165" table:style-name="ce63">
            <text:p>15 165</text:p>
          </table:table-cell>
          <table:table-cell office:value-type="float" office:value="11.205609824582146" table:style-name="ce64">
            <text:p>11,2<text:s text:c="5"/></text:p>
          </table:table-cell>
          <table:table-cell office:value-type="float" office:value="758" table:style-name="ce48">
            <text:p>+ 758</text:p>
          </table:table-cell>
          <table:table-cell office:value-type="float" office:value="5.3667516284338719" table:style-name="ce49">
            <text:p>+5,4<text:s text:c="3"/></text:p>
          </table:table-cell>
          <table:table-cell office:value-type="float" office:value="-283" table:style-name="ce48">
            <text:p><text:s/>- 283</text:p>
          </table:table-cell>
          <table:table-cell office:value-type="float" office:value="-1.86613913616881" table:style-name="ce49">
            <text:p>-1,9<text:s text:c="3"/></text:p>
          </table:table-cell>
          <table:table-cell table:number-columns-repeated="16372" table:style-name="ce1"/>
        </table:table-row>
        <table:table-row table:style-name="ro15">
          <table:table-cell/>
          <table:table-cell table:style-name="ce43"/>
          <table:table-cell table:style-name="ce61"/>
          <table:table-cell table:style-name="ce52"/>
          <table:table-cell table:style-name="ce63"/>
          <table:table-cell table:style-name="ce54"/>
          <table:table-cell table:style-name="ce63"/>
          <table:table-cell office:value-type="float" office:value="0" table:style-name="ce54">
            <text:p>0,0<text:s text:c="5"/></text:p>
          </table:table-cell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67">
            <text:p><text:s text:c="9"/>Mulheres</text:p>
          </table:table-cell>
          <table:table-cell office:value-type="float" office:value="179550" table:style-name="ce55">
            <text:p>179 550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165305" table:style-name="ce57">
            <text:p>165 305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174507" table:style-name="ce57">
            <text:p>174 507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14245" table:style-name="ce39">
            <text:p>+14 245</text:p>
          </table:table-cell>
          <table:table-cell office:value-type="float" office:value="8.6174041922506888" table:style-name="ce40">
            <text:p>+8,6<text:s text:c="3"/></text:p>
          </table:table-cell>
          <table:table-cell office:value-type="float" office:value="5043" table:style-name="ce39">
            <text:p>+5 043</text:p>
          </table:table-cell>
          <table:table-cell office:value-type="float" office:value="2.8898554212724989" table:style-name="ce40">
            <text:p>+2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18053" table:style-name="ce61">
            <text:p>18 053</text:p>
          </table:table-cell>
          <table:table-cell office:value-type="float" office:value="10.054580896686161" table:style-name="ce62">
            <text:p>10,1<text:s text:c="5"/></text:p>
          </table:table-cell>
          <table:table-cell office:value-type="float" office:value="17090" table:style-name="ce63">
            <text:p>17 090</text:p>
          </table:table-cell>
          <table:table-cell office:value-type="float" office:value="10.338465261183872" table:style-name="ce64">
            <text:p>10,3<text:s text:c="5"/></text:p>
          </table:table-cell>
          <table:table-cell office:value-type="float" office:value="17790" table:style-name="ce63">
            <text:p>17 790</text:p>
          </table:table-cell>
          <table:table-cell office:value-type="float" office:value="10.194433461121903" table:style-name="ce64">
            <text:p>10,2<text:s text:c="5"/></text:p>
          </table:table-cell>
          <table:table-cell office:value-type="float" office:value="963" table:style-name="ce48">
            <text:p>+ 963</text:p>
          </table:table-cell>
          <table:table-cell office:value-type="float" office:value="5.6348741954359269" table:style-name="ce49">
            <text:p>+5,6<text:s text:c="3"/></text:p>
          </table:table-cell>
          <table:table-cell office:value-type="float" office:value="263" table:style-name="ce48">
            <text:p>+ 263</text:p>
          </table:table-cell>
          <table:table-cell office:value-type="float" office:value="1.4783586284429455" table:style-name="ce49">
            <text:p>+1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161497" table:style-name="ce61">
            <text:p>161 497</text:p>
          </table:table-cell>
          <table:table-cell office:value-type="float" office:value="89.945419103313839" table:style-name="ce62">
            <text:p>89,9<text:s text:c="5"/></text:p>
          </table:table-cell>
          <table:table-cell office:value-type="float" office:value="148215" table:style-name="ce63">
            <text:p>148 215</text:p>
          </table:table-cell>
          <table:table-cell office:value-type="float" office:value="89.66153473881613" table:style-name="ce64">
            <text:p>89,7<text:s text:c="5"/></text:p>
          </table:table-cell>
          <table:table-cell office:value-type="float" office:value="156717" table:style-name="ce63">
            <text:p>156 717</text:p>
          </table:table-cell>
          <table:table-cell office:value-type="float" office:value="89.805566538878097" table:style-name="ce64">
            <text:p>89,8<text:s text:c="5"/></text:p>
          </table:table-cell>
          <table:table-cell office:value-type="float" office:value="13282" table:style-name="ce48">
            <text:p>+13 282</text:p>
          </table:table-cell>
          <table:table-cell office:value-type="float" office:value="8.961306210572479" table:style-name="ce49">
            <text:p>+9,0<text:s text:c="3"/></text:p>
          </table:table-cell>
          <table:table-cell office:value-type="float" office:value="4780" table:style-name="ce48">
            <text:p>+4 780</text:p>
          </table:table-cell>
          <table:table-cell office:value-type="float" office:value="3.0500839092121468" table:style-name="ce49">
            <text:p>+3,1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109656" table:style-name="ce61">
            <text:p>109 656</text:p>
          </table:table-cell>
          <table:table-cell office:value-type="float" office:value="61.07268170426066" table:style-name="ce62">
            <text:p>61,1<text:s text:c="5"/></text:p>
          </table:table-cell>
          <table:table-cell office:value-type="float" office:value="99132" table:style-name="ce63">
            <text:p>99 132</text:p>
          </table:table-cell>
          <table:table-cell office:value-type="float" office:value="59.969147938658843" table:style-name="ce64">
            <text:p>60,0<text:s text:c="5"/></text:p>
          </table:table-cell>
          <table:table-cell office:value-type="float" office:value="99539" table:style-name="ce63">
            <text:p>99 539</text:p>
          </table:table-cell>
          <table:table-cell office:value-type="float" office:value="57.040118734492026" table:style-name="ce64">
            <text:p>57,0<text:s text:c="5"/></text:p>
          </table:table-cell>
          <table:table-cell office:value-type="float" office:value="10524" table:style-name="ce48">
            <text:p>+10 524</text:p>
          </table:table-cell>
          <table:table-cell office:value-type="float" office:value="10.616148166081588" table:style-name="ce49">
            <text:p>+10,6<text:s text:c="3"/></text:p>
          </table:table-cell>
          <table:table-cell office:value-type="float" office:value="10117" table:style-name="ce48">
            <text:p>+10 117</text:p>
          </table:table-cell>
          <table:table-cell office:value-type="float" office:value="10.163855373270779" table:style-name="ce49">
            <text:p>+10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69894" table:style-name="ce61">
            <text:p>69 894</text:p>
          </table:table-cell>
          <table:table-cell office:value-type="float" office:value="38.927318295739347" table:style-name="ce62">
            <text:p>38,9<text:s text:c="5"/></text:p>
          </table:table-cell>
          <table:table-cell office:value-type="float" office:value="66173" table:style-name="ce63">
            <text:p>66 173</text:p>
          </table:table-cell>
          <table:table-cell office:value-type="float" office:value="40.030852061341157" table:style-name="ce64">
            <text:p>40,0<text:s text:c="5"/></text:p>
          </table:table-cell>
          <table:table-cell office:value-type="float" office:value="74968" table:style-name="ce63">
            <text:p>74 968</text:p>
          </table:table-cell>
          <table:table-cell office:value-type="float" office:value="42.959881265507974" table:style-name="ce64">
            <text:p>43,0<text:s text:c="5"/></text:p>
          </table:table-cell>
          <table:table-cell office:value-type="float" office:value="3721" table:style-name="ce48">
            <text:p>+3 721</text:p>
          </table:table-cell>
          <table:table-cell office:value-type="float" office:value="5.6231393468635247" table:style-name="ce49">
            <text:p>+5,6<text:s text:c="3"/></text:p>
          </table:table-cell>
          <table:table-cell office:value-type="float" office:value="-5074" table:style-name="ce48">
            <text:p><text:s/>-5 074</text:p>
          </table:table-cell>
          <table:table-cell office:value-type="float" office:value="-6.7682211076726073" table:style-name="ce49">
            <text:p>-6,8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16545" table:style-name="ce61">
            <text:p>16 545</text:p>
          </table:table-cell>
          <table:table-cell office:value-type="float" office:value="9.2147034252297413" table:style-name="ce62">
            <text:p>9,2<text:s text:c="5"/></text:p>
          </table:table-cell>
          <table:table-cell office:value-type="float" office:value="16626" table:style-name="ce63">
            <text:p>16 626</text:p>
          </table:table-cell>
          <table:table-cell office:value-type="float" office:value="10.057771997217264" table:style-name="ce64">
            <text:p>10,1<text:s text:c="5"/></text:p>
          </table:table-cell>
          <table:table-cell office:value-type="float" office:value="18430" table:style-name="ce63">
            <text:p>18 430</text:p>
          </table:table-cell>
          <table:table-cell office:value-type="float" office:value="10.561180926839612" table:style-name="ce64">
            <text:p>10,6<text:s text:c="5"/></text:p>
          </table:table-cell>
          <table:table-cell office:value-type="float" office:value="-81" table:style-name="ce48">
            <text:p><text:s/>- 81</text:p>
          </table:table-cell>
          <table:table-cell office:value-type="float" office:value="-0.4871887405268856" table:style-name="ce49">
            <text:p>-0,5<text:s text:c="3"/></text:p>
          </table:table-cell>
          <table:table-cell office:value-type="float" office:value="-1885" table:style-name="ce48">
            <text:p><text:s/>-1 885</text:p>
          </table:table-cell>
          <table:table-cell office:value-type="float" office:value="-10.22788931090613" table:style-name="ce49">
            <text:p>-10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163005" table:style-name="ce61">
            <text:p>163 005</text:p>
          </table:table-cell>
          <table:table-cell office:value-type="float" office:value="90.785296574770257" table:style-name="ce62">
            <text:p>90,8<text:s text:c="5"/></text:p>
          </table:table-cell>
          <table:table-cell office:value-type="float" office:value="148679" table:style-name="ce63">
            <text:p>148 679</text:p>
          </table:table-cell>
          <table:table-cell office:value-type="float" office:value="89.942228002782727" table:style-name="ce64">
            <text:p>89,9<text:s text:c="5"/></text:p>
          </table:table-cell>
          <table:table-cell office:value-type="float" office:value="156077" table:style-name="ce63">
            <text:p>156 077</text:p>
          </table:table-cell>
          <table:table-cell office:value-type="float" office:value="89.438819073160388" table:style-name="ce64">
            <text:p>89,4<text:s text:c="5"/></text:p>
          </table:table-cell>
          <table:table-cell office:value-type="float" office:value="14326" table:style-name="ce48">
            <text:p>+14 326</text:p>
          </table:table-cell>
          <table:table-cell office:value-type="float" office:value="9.6355235103814252" table:style-name="ce49">
            <text:p>+9,6<text:s text:c="3"/></text:p>
          </table:table-cell>
          <table:table-cell office:value-type="float" office:value="6928" table:style-name="ce48">
            <text:p>+6 928</text:p>
          </table:table-cell>
          <table:table-cell office:value-type="float" office:value="4.438834677755211" table:style-name="ce49">
            <text:p>+4,4<text:s text:c="3"/></text:p>
          </table:table-cell>
          <table:table-cell table:number-columns-repeated="16372" table:style-name="ce1"/>
        </table:table-row>
        <table:table-row table:style-name="ro1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1"/>
          <table:table-cell table:style-name="ce91"/>
          <table:table-cell table:number-columns-repeated="16370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12081" table:style-name="ce61">
            <text:p>12 081</text:p>
          </table:table-cell>
          <table:table-cell office:value-type="float" office:value="6.7284878863826236" table:style-name="ce62">
            <text:p>6,7<text:s text:c="5"/></text:p>
          </table:table-cell>
          <table:table-cell office:value-type="float" office:value="11617" table:style-name="ce63">
            <text:p>11 617</text:p>
          </table:table-cell>
          <table:table-cell office:value-type="float" office:value="7.0276156196122317" table:style-name="ce64">
            <text:p>7,0<text:s text:c="5"/></text:p>
          </table:table-cell>
          <table:table-cell office:value-type="float" office:value="12252" table:style-name="ce63">
            <text:p>12 252</text:p>
          </table:table-cell>
          <table:table-cell office:value-type="float" office:value="7.020921796833365" table:style-name="ce64">
            <text:p>7,0<text:s text:c="5"/></text:p>
          </table:table-cell>
          <table:table-cell office:value-type="float" office:value="464" table:style-name="ce48">
            <text:p>+ 464</text:p>
          </table:table-cell>
          <table:table-cell office:value-type="float" office:value="3.9941465094258417" table:style-name="ce49">
            <text:p>+4,0<text:s text:c="3"/></text:p>
          </table:table-cell>
          <table:table-cell office:value-type="float" office:value="-171" table:style-name="ce48">
            <text:p><text:s/>- 171</text:p>
          </table:table-cell>
          <table:table-cell office:value-type="float" office:value="-1.3956904995102839" table:style-name="ce49">
            <text:p>-1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26120" table:style-name="ce61">
            <text:p>26 120</text:p>
          </table:table-cell>
          <table:table-cell office:value-type="float" office:value="14.547479810637705" table:style-name="ce62">
            <text:p>14,5<text:s text:c="5"/></text:p>
          </table:table-cell>
          <table:table-cell office:value-type="float" office:value="24420" table:style-name="ce63">
            <text:p>24 420</text:p>
          </table:table-cell>
          <table:table-cell office:value-type="float" office:value="14.77269290100118" table:style-name="ce64">
            <text:p>14,8<text:s text:c="5"/></text:p>
          </table:table-cell>
          <table:table-cell office:value-type="float" office:value="28238" table:style-name="ce63">
            <text:p>28 238</text:p>
          </table:table-cell>
          <table:table-cell office:value-type="float" office:value="16.181585838963482" table:style-name="ce64">
            <text:p>16,2<text:s text:c="5"/></text:p>
          </table:table-cell>
          <table:table-cell office:value-type="float" office:value="1700" table:style-name="ce48">
            <text:p>+1 700</text:p>
          </table:table-cell>
          <table:table-cell office:value-type="float" office:value="6.961506961506962" table:style-name="ce49">
            <text:p>+7,0<text:s text:c="3"/></text:p>
          </table:table-cell>
          <table:table-cell office:value-type="float" office:value="-2118" table:style-name="ce48">
            <text:p><text:s/>-2 118</text:p>
          </table:table-cell>
          <table:table-cell office:value-type="float" office:value="-7.5005311990934205" table:style-name="ce49">
            <text:p>-7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23540" table:style-name="ce61">
            <text:p>23 540</text:p>
          </table:table-cell>
          <table:table-cell office:value-type="float" office:value="13.110554163185743" table:style-name="ce62">
            <text:p>13,1<text:s text:c="5"/></text:p>
          </table:table-cell>
          <table:table-cell office:value-type="float" office:value="21277" table:style-name="ce63">
            <text:p>21 277</text:p>
          </table:table-cell>
          <table:table-cell office:value-type="float" office:value="12.871359003054957" table:style-name="ce64">
            <text:p>12,9<text:s text:c="5"/></text:p>
          </table:table-cell>
          <table:table-cell office:value-type="float" office:value="22730" table:style-name="ce63">
            <text:p>22 730</text:p>
          </table:table-cell>
          <table:table-cell office:value-type="float" office:value="13.025265462130459" table:style-name="ce64">
            <text:p>13,0<text:s text:c="5"/></text:p>
          </table:table-cell>
          <table:table-cell office:value-type="float" office:value="2263" table:style-name="ce48">
            <text:p>+2 263</text:p>
          </table:table-cell>
          <table:table-cell office:value-type="float" office:value="10.635897917939559" table:style-name="ce49">
            <text:p>+10,6<text:s text:c="3"/></text:p>
          </table:table-cell>
          <table:table-cell office:value-type="float" office:value="810" table:style-name="ce48">
            <text:p>+ 810</text:p>
          </table:table-cell>
          <table:table-cell office:value-type="float" office:value="3.5635723713154417" table:style-name="ce49">
            <text:p>+3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35810" table:style-name="ce61">
            <text:p>35 810</text:p>
          </table:table-cell>
          <table:table-cell office:value-type="float" office:value="19.944305207463103" table:style-name="ce62">
            <text:p>19,9<text:s text:c="5"/></text:p>
          </table:table-cell>
          <table:table-cell office:value-type="float" office:value="32447" table:style-name="ce63">
            <text:p>32 447</text:p>
          </table:table-cell>
          <table:table-cell office:value-type="float" office:value="19.628565379147638" table:style-name="ce64">
            <text:p>19,6<text:s text:c="5"/></text:p>
          </table:table-cell>
          <table:table-cell office:value-type="float" office:value="34234" table:style-name="ce63">
            <text:p>34 234</text:p>
          </table:table-cell>
          <table:table-cell office:value-type="float" office:value="19.617551158406251" table:style-name="ce64">
            <text:p>19,6<text:s text:c="5"/></text:p>
          </table:table-cell>
          <table:table-cell office:value-type="float" office:value="3363" table:style-name="ce48">
            <text:p>+3 363</text:p>
          </table:table-cell>
          <table:table-cell office:value-type="float" office:value="10.364594569605819" table:style-name="ce49">
            <text:p>+10,4<text:s text:c="3"/></text:p>
          </table:table-cell>
          <table:table-cell office:value-type="float" office:value="1576" table:style-name="ce48">
            <text:p>+1 576</text:p>
          </table:table-cell>
          <table:table-cell office:value-type="float" office:value="4.603610445755681" table:style-name="ce49">
            <text:p>+4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54640" table:style-name="ce61">
            <text:p>54 640</text:p>
          </table:table-cell>
          <table:table-cell office:value-type="float" office:value="30.431634642160958" table:style-name="ce62">
            <text:p>30,4<text:s text:c="5"/></text:p>
          </table:table-cell>
          <table:table-cell office:value-type="float" office:value="49647" table:style-name="ce63">
            <text:p>49 647</text:p>
          </table:table-cell>
          <table:table-cell office:value-type="float" office:value="30.033574302047729" table:style-name="ce64">
            <text:p>30,0<text:s text:c="5"/></text:p>
          </table:table-cell>
          <table:table-cell office:value-type="float" office:value="49134" table:style-name="ce63">
            <text:p>49 134</text:p>
          </table:table-cell>
          <table:table-cell office:value-type="float" office:value="28.155890594646632" table:style-name="ce64">
            <text:p>28,2<text:s text:c="5"/></text:p>
          </table:table-cell>
          <table:table-cell office:value-type="float" office:value="4993" table:style-name="ce48">
            <text:p>+4 993</text:p>
          </table:table-cell>
          <table:table-cell office:value-type="float" office:value="10.057002437206679" table:style-name="ce49">
            <text:p>+10,1<text:s text:c="3"/></text:p>
          </table:table-cell>
          <table:table-cell office:value-type="float" office:value="5506" table:style-name="ce48">
            <text:p>+5 506</text:p>
          </table:table-cell>
          <table:table-cell office:value-type="float" office:value="11.20608946961371" table:style-name="ce49">
            <text:p>+11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27359" table:style-name="ce61">
            <text:p>27 359</text:p>
          </table:table-cell>
          <table:table-cell office:value-type="float" office:value="15.237538290169869" table:style-name="ce62">
            <text:p>15,2<text:s text:c="5"/></text:p>
          </table:table-cell>
          <table:table-cell office:value-type="float" office:value="25897" table:style-name="ce63">
            <text:p>25 897</text:p>
          </table:table-cell>
          <table:table-cell office:value-type="float" office:value="15.666192795136263" table:style-name="ce64">
            <text:p>15,7<text:s text:c="5"/></text:p>
          </table:table-cell>
          <table:table-cell office:value-type="float" office:value="27919" table:style-name="ce63">
            <text:p>27 919</text:p>
          </table:table-cell>
          <table:table-cell office:value-type="float" office:value="15.99878514901981" table:style-name="ce64">
            <text:p>16,0<text:s text:c="5"/></text:p>
          </table:table-cell>
          <table:table-cell office:value-type="float" office:value="1462" table:style-name="ce48">
            <text:p>+1 462</text:p>
          </table:table-cell>
          <table:table-cell office:value-type="float" office:value="5.6454415569370964" table:style-name="ce49">
            <text:p>+5,6<text:s text:c="3"/></text:p>
          </table:table-cell>
          <table:table-cell office:value-type="float" office:value="-560" table:style-name="ce48">
            <text:p><text:s/>- 560</text:p>
          </table:table-cell>
          <table:table-cell office:value-type="float" office:value="-2.0058025000895445" table:style-name="ce49">
            <text:p>-2,0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1"/>
          <table:table-cell table:style-name="ce72"/>
          <table:table-cell table:style-name="ce73"/>
          <table:table-cell table:style-name="ce74"/>
          <table:table-cell table:style-name="ce73"/>
          <table:table-cell table:style-name="ce74"/>
          <table:table-cell table:number-columns-repeated="16372" table:style-name="ce1"/>
        </table:table-row>
        <table:table-row table:style-name="ro1">
          <table:table-cell/>
          <table:table-cell office:value-type="string" table:style-name="ce75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6"/>
          <table:table-cell table:style-name="ce3"/>
          <table:table-cell table:style-name="ce77"/>
          <table:table-cell table:number-columns-repeated="2" table:style-name="ce3"/>
          <table:table-cell table:number-columns-repeated="16372" table:style-name="ce1"/>
        </table:table-row>
        <table:table-row table:number-rows-repeated="1048503" table:style-name="ro1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2">
        <table:table-column table:style-name="co1" table:default-cell-style-name="ce1" table:visibility="collapse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3" table:default-cell-style-name="ce92"/>
        <table:table-column table:style-name="co14" table:default-cell-style-name="ce92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9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1" draw:name="Picture 184" svg:x="0.22749in" svg:y="0.1171in" svg:width="2.485in" svg:height="0.6632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5" draw:name="CaixaDeTexto 8" svg:x="0.68993in" svg:y="0.24186in" svg:width="1.89615in" svg:height="0.52305in">
                <draw:text-box>
                  <text:p text:style-name="a34" text:class-names="" text:cond-style-name=""><text:span text:style-name="a32" text:class-names="">MARÇO 2020</text:span><text:span text:style-name="a3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9" draw:style-name="a30" draw:name="Text Box 122" svg:x="0in" svg:y="0in" svg:width="0.97917in" svg:height="0.32292in">
              <draw:text-box>
                <text:p text:style-name="a27" text:class-names="" text:cond-style-name=""><text:span text:style-name="a25" text:class-names="">Página 7</text:span><text:span text:style-name="a26" text:class-names="">/14</text:span></text:p>
                <text:p text:style-name="a29" text:class-names="" text:cond-style-name=""><text:span text:style-name="a28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">
          <table:table-cell/>
          <table:table-cell table:number-columns-repeated="11" table:style-name="ce2"/>
          <table:table-cell table:style-name="ce3"/>
          <table:table-cell table:number-columns-repeated="16371"/>
        </table:table-row>
        <table:table-row table:style-name="ro2">
          <table:table-cell/>
          <table:table-cell office:value-type="string" table:style-name="ce4">
            <text:p>Quadro 3 - <text:s/>DESEMPREGO REGISTADO, <text:s text:c="2"/>POR <text:s/>REGIÕES<text:s text:c="3"/></text:p>
          </table:table-cell>
          <table:table-cell table:number-columns-repeated="8" table:style-name="ce4"/>
          <table:table-cell table:number-columns-spanned="2" table:number-rows-spanned="1" table:style-name="ce165"/>
          <table:covered-table-cell/>
          <table:table-cell table:style-name="ce3"/>
          <table:table-cell table:number-columns-repeated="16371"/>
        </table:table-row>
        <table:table-row table:style-name="ro2">
          <table:table-cell/>
          <table:table-cell office:value-type="string" table:style-name="ce6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style-name="ce3"/>
          <table:table-cell table:number-columns-repeated="16371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style-name="ce3"/>
          <table:table-cell table:number-columns-repeated="16371"/>
        </table:table-row>
        <table:table-row table:style-name="ro5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style-name="ce14"/>
          <table:table-cell table:number-columns-repeated="16371"/>
        </table:table-row>
        <table:table-row table:style-name="ro5">
          <table:table-cell/>
          <table:table-cell table:style-name="ce15"/>
          <table:table-cell office:value-type="string" table:style-name="ce84">
            <text:p>MARÇO 2020</text:p>
          </table:table-cell>
          <table:table-cell office:value-type="string" table:style-name="ce97">
            <text:p>%</text:p>
          </table:table-cell>
          <table:table-cell office:value-type="string" table:style-name="ce18">
            <text:p>FEVEREIRO 2020</text:p>
          </table:table-cell>
          <table:table-cell office:value-type="string" table:style-name="ce98">
            <text:p>%</text:p>
          </table:table-cell>
          <table:table-cell office:value-type="string" table:style-name="ce18">
            <text:p>MARÇO 2019</text:p>
          </table:table-cell>
          <table:table-cell office:value-type="string" table:style-name="ce98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style-name="ce14"/>
          <table:table-cell table:number-columns-repeated="16371"/>
        </table:table-row>
        <table:table-row table:style-name="ro5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3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style-name="ce28"/>
          <table:table-cell table:number-columns-repeated="16371"/>
        </table:table-row>
        <table:table-row table:style-name="ro10">
          <table:table-cell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/>
        </table:table-row>
        <table:table-row table:style-name="ro17">
          <table:table-cell/>
          <table:table-cell office:value-type="string" table:style-name="ce113">
            <text:p>PORTUGAL</text:p>
          </table:table-cell>
          <table:table-cell office:value-type="float" office:value="343761" table:style-name="ce114">
            <text:p>343 761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315562" table:style-name="ce116">
            <text:p>315 562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333776" table:style-name="ce116">
            <text:p>333 776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28199" table:style-name="ce39">
            <text:p>+28 199</text:p>
          </table:table-cell>
          <table:table-cell office:value-type="float" office:value="8.9361203186695484" table:style-name="ce40">
            <text:p>+8,9<text:s text:c="3"/></text:p>
          </table:table-cell>
          <table:table-cell office:value-type="float" office:value="9985" table:style-name="ce39">
            <text:p>+9 985</text:p>
          </table:table-cell>
          <table:table-cell office:value-type="float" office:value="2.9915272518095968" table:style-name="ce40">
            <text:p>+3,0<text:s text:c="3"/></text:p>
          </table:table-cell>
          <table:table-cell table:style-name="ce41"/>
          <table:table-cell table:number-columns-repeated="16371"/>
        </table:table-row>
        <table:table-row table:style-name="ro18">
          <table:table-cell/>
          <table:table-cell office:value-type="string" table:style-name="ce119">
            <text:p>CONTINENTE</text:p>
          </table:table-cell>
          <table:table-cell office:value-type="float" office:value="321164" table:style-name="ce114">
            <text:p>321 164</text:p>
          </table:table-cell>
          <table:table-cell office:value-type="float" office:value="93.426537623523316" table:style-name="ce115">
            <text:p>93,4<text:s text:c="5"/></text:p>
          </table:table-cell>
          <table:table-cell office:value-type="float" office:value="293016" table:style-name="ce116">
            <text:p>293 016</text:p>
          </table:table-cell>
          <table:table-cell office:value-type="float" office:value="92.855286758228175" table:style-name="ce117">
            <text:p>92,9<text:s text:c="5"/></text:p>
          </table:table-cell>
          <table:table-cell office:value-type="float" office:value="309841" table:style-name="ce116">
            <text:p>309 841</text:p>
          </table:table-cell>
          <table:table-cell office:value-type="float" office:value="92.8290230573798" table:style-name="ce118">
            <text:p>92,8<text:s text:c="5"/></text:p>
          </table:table-cell>
          <table:table-cell office:value-type="float" office:value="28148" table:style-name="ce39">
            <text:p>+28 148</text:p>
          </table:table-cell>
          <table:table-cell office:value-type="float" office:value="9.6063013623829416" table:style-name="ce40">
            <text:p>+9,6<text:s text:c="3"/></text:p>
          </table:table-cell>
          <table:table-cell office:value-type="float" office:value="11323" table:style-name="ce39">
            <text:p>+11 323</text:p>
          </table:table-cell>
          <table:table-cell office:value-type="float" office:value="3.654455026933169" table:style-name="ce40">
            <text:p>+3,7<text:s text:c="3"/></text:p>
          </table:table-cell>
          <table:table-cell table:style-name="ce59"/>
          <table:table-cell table:number-columns-repeated="16371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134578" table:style-name="ce121">
            <text:p>134 578</text:p>
          </table:table-cell>
          <table:table-cell office:value-type="float" office:value="39.148710877615549" table:style-name="ce122">
            <text:p>39,1<text:s text:c="5"/></text:p>
          </table:table-cell>
          <table:table-cell office:value-type="float" office:value="124337" table:style-name="ce123">
            <text:p>124 337</text:p>
          </table:table-cell>
          <table:table-cell office:value-type="float" office:value="39.401765738587031" table:style-name="ce124">
            <text:p>39,4<text:s text:c="5"/></text:p>
          </table:table-cell>
          <table:table-cell office:value-type="float" office:value="136319" table:style-name="ce123">
            <text:p>136 319</text:p>
          </table:table-cell>
          <table:table-cell office:value-type="float" office:value="40.841462537749869" table:style-name="ce125">
            <text:p>40,8<text:s text:c="5"/></text:p>
          </table:table-cell>
          <table:table-cell office:value-type="float" office:value="10241" table:style-name="ce48">
            <text:p>+10 241</text:p>
          </table:table-cell>
          <table:table-cell office:value-type="float" office:value="8.2364863234596299" table:style-name="ce49">
            <text:p>+8,2<text:s text:c="3"/></text:p>
          </table:table-cell>
          <table:table-cell office:value-type="float" office:value="-1741" table:style-name="ce48">
            <text:p><text:s/>-1 741</text:p>
          </table:table-cell>
          <table:table-cell office:value-type="float" office:value="-1.2771513875541927" table:style-name="ce49">
            <text:p>-1,3<text:s text:c="3"/></text:p>
          </table:table-cell>
          <table:table-cell table:style-name="ce65"/>
          <table:table-cell table:number-columns-repeated="16371"/>
        </table:table-row>
        <table:table-row table:style-name="ro1">
          <table:table-cell/>
          <table:table-cell office:value-type="string" table:style-name="ce120">
            <text:p>Centro</text:p>
          </table:table-cell>
          <table:table-cell office:value-type="float" office:value="45845" table:style-name="ce121">
            <text:p>45 845</text:p>
          </table:table-cell>
          <table:table-cell office:value-type="float" office:value="13.336300511110919" table:style-name="ce122">
            <text:p>13,3<text:s text:c="5"/></text:p>
          </table:table-cell>
          <table:table-cell office:value-type="float" office:value="41927" table:style-name="ce123">
            <text:p>41 927</text:p>
          </table:table-cell>
          <table:table-cell office:value-type="float" office:value="13.286454009037843" table:style-name="ce124">
            <text:p>13,3<text:s text:c="5"/></text:p>
          </table:table-cell>
          <table:table-cell office:value-type="float" office:value="44374" table:style-name="ce123">
            <text:p>44 374</text:p>
          </table:table-cell>
          <table:table-cell office:value-type="float" office:value="13.294544844446573" table:style-name="ce125">
            <text:p>13,3<text:s text:c="5"/></text:p>
          </table:table-cell>
          <table:table-cell office:value-type="float" office:value="3918" table:style-name="ce48">
            <text:p>+3 918</text:p>
          </table:table-cell>
          <table:table-cell office:value-type="float" office:value="9.3448136045984693" table:style-name="ce49">
            <text:p>+9,3<text:s text:c="3"/></text:p>
          </table:table-cell>
          <table:table-cell office:value-type="float" office:value="1471" table:style-name="ce48">
            <text:p>+1 471</text:p>
          </table:table-cell>
          <table:table-cell office:value-type="float" office:value="3.3150042817866323" table:style-name="ce49">
            <text:p>+3,3<text:s text:c="3"/></text:p>
          </table:table-cell>
          <table:table-cell table:style-name="ce59"/>
          <table:table-cell table:number-columns-repeated="16371"/>
        </table:table-row>
        <table:table-row table:style-name="ro1">
          <table:table-cell/>
          <table:table-cell office:value-type="string" table:style-name="ce120">
            <text:p>Lisboa V. Tejo</text:p>
          </table:table-cell>
          <table:table-cell office:value-type="float" office:value="102108" table:style-name="ce121">
            <text:p>102 108</text:p>
          </table:table-cell>
          <table:table-cell office:value-type="float" office:value="29.703194952306983" table:style-name="ce122">
            <text:p>29,7<text:s text:c="5"/></text:p>
          </table:table-cell>
          <table:table-cell office:value-type="float" office:value="92458" table:style-name="ce123">
            <text:p>92 458</text:p>
          </table:table-cell>
          <table:table-cell office:value-type="float" office:value="29.299472053035537" table:style-name="ce124">
            <text:p>29,3<text:s text:c="5"/></text:p>
          </table:table-cell>
          <table:table-cell office:value-type="float" office:value="98370" table:style-name="ce123">
            <text:p>98 370</text:p>
          </table:table-cell>
          <table:table-cell office:value-type="float" office:value="29.471861368103159" table:style-name="ce125">
            <text:p>29,5<text:s text:c="5"/></text:p>
          </table:table-cell>
          <table:table-cell office:value-type="float" office:value="9650" table:style-name="ce48">
            <text:p>+9 650</text:p>
          </table:table-cell>
          <table:table-cell office:value-type="float" office:value="10.437171472452357" table:style-name="ce49">
            <text:p>+10,4<text:s text:c="3"/></text:p>
          </table:table-cell>
          <table:table-cell office:value-type="float" office:value="3738" table:style-name="ce48">
            <text:p>+3 738</text:p>
          </table:table-cell>
          <table:table-cell office:value-type="float" office:value="3.7999390057944495" table:style-name="ce49">
            <text:p>+3,8<text:s text:c="3"/></text:p>
          </table:table-cell>
          <table:table-cell table:style-name="ce65"/>
          <table:table-cell table:number-columns-repeated="16371"/>
        </table:table-row>
        <table:table-row table:style-name="ro1">
          <table:table-cell/>
          <table:table-cell office:value-type="string" table:style-name="ce120">
            <text:p>Alentejo</text:p>
          </table:table-cell>
          <table:table-cell office:value-type="float" office:value="16997" table:style-name="ce121">
            <text:p>16 997</text:p>
          </table:table-cell>
          <table:table-cell office:value-type="float" office:value="4.9444235966267263" table:style-name="ce122">
            <text:p>4,9<text:s text:c="5"/></text:p>
          </table:table-cell>
          <table:table-cell office:value-type="float" office:value="15106" table:style-name="ce123">
            <text:p>15 106</text:p>
          </table:table-cell>
          <table:table-cell office:value-type="float" office:value="4.7870149130757191" table:style-name="ce124">
            <text:p>4,8<text:s text:c="5"/></text:p>
          </table:table-cell>
          <table:table-cell office:value-type="float" office:value="15473" table:style-name="ce123">
            <text:p>15 473</text:p>
          </table:table-cell>
          <table:table-cell office:value-type="float" office:value="4.6357437323234745" table:style-name="ce125">
            <text:p>4,6<text:s text:c="5"/></text:p>
          </table:table-cell>
          <table:table-cell office:value-type="float" office:value="1891" table:style-name="ce48">
            <text:p>+1 891</text:p>
          </table:table-cell>
          <table:table-cell office:value-type="float" office:value="12.518204686879386" table:style-name="ce49">
            <text:p>+12,5<text:s text:c="3"/></text:p>
          </table:table-cell>
          <table:table-cell office:value-type="float" office:value="1524" table:style-name="ce48">
            <text:p>+1 524</text:p>
          </table:table-cell>
          <table:table-cell office:value-type="float" office:value="9.8494151101919467" table:style-name="ce49">
            <text:p>+9,8<text:s text:c="3"/></text:p>
          </table:table-cell>
          <table:table-cell table:style-name="ce59"/>
          <table:table-cell table:number-columns-repeated="16371"/>
        </table:table-row>
        <table:table-row table:style-name="ro1">
          <table:table-cell/>
          <table:table-cell office:value-type="string" table:style-name="ce120">
            <text:p>Algarve</text:p>
          </table:table-cell>
          <table:table-cell office:value-type="float" office:value="21636" table:style-name="ce121">
            <text:p>21 636</text:p>
          </table:table-cell>
          <table:table-cell office:value-type="float" office:value="6.2939076858631431" table:style-name="ce122">
            <text:p>6,3<text:s text:c="5"/></text:p>
          </table:table-cell>
          <table:table-cell office:value-type="float" office:value="19188" table:style-name="ce123">
            <text:p>19 188</text:p>
          </table:table-cell>
          <table:table-cell office:value-type="float" office:value="6.0805800444920486" table:style-name="ce124">
            <text:p>6,1<text:s text:c="5"/></text:p>
          </table:table-cell>
          <table:table-cell office:value-type="float" office:value="15305" table:style-name="ce123">
            <text:p>15 305</text:p>
          </table:table-cell>
          <table:table-cell office:value-type="float" office:value="4.5854105747567226" table:style-name="ce125">
            <text:p>4,6<text:s text:c="5"/></text:p>
          </table:table-cell>
          <table:table-cell office:value-type="float" office:value="2448" table:style-name="ce48">
            <text:p>+2 448</text:p>
          </table:table-cell>
          <table:table-cell office:value-type="float" office:value="12.757973733583489" table:style-name="ce49">
            <text:p>+12,8<text:s text:c="3"/></text:p>
          </table:table-cell>
          <table:table-cell office:value-type="float" office:value="6331" table:style-name="ce48">
            <text:p>+6 331</text:p>
          </table:table-cell>
          <table:table-cell office:value-type="float" office:value="41.3655668082326" table:style-name="ce49">
            <text:p>+41,4<text:s text:c="3"/></text:p>
          </table:table-cell>
          <table:table-cell table:style-name="ce65"/>
          <table:table-cell table:number-columns-repeated="16371"/>
        </table:table-row>
        <table:table-row table:style-name="ro18">
          <table:table-cell/>
          <table:table-cell office:value-type="string" table:style-name="ce119">
            <text:p>REG.AUTÓNOMAS</text:p>
          </table:table-cell>
          <table:table-cell office:value-type="float" office:value="22597" table:style-name="ce114">
            <text:p>22 597</text:p>
          </table:table-cell>
          <table:table-cell office:value-type="float" office:value="6.5734623764766802" table:style-name="ce115">
            <text:p>6,6<text:s text:c="5"/></text:p>
          </table:table-cell>
          <table:table-cell office:value-type="float" office:value="22546" table:style-name="ce116">
            <text:p>22 546</text:p>
          </table:table-cell>
          <table:table-cell office:value-type="float" office:value="7.1447132417718233" table:style-name="ce117">
            <text:p>7,1<text:s text:c="5"/></text:p>
          </table:table-cell>
          <table:table-cell office:value-type="float" office:value="23935" table:style-name="ce116">
            <text:p>23 935</text:p>
          </table:table-cell>
          <table:table-cell office:value-type="float" office:value="7.1709769426202001" table:style-name="ce118">
            <text:p>7,2<text:s text:c="5"/></text:p>
          </table:table-cell>
          <table:table-cell office:value-type="float" office:value="51" table:style-name="ce39">
            <text:p>+ 51</text:p>
          </table:table-cell>
          <table:table-cell office:value-type="float" office:value="0.22620420473698216" table:style-name="ce40">
            <text:p>+0,2<text:s text:c="3"/></text:p>
          </table:table-cell>
          <table:table-cell office:value-type="float" office:value="-1338" table:style-name="ce39">
            <text:p><text:s/>-1 338</text:p>
          </table:table-cell>
          <table:table-cell office:value-type="float" office:value="-5.5901399623981618" table:style-name="ce40">
            <text:p>-5,6<text:s text:c="3"/></text:p>
          </table:table-cell>
          <table:table-cell table:style-name="ce59"/>
          <table:table-cell table:number-columns-repeated="16371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6951" table:style-name="ce121">
            <text:p>6 951</text:p>
          </table:table-cell>
          <table:table-cell office:value-type="float" office:value="2.0220443854887553" table:style-name="ce122">
            <text:p>2,0<text:s text:c="5"/></text:p>
          </table:table-cell>
          <table:table-cell office:value-type="float" office:value="6956" table:style-name="ce123">
            <text:p>6 956</text:p>
          </table:table-cell>
          <table:table-cell office:value-type="float" office:value="2.2043211793561963" table:style-name="ce124">
            <text:p>2,2<text:s text:c="5"/></text:p>
          </table:table-cell>
          <table:table-cell office:value-type="float" office:value="7624" table:style-name="ce123">
            <text:p>7 624</text:p>
          </table:table-cell>
          <table:table-cell office:value-type="float" office:value="2.2841666267197165" table:style-name="ce125">
            <text:p>2,3<text:s text:c="5"/></text:p>
          </table:table-cell>
          <table:table-cell office:value-type="float" office:value="-5" table:style-name="ce48">
            <text:p><text:s/>- 5</text:p>
          </table:table-cell>
          <table:table-cell office:value-type="float" office:value="-7.1880391029327209E-2" table:style-name="ce49">
            <text:p>-0,1<text:s text:c="3"/></text:p>
          </table:table-cell>
          <table:table-cell office:value-type="float" office:value="-673" table:style-name="ce48">
            <text:p><text:s/>- 673</text:p>
          </table:table-cell>
          <table:table-cell office:value-type="float" office:value="-8.8273871983210928" table:style-name="ce49">
            <text:p>-8,8<text:s text:c="3"/></text:p>
          </table:table-cell>
          <table:table-cell table:style-name="ce59"/>
          <table:table-cell table:number-columns-repeated="16371"/>
        </table:table-row>
        <table:table-row table:style-name="ro1">
          <table:table-cell/>
          <table:table-cell office:value-type="string" table:style-name="ce120">
            <text:p>Madeira</text:p>
          </table:table-cell>
          <table:table-cell office:value-type="float" office:value="15646" table:style-name="ce121">
            <text:p>15 646</text:p>
          </table:table-cell>
          <table:table-cell office:value-type="float" office:value="4.5514179909879253" table:style-name="ce122">
            <text:p>4,6<text:s text:c="5"/></text:p>
          </table:table-cell>
          <table:table-cell office:value-type="float" office:value="15590" table:style-name="ce123">
            <text:p>15 590</text:p>
          </table:table-cell>
          <table:table-cell office:value-type="float" office:value="4.9403920624156266" table:style-name="ce124">
            <text:p>4,9<text:s text:c="5"/></text:p>
          </table:table-cell>
          <table:table-cell office:value-type="float" office:value="16311" table:style-name="ce123">
            <text:p>16 311</text:p>
          </table:table-cell>
          <table:table-cell office:value-type="float" office:value="4.8868103159004841" table:style-name="ce125">
            <text:p>4,9<text:s text:c="5"/></text:p>
          </table:table-cell>
          <table:table-cell office:value-type="float" office:value="56" table:style-name="ce48">
            <text:p>+ 56</text:p>
          </table:table-cell>
          <table:table-cell office:value-type="float" office:value="0.35920461834509299" table:style-name="ce49">
            <text:p>+0,4<text:s text:c="3"/></text:p>
          </table:table-cell>
          <table:table-cell office:value-type="float" office:value="-665" table:style-name="ce48">
            <text:p><text:s/>- 665</text:p>
          </table:table-cell>
          <table:table-cell office:value-type="float" office:value="-4.0770032493409349" table:style-name="ce49">
            <text:p>-4,1<text:s text:c="3"/></text:p>
          </table:table-cell>
          <table:table-cell table:style-name="ce59"/>
          <table:table-cell table:number-columns-repeated="16371"/>
        </table:table-row>
        <table:table-row table:style-name="ro4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59"/>
          <table:table-cell table:number-columns-repeated="16371"/>
        </table:table-row>
        <table:table-row table:style-name="ro1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6"/>
          <table:table-cell table:style-name="ce3"/>
          <table:table-cell table:style-name="ce77"/>
          <table:table-cell table:number-columns-repeated="2" table:style-name="ce3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4">
            <text:p><text:s/>Quadro 4 - DESEMPREGO REGISTADO, <text:s text:c="2"/>POR <text:s/>GRUPOS <text:s/>DE <text:s/>PROFISSÕES<text:s/>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/>
          <table:table-cell office:value-type="string" table:style-name="ce135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5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5">
          <table:table-cell/>
          <table:table-cell office:value-type="string" table:style-name="ce15">
            <text:p>CPP-<text:span text:style-name="T2">2010</text:span></text:p>
          </table:table-cell>
          <table:table-cell office:value-type="string" table:style-name="ce84">
            <text:p>MARÇO 2020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FEVEREIRO 2020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MARÇO 2019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5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16372" table:style-name="ce1"/>
        </table:table-row>
        <table:table-row table:style-name="ro19">
          <table:table-cell/>
          <table:table-cell table:style-name="ce15"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style-name="ce3"/>
          <table:table-cell table:number-columns-repeated="16371"/>
        </table:table-row>
        <table:table-row table:style-name="ro15">
          <table:table-cell/>
          <table:table-cell office:value-type="string" table:style-name="ce144">
            <text:p>Total</text:p>
          </table:table-cell>
          <table:table-cell office:value-type="float" office:value="321164" table:style-name="ce35">
            <text:p>321 164</text:p>
          </table:table-cell>
          <table:table-cell office:value-type="float" office:value="100" table:style-name="ce145">
            <text:p>100,0<text:s text:c="5"/></text:p>
          </table:table-cell>
          <table:table-cell office:value-type="float" office:value="293016" table:style-name="ce146">
            <text:p>293 016</text:p>
          </table:table-cell>
          <table:table-cell office:value-type="float" office:value="100" table:style-name="ce147">
            <text:p>100,0<text:s text:c="5"/></text:p>
          </table:table-cell>
          <table:table-cell office:value-type="float" office:value="309841" table:style-name="ce37">
            <text:p>309 841</text:p>
          </table:table-cell>
          <table:table-cell office:value-type="float" office:value="99.999999999999986" table:style-name="ce148">
            <text:p>100,0<text:s text:c="5"/></text:p>
          </table:table-cell>
          <table:table-cell office:value-type="float" office:value="28148" table:style-name="ce39">
            <text:p>+28 148</text:p>
          </table:table-cell>
          <table:table-cell office:value-type="float" office:value="9.6063013623829416" table:style-name="ce40">
            <text:p>+9,6<text:s text:c="3"/></text:p>
          </table:table-cell>
          <table:table-cell office:value-type="float" office:value="11323" table:style-name="ce39">
            <text:p>+11 323</text:p>
          </table:table-cell>
          <table:table-cell office:value-type="float" office:value="3.654455026933169" table:style-name="ce40">
            <text:p>+3,7<text:s text:c="3"/></text:p>
          </table:table-cell>
          <table:table-cell table:style-name="ce3"/>
          <table:table-cell table:number-columns-repeated="16371"/>
        </table:table-row>
        <table:table-row table:style-name="ro5">
          <table:table-cell/>
          <table:table-cell office:value-type="string" table:style-name="ce149">
            <text:p>1- Repres. poder legisla., órgãos exec., dirig., dir. e gestores execu.</text:p>
          </table:table-cell>
          <table:table-cell office:value-type="float" office:value="7424" table:style-name="ce44">
            <text:p>7 424</text:p>
          </table:table-cell>
          <table:table-cell office:value-type="float" office:value="2.3115915856073532" table:style-name="ce150">
            <text:p>2,3<text:s text:c="5"/></text:p>
          </table:table-cell>
          <table:table-cell office:value-type="float" office:value="7054" table:style-name="ce151">
            <text:p>7 054</text:p>
          </table:table-cell>
          <table:table-cell office:value-type="float" office:value="2.4073770715592322" table:style-name="ce152">
            <text:p>2,4<text:s text:c="5"/></text:p>
          </table:table-cell>
          <table:table-cell office:value-type="float" office:value="7295" table:style-name="ce46">
            <text:p>7 295</text:p>
          </table:table-cell>
          <table:table-cell office:value-type="float" office:value="2.3544334029389269" table:style-name="ce153">
            <text:p>2,4<text:s text:c="5"/></text:p>
          </table:table-cell>
          <table:table-cell office:value-type="float" office:value="370" table:style-name="ce48">
            <text:p>+ 370</text:p>
          </table:table-cell>
          <table:table-cell office:value-type="float" office:value="5.2452509214629996" table:style-name="ce49">
            <text:p>+5,2<text:s text:c="3"/></text:p>
          </table:table-cell>
          <table:table-cell office:value-type="float" office:value="129" table:style-name="ce48">
            <text:p>+ 129</text:p>
          </table:table-cell>
          <table:table-cell office:value-type="float" office:value="1.7683344756682657" table:style-name="ce49">
            <text:p>+1,8<text:s text:c="3"/></text:p>
          </table:table-cell>
          <table:table-cell table:style-name="ce3"/>
          <table:table-cell table:number-columns-repeated="16371"/>
        </table:table-row>
        <table:table-row table:style-name="ro5">
          <table:table-cell/>
          <table:table-cell office:value-type="string" table:style-name="ce149">
            <text:p>2- Especialistas das atividades intelectuais e científicas</text:p>
          </table:table-cell>
          <table:table-cell office:value-type="float" office:value="32183" table:style-name="ce44">
            <text:p>32 183</text:p>
          </table:table-cell>
          <table:table-cell office:value-type="float" office:value="10.020737068911833" table:style-name="ce150">
            <text:p>10,0<text:s text:c="5"/></text:p>
          </table:table-cell>
          <table:table-cell office:value-type="float" office:value="30944" table:style-name="ce151">
            <text:p>30 944</text:p>
          </table:table-cell>
          <table:table-cell office:value-type="float" office:value="10.560515466732193" table:style-name="ce152">
            <text:p>10,6<text:s text:c="5"/></text:p>
          </table:table-cell>
          <table:table-cell office:value-type="float" office:value="33757" table:style-name="ce46">
            <text:p>33 757</text:p>
          </table:table-cell>
          <table:table-cell office:value-type="float" office:value="10.894942890062968" table:style-name="ce153">
            <text:p>10,9<text:s text:c="5"/></text:p>
          </table:table-cell>
          <table:table-cell office:value-type="float" office:value="1239" table:style-name="ce48">
            <text:p>+1 239</text:p>
          </table:table-cell>
          <table:table-cell office:value-type="float" office:value="4.0040072388831431" table:style-name="ce49">
            <text:p>+4,0<text:s text:c="3"/></text:p>
          </table:table-cell>
          <table:table-cell office:value-type="float" office:value="-1574" table:style-name="ce48">
            <text:p><text:s/>-1 574</text:p>
          </table:table-cell>
          <table:table-cell office:value-type="float" office:value="-4.6627366175904257" table:style-name="ce49">
            <text:p>-4,7<text:s text:c="3"/></text:p>
          </table:table-cell>
          <table:table-cell table:style-name="ce14"/>
          <table:table-cell table:number-columns-repeated="16371"/>
        </table:table-row>
        <table:table-row table:style-name="ro5">
          <table:table-cell/>
          <table:table-cell office:value-type="string" table:style-name="ce149">
            <text:p>3- Técnicos e profissões de nível intermédio</text:p>
          </table:table-cell>
          <table:table-cell office:value-type="float" office:value="28511" table:style-name="ce44">
            <text:p>28 511</text:p>
          </table:table-cell>
          <table:table-cell office:value-type="float" office:value="8.8773959721512998" table:style-name="ce150">
            <text:p>8,9<text:s text:c="5"/></text:p>
          </table:table-cell>
          <table:table-cell office:value-type="float" office:value="26478" table:style-name="ce151">
            <text:p>26 478</text:p>
          </table:table-cell>
          <table:table-cell office:value-type="float" office:value="9.0363666147923674" table:style-name="ce152">
            <text:p>9,0<text:s text:c="5"/></text:p>
          </table:table-cell>
          <table:table-cell office:value-type="float" office:value="28369" table:style-name="ce46">
            <text:p>28 369</text:p>
          </table:table-cell>
          <table:table-cell office:value-type="float" office:value="9.1559864575701724" table:style-name="ce153">
            <text:p>9,2<text:s text:c="5"/></text:p>
          </table:table-cell>
          <table:table-cell office:value-type="float" office:value="2033" table:style-name="ce48">
            <text:p>+2 033</text:p>
          </table:table-cell>
          <table:table-cell office:value-type="float" office:value="7.6780723619608731" table:style-name="ce49">
            <text:p>+7,7<text:s text:c="3"/></text:p>
          </table:table-cell>
          <table:table-cell office:value-type="float" office:value="142" table:style-name="ce48">
            <text:p>+ 142</text:p>
          </table:table-cell>
          <table:table-cell office:value-type="float" office:value="0.50054637103880995" table:style-name="ce49">
            <text:p>+0,5<text:s text:c="3"/></text:p>
          </table:table-cell>
          <table:table-cell table:style-name="ce14"/>
          <table:table-cell table:number-columns-repeated="16371"/>
        </table:table-row>
        <table:table-row table:style-name="ro5">
          <table:table-cell/>
          <table:table-cell office:value-type="string" table:style-name="ce149">
            <text:p>4- Pessoal administrativo</text:p>
          </table:table-cell>
          <table:table-cell office:value-type="float" office:value="37507" table:style-name="ce44">
            <text:p>37 507</text:p>
          </table:table-cell>
          <table:table-cell office:value-type="float" office:value="11.678457112254176" table:style-name="ce150">
            <text:p>11,7<text:s text:c="5"/></text:p>
          </table:table-cell>
          <table:table-cell office:value-type="float" office:value="34923" table:style-name="ce151">
            <text:p>34 923</text:p>
          </table:table-cell>
          <table:table-cell office:value-type="float" office:value="11.91846179048243" table:style-name="ce152">
            <text:p>11,9<text:s text:c="5"/></text:p>
          </table:table-cell>
          <table:table-cell office:value-type="float" office:value="36111" table:style-name="ce46">
            <text:p>36 111</text:p>
          </table:table-cell>
          <table:table-cell office:value-type="float" office:value="11.654687404184727" table:style-name="ce153">
            <text:p>11,7<text:s text:c="5"/></text:p>
          </table:table-cell>
          <table:table-cell office:value-type="float" office:value="2584" table:style-name="ce48">
            <text:p>+2 584</text:p>
          </table:table-cell>
          <table:table-cell office:value-type="float" office:value="7.3991352403859914" table:style-name="ce49">
            <text:p>+7,4<text:s text:c="3"/></text:p>
          </table:table-cell>
          <table:table-cell office:value-type="float" office:value="1396" table:style-name="ce48">
            <text:p>+1 396</text:p>
          </table:table-cell>
          <table:table-cell office:value-type="float" office:value="3.8658580487939966" table:style-name="ce49">
            <text:p>+3,9<text:s text:c="3"/></text:p>
          </table:table-cell>
          <table:table-cell table:style-name="ce28"/>
          <table:table-cell table:number-columns-repeated="16371"/>
        </table:table-row>
        <table:table-row table:style-name="ro5">
          <table:table-cell/>
          <table:table-cell office:value-type="string" table:style-name="ce149">
            <text:p>5- Trab. serviços pessoais, de proteção e segurança e vendedores</text:p>
          </table:table-cell>
          <table:table-cell office:value-type="float" office:value="66087" table:style-name="ce44">
            <text:p>66 087</text:p>
          </table:table-cell>
          <table:table-cell office:value-type="float" office:value="20.577337435079897" table:style-name="ce150">
            <text:p>20,6<text:s text:c="5"/></text:p>
          </table:table-cell>
          <table:table-cell office:value-type="float" office:value="60433" table:style-name="ce151">
            <text:p>60 433</text:p>
          </table:table-cell>
          <table:table-cell office:value-type="float" office:value="20.624471018647448" table:style-name="ce152">
            <text:p>20,6<text:s text:c="5"/></text:p>
          </table:table-cell>
          <table:table-cell office:value-type="float" office:value="62251" table:style-name="ce46">
            <text:p>62 251</text:p>
          </table:table-cell>
          <table:table-cell office:value-type="float" office:value="20.091272620473081" table:style-name="ce153">
            <text:p>20,1<text:s text:c="5"/></text:p>
          </table:table-cell>
          <table:table-cell office:value-type="float" office:value="5654" table:style-name="ce48">
            <text:p>+5 654</text:p>
          </table:table-cell>
          <table:table-cell office:value-type="float" office:value="9.3558155312494833" table:style-name="ce49">
            <text:p>+9,4<text:s text:c="3"/></text:p>
          </table:table-cell>
          <table:table-cell office:value-type="float" office:value="3836" table:style-name="ce48">
            <text:p>+3 836</text:p>
          </table:table-cell>
          <table:table-cell office:value-type="float" office:value="6.162150005622399" table:style-name="ce49">
            <text:p>+6,2<text:s text:c="3"/></text:p>
          </table:table-cell>
          <table:table-cell table:style-name="ce28"/>
          <table:table-cell table:number-columns-repeated="16371"/>
        </table:table-row>
        <table:table-row table:style-name="ro5">
          <table:table-cell/>
          <table:table-cell office:value-type="string" table:style-name="ce149">
            <text:p>6- Agricultores e trab. qualificados da agric., <text:s/>pesca e floresta</text:p>
          </table:table-cell>
          <table:table-cell office:value-type="float" office:value="10644" table:style-name="ce44">
            <text:p>10 644</text:p>
          </table:table-cell>
          <table:table-cell office:value-type="float" office:value="3.3141946170803704" table:style-name="ce150">
            <text:p>3,3<text:s text:c="5"/></text:p>
          </table:table-cell>
          <table:table-cell office:value-type="float" office:value="9676" table:style-name="ce151">
            <text:p>9 676</text:p>
          </table:table-cell>
          <table:table-cell office:value-type="float" office:value="3.3022087531056323" table:style-name="ce152">
            <text:p>3,3<text:s text:c="5"/></text:p>
          </table:table-cell>
          <table:table-cell office:value-type="float" office:value="10205" table:style-name="ce46">
            <text:p>10 205</text:p>
          </table:table-cell>
          <table:table-cell office:value-type="float" office:value="3.2936247946527413" table:style-name="ce153">
            <text:p>3,3<text:s text:c="5"/></text:p>
          </table:table-cell>
          <table:table-cell office:value-type="float" office:value="968" table:style-name="ce48">
            <text:p>+ 968</text:p>
          </table:table-cell>
          <table:table-cell office:value-type="float" office:value="10.004133939644481" table:style-name="ce49">
            <text:p>+10,0<text:s text:c="3"/></text:p>
          </table:table-cell>
          <table:table-cell office:value-type="float" office:value="439" table:style-name="ce48">
            <text:p>+ 439</text:p>
          </table:table-cell>
          <table:table-cell office:value-type="float" office:value="4.3018128368446842" table:style-name="ce49">
            <text:p>+4,3<text:s text:c="3"/></text:p>
          </table:table-cell>
          <table:table-cell table:style-name="ce41"/>
          <table:table-cell table:number-columns-repeated="16371"/>
        </table:table-row>
        <table:table-row table:style-name="ro5">
          <table:table-cell/>
          <table:table-cell office:value-type="string" table:style-name="ce149">
            <text:p>7- Trabalhadores qualificados da indústria, construção e artífices</text:p>
          </table:table-cell>
          <table:table-cell office:value-type="float" office:value="37042" table:style-name="ce44">
            <text:p>37 042</text:p>
          </table:table-cell>
          <table:table-cell office:value-type="float" office:value="11.533671270752638" table:style-name="ce150">
            <text:p>11,5<text:s text:c="5"/></text:p>
          </table:table-cell>
          <table:table-cell office:value-type="float" office:value="30823" table:style-name="ce151">
            <text:p>30 823</text:p>
          </table:table-cell>
          <table:table-cell office:value-type="float" office:value="10.519220793403774" table:style-name="ce152">
            <text:p>10,5<text:s text:c="5"/></text:p>
          </table:table-cell>
          <table:table-cell office:value-type="float" office:value="33930" table:style-name="ce46">
            <text:p>33 930</text:p>
          </table:table-cell>
          <table:table-cell office:value-type="float" office:value="10.950777979673445" table:style-name="ce153">
            <text:p>11,0<text:s text:c="5"/></text:p>
          </table:table-cell>
          <table:table-cell office:value-type="float" office:value="6219" table:style-name="ce48">
            <text:p>+6 219</text:p>
          </table:table-cell>
          <table:table-cell office:value-type="float" office:value="20.176491580962271" table:style-name="ce49">
            <text:p>+20,2<text:s text:c="3"/></text:p>
          </table:table-cell>
          <table:table-cell office:value-type="float" office:value="3112" table:style-name="ce48">
            <text:p>+3 112</text:p>
          </table:table-cell>
          <table:table-cell office:value-type="float" office:value="9.1718243442381375" table:style-name="ce49">
            <text:p>+9,2<text:s text:c="3"/></text:p>
          </table:table-cell>
          <table:table-cell table:style-name="ce59"/>
          <table:table-cell table:number-columns-repeated="16371"/>
        </table:table-row>
        <table:table-row table:style-name="ro5">
          <table:table-cell/>
          <table:table-cell office:value-type="string" table:style-name="ce149">
            <text:p>8- Operadores de instalações e máquinas e trab. da montagem</text:p>
          </table:table-cell>
          <table:table-cell office:value-type="float" office:value="19373" table:style-name="ce44">
            <text:p>19 373</text:p>
          </table:table-cell>
          <table:table-cell office:value-type="float" office:value="6.0321206610952656" table:style-name="ce150">
            <text:p>6,0<text:s text:c="5"/></text:p>
          </table:table-cell>
          <table:table-cell office:value-type="float" office:value="17053" table:style-name="ce151">
            <text:p>17 053</text:p>
          </table:table-cell>
          <table:table-cell office:value-type="float" office:value="5.8198187129713048" table:style-name="ce152">
            <text:p>5,8<text:s text:c="5"/></text:p>
          </table:table-cell>
          <table:table-cell office:value-type="float" office:value="17777" table:style-name="ce46">
            <text:p>17 777</text:p>
          </table:table-cell>
          <table:table-cell office:value-type="float" office:value="5.7374588902049757" table:style-name="ce153">
            <text:p>5,7<text:s text:c="5"/></text:p>
          </table:table-cell>
          <table:table-cell office:value-type="float" office:value="2320" table:style-name="ce48">
            <text:p>+2 320</text:p>
          </table:table-cell>
          <table:table-cell office:value-type="float" office:value="13.604644344103678" table:style-name="ce49">
            <text:p>+13,6<text:s text:c="3"/></text:p>
          </table:table-cell>
          <table:table-cell office:value-type="float" office:value="1596" table:style-name="ce48">
            <text:p>+1 596</text:p>
          </table:table-cell>
          <table:table-cell office:value-type="float" office:value="8.9778927828092474" table:style-name="ce49">
            <text:p>+9,0<text:s text:c="3"/></text:p>
          </table:table-cell>
          <table:table-cell table:style-name="ce65"/>
          <table:table-cell table:number-columns-repeated="16371"/>
        </table:table-row>
        <table:table-row table:style-name="ro5">
          <table:table-cell/>
          <table:table-cell office:value-type="string" table:style-name="ce149">
            <text:p>9- Trabalhadores não qualificados</text:p>
          </table:table-cell>
          <table:table-cell office:value-type="float" office:value="82183" table:style-name="ce44">
            <text:p>82 183</text:p>
          </table:table-cell>
          <table:table-cell office:value-type="float" office:value="25.589107122840666" table:style-name="ce150">
            <text:p>25,6<text:s text:c="5"/></text:p>
          </table:table-cell>
          <table:table-cell office:value-type="float" office:value="75434" table:style-name="ce151">
            <text:p>75 434</text:p>
          </table:table-cell>
          <table:table-cell office:value-type="float" office:value="25.743986676495485" table:style-name="ce152">
            <text:p>25,7<text:s text:c="5"/></text:p>
          </table:table-cell>
          <table:table-cell office:value-type="float" office:value="79917" table:style-name="ce46">
            <text:p>79 917</text:p>
          </table:table-cell>
          <table:table-cell office:value-type="float" office:value="25.79290668439619" table:style-name="ce153">
            <text:p>25,8<text:s text:c="5"/></text:p>
          </table:table-cell>
          <table:table-cell office:value-type="float" office:value="6749" table:style-name="ce48">
            <text:p>+6 749</text:p>
          </table:table-cell>
          <table:table-cell office:value-type="float" office:value="8.9468939735397832" table:style-name="ce49">
            <text:p>+8,9<text:s text:c="3"/></text:p>
          </table:table-cell>
          <table:table-cell office:value-type="float" office:value="2266" table:style-name="ce48">
            <text:p>+2 266</text:p>
          </table:table-cell>
          <table:table-cell office:value-type="float" office:value="2.8354417708372437" table:style-name="ce49">
            <text:p>+2,8<text:s text:c="3"/></text:p>
          </table:table-cell>
          <table:table-cell table:style-name="ce59"/>
          <table:table-cell table:number-columns-repeated="16371"/>
        </table:table-row>
        <table:table-row table:style-name="ro5">
          <table:table-cell/>
          <table:table-cell office:value-type="string" table:style-name="ce149">
            <text:p>0- Profissões das Forças Armadas</text:p>
          </table:table-cell>
          <table:table-cell office:value-type="float" office:value="193" table:style-name="ce44">
            <text:p><text:s/>193</text:p>
          </table:table-cell>
          <table:table-cell office:value-type="float" office:value="6.0093908408165295E-2" table:style-name="ce150">
            <text:p>0,1<text:s text:c="5"/></text:p>
          </table:table-cell>
          <table:table-cell office:value-type="float" office:value="184" table:style-name="ce151">
            <text:p><text:s/>184</text:p>
          </table:table-cell>
          <table:table-cell office:value-type="float" office:value="6.2795205722554398E-2" table:style-name="ce152">
            <text:p>0,1<text:s text:c="5"/></text:p>
          </table:table-cell>
          <table:table-cell office:value-type="float" office:value="198" table:style-name="ce46">
            <text:p><text:s/>198</text:p>
          </table:table-cell>
          <table:table-cell office:value-type="float" office:value="6.3903744178465727E-2" table:style-name="ce153">
            <text:p>0,1<text:s text:c="5"/></text:p>
          </table:table-cell>
          <table:table-cell office:value-type="float" office:value="9" table:style-name="ce48">
            <text:p>+ 9</text:p>
          </table:table-cell>
          <table:table-cell office:value-type="float" office:value="4.8913043478260869" table:style-name="ce49">
            <text:p>+4,9<text:s text:c="3"/></text:p>
          </table:table-cell>
          <table:table-cell office:value-type="float" office:value="-5" table:style-name="ce48">
            <text:p><text:s/>- 5</text:p>
          </table:table-cell>
          <table:table-cell office:value-type="float" office:value="-2.5252525252525251" table:style-name="ce49">
            <text:p>-2,5<text:s text:c="3"/></text:p>
          </table:table-cell>
          <table:table-cell table:style-name="ce65"/>
          <table:table-cell table:number-columns-repeated="16371"/>
        </table:table-row>
        <table:table-row table:style-name="ro5">
          <table:table-cell/>
          <table:table-cell office:value-type="string" table:style-name="ce149">
            <text:p><text:s text:c="5"/>Outros</text:p>
          </table:table-cell>
          <table:table-cell office:value-type="float" office:value="17" table:style-name="ce44">
            <text:p><text:s/>17</text:p>
          </table:table-cell>
          <table:table-cell office:value-type="float" office:value="5.2932458183358039E-3" table:style-name="ce150">
            <text:p>0,0<text:s text:c="5"/></text:p>
          </table:table-cell>
          <table:table-cell office:value-type="float" office:value="14" table:style-name="ce151">
            <text:p><text:s/>14</text:p>
          </table:table-cell>
          <table:table-cell office:value-type="float" office:value="4.7778960875856603E-3" table:style-name="ce152">
            <text:p>0,0<text:s text:c="5"/></text:p>
          </table:table-cell>
          <table:table-cell office:value-type="float" office:value="31" table:style-name="ce46">
            <text:p><text:s/>31</text:p>
          </table:table-cell>
          <table:table-cell office:value-type="float" office:value="1.000513166430524E-2" table:style-name="ce153">
            <text:p>0,0<text:s text:c="5"/></text:p>
          </table:table-cell>
          <table:table-cell office:value-type="float" office:value="3" table:style-name="ce48">
            <text:p>+ 3</text:p>
          </table:table-cell>
          <table:table-cell office:value-type="float" office:value="21.428571428571427" table:style-name="ce49">
            <text:p>+21,4<text:s text:c="3"/></text:p>
          </table:table-cell>
          <table:table-cell office:value-type="float" office:value="-14" table:style-name="ce48">
            <text:p><text:s/>- 14</text:p>
          </table:table-cell>
          <table:table-cell office:value-type="float" office:value="-45.161290322580641" table:style-name="ce49">
            <text:p>-45,2<text:s text:c="3"/></text:p>
          </table:table-cell>
          <table:table-cell table:style-name="ce59"/>
          <table:table-cell table:number-columns-repeated="16371"/>
        </table:table-row>
        <table:table-row table:style-name="ro20">
          <table:table-cell/>
          <table:table-cell table:style-name="ce154"/>
          <table:table-cell table:style-name="ce155"/>
          <table:table-cell table:style-name="ce156"/>
          <table:table-cell table:style-name="ce157"/>
          <table:table-cell table:style-name="ce158"/>
          <table:table-cell table:style-name="ce159"/>
          <table:table-cell table:style-name="ce160"/>
          <table:table-cell table:style-name="ce73"/>
          <table:table-cell table:style-name="ce74"/>
          <table:table-cell table:style-name="ce73"/>
          <table:table-cell table:style-name="ce74"/>
          <table:table-cell table:style-name="ce59"/>
          <table:table-cell table:number-columns-repeated="16371"/>
        </table:table-row>
        <table:table-row table:style-name="ro13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10" table:style-name="ce1"/>
          <table:table-cell table:style-name="ce65"/>
          <table:table-cell table:number-columns-repeated="16371"/>
        </table:table-row>
        <table:table-row table:number-rows-repeated="5" table:style-name="ro1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number-columns-repeated="16371"/>
        </table:table-row>
        <table:table-row table:style-name="ro1">
          <table:table-cell/>
          <table:table-cell table:number-columns-repeated="3" table:style-name="ce1"/>
          <table:table-cell table:style-name="ce92"/>
          <table:table-cell table:number-columns-repeated="3" table:style-name="ce161"/>
          <table:table-cell table:style-name="ce162"/>
          <table:table-cell table:style-name="ce163"/>
          <table:table-cell table:style-name="ce162"/>
          <table:table-cell table:style-name="ce163"/>
          <table:table-cell table:number-columns-repeated="16372" table:style-name="ce1"/>
        </table:table-row>
        <table:table-row table:style-name="ro1">
          <table:table-cell/>
          <table:table-cell table:number-columns-repeated="3" table:style-name="ce1"/>
          <table:table-cell table:style-name="ce92"/>
          <table:table-cell table:number-columns-repeated="16379" table:style-name="ce1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79"/>
          <table:table-cell table:number-columns-repeated="2" table:style-name="ce164"/>
          <table:table-cell table:number-columns-repeated="6" table:style-name="ce79"/>
          <table:table-cell table:number-columns-repeated="16372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3">
        <table:table-column table:style-name="co1" table:default-cell-style-name="ce1" table:visibility="collapse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5" draw:name="Picture 184" svg:x="0.10302in" svg:y="0.13736in" svg:width="2.49544in" svg:height="0.6759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49" draw:name="CaixaDeTexto 11" svg:x="0.5674in" svg:y="0.26451in" svg:width="1.90411in" svg:height="0.53304in">
                <draw:text-box>
                  <text:p text:style-name="a48" text:class-names="" text:cond-style-name=""><text:span text:style-name="a46" text:class-names="">MARÇO 2020</text:span><text:span text:style-name="a47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13" draw:style-name="a41" draw:name="Text Box 122" svg:x="0in" svg:y="0in" svg:width="0.97917in" svg:height="0.32717in">
              <draw:text-box>
                <text:p text:style-name="a38" text:class-names="" text:cond-style-name=""><text:span text:style-name="a36" text:class-names="">Página 8</text:span><text:span text:style-name="a37" text:class-names="">/14</text:span></text:p>
                <text:p text:style-name="a40" text:class-names="" text:cond-style-name=""><text:span text:style-name="a39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4" draw:style-name="a44" draw:name="CaixaDeTexto 9" svg:x="0.43471in" svg:y="0.00966in" svg:width="1.39267in" svg:height="0.30877in">
              <draw:text-box>
                <text:p text:style-name="a43" text:class-names="" text:cond-style-name=""><text:span text:style-name="a42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">
          <table:table-cell/>
          <table:table-cell table:number-columns-repeated="11" table:style-name="ce2"/>
          <table:table-cell table:style-name="ce3"/>
          <table:table-cell table:number-columns-repeated="16371"/>
        </table:table-row>
        <table:table-row table:style-name="ro1">
          <table:table-cell/>
          <table:table-cell table:number-columns-repeated="11" table:style-name="ce2"/>
          <table:table-cell table:number-columns-repeated="16372" table:style-name="ce1"/>
        </table:table-row>
        <table:table-row table:style-name="ro2">
          <table:table-cell/>
          <table:table-cell office:value-type="string" table:style-name="ce4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style-name="ce3"/>
          <table:table-cell table:number-columns-repeated="16371"/>
        </table:table-row>
        <table:table-row table:style-name="ro2">
          <table:table-cell/>
          <table:table-cell office:value-type="string" table:style-name="ce6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style-name="ce3"/>
          <table:table-cell table:number-columns-repeated="16371"/>
        </table:table-row>
        <table:table-row table:style-name="ro7">
          <table:table-cell/>
          <table:table-cell table:style-name="ce2"/>
          <table:table-cell table:style-name="ce8"/>
          <table:table-cell table:number-columns-repeated="9" table:style-name="ce2"/>
          <table:table-cell table:style-name="ce3"/>
          <table:table-cell table:number-columns-repeated="16371"/>
        </table:table-row>
        <table:table-row table:style-name="ro1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style-name="ce14"/>
          <table:table-cell table:number-columns-repeated="16371"/>
        </table:table-row>
        <table:table-row table:style-name="ro1">
          <table:table-cell/>
          <table:table-cell office:value-type="string" table:style-name="ce15">
            <text:p>CAE <text:s/>Rev.3</text:p>
          </table:table-cell>
          <table:table-cell office:value-type="string" table:style-name="ce84">
            <text:p>MARÇO 2020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FEVEREIRO 2020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MARÇO 2019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1">(1)<text:s/></text:span></text:p>
          </table:table-cell>
          <table:covered-table-cell/>
          <table:table-cell table:style-name="ce14"/>
          <table:table-cell table:number-columns-repeated="16371"/>
        </table:table-row>
        <table:table-row table:style-name="ro1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style-name="ce28"/>
          <table:table-cell table:number-columns-repeated="16371"/>
        </table:table-row>
        <table:table-row table:style-name="ro21">
          <table:table-cell/>
          <table:table-cell table:style-name="ce15"/>
          <table:table-cell table:style-name="ce85"/>
          <table:table-cell table:style-name="ce86"/>
          <table:table-cell table:style-name="ce87"/>
          <table:table-cell table:style-name="ce88"/>
          <table:table-cell table:style-name="ce87"/>
          <table:table-cell table:style-name="ce88"/>
          <table:table-cell table:number-columns-repeated="4" table:style-name="ce89"/>
          <table:table-cell table:style-name="ce28"/>
          <table:table-cell table:number-columns-repeated="16371"/>
        </table:table-row>
        <table:table-row table:style-name="ro3">
          <table:table-cell/>
          <table:table-cell office:value-type="string" table:style-name="ce169">
            <text:p><text:s text:c="2"/>Total</text:p>
          </table:table-cell>
          <table:table-cell office:value-type="float" office:value="294178" table:style-name="ce35">
            <text:p>294 178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265698" table:style-name="ce37">
            <text:p>265 698</text:p>
          </table:table-cell>
          <table:table-cell office:value-type="float" office:value="99.999999999999986" table:style-name="ce38">
            <text:p>100,0<text:s text:c="5"/></text:p>
          </table:table-cell>
          <table:table-cell office:value-type="float" office:value="279650" table:style-name="ce37">
            <text:p>279 650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28480" table:style-name="ce39">
            <text:p>+28 480</text:p>
          </table:table-cell>
          <table:table-cell office:value-type="float" office:value="10.718936536970546" table:style-name="ce40">
            <text:p>+10,7<text:s text:c="3"/></text:p>
          </table:table-cell>
          <table:table-cell office:value-type="float" office:value="14528" table:style-name="ce39">
            <text:p>+14 528</text:p>
          </table:table-cell>
          <table:table-cell office:value-type="float" office:value="5.1950652601466123" table:style-name="ce40">
            <text:p>+5,2<text:s text:c="3"/></text:p>
          </table:table-cell>
          <table:table-cell table:style-name="ce41"/>
          <table:table-cell table:number-columns-repeated="16371"/>
        </table:table-row>
        <table:table-row table:style-name="ro9">
          <table:table-cell table:style-name="ce170"/>
          <table:table-cell office:value-type="string" table:style-name="ce171">
            <text:p>Agricultura, produção animal, caça, floresta e pesca</text:p>
          </table:table-cell>
          <table:table-cell office:value-type="float" office:value="14275" table:style-name="ce35">
            <text:p>14 275</text:p>
          </table:table-cell>
          <table:table-cell office:value-type="float" office:value="4.8525042661245905" table:style-name="ce36">
            <text:p>4,9<text:s text:c="5"/></text:p>
          </table:table-cell>
          <table:table-cell office:value-type="float" office:value="12915" table:style-name="ce37">
            <text:p>12 915</text:p>
          </table:table-cell>
          <table:table-cell office:value-type="float" office:value="4.8607817898516359" table:style-name="ce38">
            <text:p>4,9<text:s text:c="5"/></text:p>
          </table:table-cell>
          <table:table-cell office:value-type="float" office:value="13630" table:style-name="ce37">
            <text:p>13 630</text:p>
          </table:table-cell>
          <table:table-cell office:value-type="float" office:value="4.8739495798319332" table:style-name="ce38">
            <text:p>4,9<text:s text:c="5"/></text:p>
          </table:table-cell>
          <table:table-cell office:value-type="float" office:value="1360" table:style-name="ce39">
            <text:p>+1 360</text:p>
          </table:table-cell>
          <table:table-cell office:value-type="float" office:value="10.530391018195896" table:style-name="ce40">
            <text:p>+10,5<text:s text:c="3"/></text:p>
          </table:table-cell>
          <table:table-cell office:value-type="float" office:value="645" table:style-name="ce39">
            <text:p>+ 645</text:p>
          </table:table-cell>
          <table:table-cell office:value-type="float" office:value="4.7322083639031547" table:style-name="ce40">
            <text:p>+4,7<text:s text:c="3"/></text:p>
          </table:table-cell>
          <table:table-cell table:style-name="ce172"/>
          <table:table-cell table:number-columns-repeated="16371" table:style-name="ce170"/>
        </table:table-row>
        <table:table-row table:style-name="ro22">
          <table:table-cell table:style-name="ce170"/>
          <table:table-cell office:value-type="string" table:style-name="ce171">
            <text:p>Indústria, energia e água e construção</text:p>
          </table:table-cell>
          <table:table-cell office:value-type="float" office:value="66358" table:style-name="ce55">
            <text:p>66 358</text:p>
          </table:table-cell>
          <table:table-cell office:value-type="float" office:value="22.557091284868346" table:style-name="ce56">
            <text:p>22,6<text:s text:c="5"/></text:p>
          </table:table-cell>
          <table:table-cell office:value-type="float" office:value="60058" table:style-name="ce37">
            <text:p>60 058</text:p>
          </table:table-cell>
          <table:table-cell office:value-type="float" office:value="22.603858516059585" table:style-name="ce38">
            <text:p>22,6<text:s text:c="5"/></text:p>
          </table:table-cell>
          <table:table-cell office:value-type="float" office:value="64716" table:style-name="ce37">
            <text:p>64 716</text:p>
          </table:table-cell>
          <table:table-cell office:value-type="float" office:value="23.141784373323798" table:style-name="ce38">
            <text:p>23,1<text:s text:c="5"/></text:p>
          </table:table-cell>
          <table:table-cell office:value-type="float" office:value="6300" table:style-name="ce39">
            <text:p>+6 300</text:p>
          </table:table-cell>
          <table:table-cell office:value-type="float" office:value="10.489859802191216" table:style-name="ce40">
            <text:p>+10,5<text:s text:c="3"/></text:p>
          </table:table-cell>
          <table:table-cell office:value-type="float" office:value="1642" table:style-name="ce39">
            <text:p>+1 642</text:p>
          </table:table-cell>
          <table:table-cell office:value-type="float" office:value="2.5372396316212376" table:style-name="ce40">
            <text:p>+2,5<text:s text:c="3"/></text:p>
          </table:table-cell>
          <table:table-cell table:style-name="ce172"/>
          <table:table-cell table:number-columns-repeated="16371" table:style-name="ce170"/>
        </table:table-row>
        <table:table-row table:style-name="ro23">
          <table:table-cell/>
          <table:table-cell office:value-type="string" table:style-name="ce173">
            <text:p>Indústrias extrativas</text:p>
          </table:table-cell>
          <table:table-cell office:value-type="float" office:value="1811" table:style-name="ce44">
            <text:p>1 811</text:p>
          </table:table-cell>
          <table:table-cell office:value-type="float" office:value="0.61561367607366968" table:style-name="ce45">
            <text:p>0,6<text:s text:c="5"/></text:p>
          </table:table-cell>
          <table:table-cell office:value-type="float" office:value="1704" table:style-name="ce46">
            <text:p>1 704</text:p>
          </table:table-cell>
          <table:table-cell office:value-type="float" office:value="0.6413296298805411" table:style-name="ce47">
            <text:p>0,6<text:s text:c="5"/></text:p>
          </table:table-cell>
          <table:table-cell office:value-type="float" office:value="1603" table:style-name="ce46">
            <text:p>1 603</text:p>
          </table:table-cell>
          <table:table-cell office:value-type="float" office:value="0.57321652065081352" table:style-name="ce47">
            <text:p>0,6<text:s text:c="5"/></text:p>
          </table:table-cell>
          <table:table-cell office:value-type="float" office:value="107" table:style-name="ce48">
            <text:p>+ 107</text:p>
          </table:table-cell>
          <table:table-cell office:value-type="float" office:value="6.279342723004695" table:style-name="ce49">
            <text:p>+6,3<text:s text:c="3"/></text:p>
          </table:table-cell>
          <table:table-cell office:value-type="float" office:value="208" table:style-name="ce48">
            <text:p>+ 208</text:p>
          </table:table-cell>
          <table:table-cell office:value-type="float" office:value="12.975670617592014" table:style-name="ce49">
            <text:p>+13,0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Indústrias alimentares das bebidas e do tabaco</text:p>
          </table:table-cell>
          <table:table-cell office:value-type="float" office:value="6661" table:style-name="ce44">
            <text:p>6 661</text:p>
          </table:table-cell>
          <table:table-cell office:value-type="float" office:value="2.2642753706939334" table:style-name="ce45">
            <text:p>2,3<text:s text:c="5"/></text:p>
          </table:table-cell>
          <table:table-cell office:value-type="float" office:value="6300" table:style-name="ce46">
            <text:p>6 300</text:p>
          </table:table-cell>
          <table:table-cell office:value-type="float" office:value="2.3711130682203105" table:style-name="ce47">
            <text:p>2,4<text:s text:c="5"/></text:p>
          </table:table-cell>
          <table:table-cell office:value-type="float" office:value="6607" table:style-name="ce46">
            <text:p>6 607</text:p>
          </table:table-cell>
          <table:table-cell office:value-type="float" office:value="2.3625961022706954" table:style-name="ce47">
            <text:p>2,4<text:s text:c="5"/></text:p>
          </table:table-cell>
          <table:table-cell office:value-type="float" office:value="361" table:style-name="ce48">
            <text:p>+ 361</text:p>
          </table:table-cell>
          <table:table-cell office:value-type="float" office:value="5.7301587301587302" table:style-name="ce49">
            <text:p>+5,7<text:s text:c="3"/></text:p>
          </table:table-cell>
          <table:table-cell office:value-type="float" office:value="54" table:style-name="ce48">
            <text:p>+ 54</text:p>
          </table:table-cell>
          <table:table-cell office:value-type="float" office:value="0.81731496897230216" table:style-name="ce49">
            <text:p>+0,8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Fabricação de têxteis</text:p>
          </table:table-cell>
          <table:table-cell office:value-type="float" office:value="2897" table:style-name="ce44">
            <text:p>2 897</text:p>
          </table:table-cell>
          <table:table-cell office:value-type="float" office:value="0.98477792357008354" table:style-name="ce62">
            <text:p>1,0<text:s text:c="5"/></text:p>
          </table:table-cell>
          <table:table-cell office:value-type="float" office:value="2672" table:style-name="ce63">
            <text:p>2 672</text:p>
          </table:table-cell>
          <table:table-cell office:value-type="float" office:value="1.0056530346483601" table:style-name="ce64">
            <text:p>1,0<text:s text:c="5"/></text:p>
          </table:table-cell>
          <table:table-cell office:value-type="float" office:value="2866" table:style-name="ce46">
            <text:p>2 866</text:p>
          </table:table-cell>
          <table:table-cell office:value-type="float" office:value="1.024852494189165" table:style-name="ce64">
            <text:p>1,0<text:s text:c="5"/></text:p>
          </table:table-cell>
          <table:table-cell office:value-type="float" office:value="225" table:style-name="ce48">
            <text:p>+ 225</text:p>
          </table:table-cell>
          <table:table-cell office:value-type="float" office:value="8.4206586826347305" table:style-name="ce49">
            <text:p>+8,4<text:s text:c="3"/></text:p>
          </table:table-cell>
          <table:table-cell office:value-type="float" office:value="31" table:style-name="ce48">
            <text:p>+ 31</text:p>
          </table:table-cell>
          <table:table-cell office:value-type="float" office:value="1.0816468946266573" table:style-name="ce49">
            <text:p>+1,1<text:s text:c="3"/></text:p>
          </table:table-cell>
          <table:table-cell table:style-name="ce65"/>
          <table:table-cell table:number-columns-repeated="16371"/>
        </table:table-row>
        <table:table-row table:style-name="ro23">
          <table:table-cell/>
          <table:table-cell office:value-type="string" table:style-name="ce174">
            <text:p>Indústria do vestuário</text:p>
          </table:table-cell>
          <table:table-cell office:value-type="float" office:value="9039" table:style-name="ce44">
            <text:p>9 039</text:p>
          </table:table-cell>
          <table:table-cell office:value-type="float" office:value="3.0726294964273331" table:style-name="ce62">
            <text:p>3,1<text:s text:c="5"/></text:p>
          </table:table-cell>
          <table:table-cell office:value-type="float" office:value="8095" table:style-name="ce63">
            <text:p>8 095</text:p>
          </table:table-cell>
          <table:table-cell office:value-type="float" office:value="3.0466921090862558" table:style-name="ce64">
            <text:p>3,0<text:s text:c="5"/></text:p>
          </table:table-cell>
          <table:table-cell office:value-type="float" office:value="8181" table:style-name="ce46">
            <text:p>8 181</text:p>
          </table:table-cell>
          <table:table-cell office:value-type="float" office:value="2.9254425174325047" table:style-name="ce64">
            <text:p>2,9<text:s text:c="5"/></text:p>
          </table:table-cell>
          <table:table-cell office:value-type="float" office:value="944" table:style-name="ce48">
            <text:p>+ 944</text:p>
          </table:table-cell>
          <table:table-cell office:value-type="float" office:value="11.661519456454601" table:style-name="ce49">
            <text:p>+11,7<text:s text:c="3"/></text:p>
          </table:table-cell>
          <table:table-cell office:value-type="float" office:value="858" table:style-name="ce48">
            <text:p>+ 858</text:p>
          </table:table-cell>
          <table:table-cell office:value-type="float" office:value="10.487715438210488" table:style-name="ce49">
            <text:p>+10,5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Indústria do couro e dos produtos do couro</text:p>
          </table:table-cell>
          <table:table-cell office:value-type="float" office:value="3549" table:style-name="ce44">
            <text:p>3 549</text:p>
          </table:table-cell>
          <table:table-cell office:value-type="float" office:value="1.206412444166457" table:style-name="ce62">
            <text:p>1,2<text:s text:c="5"/></text:p>
          </table:table-cell>
          <table:table-cell office:value-type="float" office:value="3111" table:style-name="ce63">
            <text:p>3 111</text:p>
          </table:table-cell>
          <table:table-cell office:value-type="float" office:value="1.1708782151164103" table:style-name="ce64">
            <text:p>1,2<text:s text:c="5"/></text:p>
          </table:table-cell>
          <table:table-cell office:value-type="float" office:value="3423" table:style-name="ce46">
            <text:p>3 423</text:p>
          </table:table-cell>
          <table:table-cell office:value-type="float" office:value="1.2240300375469337" table:style-name="ce64">
            <text:p>1,2<text:s text:c="5"/></text:p>
          </table:table-cell>
          <table:table-cell office:value-type="float" office:value="438" table:style-name="ce48">
            <text:p>+ 438</text:p>
          </table:table-cell>
          <table:table-cell office:value-type="float" office:value="14.07907425265188" table:style-name="ce49">
            <text:p>+14,1<text:s text:c="3"/></text:p>
          </table:table-cell>
          <table:table-cell office:value-type="float" office:value="126" table:style-name="ce48">
            <text:p>+ 126</text:p>
          </table:table-cell>
          <table:table-cell office:value-type="float" office:value="3.6809815950920246" table:style-name="ce49">
            <text:p>+3,7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Indústria da madeira e da cortiça</text:p>
          </table:table-cell>
          <table:table-cell office:value-type="float" office:value="1985" table:style-name="ce44">
            <text:p>1 985</text:p>
          </table:table-cell>
          <table:table-cell office:value-type="float" office:value="0.67476153893221114" table:style-name="ce62">
            <text:p>0,7<text:s text:c="5"/></text:p>
          </table:table-cell>
          <table:table-cell office:value-type="float" office:value="1895" table:style-name="ce63">
            <text:p>1 895</text:p>
          </table:table-cell>
          <table:table-cell office:value-type="float" office:value="0.71321575623452194" table:style-name="ce64">
            <text:p>0,7<text:s text:c="5"/></text:p>
          </table:table-cell>
          <table:table-cell office:value-type="float" office:value="2033" table:style-name="ce46">
            <text:p>2 033</text:p>
          </table:table-cell>
          <table:table-cell office:value-type="float" office:value="0.72698015376363312" table:style-name="ce64">
            <text:p>0,7<text:s text:c="5"/></text:p>
          </table:table-cell>
          <table:table-cell office:value-type="float" office:value="90" table:style-name="ce48">
            <text:p>+ 90</text:p>
          </table:table-cell>
          <table:table-cell office:value-type="float" office:value="4.7493403693931393" table:style-name="ce49">
            <text:p>+4,7<text:s text:c="3"/></text:p>
          </table:table-cell>
          <table:table-cell office:value-type="float" office:value="-48" table:style-name="ce48">
            <text:p><text:s/>- 48</text:p>
          </table:table-cell>
          <table:table-cell office:value-type="float" office:value="-2.3610427939006393" table:style-name="ce49">
            <text:p>-2,4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Indústrias do papel, impressão e reprodução</text:p>
          </table:table-cell>
          <table:table-cell office:value-type="float" office:value="1231" table:style-name="ce44">
            <text:p>1 231</text:p>
          </table:table-cell>
          <table:table-cell office:value-type="float" office:value="0.41845413321186492" table:style-name="ce62">
            <text:p>0,4<text:s text:c="5"/></text:p>
          </table:table-cell>
          <table:table-cell office:value-type="float" office:value="1189" table:style-name="ce63">
            <text:p>1 189</text:p>
          </table:table-cell>
          <table:table-cell office:value-type="float" office:value="0.4475005457323728" table:style-name="ce64">
            <text:p>0,4<text:s text:c="5"/></text:p>
          </table:table-cell>
          <table:table-cell office:value-type="float" office:value="1320" table:style-name="ce46">
            <text:p>1 320</text:p>
          </table:table-cell>
          <table:table-cell office:value-type="float" office:value="0.47201859467191126" table:style-name="ce64">
            <text:p>0,5<text:s text:c="5"/></text:p>
          </table:table-cell>
          <table:table-cell office:value-type="float" office:value="42" table:style-name="ce48">
            <text:p>+ 42</text:p>
          </table:table-cell>
          <table:table-cell office:value-type="float" office:value="3.5323801513877209" table:style-name="ce49">
            <text:p>+3,5<text:s text:c="3"/></text:p>
          </table:table-cell>
          <table:table-cell office:value-type="float" office:value="-89" table:style-name="ce48">
            <text:p><text:s/>- 89</text:p>
          </table:table-cell>
          <table:table-cell office:value-type="float" office:value="-6.7424242424242431" table:style-name="ce49">
            <text:p>-6,7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Fab. produtos petrolíferos, químicos, farmacêuticos, borracha e plástico</text:p>
          </table:table-cell>
          <table:table-cell office:value-type="float" office:value="2109" table:style-name="ce44">
            <text:p>2 109</text:p>
          </table:table-cell>
          <table:table-cell office:value-type="float" office:value="0.7169128894750797" table:style-name="ce62">
            <text:p>0,7<text:s text:c="5"/></text:p>
          </table:table-cell>
          <table:table-cell office:value-type="float" office:value="2029" table:style-name="ce63">
            <text:p>2 029</text:p>
          </table:table-cell>
          <table:table-cell office:value-type="float" office:value="0.76364895482841422" table:style-name="ce64">
            <text:p>0,8<text:s text:c="5"/></text:p>
          </table:table-cell>
          <table:table-cell office:value-type="float" office:value="1997" table:style-name="ce46">
            <text:p>1 997</text:p>
          </table:table-cell>
          <table:table-cell office:value-type="float" office:value="0.71410691936349002" table:style-name="ce64">
            <text:p>0,7<text:s text:c="5"/></text:p>
          </table:table-cell>
          <table:table-cell office:value-type="float" office:value="80" table:style-name="ce48">
            <text:p>+ 80</text:p>
          </table:table-cell>
          <table:table-cell office:value-type="float" office:value="3.9428289797930014" table:style-name="ce49">
            <text:p>+3,9<text:s text:c="3"/></text:p>
          </table:table-cell>
          <table:table-cell office:value-type="float" office:value="112" table:style-name="ce48">
            <text:p>+ 112</text:p>
          </table:table-cell>
          <table:table-cell office:value-type="float" office:value="5.6084126189283925" table:style-name="ce49">
            <text:p>+5,6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Fabricação de outros produtos minerais não metálicos</text:p>
          </table:table-cell>
          <table:table-cell office:value-type="float" office:value="1659" table:style-name="ce44">
            <text:p>1 659</text:p>
          </table:table-cell>
          <table:table-cell office:value-type="float" office:value="0.5639442786340243" table:style-name="ce62">
            <text:p>0,6<text:s text:c="5"/></text:p>
          </table:table-cell>
          <table:table-cell office:value-type="float" office:value="1522" table:style-name="ce63">
            <text:p>1 522</text:p>
          </table:table-cell>
          <table:table-cell office:value-type="float" office:value="0.57283080790973218" table:style-name="ce64">
            <text:p>0,6<text:s text:c="5"/></text:p>
          </table:table-cell>
          <table:table-cell office:value-type="float" office:value="1738" table:style-name="ce46">
            <text:p>1 738</text:p>
          </table:table-cell>
          <table:table-cell office:value-type="float" office:value="0.62149114965134988" table:style-name="ce64">
            <text:p>0,6<text:s text:c="5"/></text:p>
          </table:table-cell>
          <table:table-cell office:value-type="float" office:value="137" table:style-name="ce48">
            <text:p>+ 137</text:p>
          </table:table-cell>
          <table:table-cell office:value-type="float" office:value="9.0013140604467807" table:style-name="ce49">
            <text:p>+9,0<text:s text:c="3"/></text:p>
          </table:table-cell>
          <table:table-cell office:value-type="float" office:value="-79" table:style-name="ce48">
            <text:p><text:s/>- 79</text:p>
          </table:table-cell>
          <table:table-cell office:value-type="float" office:value="-4.5454545454545459" table:style-name="ce49">
            <text:p>-4,5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Indústria metalúrgica de base e fab. produtos metálicos</text:p>
          </table:table-cell>
          <table:table-cell office:value-type="float" office:value="4189" table:style-name="ce44">
            <text:p>4 189</text:p>
          </table:table-cell>
          <table:table-cell office:value-type="float" office:value="1.4239678018070692" table:style-name="ce62">
            <text:p>1,4<text:s text:c="5"/></text:p>
          </table:table-cell>
          <table:table-cell office:value-type="float" office:value="3462" table:style-name="ce63">
            <text:p>3 462</text:p>
          </table:table-cell>
          <table:table-cell office:value-type="float" office:value="1.3029830860601133" table:style-name="ce64">
            <text:p>1,3<text:s text:c="5"/></text:p>
          </table:table-cell>
          <table:table-cell office:value-type="float" office:value="3466" table:style-name="ce46">
            <text:p>3 466</text:p>
          </table:table-cell>
          <table:table-cell office:value-type="float" office:value="1.2394064008582155" table:style-name="ce64">
            <text:p>1,2<text:s text:c="5"/></text:p>
          </table:table-cell>
          <table:table-cell office:value-type="float" office:value="727" table:style-name="ce48">
            <text:p>+ 727</text:p>
          </table:table-cell>
          <table:table-cell office:value-type="float" office:value="20.999422299248991" table:style-name="ce49">
            <text:p>+21,0<text:s text:c="3"/></text:p>
          </table:table-cell>
          <table:table-cell office:value-type="float" office:value="723" table:style-name="ce48">
            <text:p>+ 723</text:p>
          </table:table-cell>
          <table:table-cell office:value-type="float" office:value="20.859780727062898" table:style-name="ce49">
            <text:p>+20,9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Fab. equipamento informático, elétrico, máquinas e equipamentos n.e.</text:p>
          </table:table-cell>
          <table:table-cell office:value-type="float" office:value="2586" table:style-name="ce44">
            <text:p>2 586</text:p>
          </table:table-cell>
          <table:table-cell office:value-type="float" office:value="0.8790596169665984" table:style-name="ce62">
            <text:p>0,9<text:s text:c="5"/></text:p>
          </table:table-cell>
          <table:table-cell office:value-type="float" office:value="2325" table:style-name="ce63">
            <text:p>2 325</text:p>
          </table:table-cell>
          <table:table-cell office:value-type="float" office:value="0.87505363231940025" table:style-name="ce64">
            <text:p>0,9<text:s text:c="5"/></text:p>
          </table:table-cell>
          <table:table-cell office:value-type="float" office:value="2351" table:style-name="ce46">
            <text:p>2 351</text:p>
          </table:table-cell>
          <table:table-cell office:value-type="float" office:value="0.84069372429822986" table:style-name="ce64">
            <text:p>0,8<text:s text:c="5"/></text:p>
          </table:table-cell>
          <table:table-cell office:value-type="float" office:value="261" table:style-name="ce48">
            <text:p>+ 261</text:p>
          </table:table-cell>
          <table:table-cell office:value-type="float" office:value="11.225806451612904" table:style-name="ce49">
            <text:p>+11,2<text:s text:c="3"/></text:p>
          </table:table-cell>
          <table:table-cell office:value-type="float" office:value="235" table:style-name="ce48">
            <text:p>+ 235</text:p>
          </table:table-cell>
          <table:table-cell office:value-type="float" office:value="9.9957464908549554" table:style-name="ce49">
            <text:p>+10,0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Fab. veículos automóveis, componentes e outro equipa. de transporte</text:p>
          </table:table-cell>
          <table:table-cell office:value-type="float" office:value="2068" table:style-name="ce44">
            <text:p>2 068</text:p>
          </table:table-cell>
          <table:table-cell office:value-type="float" office:value="0.70297574937622809" table:style-name="ce62">
            <text:p>0,7<text:s text:c="5"/></text:p>
          </table:table-cell>
          <table:table-cell office:value-type="float" office:value="1855" table:style-name="ce63">
            <text:p>1 855</text:p>
          </table:table-cell>
          <table:table-cell office:value-type="float" office:value="0.69816107008709138" table:style-name="ce64">
            <text:p>0,7<text:s text:c="5"/></text:p>
          </table:table-cell>
          <table:table-cell office:value-type="float" office:value="1839" table:style-name="ce46">
            <text:p>1 839</text:p>
          </table:table-cell>
          <table:table-cell office:value-type="float" office:value="0.65760772394064004" table:style-name="ce64">
            <text:p>0,7<text:s text:c="5"/></text:p>
          </table:table-cell>
          <table:table-cell office:value-type="float" office:value="213" table:style-name="ce48">
            <text:p>+ 213</text:p>
          </table:table-cell>
          <table:table-cell office:value-type="float" office:value="11.482479784366577" table:style-name="ce49">
            <text:p>+11,5<text:s text:c="3"/></text:p>
          </table:table-cell>
          <table:table-cell office:value-type="float" office:value="229" table:style-name="ce48">
            <text:p>+ 229</text:p>
          </table:table-cell>
          <table:table-cell office:value-type="float" office:value="12.45241979336596" table:style-name="ce49">
            <text:p>+12,5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Fab. mobiliário, repar. instal. máq. e equipa. e outras ind. transformadoras</text:p>
          </table:table-cell>
          <table:table-cell office:value-type="float" office:value="3923" table:style-name="ce44">
            <text:p>3 923</text:p>
          </table:table-cell>
          <table:table-cell office:value-type="float" office:value="1.3335463562876899" table:style-name="ce62">
            <text:p>1,3<text:s text:c="5"/></text:p>
          </table:table-cell>
          <table:table-cell office:value-type="float" office:value="3439" table:style-name="ce63">
            <text:p>3 439</text:p>
          </table:table-cell>
          <table:table-cell office:value-type="float" office:value="1.2943266415253407" table:style-name="ce64">
            <text:p>1,3<text:s text:c="5"/></text:p>
          </table:table-cell>
          <table:table-cell office:value-type="float" office:value="3823" table:style-name="ce46">
            <text:p>3 823</text:p>
          </table:table-cell>
          <table:table-cell office:value-type="float" office:value="1.3670659753263008" table:style-name="ce64">
            <text:p>1,4<text:s text:c="5"/></text:p>
          </table:table-cell>
          <table:table-cell office:value-type="float" office:value="484" table:style-name="ce48">
            <text:p>+ 484</text:p>
          </table:table-cell>
          <table:table-cell office:value-type="float" office:value="14.073858679848794" table:style-name="ce49">
            <text:p>+14,1<text:s text:c="3"/></text:p>
          </table:table-cell>
          <table:table-cell office:value-type="float" office:value="100" table:style-name="ce48">
            <text:p>+ 100</text:p>
          </table:table-cell>
          <table:table-cell office:value-type="float" office:value="2.6157467957101752" table:style-name="ce49">
            <text:p>+2,6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Eletricidade, gás e água, saneamento, resíduos e despoluição</text:p>
          </table:table-cell>
          <table:table-cell office:value-type="float" office:value="1094" table:style-name="ce44">
            <text:p>1 094</text:p>
          </table:table-cell>
          <table:table-cell office:value-type="float" office:value="0.37188368946692141" table:style-name="ce62">
            <text:p>0,4<text:s text:c="5"/></text:p>
          </table:table-cell>
          <table:table-cell office:value-type="float" office:value="1086" table:style-name="ce63">
            <text:p>1 086</text:p>
          </table:table-cell>
          <table:table-cell office:value-type="float" office:value="0.40873472890273921" table:style-name="ce64">
            <text:p>0,4<text:s text:c="5"/></text:p>
          </table:table-cell>
          <table:table-cell office:value-type="float" office:value="1109" table:style-name="ce46">
            <text:p>1 109</text:p>
          </table:table-cell>
          <table:table-cell office:value-type="float" office:value="0.39656713749329514" table:style-name="ce64">
            <text:p>0,4<text:s text:c="5"/></text:p>
          </table:table-cell>
          <table:table-cell office:value-type="float" office:value="8" table:style-name="ce48">
            <text:p>+ 8</text:p>
          </table:table-cell>
          <table:table-cell office:value-type="float" office:value="0.73664825046040516" table:style-name="ce49">
            <text:p>+0,7<text:s text:c="3"/></text:p>
          </table:table-cell>
          <table:table-cell office:value-type="float" office:value="-15" table:style-name="ce48">
            <text:p><text:s/>- 15</text:p>
          </table:table-cell>
          <table:table-cell office:value-type="float" office:value="-1.3525698827772767" table:style-name="ce49">
            <text:p>-1,4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Construção</text:p>
          </table:table-cell>
          <table:table-cell office:value-type="float" office:value="21557" table:style-name="ce44">
            <text:p>21 557</text:p>
          </table:table-cell>
          <table:table-cell office:value-type="float" office:value="7.3278763197791807" table:style-name="ce62">
            <text:p>7,3<text:s text:c="5"/></text:p>
          </table:table-cell>
          <table:table-cell office:value-type="float" office:value="19374" table:style-name="ce63">
            <text:p>19 374</text:p>
          </table:table-cell>
          <table:table-cell office:value-type="float" office:value="7.2917372355079824" table:style-name="ce64">
            <text:p>7,3<text:s text:c="5"/></text:p>
          </table:table-cell>
          <table:table-cell office:value-type="float" office:value="22360" table:style-name="ce46">
            <text:p>22 360</text:p>
          </table:table-cell>
          <table:table-cell office:value-type="float" office:value="7.9957089218666191" table:style-name="ce64">
            <text:p>8,0<text:s text:c="5"/></text:p>
          </table:table-cell>
          <table:table-cell office:value-type="float" office:value="2183" table:style-name="ce48">
            <text:p>+2 183</text:p>
          </table:table-cell>
          <table:table-cell office:value-type="float" office:value="11.267678331784866" table:style-name="ce49">
            <text:p>+11,3<text:s text:c="3"/></text:p>
          </table:table-cell>
          <table:table-cell office:value-type="float" office:value="-803" table:style-name="ce48">
            <text:p><text:s/>- 803</text:p>
          </table:table-cell>
          <table:table-cell office:value-type="float" office:value="-3.5912343470483008" table:style-name="ce49">
            <text:p>-3,6<text:s text:c="3"/></text:p>
          </table:table-cell>
          <table:table-cell table:number-columns-repeated="16372" table:style-name="ce1"/>
        </table:table-row>
        <table:table-row table:style-name="ro15">
          <table:table-cell table:style-name="ce170"/>
          <table:table-cell office:value-type="string" table:style-name="ce171">
            <text:p>Serviços</text:p>
          </table:table-cell>
          <table:table-cell office:value-type="float" office:value="209840" table:style-name="ce55">
            <text:p>209 840</text:p>
          </table:table-cell>
          <table:table-cell office:value-type="float" office:value="71.330962886415705" table:style-name="ce56">
            <text:p>71,3<text:s text:c="5"/></text:p>
          </table:table-cell>
          <table:table-cell office:value-type="float" office:value="190097" table:style-name="ce57">
            <text:p>190 097</text:p>
          </table:table-cell>
          <table:table-cell office:value-type="float" office:value="71.546266814202582" table:style-name="ce58">
            <text:p>71,5<text:s text:c="5"/></text:p>
          </table:table-cell>
          <table:table-cell office:value-type="float" office:value="198185" table:style-name="ce57">
            <text:p>198 185</text:p>
          </table:table-cell>
          <table:table-cell office:value-type="float" office:value="70.868943322009656" table:style-name="ce58">
            <text:p>70,9<text:s text:c="5"/></text:p>
          </table:table-cell>
          <table:table-cell office:value-type="float" office:value="19743" table:style-name="ce39">
            <text:p>+19 743</text:p>
          </table:table-cell>
          <table:table-cell office:value-type="float" office:value="10.385750432673845" table:style-name="ce40">
            <text:p>+10,4<text:s text:c="3"/></text:p>
          </table:table-cell>
          <table:table-cell office:value-type="float" office:value="11655" table:style-name="ce39">
            <text:p>+11 655</text:p>
          </table:table-cell>
          <table:table-cell office:value-type="float" office:value="5.8808688851325774" table:style-name="ce40">
            <text:p>+5,9<text:s text:c="3"/></text:p>
          </table:table-cell>
          <table:table-cell table:number-columns-repeated="16372" table:style-name="ce170"/>
        </table:table-row>
        <table:table-row table:style-name="ro23">
          <table:table-cell/>
          <table:table-cell office:value-type="string" table:style-name="ce173">
            <text:p>Comércio, manut. repar. de veículos automóveis e motociclos</text:p>
          </table:table-cell>
          <table:table-cell office:value-type="float" office:value="3731" table:style-name="ce44">
            <text:p>3 731</text:p>
          </table:table-cell>
          <table:table-cell office:value-type="float" office:value="1.2682797489955062" table:style-name="ce62">
            <text:p>1,3<text:s text:c="5"/></text:p>
          </table:table-cell>
          <table:table-cell office:value-type="float" office:value="3547" table:style-name="ce63">
            <text:p>3 547</text:p>
          </table:table-cell>
          <table:table-cell office:value-type="float" office:value="1.3349742941234033" table:style-name="ce64">
            <text:p>1,3<text:s text:c="5"/></text:p>
          </table:table-cell>
          <table:table-cell office:value-type="float" office:value="3818" table:style-name="ce63">
            <text:p>3 818</text:p>
          </table:table-cell>
          <table:table-cell office:value-type="float" office:value="1.3652780261040587" table:style-name="ce64">
            <text:p>1,4<text:s text:c="5"/></text:p>
          </table:table-cell>
          <table:table-cell office:value-type="float" office:value="184" table:style-name="ce48">
            <text:p>+ 184</text:p>
          </table:table-cell>
          <table:table-cell office:value-type="float" office:value="5.1874823794756129" table:style-name="ce49">
            <text:p>+5,2<text:s text:c="3"/></text:p>
          </table:table-cell>
          <table:table-cell office:value-type="float" office:value="-87" table:style-name="ce48">
            <text:p><text:s/>- 87</text:p>
          </table:table-cell>
          <table:table-cell office:value-type="float" office:value="-2.2786799371398638" table:style-name="ce49">
            <text:p>-2,3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Comércio por grosso e a retalho</text:p>
          </table:table-cell>
          <table:table-cell office:value-type="float" office:value="32382" table:style-name="ce44">
            <text:p>32 382</text:p>
          </table:table-cell>
          <table:table-cell office:value-type="float" office:value="11.007621236122347" table:style-name="ce62">
            <text:p>11,0<text:s text:c="5"/></text:p>
          </table:table-cell>
          <table:table-cell office:value-type="float" office:value="30257" table:style-name="ce63">
            <text:p>30 257</text:p>
          </table:table-cell>
          <table:table-cell office:value-type="float" office:value="11.387740969070146" table:style-name="ce64">
            <text:p>11,4<text:s text:c="5"/></text:p>
          </table:table-cell>
          <table:table-cell office:value-type="float" office:value="32496" table:style-name="ce63">
            <text:p>32 496</text:p>
          </table:table-cell>
          <table:table-cell office:value-type="float" office:value="11.620239585195781" table:style-name="ce64">
            <text:p>11,6<text:s text:c="5"/></text:p>
          </table:table-cell>
          <table:table-cell office:value-type="float" office:value="2125" table:style-name="ce48">
            <text:p>+2 125</text:p>
          </table:table-cell>
          <table:table-cell office:value-type="float" office:value="7.0231681924843841" table:style-name="ce49">
            <text:p>+7,0<text:s text:c="3"/></text:p>
          </table:table-cell>
          <table:table-cell office:value-type="float" office:value="-114" table:style-name="ce48">
            <text:p><text:s/>- 114</text:p>
          </table:table-cell>
          <table:table-cell office:value-type="float" office:value="-0.35081240768094535" table:style-name="ce49">
            <text:p>-0,4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Transportes e armazenagem</text:p>
          </table:table-cell>
          <table:table-cell office:value-type="float" office:value="5185" table:style-name="ce44">
            <text:p>5 185</text:p>
          </table:table-cell>
          <table:table-cell office:value-type="float" office:value="1.7625383271352719" table:style-name="ce62">
            <text:p>1,8<text:s text:c="5"/></text:p>
          </table:table-cell>
          <table:table-cell office:value-type="float" office:value="4877" table:style-name="ce63">
            <text:p>4 877</text:p>
          </table:table-cell>
          <table:table-cell office:value-type="float" office:value="1.8355426085254687" table:style-name="ce64">
            <text:p>1,8<text:s text:c="5"/></text:p>
          </table:table-cell>
          <table:table-cell office:value-type="float" office:value="4754" table:style-name="ce63">
            <text:p>4 754</text:p>
          </table:table-cell>
          <table:table-cell office:value-type="float" office:value="1.6999821205077776" table:style-name="ce64">
            <text:p>1,7<text:s text:c="5"/></text:p>
          </table:table-cell>
          <table:table-cell office:value-type="float" office:value="308" table:style-name="ce48">
            <text:p>+ 308</text:p>
          </table:table-cell>
          <table:table-cell office:value-type="float" office:value="6.3153578019274139" table:style-name="ce49">
            <text:p>+6,3<text:s text:c="3"/></text:p>
          </table:table-cell>
          <table:table-cell office:value-type="float" office:value="431" table:style-name="ce48">
            <text:p>+ 431</text:p>
          </table:table-cell>
          <table:table-cell office:value-type="float" office:value="9.0660496424063943" table:style-name="ce49">
            <text:p>+9,1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lojamento, restauração e similares</text:p>
          </table:table-cell>
          <table:table-cell office:value-type="float" office:value="32762" table:style-name="ce44">
            <text:p>32 762</text:p>
          </table:table-cell>
          <table:table-cell office:value-type="float" office:value="11.13679472972146" table:style-name="ce62">
            <text:p>11,1<text:s text:c="5"/></text:p>
          </table:table-cell>
          <table:table-cell office:value-type="float" office:value="29220" table:style-name="ce63">
            <text:p>29 220</text:p>
          </table:table-cell>
          <table:table-cell office:value-type="float" office:value="10.99744823069801" table:style-name="ce64">
            <text:p>11,0<text:s text:c="5"/></text:p>
          </table:table-cell>
          <table:table-cell office:value-type="float" office:value="27795" table:style-name="ce63">
            <text:p>27 795</text:p>
          </table:table-cell>
          <table:table-cell office:value-type="float" office:value="9.9392097264437691" table:style-name="ce64">
            <text:p>9,9<text:s text:c="5"/></text:p>
          </table:table-cell>
          <table:table-cell office:value-type="float" office:value="3542" table:style-name="ce48">
            <text:p>+3 542</text:p>
          </table:table-cell>
          <table:table-cell office:value-type="float" office:value="12.121834360027378" table:style-name="ce49">
            <text:p>+12,1<text:s text:c="3"/></text:p>
          </table:table-cell>
          <table:table-cell office:value-type="float" office:value="4967" table:style-name="ce48">
            <text:p>+4 967</text:p>
          </table:table-cell>
          <table:table-cell office:value-type="float" office:value="17.870120525274331" table:style-name="ce49">
            <text:p>+17,9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tividades de informação e de comunicação</text:p>
          </table:table-cell>
          <table:table-cell office:value-type="float" office:value="3854" table:style-name="ce44">
            <text:p>3 854</text:p>
          </table:table-cell>
          <table:table-cell office:value-type="float" office:value="1.3100911692920614" table:style-name="ce62">
            <text:p>1,3<text:s text:c="5"/></text:p>
          </table:table-cell>
          <table:table-cell office:value-type="float" office:value="3686" table:style-name="ce63">
            <text:p>3 686</text:p>
          </table:table-cell>
          <table:table-cell office:value-type="float" office:value="1.3872893284857244" table:style-name="ce64">
            <text:p>1,4<text:s text:c="5"/></text:p>
          </table:table-cell>
          <table:table-cell office:value-type="float" office:value="4024" table:style-name="ce63">
            <text:p>4 024</text:p>
          </table:table-cell>
          <table:table-cell office:value-type="float" office:value="1.4389415340604328" table:style-name="ce64">
            <text:p>1,4<text:s text:c="5"/></text:p>
          </table:table-cell>
          <table:table-cell office:value-type="float" office:value="168" table:style-name="ce48">
            <text:p>+ 168</text:p>
          </table:table-cell>
          <table:table-cell office:value-type="float" office:value="4.5577862181226259" table:style-name="ce49">
            <text:p>+4,6<text:s text:c="3"/></text:p>
          </table:table-cell>
          <table:table-cell office:value-type="float" office:value="-170" table:style-name="ce48">
            <text:p><text:s/>- 170</text:p>
          </table:table-cell>
          <table:table-cell office:value-type="float" office:value="-4.2246520874751488" table:style-name="ce49">
            <text:p>-4,2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tividades financeiras e de seguros</text:p>
          </table:table-cell>
          <table:table-cell office:value-type="float" office:value="2558" table:style-name="ce44">
            <text:p>2 558</text:p>
          </table:table-cell>
          <table:table-cell office:value-type="float" office:value="0.86954157006982158" table:style-name="ce62">
            <text:p>0,9<text:s text:c="5"/></text:p>
          </table:table-cell>
          <table:table-cell office:value-type="float" office:value="2481" table:style-name="ce63">
            <text:p>2 481</text:p>
          </table:table-cell>
          <table:table-cell office:value-type="float" office:value="0.93376690829437936" table:style-name="ce64">
            <text:p>0,9<text:s text:c="5"/></text:p>
          </table:table-cell>
          <table:table-cell office:value-type="float" office:value="2928" table:style-name="ce63">
            <text:p>2 928</text:p>
          </table:table-cell>
          <table:table-cell office:value-type="float" office:value="1.047023064544967" table:style-name="ce64">
            <text:p>1,0<text:s text:c="5"/></text:p>
          </table:table-cell>
          <table:table-cell office:value-type="float" office:value="77" table:style-name="ce48">
            <text:p>+ 77</text:p>
          </table:table-cell>
          <table:table-cell office:value-type="float" office:value="3.1035872632003225" table:style-name="ce49">
            <text:p>+3,1<text:s text:c="3"/></text:p>
          </table:table-cell>
          <table:table-cell office:value-type="float" office:value="-370" table:style-name="ce48">
            <text:p><text:s/>- 370</text:p>
          </table:table-cell>
          <table:table-cell office:value-type="float" office:value="-12.636612021857923" table:style-name="ce49">
            <text:p>-12,6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tividades imobiliárias, administrativas e dos serviços de apoio</text:p>
          </table:table-cell>
          <table:table-cell office:value-type="float" office:value="81537" table:style-name="ce44">
            <text:p>81 537</text:p>
          </table:table-cell>
          <table:table-cell office:value-type="float" office:value="27.7168924936603" table:style-name="ce62">
            <text:p>27,7<text:s text:c="5"/></text:p>
          </table:table-cell>
          <table:table-cell office:value-type="float" office:value="70277" table:style-name="ce63">
            <text:p>70 277</text:p>
          </table:table-cell>
          <table:table-cell office:value-type="float" office:value="26.449954459574403" table:style-name="ce64">
            <text:p>26,4<text:s text:c="5"/></text:p>
          </table:table-cell>
          <table:table-cell office:value-type="float" office:value="73911" table:style-name="ce63">
            <text:p>73 911</text:p>
          </table:table-cell>
          <table:table-cell office:value-type="float" office:value="26.429822993026995" table:style-name="ce64">
            <text:p>26,4<text:s text:c="5"/></text:p>
          </table:table-cell>
          <table:table-cell office:value-type="float" office:value="11260" table:style-name="ce48">
            <text:p>+11 260</text:p>
          </table:table-cell>
          <table:table-cell office:value-type="float" office:value="16.022311709378599" table:style-name="ce49">
            <text:p>+16,0<text:s text:c="3"/></text:p>
          </table:table-cell>
          <table:table-cell office:value-type="float" office:value="7626" table:style-name="ce48">
            <text:p>+7 626</text:p>
          </table:table-cell>
          <table:table-cell office:value-type="float" office:value="10.31781466899379" table:style-name="ce49">
            <text:p>+10,3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tividades de consultoria, científicas, técnicas e similares</text:p>
          </table:table-cell>
          <table:table-cell office:value-type="float" office:value="5869" table:style-name="ce44">
            <text:p>5 869</text:p>
          </table:table-cell>
          <table:table-cell office:value-type="float" office:value="1.995050615613676" table:style-name="ce62">
            <text:p>2,0<text:s text:c="5"/></text:p>
          </table:table-cell>
          <table:table-cell office:value-type="float" office:value="5540" table:style-name="ce63">
            <text:p>5 540</text:p>
          </table:table-cell>
          <table:table-cell office:value-type="float" office:value="2.0850740314191301" table:style-name="ce64">
            <text:p>2,1<text:s text:c="5"/></text:p>
          </table:table-cell>
          <table:table-cell office:value-type="float" office:value="5925" table:style-name="ce63">
            <text:p>5 925</text:p>
          </table:table-cell>
          <table:table-cell office:value-type="float" office:value="2.1187198283568747" table:style-name="ce64">
            <text:p>2,1<text:s text:c="5"/></text:p>
          </table:table-cell>
          <table:table-cell office:value-type="float" office:value="329" table:style-name="ce48">
            <text:p>+ 329</text:p>
          </table:table-cell>
          <table:table-cell office:value-type="float" office:value="5.9386281588447654" table:style-name="ce49">
            <text:p>+5,9<text:s text:c="3"/></text:p>
          </table:table-cell>
          <table:table-cell office:value-type="float" office:value="-56" table:style-name="ce48">
            <text:p><text:s/>- 56</text:p>
          </table:table-cell>
          <table:table-cell office:value-type="float" office:value="-0.94514767932489441" table:style-name="ce49">
            <text:p>-0,9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dmin. pública, educação, atividades de saúde e apoio social</text:p>
          </table:table-cell>
          <table:table-cell office:value-type="float" office:value="21766" table:style-name="ce44">
            <text:p>21 766</text:p>
          </table:table-cell>
          <table:table-cell office:value-type="float" office:value="7.3989217412586932" table:style-name="ce62">
            <text:p>7,4<text:s text:c="5"/></text:p>
          </table:table-cell>
          <table:table-cell office:value-type="float" office:value="20956" table:style-name="ce63">
            <text:p>20 956</text:p>
          </table:table-cell>
          <table:table-cell office:value-type="float" office:value="7.8871500726388613" table:style-name="ce64">
            <text:p>7,9<text:s text:c="5"/></text:p>
          </table:table-cell>
          <table:table-cell office:value-type="float" office:value="22723" table:style-name="ce63">
            <text:p>22 723</text:p>
          </table:table-cell>
          <table:table-cell office:value-type="float" office:value="8.1255140354013946" table:style-name="ce64">
            <text:p>8,1<text:s text:c="5"/></text:p>
          </table:table-cell>
          <table:table-cell office:value-type="float" office:value="810" table:style-name="ce48">
            <text:p>+ 810</text:p>
          </table:table-cell>
          <table:table-cell office:value-type="float" office:value="3.8652414582935677" table:style-name="ce49">
            <text:p>+3,9<text:s text:c="3"/></text:p>
          </table:table-cell>
          <table:table-cell office:value-type="float" office:value="-957" table:style-name="ce48">
            <text:p><text:s/>- 957</text:p>
          </table:table-cell>
          <table:table-cell office:value-type="float" office:value="-4.2115917792544995" table:style-name="ce49">
            <text:p>-4,2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Outras atividades de serviços</text:p>
          </table:table-cell>
          <table:table-cell office:value-type="float" office:value="20196" table:style-name="ce44">
            <text:p>20 196</text:p>
          </table:table-cell>
          <table:table-cell office:value-type="float" office:value="6.8652312545465666" table:style-name="ce62">
            <text:p>6,9<text:s text:c="5"/></text:p>
          </table:table-cell>
          <table:table-cell office:value-type="float" office:value="19256" table:style-name="ce63">
            <text:p>19 256</text:p>
          </table:table-cell>
          <table:table-cell office:value-type="float" office:value="7.2473259113730624" table:style-name="ce64">
            <text:p>7,2<text:s text:c="5"/></text:p>
          </table:table-cell>
          <table:table-cell office:value-type="float" office:value="19811" table:style-name="ce63">
            <text:p>19 811</text:p>
          </table:table-cell>
          <table:table-cell office:value-type="float" office:value="7.0842124083676019" table:style-name="ce64">
            <text:p>7,1<text:s text:c="5"/></text:p>
          </table:table-cell>
          <table:table-cell office:value-type="float" office:value="940" table:style-name="ce48">
            <text:p>+ 940</text:p>
          </table:table-cell>
          <table:table-cell office:value-type="float" office:value="4.8815953469048612" table:style-name="ce49">
            <text:p>+4,9<text:s text:c="3"/></text:p>
          </table:table-cell>
          <table:table-cell office:value-type="float" office:value="385" table:style-name="ce48">
            <text:p>+ 385</text:p>
          </table:table-cell>
          <table:table-cell office:value-type="float" office:value="1.943364797334814" table:style-name="ce49">
            <text:p>+1,9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Sem classificação</text:p>
          </table:table-cell>
          <table:table-cell office:value-type="float" office:value="3705" table:style-name="ce44">
            <text:p>3 705</text:p>
          </table:table-cell>
          <table:table-cell office:value-type="float" office:value="1.2594415625913562" table:style-name="ce62">
            <text:p>1,3<text:s text:c="5"/></text:p>
          </table:table-cell>
          <table:table-cell office:value-type="float" office:value="2628" table:style-name="ce63">
            <text:p>2 628</text:p>
          </table:table-cell>
          <table:table-cell office:value-type="float" office:value="0.98909287988618655" table:style-name="ce64">
            <text:p>1,0<text:s text:c="5"/></text:p>
          </table:table-cell>
          <table:table-cell office:value-type="float" office:value="3119" table:style-name="ce63">
            <text:p>3 119</text:p>
          </table:table-cell>
          <table:table-cell office:value-type="float" office:value="1.1153227248346147" table:style-name="ce64">
            <text:p>1,1<text:s text:c="5"/></text:p>
          </table:table-cell>
          <table:table-cell office:value-type="float" office:value="1077" table:style-name="ce48">
            <text:p>+1 077</text:p>
          </table:table-cell>
          <table:table-cell office:value-type="float" office:value="40.981735159817347" table:style-name="ce49">
            <text:p>+41,0<text:s text:c="3"/></text:p>
          </table:table-cell>
          <table:table-cell office:value-type="float" office:value="586" table:style-name="ce48">
            <text:p>+ 586</text:p>
          </table:table-cell>
          <table:table-cell office:value-type="float" office:value="18.78807310035268" table:style-name="ce49">
            <text:p>+18,8<text:s text:c="3"/></text:p>
          </table:table-cell>
          <table:table-cell table:number-columns-repeated="16372"/>
        </table:table-row>
        <table:table-row table:style-name="ro4">
          <table:table-cell/>
          <table:table-cell table:style-name="ce175"/>
          <table:table-cell table:style-name="ce176"/>
          <table:table-cell table:style-name="ce177"/>
          <table:table-cell table:style-name="ce178"/>
          <table:table-cell table:style-name="ce179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16372"/>
        </table:table-row>
        <table:table-row table:style-name="ro1">
          <table:table-cell/>
          <table:table-cell office:value-type="string" table:style-name="ce76">
            <text:p><text:s text:c="4"/>(1) - Mês homólogo do ano anterior</text:p>
          </table:table-cell>
          <table:table-cell table:number-columns-repeated="7" table:style-name="ce1"/>
          <table:table-cell table:style-name="ce163"/>
          <table:table-cell table:style-name="ce162"/>
          <table:table-cell table:style-name="ce16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182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4" table:style-name="ro1">
          <table:table-cell table:number-columns-repeated="16384"/>
        </table:table-row>
        <table:table-row table:style-name="ro10">
          <table:table-cell table:number-columns-repeated="16384"/>
        </table:table-row>
        <table:table-row table:number-rows-repeated="12" table:style-name="ro23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11">
          <table:table-cell table:number-columns-repeated="16384"/>
        </table:table-row>
        <table:table-row table:number-rows-repeated="28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72" table:style-name="ro1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3">
        <table:table-column table:style-name="co1" table:default-cell-style-name="ce1" table:visibility="collapse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5" table:default-cell-style-name="ce92"/>
        <table:table-column table:style-name="co22" table:default-cell-style-name="ce92"/>
        <table:table-column table:style-name="co7" table:default-cell-style-name="ce1"/>
        <table:table-column table:style-name="co22" table:default-cell-style-name="ce1"/>
        <table:table-column table:style-name="co27" table:number-columns-repeated="4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56" draw:name="Picture 184" svg:x="0.08961in" svg:y="0.12321in" svg:width="2.49689in" svg:height="0.6753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0" draw:name="CaixaDeTexto 7" svg:x="0.55425in" svg:y="0.25024in" svg:width="1.90522in" svg:height="0.53255in">
                <draw:text-box>
                  <text:p text:style-name="a59" text:class-names="" text:cond-style-name=""><text:span text:style-name="a57" text:class-names="">MARÇO 2020</text:span><text:span text:style-name="a58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18" draw:style-name="a55" draw:name="Text Box 122" svg:x="0.0336in" svg:y="0in" svg:width="0.94556in" svg:height="0.29794in">
              <draw:text-box>
                <text:p text:style-name="a52" text:class-names="" text:cond-style-name=""><text:span text:style-name="a50" text:class-names="">Página 9</text:span><text:span text:style-name="a51" text:class-names="">/14</text:span></text:p>
                <text:p text:style-name="a54" text:class-names="" text:cond-style-name=""><text:span text:style-name="a5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office:value-type="string" table:style-name="ce4">
            <text:p><text:s/>Quadro 6 - OFERTAS DE EMPREGO, POR <text:s/>REGIÕES<text:s text:c="3"/></text:p>
          </table:table-cell>
          <table:table-cell table:number-columns-repeated="8" table:style-name="ce183"/>
          <table:table-cell table:number-columns-repeated="2" table:style-name="ce184"/>
          <table:table-cell table:number-columns-repeated="16372" table:style-name="ce1"/>
        </table:table-row>
        <table:table-row table:style-name="ro2">
          <table:table-cell/>
          <table:table-cell office:value-type="string" table:style-name="ce135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23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17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3">
          <table:table-cell/>
          <table:table-cell table:style-name="ce15"/>
          <table:table-cell office:value-type="string" table:style-name="ce84">
            <text:p>MARÇO 2020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FEVEREIRO 2020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MARÇO 2019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23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 table:style-name="ce1"/>
        </table:table-row>
        <table:table-row table:style-name="ro22">
          <table:table-cell/>
          <table:table-cell office:value-type="string" table:style-name="ce113">
            <text:p>PORTUGAL</text:p>
          </table:table-cell>
          <table:table-cell office:value-type="float" office:value="12305" table:style-name="ce114">
            <text:p>12 305</text:p>
          </table:table-cell>
          <table:table-cell office:value-type="float" office:value="100.00000000000001" table:style-name="ce115">
            <text:p>100,0<text:s text:c="5"/></text:p>
          </table:table-cell>
          <table:table-cell office:value-type="float" office:value="13819" table:style-name="ce116">
            <text:p>13 819</text:p>
          </table:table-cell>
          <table:table-cell office:value-type="float" office:value="100.00000000000001" table:style-name="ce118">
            <text:p>100,0<text:s text:c="5"/></text:p>
          </table:table-cell>
          <table:table-cell office:value-type="float" office:value="16644" table:style-name="ce116">
            <text:p>16 644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-1514" table:style-name="ce39">
            <text:p><text:s/>-1 514</text:p>
          </table:table-cell>
          <table:table-cell office:value-type="float" office:value="-10.955930240972574" table:style-name="ce40">
            <text:p>-11,0<text:s text:c="3"/></text:p>
          </table:table-cell>
          <table:table-cell office:value-type="float" office:value="-4339" table:style-name="ce39">
            <text:p><text:s/>-4 339</text:p>
          </table:table-cell>
          <table:table-cell office:value-type="float" office:value="-26.069454458062967" table:style-name="ce40">
            <text:p>-26,1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office:value-type="string" table:style-name="ce119">
            <text:p>CONTINENTE</text:p>
          </table:table-cell>
          <table:table-cell office:value-type="float" office:value="12000" table:style-name="ce114">
            <text:p>12 000</text:p>
          </table:table-cell>
          <table:table-cell office:value-type="float" office:value="97.521332791548161" table:style-name="ce115">
            <text:p>97,5<text:s text:c="5"/></text:p>
          </table:table-cell>
          <table:table-cell office:value-type="float" office:value="13483" table:style-name="ce116">
            <text:p>13 483</text:p>
          </table:table-cell>
          <table:table-cell office:value-type="float" office:value="97.568565019176503" table:style-name="ce117">
            <text:p>97,6<text:s text:c="5"/></text:p>
          </table:table-cell>
          <table:table-cell office:value-type="float" office:value="16330" table:style-name="ce116">
            <text:p>16 330</text:p>
          </table:table-cell>
          <table:table-cell office:value-type="float" office:value="98.113434270608025" table:style-name="ce118">
            <text:p>98,1<text:s text:c="5"/></text:p>
          </table:table-cell>
          <table:table-cell office:value-type="float" office:value="-1483" table:style-name="ce39">
            <text:p><text:s/>-1 483</text:p>
          </table:table-cell>
          <table:table-cell office:value-type="float" office:value="-10.999035822888082" table:style-name="ce40">
            <text:p>-11,0<text:s text:c="3"/></text:p>
          </table:table-cell>
          <table:table-cell office:value-type="float" office:value="-4330" table:style-name="ce39">
            <text:p><text:s/>-4 330</text:p>
          </table:table-cell>
          <table:table-cell office:value-type="float" office:value="-26.515615431720757" table:style-name="ce40">
            <text:p>-26,5<text:s text:c="3"/></text:p>
          </table:table-cell>
          <table:table-cell table:style-name="ce1"/>
          <table:table-cell table:style-name="ce91"/>
          <table:table-cell table:number-columns-repeated="16370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2123" table:style-name="ce121">
            <text:p>2 123</text:p>
          </table:table-cell>
          <table:table-cell office:value-type="float" office:value="17.253149126371394" table:style-name="ce122">
            <text:p>17,3<text:s text:c="5"/></text:p>
          </table:table-cell>
          <table:table-cell office:value-type="float" office:value="2438" table:style-name="ce123">
            <text:p>2 438</text:p>
          </table:table-cell>
          <table:table-cell office:value-type="float" office:value="17.642376438237211" table:style-name="ce124">
            <text:p>17,6<text:s text:c="5"/></text:p>
          </table:table-cell>
          <table:table-cell office:value-type="float" office:value="2205" table:style-name="ce123">
            <text:p>2 205</text:p>
          </table:table-cell>
          <table:table-cell office:value-type="float" office:value="13.248017303532805" table:style-name="ce125">
            <text:p>13,2<text:s text:c="5"/></text:p>
          </table:table-cell>
          <table:table-cell office:value-type="float" office:value="-315" table:style-name="ce48">
            <text:p><text:s/>- 315</text:p>
          </table:table-cell>
          <table:table-cell office:value-type="float" office:value="-12.92042657916325" table:style-name="ce49">
            <text:p>-12,9<text:s text:c="3"/></text:p>
          </table:table-cell>
          <table:table-cell office:value-type="float" office:value="-82" table:style-name="ce48">
            <text:p><text:s/>- 82</text:p>
          </table:table-cell>
          <table:table-cell office:value-type="float" office:value="-3.7188208616780045" table:style-name="ce49">
            <text:p>-3,7<text:s text:c="3"/></text:p>
          </table:table-cell>
          <table:table-cell table:style-name="ce1"/>
          <table:table-cell table:style-name="ce91"/>
          <table:table-cell table:number-columns-repeated="16370"/>
        </table:table-row>
        <table:table-row table:style-name="ro5">
          <table:table-cell/>
          <table:table-cell office:value-type="string" table:style-name="ce120">
            <text:p>Centro</text:p>
          </table:table-cell>
          <table:table-cell office:value-type="float" office:value="3128" table:style-name="ce121">
            <text:p>3 128</text:p>
          </table:table-cell>
          <table:table-cell office:value-type="float" office:value="25.420560747663551" table:style-name="ce122">
            <text:p>25,4<text:s text:c="5"/></text:p>
          </table:table-cell>
          <table:table-cell office:value-type="float" office:value="3408" table:style-name="ce123">
            <text:p>3 408</text:p>
          </table:table-cell>
          <table:table-cell office:value-type="float" office:value="24.661697662638396" table:style-name="ce124">
            <text:p>24,7<text:s text:c="5"/></text:p>
          </table:table-cell>
          <table:table-cell office:value-type="float" office:value="4707" table:style-name="ce123">
            <text:p>4 707</text:p>
          </table:table-cell>
          <table:table-cell office:value-type="float" office:value="28.280461427541461" table:style-name="ce125">
            <text:p>28,3<text:s text:c="5"/></text:p>
          </table:table-cell>
          <table:table-cell office:value-type="float" office:value="-280" table:style-name="ce48">
            <text:p><text:s/>- 280</text:p>
          </table:table-cell>
          <table:table-cell office:value-type="float" office:value="-8.215962441314554" table:style-name="ce49">
            <text:p>-8,2<text:s text:c="3"/></text:p>
          </table:table-cell>
          <table:table-cell office:value-type="float" office:value="-1579" table:style-name="ce48">
            <text:p><text:s/>-1 579</text:p>
          </table:table-cell>
          <table:table-cell office:value-type="float" office:value="-33.545782876566818" table:style-name="ce49">
            <text:p>-33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4459" table:style-name="ce121">
            <text:p>4 459</text:p>
          </table:table-cell>
          <table:table-cell office:value-type="float" office:value="36.23730190979277" table:style-name="ce122">
            <text:p>36,2<text:s text:c="5"/></text:p>
          </table:table-cell>
          <table:table-cell office:value-type="float" office:value="5052" table:style-name="ce123">
            <text:p>5 052</text:p>
          </table:table-cell>
          <table:table-cell office:value-type="float" office:value="36.5583616759534" table:style-name="ce124">
            <text:p>36,6<text:s text:c="5"/></text:p>
          </table:table-cell>
          <table:table-cell office:value-type="float" office:value="5732" table:style-name="ce123">
            <text:p>5 732</text:p>
          </table:table-cell>
          <table:table-cell office:value-type="float" office:value="34.438836818072573" table:style-name="ce125">
            <text:p>34,4<text:s text:c="5"/></text:p>
          </table:table-cell>
          <table:table-cell office:value-type="float" office:value="-593" table:style-name="ce48">
            <text:p><text:s/>- 593</text:p>
          </table:table-cell>
          <table:table-cell office:value-type="float" office:value="-11.737925574030086" table:style-name="ce49">
            <text:p>-11,7<text:s text:c="3"/></text:p>
          </table:table-cell>
          <table:table-cell office:value-type="float" office:value="-1273" table:style-name="ce48">
            <text:p><text:s/>-1 273</text:p>
          </table:table-cell>
          <table:table-cell office:value-type="float" office:value="-22.208653175157014" table:style-name="ce49">
            <text:p>-22,2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1727" table:style-name="ce121">
            <text:p>1 727</text:p>
          </table:table-cell>
          <table:table-cell office:value-type="float" office:value="14.034945144250305" table:style-name="ce122">
            <text:p>14,0<text:s text:c="5"/></text:p>
          </table:table-cell>
          <table:table-cell office:value-type="float" office:value="1779" table:style-name="ce123">
            <text:p>1 779</text:p>
          </table:table-cell>
          <table:table-cell office:value-type="float" office:value="12.873579853824443" table:style-name="ce124">
            <text:p>12,9<text:s text:c="5"/></text:p>
          </table:table-cell>
          <table:table-cell office:value-type="float" office:value="2306" table:style-name="ce123">
            <text:p>2 306</text:p>
          </table:table-cell>
          <table:table-cell office:value-type="float" office:value="13.854842585916845" table:style-name="ce125">
            <text:p>13,9<text:s text:c="5"/></text:p>
          </table:table-cell>
          <table:table-cell office:value-type="float" office:value="-52" table:style-name="ce48">
            <text:p><text:s/>- 52</text:p>
          </table:table-cell>
          <table:table-cell office:value-type="float" office:value="-2.9229904440697023" table:style-name="ce49">
            <text:p>-2,9<text:s text:c="3"/></text:p>
          </table:table-cell>
          <table:table-cell office:value-type="float" office:value="-579" table:style-name="ce48">
            <text:p><text:s/>- 579</text:p>
          </table:table-cell>
          <table:table-cell office:value-type="float" office:value="-25.10841283607979" table:style-name="ce49">
            <text:p>-25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563" table:style-name="ce121">
            <text:p><text:s/>563</text:p>
          </table:table-cell>
          <table:table-cell office:value-type="float" office:value="4.5753758634701338" table:style-name="ce122">
            <text:p>4,6<text:s text:c="5"/></text:p>
          </table:table-cell>
          <table:table-cell office:value-type="float" office:value="806" table:style-name="ce123">
            <text:p><text:s/>806</text:p>
          </table:table-cell>
          <table:table-cell office:value-type="float" office:value="5.8325493885230477" table:style-name="ce124">
            <text:p>5,8<text:s text:c="5"/></text:p>
          </table:table-cell>
          <table:table-cell office:value-type="float" office:value="1380" table:style-name="ce123">
            <text:p>1 380</text:p>
          </table:table-cell>
          <table:table-cell office:value-type="float" office:value="8.2912761355443401" table:style-name="ce125">
            <text:p>8,3<text:s text:c="5"/></text:p>
          </table:table-cell>
          <table:table-cell office:value-type="float" office:value="-243" table:style-name="ce48">
            <text:p><text:s/>- 243</text:p>
          </table:table-cell>
          <table:table-cell office:value-type="float" office:value="-30.148883374689827" table:style-name="ce49">
            <text:p>-30,1<text:s text:c="3"/></text:p>
          </table:table-cell>
          <table:table-cell office:value-type="float" office:value="-817" table:style-name="ce48">
            <text:p><text:s/>- 817</text:p>
          </table:table-cell>
          <table:table-cell office:value-type="float" office:value="-59.202898550724633" table:style-name="ce49">
            <text:p>-59,2<text:s text:c="3"/></text:p>
          </table:table-cell>
          <table:table-cell table:number-columns-repeated="16372"/>
        </table:table-row>
        <table:table-row table:style-name="ro26">
          <table:table-cell/>
          <table:table-cell office:value-type="string" table:style-name="ce119">
            <text:p>REG.AUTÓNOMAS</text:p>
          </table:table-cell>
          <table:table-cell office:value-type="float" office:value="305" table:style-name="ce114">
            <text:p><text:s/>305</text:p>
          </table:table-cell>
          <table:table-cell office:value-type="float" office:value="2.4786672084518488" table:style-name="ce115">
            <text:p>2,5<text:s text:c="5"/></text:p>
          </table:table-cell>
          <table:table-cell office:value-type="float" office:value="336" table:style-name="ce116">
            <text:p><text:s/>336</text:p>
          </table:table-cell>
          <table:table-cell office:value-type="float" office:value="2.4314349808235041" table:style-name="ce117">
            <text:p>2,4<text:s text:c="5"/></text:p>
          </table:table-cell>
          <table:table-cell office:value-type="float" office:value="314" table:style-name="ce116">
            <text:p><text:s/>314</text:p>
          </table:table-cell>
          <table:table-cell office:value-type="float" office:value="1.8865657293919731" table:style-name="ce118">
            <text:p>1,9<text:s text:c="5"/></text:p>
          </table:table-cell>
          <table:table-cell office:value-type="float" office:value="-31" table:style-name="ce39">
            <text:p><text:s/>- 31</text:p>
          </table:table-cell>
          <table:table-cell office:value-type="float" office:value="-9.2261904761904763" table:style-name="ce40">
            <text:p>-9,2<text:s text:c="3"/></text:p>
          </table:table-cell>
          <table:table-cell office:value-type="float" office:value="-9" table:style-name="ce39">
            <text:p><text:s/>- 9</text:p>
          </table:table-cell>
          <table:table-cell office:value-type="float" office:value="-2.8662420382165608" table:style-name="ce40">
            <text:p>-2,9<text:s text:c="3"/></text:p>
          </table:table-cell>
          <table:table-cell table:number-columns-repeated="16372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57" table:style-name="ce121">
            <text:p><text:s/>57</text:p>
          </table:table-cell>
          <table:table-cell office:value-type="float" office:value="0.4632263307598537" table:style-name="ce122">
            <text:p>0,5<text:s text:c="5"/></text:p>
          </table:table-cell>
          <table:table-cell office:value-type="float" office:value="29" table:style-name="ce123">
            <text:p><text:s/>29</text:p>
          </table:table-cell>
          <table:table-cell office:value-type="float" office:value="0.20985599536869526" table:style-name="ce124">
            <text:p>0,2<text:s text:c="5"/></text:p>
          </table:table-cell>
          <table:table-cell office:value-type="float" office:value="19" table:style-name="ce123">
            <text:p><text:s/>19</text:p>
          </table:table-cell>
          <table:table-cell office:value-type="float" office:value="0.11415525114155251" table:style-name="ce125">
            <text:p>0,1<text:s text:c="5"/></text:p>
          </table:table-cell>
          <table:table-cell office:value-type="float" office:value="28" table:style-name="ce48">
            <text:p>+ 28</text:p>
          </table:table-cell>
          <table:table-cell office:value-type="float" office:value="96.551724137931032" table:style-name="ce49">
            <text:p>+96,6<text:s text:c="3"/></text:p>
          </table:table-cell>
          <table:table-cell office:value-type="float" office:value="38" table:style-name="ce48">
            <text:p>+ 38</text:p>
          </table:table-cell>
          <table:table-cell office:value-type="float" office:value="200" table:style-name="ce49">
            <text:p>+200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248" table:style-name="ce121">
            <text:p><text:s/>248</text:p>
          </table:table-cell>
          <table:table-cell office:value-type="float" office:value="2.015440877691995" table:style-name="ce122">
            <text:p>2,0<text:s text:c="5"/></text:p>
          </table:table-cell>
          <table:table-cell office:value-type="float" office:value="307" table:style-name="ce123">
            <text:p><text:s/>307</text:p>
          </table:table-cell>
          <table:table-cell office:value-type="float" office:value="2.2215789854548085" table:style-name="ce124">
            <text:p>2,2<text:s text:c="5"/></text:p>
          </table:table-cell>
          <table:table-cell office:value-type="float" office:value="295" table:style-name="ce123">
            <text:p><text:s/>295</text:p>
          </table:table-cell>
          <table:table-cell office:value-type="float" office:value="1.7724104782504204" table:style-name="ce125">
            <text:p>1,8<text:s text:c="5"/></text:p>
          </table:table-cell>
          <table:table-cell office:value-type="float" office:value="-59" table:style-name="ce48">
            <text:p><text:s/>- 59</text:p>
          </table:table-cell>
          <table:table-cell office:value-type="float" office:value="-19.218241042345277" table:style-name="ce49">
            <text:p>-19,2<text:s text:c="3"/></text:p>
          </table:table-cell>
          <table:table-cell office:value-type="float" office:value="-47" table:style-name="ce48">
            <text:p><text:s/>- 47</text:p>
          </table:table-cell>
          <table:table-cell office:value-type="float" office:value="-15.932203389830507" table:style-name="ce49">
            <text:p>-15,9<text:s text:c="3"/></text:p>
          </table:table-cell>
          <table:table-cell table:number-columns-repeated="16372"/>
        </table:table-row>
        <table:table-row table:style-name="ro19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/>
        </table:table-row>
        <table:table-row table:style-name="ro11">
          <table:table-cell/>
          <table:table-cell office:value-type="string" table:style-name="ce76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2"/>
          <table:table-cell table:number-columns-repeated="16372"/>
        </table:table-row>
        <table:table-row table:style-name="ro2">
          <table:table-cell/>
          <table:table-cell office:value-type="string" table:style-name="ce4">
            <text:p><text:s/>Quadro 7 - DESEMPREGADOS <text:s/>INSCRITOS, <text:s text:c="2"/>POR <text:s/>REGIÕES<text:s text:c="3"/></text:p>
          </table:table-cell>
          <table:table-cell table:number-columns-repeated="10" table:style-name="ce183"/>
          <table:table-cell table:number-columns-repeated="16372"/>
        </table:table-row>
        <table:table-row table:style-name="ro2">
          <table:table-cell/>
          <table:table-cell office:value-type="string" table:style-name="ce6">
            <text:p>Movimento ao longo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1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3">
          <table:table-cell/>
          <table:table-cell table:style-name="ce15"/>
          <table:table-cell office:value-type="string" table:style-name="ce84">
            <text:p>MARÇO 2020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FEVEREIRO 2020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MARÇO 2019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7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/>
        </table:table-row>
        <table:table-row table:style-name="ro3">
          <table:table-cell/>
          <table:table-cell office:value-type="string" table:style-name="ce113">
            <text:p>PORTUGAL</text:p>
          </table:table-cell>
          <table:table-cell office:value-type="float" office:value="52999" table:style-name="ce114">
            <text:p>52 999</text:p>
          </table:table-cell>
          <table:table-cell office:value-type="float" office:value="100.00000000000001" table:style-name="ce115">
            <text:p>100,0<text:s text:c="5"/></text:p>
          </table:table-cell>
          <table:table-cell office:value-type="float" office:value="39174" table:style-name="ce116">
            <text:p>39 174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39524" table:style-name="ce116">
            <text:p>39 524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13825" table:style-name="ce39">
            <text:p>+13 825</text:p>
          </table:table-cell>
          <table:table-cell office:value-type="float" office:value="35.291264614284984" table:style-name="ce40">
            <text:p>+35,3<text:s text:c="3"/></text:p>
          </table:table-cell>
          <table:table-cell office:value-type="float" office:value="13475" table:style-name="ce39">
            <text:p>+13 475</text:p>
          </table:table-cell>
          <table:table-cell office:value-type="float" office:value="34.093209189353303" table:style-name="ce40">
            <text:p>+34,1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office:value-type="string" table:style-name="ce119">
            <text:p>CONTINENTE</text:p>
          </table:table-cell>
          <table:table-cell office:value-type="float" office:value="51432" table:style-name="ce114">
            <text:p>51 432</text:p>
          </table:table-cell>
          <table:table-cell office:value-type="float" office:value="97.043340440385677" table:style-name="ce115">
            <text:p>97,0<text:s text:c="5"/></text:p>
          </table:table-cell>
          <table:table-cell office:value-type="float" office:value="37233" table:style-name="ce116">
            <text:p>37 233</text:p>
          </table:table-cell>
          <table:table-cell office:value-type="float" office:value="95.04518302956042" table:style-name="ce117">
            <text:p>95,0<text:s text:c="5"/></text:p>
          </table:table-cell>
          <table:table-cell office:value-type="float" office:value="37440" table:style-name="ce116">
            <text:p>37 440</text:p>
          </table:table-cell>
          <table:table-cell office:value-type="float" office:value="94.727254326485181" table:style-name="ce118">
            <text:p>94,7<text:s text:c="5"/></text:p>
          </table:table-cell>
          <table:table-cell office:value-type="float" office:value="14199" table:style-name="ce39">
            <text:p>+14 199</text:p>
          </table:table-cell>
          <table:table-cell office:value-type="float" office:value="38.135524937555395" table:style-name="ce40">
            <text:p>+38,1<text:s text:c="3"/></text:p>
          </table:table-cell>
          <table:table-cell office:value-type="float" office:value="13992" table:style-name="ce39">
            <text:p>+13 992</text:p>
          </table:table-cell>
          <table:table-cell office:value-type="float" office:value="37.371794871794876" table:style-name="ce40">
            <text:p>+37,4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18576" table:style-name="ce121">
            <text:p>18 576</text:p>
          </table:table-cell>
          <table:table-cell office:value-type="float" office:value="35.049717919206024" table:style-name="ce122">
            <text:p>35,0<text:s text:c="5"/></text:p>
          </table:table-cell>
          <table:table-cell office:value-type="float" office:value="14426" table:style-name="ce123">
            <text:p>14 426</text:p>
          </table:table-cell>
          <table:table-cell office:value-type="float" office:value="36.825445448511765" table:style-name="ce124">
            <text:p>36,8<text:s text:c="5"/></text:p>
          </table:table-cell>
          <table:table-cell office:value-type="float" office:value="14632" table:style-name="ce123">
            <text:p>14 632</text:p>
          </table:table-cell>
          <table:table-cell office:value-type="float" office:value="37.020544479303716" table:style-name="ce125">
            <text:p>37,0<text:s text:c="5"/></text:p>
          </table:table-cell>
          <table:table-cell office:value-type="float" office:value="4150" table:style-name="ce48">
            <text:p>+4 150</text:p>
          </table:table-cell>
          <table:table-cell office:value-type="float" office:value="28.767503119367809" table:style-name="ce49">
            <text:p>+28,8<text:s text:c="3"/></text:p>
          </table:table-cell>
          <table:table-cell office:value-type="float" office:value="3944" table:style-name="ce48">
            <text:p>+3 944</text:p>
          </table:table-cell>
          <table:table-cell office:value-type="float" office:value="26.954620010934939" table:style-name="ce49">
            <text:p>+27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Centro</text:p>
          </table:table-cell>
          <table:table-cell office:value-type="float" office:value="7572" table:style-name="ce121">
            <text:p>7 572</text:p>
          </table:table-cell>
          <table:table-cell office:value-type="float" office:value="14.287062020038114" table:style-name="ce122">
            <text:p>14,3<text:s text:c="5"/></text:p>
          </table:table-cell>
          <table:table-cell office:value-type="float" office:value="5922" table:style-name="ce123">
            <text:p>5 922</text:p>
          </table:table-cell>
          <table:table-cell office:value-type="float" office:value="15.117169551232962" table:style-name="ce124">
            <text:p>15,1<text:s text:c="5"/></text:p>
          </table:table-cell>
          <table:table-cell office:value-type="float" office:value="5820" table:style-name="ce123">
            <text:p>5 820</text:p>
          </table:table-cell>
          <table:table-cell office:value-type="float" office:value="14.725230239854264" table:style-name="ce125">
            <text:p>14,7<text:s text:c="5"/></text:p>
          </table:table-cell>
          <table:table-cell office:value-type="float" office:value="1650" table:style-name="ce48">
            <text:p>+1 650</text:p>
          </table:table-cell>
          <table:table-cell office:value-type="float" office:value="27.86220871327254" table:style-name="ce49">
            <text:p>+27,9<text:s text:c="3"/></text:p>
          </table:table-cell>
          <table:table-cell office:value-type="float" office:value="1752" table:style-name="ce48">
            <text:p>+1 752</text:p>
          </table:table-cell>
          <table:table-cell office:value-type="float" office:value="30.103092783505154" table:style-name="ce49">
            <text:p>+30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17479" table:style-name="ce121">
            <text:p>17 479</text:p>
          </table:table-cell>
          <table:table-cell office:value-type="float" office:value="32.979867544670654" table:style-name="ce122">
            <text:p>33,0<text:s text:c="5"/></text:p>
          </table:table-cell>
          <table:table-cell office:value-type="float" office:value="12894" table:style-name="ce123">
            <text:p>12 894</text:p>
          </table:table-cell>
          <table:table-cell office:value-type="float" office:value="32.914688313677438" table:style-name="ce124">
            <text:p>32,9<text:s text:c="5"/></text:p>
          </table:table-cell>
          <table:table-cell office:value-type="float" office:value="13112" table:style-name="ce123">
            <text:p>13 112</text:p>
          </table:table-cell>
          <table:table-cell office:value-type="float" office:value="33.174779880578889" table:style-name="ce125">
            <text:p>33,2<text:s text:c="5"/></text:p>
          </table:table-cell>
          <table:table-cell office:value-type="float" office:value="4585" table:style-name="ce48">
            <text:p>+4 585</text:p>
          </table:table-cell>
          <table:table-cell office:value-type="float" office:value="35.559174809989145" table:style-name="ce49">
            <text:p>+35,6<text:s text:c="3"/></text:p>
          </table:table-cell>
          <table:table-cell office:value-type="float" office:value="4367" table:style-name="ce48">
            <text:p>+4 367</text:p>
          </table:table-cell>
          <table:table-cell office:value-type="float" office:value="33.305369127516776" table:style-name="ce49">
            <text:p>+33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3379" table:style-name="ce121">
            <text:p>3 379</text:p>
          </table:table-cell>
          <table:table-cell office:value-type="float" office:value="6.3755919923017421" table:style-name="ce122">
            <text:p>6,4<text:s text:c="5"/></text:p>
          </table:table-cell>
          <table:table-cell office:value-type="float" office:value="1863" table:style-name="ce123">
            <text:p>1 863</text:p>
          </table:table-cell>
          <table:table-cell office:value-type="float" office:value="4.7557053147495791" table:style-name="ce124">
            <text:p>4,8<text:s text:c="5"/></text:p>
          </table:table-cell>
          <table:table-cell office:value-type="float" office:value="2115" table:style-name="ce123">
            <text:p>2 115</text:p>
          </table:table-cell>
          <table:table-cell office:value-type="float" office:value="5.3511790304625038" table:style-name="ce125">
            <text:p>5,4<text:s text:c="5"/></text:p>
          </table:table-cell>
          <table:table-cell office:value-type="float" office:value="1516" table:style-name="ce48">
            <text:p>+1 516</text:p>
          </table:table-cell>
          <table:table-cell office:value-type="float" office:value="81.374127750939337" table:style-name="ce49">
            <text:p>+81,4<text:s text:c="3"/></text:p>
          </table:table-cell>
          <table:table-cell office:value-type="float" office:value="1264" table:style-name="ce48">
            <text:p>+1 264</text:p>
          </table:table-cell>
          <table:table-cell office:value-type="float" office:value="59.763593380614651" table:style-name="ce49">
            <text:p>+59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4426" table:style-name="ce121">
            <text:p>4 426</text:p>
          </table:table-cell>
          <table:table-cell office:value-type="float" office:value="8.3511009641691345" table:style-name="ce122">
            <text:p>8,4<text:s text:c="5"/></text:p>
          </table:table-cell>
          <table:table-cell office:value-type="float" office:value="2128" table:style-name="ce123">
            <text:p>2 128</text:p>
          </table:table-cell>
          <table:table-cell office:value-type="float" office:value="5.4321744013886768" table:style-name="ce124">
            <text:p>5,4<text:s text:c="5"/></text:p>
          </table:table-cell>
          <table:table-cell office:value-type="float" office:value="1761" table:style-name="ce123">
            <text:p>1 761</text:p>
          </table:table-cell>
          <table:table-cell office:value-type="float" office:value="4.4555206962858005" table:style-name="ce125">
            <text:p>4,5<text:s text:c="5"/></text:p>
          </table:table-cell>
          <table:table-cell office:value-type="float" office:value="2298" table:style-name="ce48">
            <text:p>+2 298</text:p>
          </table:table-cell>
          <table:table-cell office:value-type="float" office:value="107.98872180451127" table:style-name="ce49">
            <text:p>+108,0<text:s text:c="3"/></text:p>
          </table:table-cell>
          <table:table-cell office:value-type="float" office:value="2665" table:style-name="ce48">
            <text:p>+2 665</text:p>
          </table:table-cell>
          <table:table-cell office:value-type="float" office:value="151.33446905167517" table:style-name="ce49">
            <text:p>+151,3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office:value-type="string" table:style-name="ce119">
            <text:p>REG.AUTÓNOMAS</text:p>
          </table:table-cell>
          <table:table-cell office:value-type="float" office:value="1567" table:style-name="ce114">
            <text:p>1 567</text:p>
          </table:table-cell>
          <table:table-cell office:value-type="float" office:value="2.9566595596143324" table:style-name="ce115">
            <text:p>3,0<text:s text:c="5"/></text:p>
          </table:table-cell>
          <table:table-cell office:value-type="float" office:value="1941" table:style-name="ce116">
            <text:p>1 941</text:p>
          </table:table-cell>
          <table:table-cell office:value-type="float" office:value="4.9548169704395777" table:style-name="ce117">
            <text:p>5,0<text:s text:c="5"/></text:p>
          </table:table-cell>
          <table:table-cell office:value-type="float" office:value="2084" table:style-name="ce116">
            <text:p>2 084</text:p>
          </table:table-cell>
          <table:table-cell office:value-type="float" office:value="5.2727456735148266" table:style-name="ce118">
            <text:p>5,3<text:s text:c="5"/></text:p>
          </table:table-cell>
          <table:table-cell office:value-type="float" office:value="-374" table:style-name="ce39">
            <text:p><text:s/>- 374</text:p>
          </table:table-cell>
          <table:table-cell office:value-type="float" office:value="-19.268418341061309" table:style-name="ce40">
            <text:p>-19,3<text:s text:c="3"/></text:p>
          </table:table-cell>
          <table:table-cell office:value-type="float" office:value="-517" table:style-name="ce39">
            <text:p><text:s/>- 517</text:p>
          </table:table-cell>
          <table:table-cell office:value-type="float" office:value="-24.808061420345489" table:style-name="ce40">
            <text:p>-24,8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815" table:style-name="ce121">
            <text:p><text:s/>815</text:p>
          </table:table-cell>
          <table:table-cell office:value-type="float" office:value="1.5377648634879904" table:style-name="ce122">
            <text:p>1,5<text:s text:c="5"/></text:p>
          </table:table-cell>
          <table:table-cell office:value-type="float" office:value="881" table:style-name="ce123">
            <text:p><text:s/>881</text:p>
          </table:table-cell>
          <table:table-cell office:value-type="float" office:value="2.2489406238831879" table:style-name="ce124">
            <text:p>2,2<text:s text:c="5"/></text:p>
          </table:table-cell>
          <table:table-cell office:value-type="float" office:value="1054" table:style-name="ce123">
            <text:p>1 054</text:p>
          </table:table-cell>
          <table:table-cell office:value-type="float" office:value="2.6667341362210304" table:style-name="ce125">
            <text:p>2,7<text:s text:c="5"/></text:p>
          </table:table-cell>
          <table:table-cell office:value-type="float" office:value="-66" table:style-name="ce48">
            <text:p><text:s/>- 66</text:p>
          </table:table-cell>
          <table:table-cell office:value-type="float" office:value="-7.4914869466515324" table:style-name="ce49">
            <text:p>-7,5<text:s text:c="3"/></text:p>
          </table:table-cell>
          <table:table-cell office:value-type="float" office:value="-239" table:style-name="ce48">
            <text:p><text:s/>- 239</text:p>
          </table:table-cell>
          <table:table-cell office:value-type="float" office:value="-22.675521821631879" table:style-name="ce49">
            <text:p>-22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752" table:style-name="ce121">
            <text:p><text:s/>752</text:p>
          </table:table-cell>
          <table:table-cell office:value-type="float" office:value="1.418894696126342" table:style-name="ce122">
            <text:p>1,4<text:s text:c="5"/></text:p>
          </table:table-cell>
          <table:table-cell office:value-type="float" office:value="1060" table:style-name="ce123">
            <text:p>1 060</text:p>
          </table:table-cell>
          <table:table-cell office:value-type="float" office:value="2.7058763465563898" table:style-name="ce124">
            <text:p>2,7<text:s text:c="5"/></text:p>
          </table:table-cell>
          <table:table-cell office:value-type="float" office:value="1030" table:style-name="ce123">
            <text:p>1 030</text:p>
          </table:table-cell>
          <table:table-cell office:value-type="float" office:value="2.6060115372937962" table:style-name="ce125">
            <text:p>2,6<text:s text:c="5"/></text:p>
          </table:table-cell>
          <table:table-cell office:value-type="float" office:value="-308" table:style-name="ce48">
            <text:p><text:s/>- 308</text:p>
          </table:table-cell>
          <table:table-cell office:value-type="float" office:value="-29.056603773584904" table:style-name="ce49">
            <text:p>-29,1<text:s text:c="3"/></text:p>
          </table:table-cell>
          <table:table-cell office:value-type="float" office:value="-278" table:style-name="ce48">
            <text:p><text:s/>- 278</text:p>
          </table:table-cell>
          <table:table-cell office:value-type="float" office:value="-26.990291262135923" table:style-name="ce49">
            <text:p>-27,0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 table:style-name="ce1"/>
        </table:table-row>
        <table:table-row table:style-name="ro23">
          <table:table-cell/>
          <table:table-cell office:value-type="string" table:style-name="ce76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6"/>
          <table:table-cell table:style-name="ce3"/>
          <table:table-cell table:style-name="ce77"/>
          <table:table-cell table:number-columns-repeated="2" table:style-name="ce3"/>
          <table:table-cell table:number-columns-repeated="16372" table:style-name="ce1"/>
        </table:table-row>
        <table:table-row table:number-rows-repeated="3"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number-rows-repeated="2" table:style-name="ro11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12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14">
          <table:table-cell/>
          <table:table-cell table:number-columns-repeated="11" table:style-name="ce1"/>
          <table:table-cell table:number-columns-repeated="6" table:style-name="ce3"/>
          <table:table-cell table:number-columns-repeated="16366"/>
        </table:table-row>
        <table:table-row table:style-name="ro3">
          <table:table-cell/>
          <table:table-cell table:number-columns-repeated="11" table:style-name="ce1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76"/>
          <table:table-cell table:style-name="ce185"/>
          <table:table-cell table:style-name="ce186"/>
          <table:table-cell table:number-columns-repeated="4" table:style-name="ce161"/>
          <table:table-cell table:style-name="ce162"/>
          <table:table-cell table:style-name="ce163"/>
          <table:table-cell table:style-name="ce162"/>
          <table:table-cell table:style-name="ce163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number-columns-repeated="11" table:style-name="ce1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28"/>
          <table:table-cell table:number-columns-repeated="16366"/>
        </table:table-row>
        <table:table-row table:style-name="ro10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28"/>
          <table:table-cell table:number-columns-repeated="16366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41"/>
          <table:table-cell table:style-name="ce3"/>
          <table:table-cell table:number-columns-repeated="4" table:style-name="ce42"/>
          <table:table-cell table:number-columns-repeated="16366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number-rows-repeated="5"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number-rows-repeated="2"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7" table:style-name="ce1"/>
          <table:table-cell table:style-name="ce187"/>
          <table:table-cell table:style-name="ce188"/>
          <table:table-cell table:style-name="ce189"/>
          <table:table-cell table:style-name="ce191"/>
          <table:table-cell table:style-name="ce192"/>
          <table:table-cell table:style-name="ce190"/>
          <table:table-cell table:number-columns-repeated="16365"/>
        </table:table-row>
        <table:table-row table:style-name="ro8">
          <table:table-cell/>
          <table:table-cell table:number-columns-repeated="3" table:style-name="ce79"/>
          <table:table-cell table:number-columns-repeated="2" table:style-name="ce164"/>
          <table:table-cell table:number-columns-repeated="6" table:style-name="ce79"/>
          <table:table-cell table:style-name="ce1"/>
          <table:table-cell table:style-name="ce60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3" table:style-name="ce193"/>
          <table:table-cell table:number-columns-repeated="16369" table:style-name="ce1"/>
        </table:table-row>
        <table:table-row table:style-name="ro1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3" table:style-name="ce193"/>
          <table:table-cell table:number-columns-repeated="16369" table:style-name="ce1"/>
        </table:table-row>
        <table:table-row table:number-rows-repeated="1048496" table:style-name="ro1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q1.$A$1"/>
        </table:named-expressions>
      </table:table>
      <table:table table:name="q8-9" table:style-name="ta3">
        <table:table-column table:style-name="co1" table:default-cell-style-name="ce1" table:visibility="collapse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3" table:default-cell-style-name="ce92"/>
        <table:table-column table:style-name="co14" table:default-cell-style-name="ce92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9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67" draw:name="Picture 184" svg:x="0.08802in" svg:y="0.11938in" svg:width="2.62085in" svg:height="0.6838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1" draw:name="CaixaDeTexto 10" svg:x="0.57573in" svg:y="0.24802in" svg:width="1.9998in" svg:height="0.53928in">
                <draw:text-box>
                  <text:p text:style-name="a70" text:class-names="" text:cond-style-name=""><text:span text:style-name="a68" text:class-names="">MARÇO 2020</text:span><text:span text:style-name="a6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22" draw:style-name="a66" draw:name="Text Box 122" svg:x="0in" svg:y="0in" svg:width="0.97917in" svg:height="0.32526in">
              <draw:text-box>
                <text:p text:style-name="a63" text:class-names="" text:cond-style-name=""><text:span text:style-name="a61" text:class-names="">Página 10</text:span><text:span text:style-name="a62" text:class-names="">/14</text:span></text:p>
                <text:p text:style-name="a65" text:class-names="" text:cond-style-name=""><text:span text:style-name="a64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">
          <table:table-cell/>
          <table:table-cell table:number-columns-repeated="11" table:style-name="ce2"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4">
            <text:p><text:s/>Quadro 8 - OFERTAS DE EMPREGO RECEBIDAS, <text:s text:c="2"/>POR <text:s/>REGIÕES<text:s text:c="3"/></text:p>
          </table:table-cell>
          <table:table-cell table:number-columns-repeated="10" table:style-name="ce4"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6">
            <text:p>Movimento ao longo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6" table:style-name="ce3"/>
          <table:table-cell table:number-columns-repeated="16366"/>
        </table:table-row>
        <table:table-row table:style-name="ro10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15"/>
          <table:table-cell office:value-type="string" table:style-name="ce84">
            <text:p>MARÇO 2020</text:p>
          </table:table-cell>
          <table:table-cell office:value-type="string" table:style-name="ce97">
            <text:p>%</text:p>
          </table:table-cell>
          <table:table-cell office:value-type="string" table:style-name="ce18">
            <text:p>FEVEREIRO 2020</text:p>
          </table:table-cell>
          <table:table-cell office:value-type="string" table:style-name="ce98">
            <text:p>%</text:p>
          </table:table-cell>
          <table:table-cell office:value-type="string" table:style-name="ce18">
            <text:p>MARÇO 2019</text:p>
          </table:table-cell>
          <table:table-cell office:value-type="string" table:style-name="ce98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3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6" table:style-name="ce28"/>
          <table:table-cell table:number-columns-repeated="16366"/>
        </table:table-row>
        <table:table-row table:style-name="ro10">
          <table:table-cell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 table:style-name="ce1"/>
        </table:table-row>
        <table:table-row table:style-name="ro5">
          <table:table-cell/>
          <table:table-cell office:value-type="string" table:style-name="ce113">
            <text:p>PORTUGAL</text:p>
          </table:table-cell>
          <table:table-cell office:value-type="float" office:value="7622" table:style-name="ce114">
            <text:p>7 622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9876" table:style-name="ce116">
            <text:p>9 876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12089" table:style-name="ce116">
            <text:p>12 089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-2254" table:style-name="ce39">
            <text:p><text:s/>-2 254</text:p>
          </table:table-cell>
          <table:table-cell office:value-type="float" office:value="-22.823005265289591" table:style-name="ce40">
            <text:p>-22,8<text:s text:c="3"/></text:p>
          </table:table-cell>
          <table:table-cell office:value-type="float" office:value="-4467" table:style-name="ce39">
            <text:p><text:s/>-4 467</text:p>
          </table:table-cell>
          <table:table-cell office:value-type="float" office:value="-36.950947142029946" table:style-name="ce40">
            <text:p>-37,0<text:s text:c="3"/></text:p>
          </table:table-cell>
          <table:table-cell table:style-name="ce41"/>
          <table:table-cell table:style-name="ce3"/>
          <table:table-cell table:number-columns-repeated="2" table:style-name="ce194"/>
          <table:table-cell table:number-columns-repeated="2" table:style-name="ce42"/>
          <table:table-cell table:number-columns-repeated="16366"/>
        </table:table-row>
        <table:table-row table:style-name="ro26">
          <table:table-cell/>
          <table:table-cell office:value-type="string" table:style-name="ce119">
            <text:p>CONTINENTE</text:p>
          </table:table-cell>
          <table:table-cell office:value-type="float" office:value="7356" table:style-name="ce114">
            <text:p>7 356</text:p>
          </table:table-cell>
          <table:table-cell office:value-type="float" office:value="96.510102335345053" table:style-name="ce115">
            <text:p>96,5<text:s text:c="5"/></text:p>
          </table:table-cell>
          <table:table-cell office:value-type="float" office:value="9585" table:style-name="ce116">
            <text:p>9 585</text:p>
          </table:table-cell>
          <table:table-cell office:value-type="float" office:value="97.053462940461728" table:style-name="ce117">
            <text:p>97,1<text:s text:c="5"/></text:p>
          </table:table-cell>
          <table:table-cell office:value-type="float" office:value="11667" table:style-name="ce116">
            <text:p>11 667</text:p>
          </table:table-cell>
          <table:table-cell office:value-type="float" office:value="96.509223260815617" table:style-name="ce118">
            <text:p>96,5<text:s text:c="5"/></text:p>
          </table:table-cell>
          <table:table-cell office:value-type="float" office:value="-2229" table:style-name="ce39">
            <text:p><text:s/>-2 229</text:p>
          </table:table-cell>
          <table:table-cell office:value-type="float" office:value="-23.255086071987481" table:style-name="ce40">
            <text:p>-23,3<text:s text:c="3"/></text:p>
          </table:table-cell>
          <table:table-cell office:value-type="float" office:value="-4311" table:style-name="ce39">
            <text:p><text:s/>-4 311</text:p>
          </table:table-cell>
          <table:table-cell office:value-type="float" office:value="-36.950372846490097" table:style-name="ce40">
            <text:p>-37,0<text:s text:c="3"/></text:p>
          </table:table-cell>
          <table:table-cell table:style-name="ce59"/>
          <table:table-cell table:style-name="ce90"/>
          <table:table-cell table:number-columns-repeated="2" table:style-name="ce195"/>
          <table:table-cell table:number-columns-repeated="2" table:style-name="ce60"/>
          <table:table-cell table:number-columns-repeated="16366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2284" table:style-name="ce121">
            <text:p>2 284</text:p>
          </table:table-cell>
          <table:table-cell office:value-type="float" office:value="29.965888218315399" table:style-name="ce122">
            <text:p>30,0<text:s text:c="5"/></text:p>
          </table:table-cell>
          <table:table-cell office:value-type="float" office:value="2813" table:style-name="ce123">
            <text:p>2 813</text:p>
          </table:table-cell>
          <table:table-cell office:value-type="float" office:value="28.483191575536654" table:style-name="ce124">
            <text:p>28,5<text:s text:c="5"/></text:p>
          </table:table-cell>
          <table:table-cell office:value-type="float" office:value="2904" table:style-name="ce123">
            <text:p>2 904</text:p>
          </table:table-cell>
          <table:table-cell office:value-type="float" office:value="24.021838034576888" table:style-name="ce125">
            <text:p>24,0<text:s text:c="5"/></text:p>
          </table:table-cell>
          <table:table-cell office:value-type="float" office:value="-529" table:style-name="ce48">
            <text:p><text:s/>- 529</text:p>
          </table:table-cell>
          <table:table-cell office:value-type="float" office:value="-18.805545680767864" table:style-name="ce49">
            <text:p>-18,8<text:s text:c="3"/></text:p>
          </table:table-cell>
          <table:table-cell office:value-type="float" office:value="-620" table:style-name="ce48">
            <text:p><text:s/>- 620</text:p>
          </table:table-cell>
          <table:table-cell office:value-type="float" office:value="-21.349862258953166" table:style-name="ce49">
            <text:p>-21,3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20">
            <text:p>Centro</text:p>
          </table:table-cell>
          <table:table-cell office:value-type="float" office:value="1882" table:style-name="ce121">
            <text:p>1 882</text:p>
          </table:table-cell>
          <table:table-cell office:value-type="float" office:value="24.691681973235372" table:style-name="ce122">
            <text:p>24,7<text:s text:c="5"/></text:p>
          </table:table-cell>
          <table:table-cell office:value-type="float" office:value="2134" table:style-name="ce123">
            <text:p>2 134</text:p>
          </table:table-cell>
          <table:table-cell office:value-type="float" office:value="21.607938436614013" table:style-name="ce124">
            <text:p>21,6<text:s text:c="5"/></text:p>
          </table:table-cell>
          <table:table-cell office:value-type="float" office:value="2567" table:style-name="ce123">
            <text:p>2 567</text:p>
          </table:table-cell>
          <table:table-cell office:value-type="float" office:value="21.234179832905948" table:style-name="ce125">
            <text:p>21,2<text:s text:c="5"/></text:p>
          </table:table-cell>
          <table:table-cell office:value-type="float" office:value="-252" table:style-name="ce48">
            <text:p><text:s/>- 252</text:p>
          </table:table-cell>
          <table:table-cell office:value-type="float" office:value="-11.808809746954077" table:style-name="ce49">
            <text:p>-11,8<text:s text:c="3"/></text:p>
          </table:table-cell>
          <table:table-cell office:value-type="float" office:value="-685" table:style-name="ce48">
            <text:p><text:s/>- 685</text:p>
          </table:table-cell>
          <table:table-cell office:value-type="float" office:value="-26.684846123880018" table:style-name="ce49">
            <text:p>-26,7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1898" table:style-name="ce121">
            <text:p>1 898</text:p>
          </table:table-cell>
          <table:table-cell office:value-type="float" office:value="24.901600629755968" table:style-name="ce122">
            <text:p>24,9<text:s text:c="5"/></text:p>
          </table:table-cell>
          <table:table-cell office:value-type="float" office:value="2732" table:style-name="ce123">
            <text:p>2 732</text:p>
          </table:table-cell>
          <table:table-cell office:value-type="float" office:value="27.663021466180638" table:style-name="ce124">
            <text:p>27,7<text:s text:c="5"/></text:p>
          </table:table-cell>
          <table:table-cell office:value-type="float" office:value="3405" table:style-name="ce123">
            <text:p>3 405</text:p>
          </table:table-cell>
          <table:table-cell office:value-type="float" office:value="28.166101414509058" table:style-name="ce125">
            <text:p>28,2<text:s text:c="5"/></text:p>
          </table:table-cell>
          <table:table-cell office:value-type="float" office:value="-834" table:style-name="ce48">
            <text:p><text:s/>- 834</text:p>
          </table:table-cell>
          <table:table-cell office:value-type="float" office:value="-30.527086383601759" table:style-name="ce49">
            <text:p>-30,5<text:s text:c="3"/></text:p>
          </table:table-cell>
          <table:table-cell office:value-type="float" office:value="-1507" table:style-name="ce48">
            <text:p><text:s/>-1 507</text:p>
          </table:table-cell>
          <table:table-cell office:value-type="float" office:value="-44.258443465491922" table:style-name="ce49">
            <text:p>-44,3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550" table:style-name="ce121">
            <text:p><text:s/>550</text:p>
          </table:table-cell>
          <table:table-cell office:value-type="float" office:value="7.2159538178955653" table:style-name="ce122">
            <text:p>7,2<text:s text:c="5"/></text:p>
          </table:table-cell>
          <table:table-cell office:value-type="float" office:value="764" table:style-name="ce123">
            <text:p><text:s/>764</text:p>
          </table:table-cell>
          <table:table-cell office:value-type="float" office:value="7.7359254759011744" table:style-name="ce124">
            <text:p>7,7<text:s text:c="5"/></text:p>
          </table:table-cell>
          <table:table-cell office:value-type="float" office:value="1017" table:style-name="ce123">
            <text:p>1 017</text:p>
          </table:table-cell>
          <table:table-cell office:value-type="float" office:value="8.4126065017784768" table:style-name="ce125">
            <text:p>8,4<text:s text:c="5"/></text:p>
          </table:table-cell>
          <table:table-cell office:value-type="float" office:value="-214" table:style-name="ce48">
            <text:p><text:s/>- 214</text:p>
          </table:table-cell>
          <table:table-cell office:value-type="float" office:value="-28.01047120418848" table:style-name="ce49">
            <text:p>-28,0<text:s text:c="3"/></text:p>
          </table:table-cell>
          <table:table-cell office:value-type="float" office:value="-467" table:style-name="ce48">
            <text:p><text:s/>- 467</text:p>
          </table:table-cell>
          <table:table-cell office:value-type="float" office:value="-45.919370698131765" table:style-name="ce49">
            <text:p>-45,9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742" table:style-name="ce121">
            <text:p><text:s/>742</text:p>
          </table:table-cell>
          <table:table-cell office:value-type="float" office:value="9.7349776961427459" table:style-name="ce122">
            <text:p>9,7<text:s text:c="5"/></text:p>
          </table:table-cell>
          <table:table-cell office:value-type="float" office:value="1142" table:style-name="ce123">
            <text:p>1 142</text:p>
          </table:table-cell>
          <table:table-cell office:value-type="float" office:value="11.563385986229243" table:style-name="ce124">
            <text:p>11,6<text:s text:c="5"/></text:p>
          </table:table-cell>
          <table:table-cell office:value-type="float" office:value="1774" table:style-name="ce123">
            <text:p>1 774</text:p>
          </table:table-cell>
          <table:table-cell office:value-type="float" office:value="14.674497477045248" table:style-name="ce125">
            <text:p>14,7<text:s text:c="5"/></text:p>
          </table:table-cell>
          <table:table-cell office:value-type="float" office:value="-400" table:style-name="ce48">
            <text:p><text:s/>- 400</text:p>
          </table:table-cell>
          <table:table-cell office:value-type="float" office:value="-35.026269702276707" table:style-name="ce49">
            <text:p>-35,0<text:s text:c="3"/></text:p>
          </table:table-cell>
          <table:table-cell office:value-type="float" office:value="-1032" table:style-name="ce48">
            <text:p><text:s/>-1 032</text:p>
          </table:table-cell>
          <table:table-cell office:value-type="float" office:value="-58.173618940248026" table:style-name="ce49">
            <text:p>-58,2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27">
          <table:table-cell/>
          <table:table-cell office:value-type="string" table:style-name="ce119">
            <text:p>REG.AUTÓNOMAS</text:p>
          </table:table-cell>
          <table:table-cell office:value-type="float" office:value="266" table:style-name="ce114">
            <text:p><text:s/>266</text:p>
          </table:table-cell>
          <table:table-cell office:value-type="float" office:value="3.4898976646549467" table:style-name="ce115">
            <text:p>3,5<text:s text:c="5"/></text:p>
          </table:table-cell>
          <table:table-cell office:value-type="float" office:value="291" table:style-name="ce116">
            <text:p><text:s/>291</text:p>
          </table:table-cell>
          <table:table-cell office:value-type="float" office:value="2.9465370595382749" table:style-name="ce117">
            <text:p>2,9<text:s text:c="5"/></text:p>
          </table:table-cell>
          <table:table-cell office:value-type="float" office:value="422" table:style-name="ce116">
            <text:p><text:s/>422</text:p>
          </table:table-cell>
          <table:table-cell office:value-type="float" office:value="3.4907767391843829" table:style-name="ce118">
            <text:p>3,5<text:s text:c="5"/></text:p>
          </table:table-cell>
          <table:table-cell office:value-type="float" office:value="-25" table:style-name="ce39">
            <text:p><text:s/>- 25</text:p>
          </table:table-cell>
          <table:table-cell office:value-type="float" office:value="-8.5910652920962196" table:style-name="ce40">
            <text:p>-8,6<text:s text:c="3"/></text:p>
          </table:table-cell>
          <table:table-cell office:value-type="float" office:value="-156" table:style-name="ce39">
            <text:p><text:s/>- 156</text:p>
          </table:table-cell>
          <table:table-cell office:value-type="float" office:value="-36.96682464454976" table:style-name="ce40">
            <text:p>-37,0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59"/>
          <table:table-cell table:number-columns-repeated="16366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139" table:style-name="ce121">
            <text:p><text:s/>139</text:p>
          </table:table-cell>
          <table:table-cell office:value-type="float" office:value="1.8236683285226973" table:style-name="ce122">
            <text:p>1,8<text:s text:c="5"/></text:p>
          </table:table-cell>
          <table:table-cell office:value-type="float" office:value="126" table:style-name="ce123">
            <text:p><text:s/>126</text:p>
          </table:table-cell>
          <table:table-cell office:value-type="float" office:value="1.2758201701093561" table:style-name="ce124">
            <text:p>1,3<text:s text:c="5"/></text:p>
          </table:table-cell>
          <table:table-cell office:value-type="float" office:value="182" table:style-name="ce123">
            <text:p><text:s/>182</text:p>
          </table:table-cell>
          <table:table-cell office:value-type="float" office:value="1.5055008685581934" table:style-name="ce125">
            <text:p>1,5<text:s text:c="5"/></text:p>
          </table:table-cell>
          <table:table-cell office:value-type="float" office:value="13" table:style-name="ce48">
            <text:p>+ 13</text:p>
          </table:table-cell>
          <table:table-cell office:value-type="float" office:value="10.317460317460316" table:style-name="ce49">
            <text:p>+10,3<text:s text:c="3"/></text:p>
          </table:table-cell>
          <table:table-cell office:value-type="float" office:value="-43" table:style-name="ce48">
            <text:p><text:s/>- 43</text:p>
          </table:table-cell>
          <table:table-cell office:value-type="float" office:value="-23.626373626373624" table:style-name="ce49">
            <text:p>-23,6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59"/>
          <table:table-cell table:number-columns-repeated="16366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127" table:style-name="ce121">
            <text:p><text:s/>127</text:p>
          </table:table-cell>
          <table:table-cell office:value-type="float" office:value="1.6662293361322487" table:style-name="ce122">
            <text:p>1,7<text:s text:c="5"/></text:p>
          </table:table-cell>
          <table:table-cell office:value-type="float" office:value="165" table:style-name="ce123">
            <text:p><text:s/>165</text:p>
          </table:table-cell>
          <table:table-cell office:value-type="float" office:value="1.6707168894289186" table:style-name="ce124">
            <text:p>1,7<text:s text:c="5"/></text:p>
          </table:table-cell>
          <table:table-cell office:value-type="float" office:value="240" table:style-name="ce123">
            <text:p><text:s/>240</text:p>
          </table:table-cell>
          <table:table-cell office:value-type="float" office:value="1.985275870626189" table:style-name="ce125">
            <text:p>2,0<text:s text:c="5"/></text:p>
          </table:table-cell>
          <table:table-cell office:value-type="float" office:value="-38" table:style-name="ce48">
            <text:p><text:s/>- 38</text:p>
          </table:table-cell>
          <table:table-cell office:value-type="float" office:value="-23.030303030303031" table:style-name="ce49">
            <text:p>-23,0<text:s text:c="3"/></text:p>
          </table:table-cell>
          <table:table-cell office:value-type="float" office:value="-113" table:style-name="ce48">
            <text:p><text:s/>- 113</text:p>
          </table:table-cell>
          <table:table-cell office:value-type="float" office:value="-47.083333333333336" table:style-name="ce49">
            <text:p>-47,1<text:s text:c="3"/></text:p>
          </table:table-cell>
          <table:table-cell table:style-name="ce59"/>
          <table:table-cell table:number-columns-repeated="3" table:style-name="ce1"/>
          <table:table-cell table:number-columns-repeated="2" table:style-name="ce59"/>
          <table:table-cell table:number-columns-repeated="16366"/>
        </table:table-row>
        <table:table-row table:style-name="ro8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3" table:style-name="ce59"/>
          <table:table-cell table:style-name="ce196"/>
          <table:table-cell table:number-columns-repeated="2" table:style-name="ce59"/>
          <table:table-cell table:number-columns-repeated="16366"/>
        </table:table-row>
        <table:table-row table:style-name="ro1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6"/>
          <table:table-cell table:style-name="ce3"/>
          <table:table-cell table:style-name="ce77"/>
          <table:table-cell table:number-columns-repeated="2" table:style-name="ce3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4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4"/>
          <table:table-cell office:value-type="string" table:style-name="ce197">
            <text:p>CONTINENTE</text:p>
          </table:table-cell>
          <table:table-cell table:style-name="ce197"/>
          <table:table-cell table:number-columns-repeated="16372" table:style-name="ce1"/>
        </table:table-row>
        <table:table-row table:style-name="ro2">
          <table:table-cell/>
          <table:table-cell office:value-type="string" table:style-name="ce135">
            <text:p>Movimento ao longo do mês<text:s text:c="2"/>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6" table:style-name="ce3"/>
          <table:table-cell table:number-columns-repeated="16366"/>
        </table:table-row>
        <table:table-row table:style-name="ro10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office:value-type="string" table:style-name="ce15">
            <text:p>CPP-<text:span text:style-name="T2">2010</text:span></text:p>
          </table:table-cell>
          <table:table-cell office:value-type="string" table:style-name="ce84">
            <text:p>MARÇO 2020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FEVEREIRO 2020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MARÇO 2019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2">(1)<text:s/></text:span></text:p>
          </table:table-cell>
          <table:covered-table-cell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6" table:style-name="ce14"/>
          <table:table-cell table:number-columns-repeated="16366"/>
        </table:table-row>
        <table:table-row table:style-name="ro19">
          <table:table-cell/>
          <table:table-cell table:style-name="ce15"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style-name="ce3"/>
          <table:table-cell table:number-columns-repeated="16371" table:style-name="ce1"/>
        </table:table-row>
        <table:table-row table:style-name="ro3">
          <table:table-cell/>
          <table:table-cell office:value-type="string" table:style-name="ce198">
            <text:p>Total</text:p>
          </table:table-cell>
          <table:table-cell office:value-type="float" office:value="7356" table:style-name="ce35">
            <text:p>7 356</text:p>
          </table:table-cell>
          <table:table-cell office:value-type="float" office:value="100" table:style-name="ce145">
            <text:p>100,0<text:s text:c="5"/></text:p>
          </table:table-cell>
          <table:table-cell office:value-type="float" office:value="9585" table:style-name="ce146">
            <text:p>9 585</text:p>
          </table:table-cell>
          <table:table-cell office:value-type="float" office:value="100" table:style-name="ce147">
            <text:p>100,0<text:s text:c="5"/></text:p>
          </table:table-cell>
          <table:table-cell office:value-type="float" office:value="11667" table:style-name="ce37">
            <text:p>11 667</text:p>
          </table:table-cell>
          <table:table-cell office:value-type="float" office:value="99.999999999999986" table:style-name="ce148">
            <text:p>100,0<text:s text:c="5"/></text:p>
          </table:table-cell>
          <table:table-cell office:value-type="float" office:value="-2229" table:style-name="ce39">
            <text:p><text:s/>-2 229</text:p>
          </table:table-cell>
          <table:table-cell office:value-type="float" office:value="-23.255086071987481" table:style-name="ce40">
            <text:p>-23,3<text:s text:c="3"/></text:p>
          </table:table-cell>
          <table:table-cell office:value-type="float" office:value="-4311" table:style-name="ce39">
            <text:p><text:s/>-4 311</text:p>
          </table:table-cell>
          <table:table-cell office:value-type="float" office:value="-36.950372846490097" table:style-name="ce40">
            <text:p>-37,0<text:s text:c="3"/></text:p>
          </table:table-cell>
          <table:table-cell table:number-columns-repeated="6" table:style-name="ce28"/>
          <table:table-cell table:number-columns-repeated="16366"/>
        </table:table-row>
        <table:table-row table:style-name="ro5">
          <table:table-cell/>
          <table:table-cell office:value-type="string" table:style-name="ce199">
            <text:p>1- Repres. do poder legislativo e de órgãos exec., dirigentes, dire. e gestores execu.</text:p>
          </table:table-cell>
          <table:table-cell office:value-type="float" office:value="39" table:style-name="ce44">
            <text:p><text:s/>39</text:p>
          </table:table-cell>
          <table:table-cell office:value-type="float" office:value="0.53017944535073414" table:style-name="ce150">
            <text:p>0,5<text:s text:c="5"/></text:p>
          </table:table-cell>
          <table:table-cell office:value-type="float" office:value="30" table:style-name="ce151">
            <text:p><text:s/>30</text:p>
          </table:table-cell>
          <table:table-cell office:value-type="float" office:value="0.3129890453834116" table:style-name="ce152">
            <text:p>0,3<text:s text:c="5"/></text:p>
          </table:table-cell>
          <table:table-cell office:value-type="float" office:value="40" table:style-name="ce46">
            <text:p><text:s/>40</text:p>
          </table:table-cell>
          <table:table-cell office:value-type="float" office:value="0.3428473472186509" table:style-name="ce153">
            <text:p>0,3<text:s text:c="5"/></text:p>
          </table:table-cell>
          <table:table-cell office:value-type="float" office:value="9" table:style-name="ce48">
            <text:p>+ 9</text:p>
          </table:table-cell>
          <table:table-cell office:value-type="float" office:value="30" table:style-name="ce49">
            <text:p>+30,0<text:s text:c="3"/></text:p>
          </table:table-cell>
          <table:table-cell office:value-type="float" office:value="-1" table:style-name="ce48">
            <text:p><text:s/>- 1</text:p>
          </table:table-cell>
          <table:table-cell office:value-type="float" office:value="-2.5" table:style-name="ce49">
            <text:p>-2,5<text:s text:c="3"/></text:p>
          </table:table-cell>
          <table:table-cell table:style-name="ce41"/>
          <table:table-cell table:style-name="ce3"/>
          <table:table-cell table:number-columns-repeated="2" table:style-name="ce194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199">
            <text:p>2- Especialistas das atividades intelectuais e científicas</text:p>
          </table:table-cell>
          <table:table-cell office:value-type="float" office:value="573" table:style-name="ce44">
            <text:p><text:s/>573</text:p>
          </table:table-cell>
          <table:table-cell office:value-type="float" office:value="7.7895595432300162" table:style-name="ce150">
            <text:p>7,8<text:s text:c="5"/></text:p>
          </table:table-cell>
          <table:table-cell office:value-type="float" office:value="635" table:style-name="ce151">
            <text:p><text:s/>635</text:p>
          </table:table-cell>
          <table:table-cell office:value-type="float" office:value="6.6249347939488779" table:style-name="ce152">
            <text:p>6,6<text:s text:c="5"/></text:p>
          </table:table-cell>
          <table:table-cell office:value-type="float" office:value="789" table:style-name="ce46">
            <text:p><text:s/>789</text:p>
          </table:table-cell>
          <table:table-cell office:value-type="float" office:value="6.7626639238878887" table:style-name="ce153">
            <text:p>6,8<text:s text:c="5"/></text:p>
          </table:table-cell>
          <table:table-cell office:value-type="float" office:value="-62" table:style-name="ce48">
            <text:p><text:s/>- 62</text:p>
          </table:table-cell>
          <table:table-cell office:value-type="float" office:value="-9.7637795275590555" table:style-name="ce49">
            <text:p>-9,8<text:s text:c="3"/></text:p>
          </table:table-cell>
          <table:table-cell office:value-type="float" office:value="-216" table:style-name="ce48">
            <text:p><text:s/>- 216</text:p>
          </table:table-cell>
          <table:table-cell office:value-type="float" office:value="-27.376425855513308" table:style-name="ce49">
            <text:p>-27,4<text:s text:c="3"/></text:p>
          </table:table-cell>
          <table:table-cell table:style-name="ce59"/>
          <table:table-cell table:style-name="ce90"/>
          <table:table-cell table:number-columns-repeated="2" table:style-name="ce195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3- Técnicos e profissões de nível intermédio</text:p>
          </table:table-cell>
          <table:table-cell office:value-type="float" office:value="585" table:style-name="ce44">
            <text:p><text:s/>585</text:p>
          </table:table-cell>
          <table:table-cell office:value-type="float" office:value="7.9526916802610117" table:style-name="ce150">
            <text:p>8,0<text:s text:c="5"/></text:p>
          </table:table-cell>
          <table:table-cell office:value-type="float" office:value="615" table:style-name="ce151">
            <text:p><text:s/>615</text:p>
          </table:table-cell>
          <table:table-cell office:value-type="float" office:value="6.4162754303599367" table:style-name="ce152">
            <text:p>6,4<text:s text:c="5"/></text:p>
          </table:table-cell>
          <table:table-cell office:value-type="float" office:value="778" table:style-name="ce46">
            <text:p><text:s/>778</text:p>
          </table:table-cell>
          <table:table-cell office:value-type="float" office:value="6.6683809034027597" table:style-name="ce153">
            <text:p>6,7<text:s text:c="5"/></text:p>
          </table:table-cell>
          <table:table-cell office:value-type="float" office:value="-30" table:style-name="ce48">
            <text:p><text:s/>- 30</text:p>
          </table:table-cell>
          <table:table-cell office:value-type="float" office:value="-4.8780487804878048" table:style-name="ce49">
            <text:p>-4,9<text:s text:c="3"/></text:p>
          </table:table-cell>
          <table:table-cell office:value-type="float" office:value="-193" table:style-name="ce48">
            <text:p><text:s/>- 193</text:p>
          </table:table-cell>
          <table:table-cell office:value-type="float" office:value="-24.807197943444731" table:style-name="ce49">
            <text:p>-24,8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4- Pessoal administrativo</text:p>
          </table:table-cell>
          <table:table-cell office:value-type="float" office:value="632" table:style-name="ce44">
            <text:p><text:s/>632</text:p>
          </table:table-cell>
          <table:table-cell office:value-type="float" office:value="8.5916258836324086" table:style-name="ce150">
            <text:p>8,6<text:s text:c="5"/></text:p>
          </table:table-cell>
          <table:table-cell office:value-type="float" office:value="858" table:style-name="ce151">
            <text:p><text:s/>858</text:p>
          </table:table-cell>
          <table:table-cell office:value-type="float" office:value="8.9514866979655707" table:style-name="ce152">
            <text:p>9,0<text:s text:c="5"/></text:p>
          </table:table-cell>
          <table:table-cell office:value-type="float" office:value="901" table:style-name="ce46">
            <text:p><text:s/>901</text:p>
          </table:table-cell>
          <table:table-cell office:value-type="float" office:value="7.7226364961001117" table:style-name="ce153">
            <text:p>7,7<text:s text:c="5"/></text:p>
          </table:table-cell>
          <table:table-cell office:value-type="float" office:value="-226" table:style-name="ce48">
            <text:p><text:s/>- 226</text:p>
          </table:table-cell>
          <table:table-cell office:value-type="float" office:value="-26.340326340326342" table:style-name="ce49">
            <text:p>-26,3<text:s text:c="3"/></text:p>
          </table:table-cell>
          <table:table-cell office:value-type="float" office:value="-269" table:style-name="ce48">
            <text:p><text:s/>- 269</text:p>
          </table:table-cell>
          <table:table-cell office:value-type="float" office:value="-29.855715871254162" table:style-name="ce49">
            <text:p>-29,9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5- Trabalhadores dos serviços pessoais, de proteção e segurança e vendedores</text:p>
          </table:table-cell>
          <table:table-cell office:value-type="float" office:value="1453" table:style-name="ce44">
            <text:p>1 453</text:p>
          </table:table-cell>
          <table:table-cell office:value-type="float" office:value="19.752582925502988" table:style-name="ce150">
            <text:p>19,8<text:s text:c="5"/></text:p>
          </table:table-cell>
          <table:table-cell office:value-type="float" office:value="1932" table:style-name="ce151">
            <text:p>1 932</text:p>
          </table:table-cell>
          <table:table-cell office:value-type="float" office:value="20.156494522691705" table:style-name="ce152">
            <text:p>20,2<text:s text:c="5"/></text:p>
          </table:table-cell>
          <table:table-cell office:value-type="float" office:value="2657" table:style-name="ce46">
            <text:p>2 657</text:p>
          </table:table-cell>
          <table:table-cell office:value-type="float" office:value="22.773635038998886" table:style-name="ce153">
            <text:p>22,8<text:s text:c="5"/></text:p>
          </table:table-cell>
          <table:table-cell office:value-type="float" office:value="-479" table:style-name="ce48">
            <text:p><text:s/>- 479</text:p>
          </table:table-cell>
          <table:table-cell office:value-type="float" office:value="-24.792960662525878" table:style-name="ce49">
            <text:p>-24,8<text:s text:c="3"/></text:p>
          </table:table-cell>
          <table:table-cell office:value-type="float" office:value="-1204" table:style-name="ce48">
            <text:p><text:s/>-1 204</text:p>
          </table:table-cell>
          <table:table-cell office:value-type="float" office:value="-45.314264207753105" table:style-name="ce49">
            <text:p>-45,3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6- Agricultores e trabalhadores qualificados da agricultura, da pesca e da floresta</text:p>
          </table:table-cell>
          <table:table-cell office:value-type="float" office:value="185" table:style-name="ce44">
            <text:p><text:s/>185</text:p>
          </table:table-cell>
          <table:table-cell office:value-type="float" office:value="2.5149537792278411" table:style-name="ce150">
            <text:p>2,5<text:s text:c="5"/></text:p>
          </table:table-cell>
          <table:table-cell office:value-type="float" office:value="271" table:style-name="ce151">
            <text:p><text:s/>271</text:p>
          </table:table-cell>
          <table:table-cell office:value-type="float" office:value="2.8273343766301511" table:style-name="ce152">
            <text:p>2,8<text:s text:c="5"/></text:p>
          </table:table-cell>
          <table:table-cell office:value-type="float" office:value="362" table:style-name="ce46">
            <text:p><text:s/>362</text:p>
          </table:table-cell>
          <table:table-cell office:value-type="float" office:value="3.1027684923287908" table:style-name="ce153">
            <text:p>3,1<text:s text:c="5"/></text:p>
          </table:table-cell>
          <table:table-cell office:value-type="float" office:value="-86" table:style-name="ce48">
            <text:p><text:s/>- 86</text:p>
          </table:table-cell>
          <table:table-cell office:value-type="float" office:value="-31.73431734317343" table:style-name="ce49">
            <text:p>-31,7<text:s text:c="3"/></text:p>
          </table:table-cell>
          <table:table-cell office:value-type="float" office:value="-177" table:style-name="ce48">
            <text:p><text:s/>- 177</text:p>
          </table:table-cell>
          <table:table-cell office:value-type="float" office:value="-48.895027624309392" table:style-name="ce49">
            <text:p>-48,9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7- Trabalhadores qualificados da indústria, construção e artífices</text:p>
          </table:table-cell>
          <table:table-cell office:value-type="float" office:value="1148" table:style-name="ce44">
            <text:p>1 148</text:p>
          </table:table-cell>
          <table:table-cell office:value-type="float" office:value="15.606307775965197" table:style-name="ce150">
            <text:p>15,6<text:s text:c="5"/></text:p>
          </table:table-cell>
          <table:table-cell office:value-type="float" office:value="1529" table:style-name="ce151">
            <text:p>1 529</text:p>
          </table:table-cell>
          <table:table-cell office:value-type="float" office:value="15.952008346374544" table:style-name="ce152">
            <text:p>16,0<text:s text:c="5"/></text:p>
          </table:table-cell>
          <table:table-cell office:value-type="float" office:value="1616" table:style-name="ce46">
            <text:p>1 616</text:p>
          </table:table-cell>
          <table:table-cell office:value-type="float" office:value="13.851032827633498" table:style-name="ce153">
            <text:p>13,9<text:s text:c="5"/></text:p>
          </table:table-cell>
          <table:table-cell office:value-type="float" office:value="-381" table:style-name="ce48">
            <text:p><text:s/>- 381</text:p>
          </table:table-cell>
          <table:table-cell office:value-type="float" office:value="-24.918247220405494" table:style-name="ce49">
            <text:p>-24,9<text:s text:c="3"/></text:p>
          </table:table-cell>
          <table:table-cell office:value-type="float" office:value="-468" table:style-name="ce48">
            <text:p><text:s/>- 468</text:p>
          </table:table-cell>
          <table:table-cell office:value-type="float" office:value="-28.960396039603957" table:style-name="ce49">
            <text:p>-29,0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8- Operadores de instalações e máquinas e trabalhadores da montagem</text:p>
          </table:table-cell>
          <table:table-cell office:value-type="float" office:value="561" table:style-name="ce44">
            <text:p><text:s/>561</text:p>
          </table:table-cell>
          <table:table-cell office:value-type="float" office:value="7.6264274061990207" table:style-name="ce150">
            <text:p>7,6<text:s text:c="5"/></text:p>
          </table:table-cell>
          <table:table-cell office:value-type="float" office:value="987" table:style-name="ce151">
            <text:p><text:s/>987</text:p>
          </table:table-cell>
          <table:table-cell office:value-type="float" office:value="10.297339593114241" table:style-name="ce152">
            <text:p>10,3<text:s text:c="5"/></text:p>
          </table:table-cell>
          <table:table-cell office:value-type="float" office:value="1018" table:style-name="ce46">
            <text:p>1 018</text:p>
          </table:table-cell>
          <table:table-cell office:value-type="float" office:value="8.7254649867146643" table:style-name="ce153">
            <text:p>8,7<text:s text:c="5"/></text:p>
          </table:table-cell>
          <table:table-cell office:value-type="float" office:value="-426" table:style-name="ce48">
            <text:p><text:s/>- 426</text:p>
          </table:table-cell>
          <table:table-cell office:value-type="float" office:value="-43.161094224924014" table:style-name="ce49">
            <text:p>-43,2<text:s text:c="3"/></text:p>
          </table:table-cell>
          <table:table-cell office:value-type="float" office:value="-457" table:style-name="ce48">
            <text:p><text:s/>- 457</text:p>
          </table:table-cell>
          <table:table-cell office:value-type="float" office:value="-44.891944990176817" table:style-name="ce49">
            <text:p>-44,9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59"/>
          <table:table-cell table:number-columns-repeated="16366"/>
        </table:table-row>
        <table:table-row table:style-name="ro5">
          <table:table-cell/>
          <table:table-cell office:value-type="string" table:style-name="ce199">
            <text:p>9- Trabalhadores não qualificados</text:p>
          </table:table-cell>
          <table:table-cell office:value-type="float" office:value="2178" table:style-name="ce44">
            <text:p>2 178</text:p>
          </table:table-cell>
          <table:table-cell office:value-type="float" office:value="29.608482871125613" table:style-name="ce150">
            <text:p>29,6<text:s text:c="5"/></text:p>
          </table:table-cell>
          <table:table-cell office:value-type="float" office:value="2727" table:style-name="ce151">
            <text:p>2 727</text:p>
          </table:table-cell>
          <table:table-cell office:value-type="float" office:value="28.450704225352112" table:style-name="ce152">
            <text:p>28,5<text:s text:c="5"/></text:p>
          </table:table-cell>
          <table:table-cell office:value-type="float" office:value="3491" table:style-name="ce46">
            <text:p>3 491</text:p>
          </table:table-cell>
          <table:table-cell office:value-type="float" office:value="29.922002228507754" table:style-name="ce153">
            <text:p>29,9<text:s text:c="5"/></text:p>
          </table:table-cell>
          <table:table-cell office:value-type="float" office:value="-549" table:style-name="ce48">
            <text:p><text:s/>- 549</text:p>
          </table:table-cell>
          <table:table-cell office:value-type="float" office:value="-20.132013201320131" table:style-name="ce49">
            <text:p>-20,1<text:s text:c="3"/></text:p>
          </table:table-cell>
          <table:table-cell office:value-type="float" office:value="-1313" table:style-name="ce48">
            <text:p><text:s/>-1 313</text:p>
          </table:table-cell>
          <table:table-cell office:value-type="float" office:value="-37.610999713549127" table:style-name="ce49">
            <text:p>-37,6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59"/>
          <table:table-cell table:number-columns-repeated="16366"/>
        </table:table-row>
        <table:table-row table:style-name="ro5">
          <table:table-cell/>
          <table:table-cell office:value-type="string" table:style-name="ce199">
            <text:p>0- Profissões das Forças Armadas</text:p>
          </table:table-cell>
          <table:table-cell office:value-type="float" office:value="2" table:style-name="ce44">
            <text:p><text:s/>2</text:p>
          </table:table-cell>
          <table:table-cell office:value-type="float" office:value="2.7188689505165849E-2" table:style-name="ce150">
            <text:p>0,0<text:s text:c="5"/></text:p>
          </table:table-cell>
          <table:table-cell office:value-type="float" office:value="1" table:style-name="ce151">
            <text:p><text:s/>1</text:p>
          </table:table-cell>
          <table:table-cell office:value-type="float" office:value="1.0432968179447054E-2" table:style-name="ce152">
            <text:p>0,0<text:s text:c="5"/></text:p>
          </table:table-cell>
          <table:table-cell office:value-type="float" office:value="15" table:style-name="ce46">
            <text:p><text:s/>15</text:p>
          </table:table-cell>
          <table:table-cell office:value-type="float" office:value="0.12856775520699409" table:style-name="ce153">
            <text:p>0,1<text:s text:c="5"/></text:p>
          </table:table-cell>
          <table:table-cell office:value-type="float" office:value="1" table:style-name="ce48">
            <text:p>+ 1</text:p>
          </table:table-cell>
          <table:table-cell office:value-type="float" office:value="100" table:style-name="ce49">
            <text:p>+100,0<text:s text:c="3"/></text:p>
          </table:table-cell>
          <table:table-cell office:value-type="float" office:value="-13" table:style-name="ce48">
            <text:p><text:s/>- 13</text:p>
          </table:table-cell>
          <table:table-cell office:value-type="float" office:value="-86.666666666666671" table:style-name="ce49">
            <text:p>-86,7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199">
            <text:p><text:s text:c="5"/>Outros</text:p>
          </table:table-cell>
          <table:table-cell office:value-type="float" office:value="0" table:style-name="ce44">
            <text:p><text:s/>0</text:p>
          </table:table-cell>
          <table:table-cell office:value-type="float" office:value="0" table:style-name="ce150">
            <text:p>0,0<text:s text:c="5"/></text:p>
          </table:table-cell>
          <table:table-cell office:value-type="float" office:value="0" table:style-name="ce151">
            <text:p><text:s/>0</text:p>
          </table:table-cell>
          <table:table-cell office:value-type="float" office:value="0" table:style-name="ce152">
            <text:p>0,0<text:s text:c="5"/></text:p>
          </table:table-cell>
          <table:table-cell office:value-type="float" office:value="0" table:style-name="ce46">
            <text:p><text:s/>0</text:p>
          </table:table-cell>
          <table:table-cell office:value-type="float" office:value="0" table:style-name="ce153">
            <text:p>0,0<text:s text:c="5"/></text:p>
          </table:table-cell>
          <table:table-cell office:value-type="float" office:value="0" table:style-name="ce48">
            <text:p>+ 0</text:p>
          </table:table-cell>
          <table:table-cell office:value-type="string" table:style-name="ce200">
            <text:p>-</text:p>
          </table:table-cell>
          <table:table-cell office:value-type="float" office:value="0" table:style-name="ce48">
            <text:p>+ 0</text:p>
          </table:table-cell>
          <table:table-cell office:value-type="string" table:style-name="ce200">
            <text:p>-</text:p>
          </table:table-cell>
          <table:table-cell table:number-columns-repeated="6" table:style-name="ce59"/>
          <table:table-cell table:number-columns-repeated="16366"/>
        </table:table-row>
        <table:table-row table:style-name="ro1">
          <table:table-cell/>
          <table:table-cell table:style-name="ce154"/>
          <table:table-cell table:style-name="ce155"/>
          <table:table-cell table:style-name="ce156"/>
          <table:table-cell table:style-name="ce157"/>
          <table:table-cell table:style-name="ce158"/>
          <table:table-cell table:style-name="ce159"/>
          <table:table-cell table:style-name="ce160"/>
          <table:table-cell table:style-name="ce73"/>
          <table:table-cell table:style-name="ce74"/>
          <table:table-cell table:style-name="ce73"/>
          <table:table-cell table:style-name="ce74"/>
          <table:table-cell table:number-columns-repeated="16372" table:style-name="ce1"/>
        </table:table-row>
        <table:table-row table:style-name="ro1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92"/>
          <table:table-cell table:number-columns-repeated="3" table:style-name="ce161"/>
          <table:table-cell table:style-name="ce162"/>
          <table:table-cell table:style-name="ce163"/>
          <table:table-cell table:style-name="ce162"/>
          <table:table-cell table:style-name="ce163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92"/>
          <table:table-cell table:number-columns-repeated="7" table:style-name="ce1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28"/>
          <table:table-cell table:number-columns-repeated="16366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2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41"/>
          <table:table-cell table:style-name="ce3"/>
          <table:table-cell table:number-columns-repeated="4" table:style-name="ce42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59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2" table:style-name="ce65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59"/>
          <table:table-cell table:number-columns-repeated="4" table:style-name="ce60"/>
          <table:table-cell table:number-columns-repeated="16366"/>
        </table:table-row>
        <table:table-row table:number-rows-repeated="3"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59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59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79"/>
          <table:table-cell table:number-columns-repeated="2" table:style-name="ce164"/>
          <table:table-cell table:number-columns-repeated="6" table:style-name="ce79"/>
          <table:table-cell table:number-columns-repeated="16372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3">
        <table:table-column table:style-name="co1" table:default-cell-style-name="ce1" table:visibility="collapse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8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87" draw:name="Picture 184" svg:x="0.22917in" svg:y="0.16667in" svg:width="2.34656in" svg:height="0.6750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1" draw:name="CaixaDeTexto 21" svg:x="0.66584in" svg:y="0.29365in" svg:width="1.7905in" svg:height="0.53234in">
                <draw:text-box>
                  <text:p text:style-name="a90" text:class-names="" text:cond-style-name=""><text:span text:style-name="a88" text:class-names="">MARÇO 2020</text:span><text:span text:style-name="a8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26" draw:style-name="a77" draw:name="Text Box 122" svg:x="0in" svg:y="0in" svg:width="0.97917in" svg:height="0.32292in">
              <draw:text-box>
                <text:p text:style-name="a74" text:class-names="" text:cond-style-name=""><text:span text:style-name="a72" text:class-names="">Página 11</text:span><text:span text:style-name="a73" text:class-names="">/14</text:span></text:p>
                <text:p text:style-name="a76" text:class-names="" text:cond-style-name=""><text:span text:style-name="a7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">
          <table:table-cell table:style-name="ce1"/>
          <table:table-cell table:number-columns-repeated="11" table:style-name="ce2"/>
          <table:table-cell table:number-columns-repeated="6" table:style-name="ce3"/>
          <table:table-cell table:number-columns-repeated="16366" table:style-name="ce1"/>
        </table:table-row>
        <table:table-row table:style-name="ro1">
          <table:table-cell table:style-name="ce1"/>
          <table:table-cell table:number-columns-repeated="11" table:style-name="ce2"/>
          <table:table-cell table:number-columns-repeated="16372" table:style-name="ce1"/>
        </table:table-row>
        <table:table-row table:style-name="ro2">
          <table:table-cell table:style-name="ce201"/>
          <table:table-cell office:value-type="string" table:style-name="ce4">
            <text:p>Quadro 10 - OFERTAS DE EMPREGO <text:s/>RECEBIDAS, <text:s text:c="3"/>POR ATIVIDADE ECONÓMICA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style-name="ce1"/>
          <table:table-cell table:number-columns-repeated="5" table:style-name="ce3"/>
          <table:table-cell table:number-columns-repeated="16366" table:style-name="ce1"/>
        </table:table-row>
        <table:table-row table:style-name="ro2">
          <table:table-cell table:style-name="ce201"/>
          <table:table-cell office:value-type="string" table:style-name="ce6">
            <text:p>Movimento ao longo do mês<text:s text:c="2"/>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style-name="ce1"/>
          <table:table-cell table:number-columns-repeated="5" table:style-name="ce3"/>
          <table:table-cell table:number-columns-repeated="16366" table:style-name="ce1"/>
        </table:table-row>
        <table:table-row table:style-name="ro5">
          <table:table-cell table:style-name="ce201"/>
          <table:table-cell table:style-name="ce2"/>
          <table:table-cell table:style-name="ce8"/>
          <table:table-cell table:number-columns-repeated="9" table:style-name="ce2"/>
          <table:table-cell table:style-name="ce1"/>
          <table:table-cell table:number-columns-repeated="5" table:style-name="ce3"/>
          <table:table-cell table:number-columns-repeated="16366" table:style-name="ce1"/>
        </table:table-row>
        <table:table-row table:style-name="ro1">
          <table:table-cell table:style-name="ce1"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6" table:style-name="ce14"/>
          <table:table-cell table:number-columns-repeated="16366" table:style-name="ce1"/>
        </table:table-row>
        <table:table-row table:style-name="ro1">
          <table:table-cell table:style-name="ce1"/>
          <table:table-cell office:value-type="string" table:style-name="ce15">
            <text:p>CAE <text:s/>Rev.3</text:p>
          </table:table-cell>
          <table:table-cell office:value-type="string" table:style-name="ce84">
            <text:p>MARÇO 2020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FEVEREIRO 2020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MARÇO 2019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2">(1)<text:s/></text:span></text:p>
          </table:table-cell>
          <table:covered-table-cell/>
          <table:table-cell table:number-columns-repeated="6" table:style-name="ce14"/>
          <table:table-cell table:number-columns-repeated="16366" table:style-name="ce1"/>
        </table:table-row>
        <table:table-row table:style-name="ro1">
          <table:table-cell table:style-name="ce1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6" table:style-name="ce28"/>
          <table:table-cell table:number-columns-repeated="16366" table:style-name="ce1"/>
        </table:table-row>
        <table:table-row table:style-name="ro21">
          <table:table-cell table:style-name="ce1"/>
          <table:table-cell table:style-name="ce15"/>
          <table:table-cell table:style-name="ce85"/>
          <table:table-cell table:style-name="ce86"/>
          <table:table-cell table:style-name="ce87"/>
          <table:table-cell table:style-name="ce88"/>
          <table:table-cell table:style-name="ce87"/>
          <table:table-cell table:style-name="ce88"/>
          <table:table-cell table:number-columns-repeated="4" table:style-name="ce89"/>
          <table:table-cell table:number-columns-repeated="6" table:style-name="ce28"/>
          <table:table-cell table:number-columns-repeated="16366" table:style-name="ce1"/>
        </table:table-row>
        <table:table-row table:style-name="ro28">
          <table:table-cell table:style-name="ce1"/>
          <table:table-cell office:value-type="string" table:style-name="ce169">
            <text:p><text:s text:c="2"/>Total</text:p>
          </table:table-cell>
          <table:table-cell office:value-type="float" office:value="7356" table:style-name="ce35">
            <text:p>7 356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9585" table:style-name="ce37">
            <text:p>9 585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11667" table:style-name="ce37">
            <text:p>11 667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-2229" table:style-name="ce39">
            <text:p><text:s/>-2 229</text:p>
          </table:table-cell>
          <table:table-cell office:value-type="float" office:value="-23.255086071987481" table:style-name="ce40">
            <text:p>-23,3<text:s text:c="3"/></text:p>
          </table:table-cell>
          <table:table-cell office:value-type="float" office:value="-4311" table:style-name="ce39">
            <text:p><text:s/>-4 311</text:p>
          </table:table-cell>
          <table:table-cell office:value-type="float" office:value="-36.950372846490097" table:style-name="ce40">
            <text:p>-37,0<text:s text:c="3"/></text:p>
          </table:table-cell>
          <table:table-cell table:style-name="ce41"/>
          <table:table-cell table:style-name="ce1"/>
          <table:table-cell table:number-columns-repeated="4" table:style-name="ce42"/>
          <table:table-cell table:number-columns-repeated="16366" table:style-name="ce1"/>
        </table:table-row>
        <table:table-row table:style-name="ro28">
          <table:table-cell table:style-name="ce1"/>
          <table:table-cell office:value-type="string" table:style-name="ce171">
            <text:p>Agricultura, produção animal, caça, floresta e pesca</text:p>
          </table:table-cell>
          <table:table-cell office:value-type="float" office:value="248" table:style-name="ce35">
            <text:p><text:s/>248</text:p>
          </table:table-cell>
          <table:table-cell office:value-type="float" office:value="3.3713974986405653" table:style-name="ce36">
            <text:p>3,4<text:s text:c="5"/></text:p>
          </table:table-cell>
          <table:table-cell office:value-type="float" office:value="374" table:style-name="ce37">
            <text:p><text:s/>374</text:p>
          </table:table-cell>
          <table:table-cell office:value-type="float" office:value="3.9019300991131973" table:style-name="ce38">
            <text:p>3,9<text:s text:c="5"/></text:p>
          </table:table-cell>
          <table:table-cell office:value-type="float" office:value="475" table:style-name="ce37">
            <text:p><text:s/>475</text:p>
          </table:table-cell>
          <table:table-cell office:value-type="float" office:value="4.0713122482214796" table:style-name="ce38">
            <text:p>4,1<text:s text:c="5"/></text:p>
          </table:table-cell>
          <table:table-cell office:value-type="float" office:value="-126" table:style-name="ce39">
            <text:p><text:s/>- 126</text:p>
          </table:table-cell>
          <table:table-cell office:value-type="float" office:value="-33.689839572192511" table:style-name="ce40">
            <text:p>-33,7<text:s text:c="3"/></text:p>
          </table:table-cell>
          <table:table-cell office:value-type="float" office:value="-227" table:style-name="ce39">
            <text:p><text:s/>- 227</text:p>
          </table:table-cell>
          <table:table-cell office:value-type="float" office:value="-47.789473684210527" table:style-name="ce40">
            <text:p>-47,8<text:s text:c="3"/></text:p>
          </table:table-cell>
          <table:table-cell table:style-name="ce59"/>
          <table:table-cell table:style-name="ce202"/>
          <table:table-cell table:style-name="ce203"/>
          <table:table-cell table:style-name="ce189"/>
          <table:table-cell table:style-name="ce60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2">
          <table:table-cell table:style-name="ce1"/>
          <table:table-cell office:value-type="string" table:style-name="ce171">
            <text:p>Indústria, energia e água e construção</text:p>
          </table:table-cell>
          <table:table-cell office:value-type="float" office:value="1834" table:style-name="ce55">
            <text:p>1 834</text:p>
          </table:table-cell>
          <table:table-cell office:value-type="float" office:value="24.932028276237087" table:style-name="ce56">
            <text:p>24,9<text:s text:c="5"/></text:p>
          </table:table-cell>
          <table:table-cell office:value-type="float" office:value="2471" table:style-name="ce37">
            <text:p>2 471</text:p>
          </table:table-cell>
          <table:table-cell office:value-type="float" office:value="25.779864371413669" table:style-name="ce38">
            <text:p>25,8<text:s text:c="5"/></text:p>
          </table:table-cell>
          <table:table-cell office:value-type="float" office:value="2724" table:style-name="ce37">
            <text:p>2 724</text:p>
          </table:table-cell>
          <table:table-cell office:value-type="float" office:value="23.347904345590127" table:style-name="ce38">
            <text:p>23,3<text:s text:c="5"/></text:p>
          </table:table-cell>
          <table:table-cell office:value-type="float" office:value="-637" table:style-name="ce39">
            <text:p><text:s/>- 637</text:p>
          </table:table-cell>
          <table:table-cell office:value-type="float" office:value="-25.779036827195469" table:style-name="ce40">
            <text:p>-25,8<text:s text:c="3"/></text:p>
          </table:table-cell>
          <table:table-cell office:value-type="float" office:value="-890" table:style-name="ce39">
            <text:p><text:s/>- 890</text:p>
          </table:table-cell>
          <table:table-cell office:value-type="float" office:value="-32.672540381791478" table:style-name="ce40">
            <text:p>-32,7<text:s text:c="3"/></text:p>
          </table:table-cell>
          <table:table-cell table:style-name="ce59"/>
          <table:table-cell table:style-name="ce202"/>
          <table:table-cell table:style-name="ce203"/>
          <table:table-cell table:style-name="ce189"/>
          <table:table-cell table:style-name="ce60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 table:style-name="ce1"/>
          <table:table-cell office:value-type="string" table:style-name="ce173">
            <text:p>Indústrias extrativas</text:p>
          </table:table-cell>
          <table:table-cell office:value-type="float" office:value="9" table:style-name="ce44">
            <text:p><text:s/>9</text:p>
          </table:table-cell>
          <table:table-cell office:value-type="float" office:value="0.12234910277324632" table:style-name="ce45">
            <text:p>0,1<text:s text:c="5"/></text:p>
          </table:table-cell>
          <table:table-cell office:value-type="float" office:value="7" table:style-name="ce46">
            <text:p><text:s/>7</text:p>
          </table:table-cell>
          <table:table-cell office:value-type="float" office:value="7.3030777256129373E-2" table:style-name="ce47">
            <text:p>0,1<text:s text:c="5"/></text:p>
          </table:table-cell>
          <table:table-cell office:value-type="float" office:value="17" table:style-name="ce46">
            <text:p><text:s/>17</text:p>
          </table:table-cell>
          <table:table-cell office:value-type="float" office:value="0.14571012256792662" table:style-name="ce47">
            <text:p>0,1<text:s text:c="5"/></text:p>
          </table:table-cell>
          <table:table-cell office:value-type="float" office:value="2" table:style-name="ce48">
            <text:p>+ 2</text:p>
          </table:table-cell>
          <table:table-cell office:value-type="float" office:value="28.571428571428569" table:style-name="ce49">
            <text:p>+28,6<text:s text:c="3"/></text:p>
          </table:table-cell>
          <table:table-cell office:value-type="float" office:value="-8" table:style-name="ce48">
            <text:p><text:s/>- 8</text:p>
          </table:table-cell>
          <table:table-cell office:value-type="float" office:value="-47.058823529411761" table:style-name="ce49">
            <text:p>-47,1<text:s text:c="3"/></text:p>
          </table:table-cell>
          <table:table-cell table:style-name="ce65"/>
          <table:table-cell table:style-name="ce202"/>
          <table:table-cell table:style-name="ce203"/>
          <table:table-cell table:style-name="ce189"/>
          <table:table-cell table:style-name="ce60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Indústrias alimentares das bebidas e do tabaco</text:p>
          </table:table-cell>
          <table:table-cell office:value-type="float" office:value="201" table:style-name="ce44">
            <text:p><text:s/>201</text:p>
          </table:table-cell>
          <table:table-cell office:value-type="float" office:value="2.7324632952691679" table:style-name="ce45">
            <text:p>2,7<text:s text:c="5"/></text:p>
          </table:table-cell>
          <table:table-cell office:value-type="float" office:value="283" table:style-name="ce46">
            <text:p><text:s/>283</text:p>
          </table:table-cell>
          <table:table-cell office:value-type="float" office:value="2.9525299947835157" table:style-name="ce47">
            <text:p>3,0<text:s text:c="5"/></text:p>
          </table:table-cell>
          <table:table-cell office:value-type="float" office:value="306" table:style-name="ce46">
            <text:p><text:s/>306</text:p>
          </table:table-cell>
          <table:table-cell office:value-type="float" office:value="2.6227822062226793" table:style-name="ce47">
            <text:p>2,6<text:s text:c="5"/></text:p>
          </table:table-cell>
          <table:table-cell office:value-type="float" office:value="-82" table:style-name="ce48">
            <text:p><text:s/>- 82</text:p>
          </table:table-cell>
          <table:table-cell office:value-type="float" office:value="-28.975265017667844" table:style-name="ce49">
            <text:p>-29,0<text:s text:c="3"/></text:p>
          </table:table-cell>
          <table:table-cell office:value-type="float" office:value="-105" table:style-name="ce48">
            <text:p><text:s/>- 105</text:p>
          </table:table-cell>
          <table:table-cell office:value-type="float" office:value="-34.313725490196077" table:style-name="ce49">
            <text:p>-34,3<text:s text:c="3"/></text:p>
          </table:table-cell>
          <table:table-cell table:style-name="ce59"/>
          <table:table-cell table:style-name="ce202"/>
          <table:table-cell table:style-name="ce203"/>
          <table:table-cell table:style-name="ce189"/>
          <table:table-cell table:style-name="ce60"/>
          <table:table-cell table:style-name="ce204"/>
          <table:table-cell table:style-name="ce205"/>
          <table:table-cell table:style-name="ce204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ricação de têxteis</text:p>
          </table:table-cell>
          <table:table-cell office:value-type="float" office:value="38" table:style-name="ce44">
            <text:p><text:s/>38</text:p>
          </table:table-cell>
          <table:table-cell office:value-type="float" office:value="0.51658510059815121" table:style-name="ce62">
            <text:p>0,5<text:s text:c="5"/></text:p>
          </table:table-cell>
          <table:table-cell office:value-type="float" office:value="103" table:style-name="ce63">
            <text:p><text:s/>103</text:p>
          </table:table-cell>
          <table:table-cell office:value-type="float" office:value="1.0745957224830465" table:style-name="ce64">
            <text:p>1,1<text:s text:c="5"/></text:p>
          </table:table-cell>
          <table:table-cell office:value-type="float" office:value="93" table:style-name="ce46">
            <text:p><text:s/>93</text:p>
          </table:table-cell>
          <table:table-cell office:value-type="float" office:value="0.7971200822833634" table:style-name="ce64">
            <text:p>0,8<text:s text:c="5"/></text:p>
          </table:table-cell>
          <table:table-cell office:value-type="float" office:value="-65" table:style-name="ce48">
            <text:p><text:s/>- 65</text:p>
          </table:table-cell>
          <table:table-cell office:value-type="float" office:value="-63.10679611650486" table:style-name="ce49">
            <text:p>-63,1<text:s text:c="3"/></text:p>
          </table:table-cell>
          <table:table-cell office:value-type="float" office:value="-55" table:style-name="ce48">
            <text:p><text:s/>- 55</text:p>
          </table:table-cell>
          <table:table-cell office:value-type="float" office:value="-59.13978494623656" table:style-name="ce49">
            <text:p>-59,1<text:s text:c="3"/></text:p>
          </table:table-cell>
          <table:table-cell table:style-name="ce65"/>
          <table:table-cell table:style-name="ce202"/>
          <table:table-cell table:style-name="ce203"/>
          <table:table-cell table:style-name="ce189"/>
          <table:table-cell table:style-name="ce60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4">
            <text:p>Indústria do vestuário</text:p>
          </table:table-cell>
          <table:table-cell office:value-type="float" office:value="158" table:style-name="ce44">
            <text:p><text:s/>158</text:p>
          </table:table-cell>
          <table:table-cell office:value-type="float" office:value="2.1479064709081022" table:style-name="ce62">
            <text:p>2,1<text:s text:c="5"/></text:p>
          </table:table-cell>
          <table:table-cell office:value-type="float" office:value="199" table:style-name="ce63">
            <text:p><text:s/>199</text:p>
          </table:table-cell>
          <table:table-cell office:value-type="float" office:value="2.0761606677099635" table:style-name="ce64">
            <text:p>2,1<text:s text:c="5"/></text:p>
          </table:table-cell>
          <table:table-cell office:value-type="float" office:value="277" table:style-name="ce46">
            <text:p><text:s/>277</text:p>
          </table:table-cell>
          <table:table-cell office:value-type="float" office:value="2.3742178794891577" table:style-name="ce64">
            <text:p>2,4<text:s text:c="5"/></text:p>
          </table:table-cell>
          <table:table-cell office:value-type="float" office:value="-41" table:style-name="ce48">
            <text:p><text:s/>- 41</text:p>
          </table:table-cell>
          <table:table-cell office:value-type="float" office:value="-20.603015075376884" table:style-name="ce49">
            <text:p>-20,6<text:s text:c="3"/></text:p>
          </table:table-cell>
          <table:table-cell office:value-type="float" office:value="-119" table:style-name="ce48">
            <text:p><text:s/>- 119</text:p>
          </table:table-cell>
          <table:table-cell office:value-type="float" office:value="-42.960288808664259" table:style-name="ce49">
            <text:p>-43,0<text:s text:c="3"/></text:p>
          </table:table-cell>
          <table:table-cell table:style-name="ce59"/>
          <table:table-cell table:style-name="ce202"/>
          <table:table-cell table:style-name="ce203"/>
          <table:table-cell table:style-name="ce189"/>
          <table:table-cell table:style-name="ce59"/>
          <table:table-cell table:style-name="ce204"/>
          <table:table-cell table:style-name="ce205"/>
          <table:table-cell table:style-name="ce204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Indústria do couro e dos produtos do couro</text:p>
          </table:table-cell>
          <table:table-cell office:value-type="float" office:value="105" table:style-name="ce44">
            <text:p><text:s/>105</text:p>
          </table:table-cell>
          <table:table-cell office:value-type="float" office:value="1.4274061990212072" table:style-name="ce62">
            <text:p>1,4<text:s text:c="5"/></text:p>
          </table:table-cell>
          <table:table-cell office:value-type="float" office:value="184" table:style-name="ce63">
            <text:p><text:s/>184</text:p>
          </table:table-cell>
          <table:table-cell office:value-type="float" office:value="1.9196661450182575" table:style-name="ce64">
            <text:p>1,9<text:s text:c="5"/></text:p>
          </table:table-cell>
          <table:table-cell office:value-type="float" office:value="185" table:style-name="ce46">
            <text:p><text:s/>185</text:p>
          </table:table-cell>
          <table:table-cell office:value-type="float" office:value="1.5856689808862605" table:style-name="ce64">
            <text:p>1,6<text:s text:c="5"/></text:p>
          </table:table-cell>
          <table:table-cell office:value-type="float" office:value="-79" table:style-name="ce48">
            <text:p><text:s/>- 79</text:p>
          </table:table-cell>
          <table:table-cell office:value-type="float" office:value="-42.934782608695656" table:style-name="ce49">
            <text:p>-42,9<text:s text:c="3"/></text:p>
          </table:table-cell>
          <table:table-cell office:value-type="float" office:value="-80" table:style-name="ce48">
            <text:p><text:s/>- 80</text:p>
          </table:table-cell>
          <table:table-cell office:value-type="float" office:value="-43.243243243243242" table:style-name="ce49">
            <text:p>-43,2<text:s text:c="3"/></text:p>
          </table:table-cell>
          <table:table-cell table:style-name="ce59"/>
          <table:table-cell table:style-name="ce202"/>
          <table:table-cell table:style-name="ce203"/>
          <table:table-cell table:style-name="ce189"/>
          <table:table-cell table:style-name="ce59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Indústria da madeira e da cortiça</text:p>
          </table:table-cell>
          <table:table-cell office:value-type="float" office:value="67" table:style-name="ce44">
            <text:p><text:s/>67</text:p>
          </table:table-cell>
          <table:table-cell office:value-type="float" office:value="0.91082109842305603" table:style-name="ce62">
            <text:p>0,9<text:s text:c="5"/></text:p>
          </table:table-cell>
          <table:table-cell office:value-type="float" office:value="73" table:style-name="ce63">
            <text:p><text:s/>73</text:p>
          </table:table-cell>
          <table:table-cell office:value-type="float" office:value="0.76160667709963492" table:style-name="ce64">
            <text:p>0,8<text:s text:c="5"/></text:p>
          </table:table-cell>
          <table:table-cell office:value-type="float" office:value="64" table:style-name="ce46">
            <text:p><text:s/>64</text:p>
          </table:table-cell>
          <table:table-cell office:value-type="float" office:value="0.54855575554984137" table:style-name="ce64">
            <text:p>0,5<text:s text:c="5"/></text:p>
          </table:table-cell>
          <table:table-cell office:value-type="float" office:value="-6" table:style-name="ce48">
            <text:p><text:s/>- 6</text:p>
          </table:table-cell>
          <table:table-cell office:value-type="float" office:value="-8.2191780821917799" table:style-name="ce49">
            <text:p>-8,2<text:s text:c="3"/></text:p>
          </table:table-cell>
          <table:table-cell office:value-type="float" office:value="3" table:style-name="ce48">
            <text:p>+ 3</text:p>
          </table:table-cell>
          <table:table-cell office:value-type="float" office:value="4.6875" table:style-name="ce49">
            <text:p>+4,7<text:s text:c="3"/></text:p>
          </table:table-cell>
          <table:table-cell table:style-name="ce59"/>
          <table:table-cell table:style-name="ce202"/>
          <table:table-cell table:style-name="ce203"/>
          <table:table-cell table:style-name="ce189"/>
          <table:table-cell table:style-name="ce59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Indústrias do papel, impressão e reprodução</text:p>
          </table:table-cell>
          <table:table-cell office:value-type="float" office:value="20" table:style-name="ce44">
            <text:p><text:s/>20</text:p>
          </table:table-cell>
          <table:table-cell office:value-type="float" office:value="0.27188689505165853" table:style-name="ce62">
            <text:p>0,3<text:s text:c="5"/></text:p>
          </table:table-cell>
          <table:table-cell office:value-type="float" office:value="16" table:style-name="ce63">
            <text:p><text:s/>16</text:p>
          </table:table-cell>
          <table:table-cell office:value-type="float" office:value="0.16692749087115286" table:style-name="ce64">
            <text:p>0,2<text:s text:c="5"/></text:p>
          </table:table-cell>
          <table:table-cell office:value-type="float" office:value="35" table:style-name="ce46">
            <text:p><text:s/>35</text:p>
          </table:table-cell>
          <table:table-cell office:value-type="float" office:value="0.29999142881631952" table:style-name="ce64">
            <text:p>0,3<text:s text:c="5"/></text:p>
          </table:table-cell>
          <table:table-cell office:value-type="float" office:value="4" table:style-name="ce48">
            <text:p>+ 4</text:p>
          </table:table-cell>
          <table:table-cell office:value-type="float" office:value="25" table:style-name="ce49">
            <text:p>+25,0<text:s text:c="3"/></text:p>
          </table:table-cell>
          <table:table-cell office:value-type="float" office:value="-15" table:style-name="ce48">
            <text:p><text:s/>- 15</text:p>
          </table:table-cell>
          <table:table-cell office:value-type="float" office:value="-42.857142857142854" table:style-name="ce49">
            <text:p>-42,9<text:s text:c="3"/></text:p>
          </table:table-cell>
          <table:table-cell table:style-name="ce59"/>
          <table:table-cell table:style-name="ce202"/>
          <table:table-cell table:style-name="ce203"/>
          <table:table-cell table:style-name="ce189"/>
          <table:table-cell table:style-name="ce59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. produtos petrolíferos, químicos, farmacêuticos, borracha e plástico</text:p>
          </table:table-cell>
          <table:table-cell office:value-type="float" office:value="83" table:style-name="ce44">
            <text:p><text:s/>83</text:p>
          </table:table-cell>
          <table:table-cell office:value-type="float" office:value="1.1283306144643828" table:style-name="ce62">
            <text:p>1,1<text:s text:c="5"/></text:p>
          </table:table-cell>
          <table:table-cell office:value-type="float" office:value="88" table:style-name="ce63">
            <text:p><text:s/>88</text:p>
          </table:table-cell>
          <table:table-cell office:value-type="float" office:value="0.91810119979134053" table:style-name="ce64">
            <text:p>0,9<text:s text:c="5"/></text:p>
          </table:table-cell>
          <table:table-cell office:value-type="float" office:value="89" table:style-name="ce46">
            <text:p><text:s/>89</text:p>
          </table:table-cell>
          <table:table-cell office:value-type="float" office:value="0.76283534756149818" table:style-name="ce64">
            <text:p>0,8<text:s text:c="5"/></text:p>
          </table:table-cell>
          <table:table-cell office:value-type="float" office:value="-5" table:style-name="ce48">
            <text:p><text:s/>- 5</text:p>
          </table:table-cell>
          <table:table-cell office:value-type="float" office:value="-5.6818181818181817" table:style-name="ce49">
            <text:p>-5,7<text:s text:c="3"/></text:p>
          </table:table-cell>
          <table:table-cell office:value-type="float" office:value="-6" table:style-name="ce48">
            <text:p><text:s/>- 6</text:p>
          </table:table-cell>
          <table:table-cell office:value-type="float" office:value="-6.7415730337078648" table:style-name="ce49">
            <text:p>-6,7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ricação de outros produtos minerais não metálicos</text:p>
          </table:table-cell>
          <table:table-cell office:value-type="float" office:value="47" table:style-name="ce44">
            <text:p><text:s/>47</text:p>
          </table:table-cell>
          <table:table-cell office:value-type="float" office:value="0.6389342033713975" table:style-name="ce62">
            <text:p>0,6<text:s text:c="5"/></text:p>
          </table:table-cell>
          <table:table-cell office:value-type="float" office:value="63" table:style-name="ce63">
            <text:p><text:s/>63</text:p>
          </table:table-cell>
          <table:table-cell office:value-type="float" office:value="0.65727699530516426" table:style-name="ce64">
            <text:p>0,7<text:s text:c="5"/></text:p>
          </table:table-cell>
          <table:table-cell office:value-type="float" office:value="84" table:style-name="ce46">
            <text:p><text:s/>84</text:p>
          </table:table-cell>
          <table:table-cell office:value-type="float" office:value="0.71997942915916691" table:style-name="ce64">
            <text:p>0,7<text:s text:c="5"/></text:p>
          </table:table-cell>
          <table:table-cell office:value-type="float" office:value="-16" table:style-name="ce48">
            <text:p><text:s/>- 16</text:p>
          </table:table-cell>
          <table:table-cell office:value-type="float" office:value="-25.396825396825395" table:style-name="ce49">
            <text:p>-25,4<text:s text:c="3"/></text:p>
          </table:table-cell>
          <table:table-cell office:value-type="float" office:value="-37" table:style-name="ce48">
            <text:p><text:s/>- 37</text:p>
          </table:table-cell>
          <table:table-cell office:value-type="float" office:value="-44.047619047619044" table:style-name="ce49">
            <text:p>-44,0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Indústria metalúrgica de base e fab. produtos metálicos</text:p>
          </table:table-cell>
          <table:table-cell office:value-type="float" office:value="167" table:style-name="ce44">
            <text:p><text:s/>167</text:p>
          </table:table-cell>
          <table:table-cell office:value-type="float" office:value="2.2702555736813483" table:style-name="ce62">
            <text:p>2,3<text:s text:c="5"/></text:p>
          </table:table-cell>
          <table:table-cell office:value-type="float" office:value="161" table:style-name="ce63">
            <text:p><text:s/>161</text:p>
          </table:table-cell>
          <table:table-cell office:value-type="float" office:value="1.6797078768909754" table:style-name="ce64">
            <text:p>1,7<text:s text:c="5"/></text:p>
          </table:table-cell>
          <table:table-cell office:value-type="float" office:value="242" table:style-name="ce46">
            <text:p><text:s/>242</text:p>
          </table:table-cell>
          <table:table-cell office:value-type="float" office:value="2.0742264506728376" table:style-name="ce64">
            <text:p>2,1<text:s text:c="5"/></text:p>
          </table:table-cell>
          <table:table-cell office:value-type="float" office:value="6" table:style-name="ce48">
            <text:p>+ 6</text:p>
          </table:table-cell>
          <table:table-cell office:value-type="float" office:value="3.7267080745341614" table:style-name="ce49">
            <text:p>+3,7<text:s text:c="3"/></text:p>
          </table:table-cell>
          <table:table-cell office:value-type="float" office:value="-75" table:style-name="ce48">
            <text:p><text:s/>- 75</text:p>
          </table:table-cell>
          <table:table-cell office:value-type="float" office:value="-30.991735537190085" table:style-name="ce49">
            <text:p>-31,0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. equipamento informático, elétrico, máquinas e equipamentos n.e.</text:p>
          </table:table-cell>
          <table:table-cell office:value-type="float" office:value="50" table:style-name="ce44">
            <text:p><text:s/>50</text:p>
          </table:table-cell>
          <table:table-cell office:value-type="float" office:value="0.67971723762914626" table:style-name="ce62">
            <text:p>0,7<text:s text:c="5"/></text:p>
          </table:table-cell>
          <table:table-cell office:value-type="float" office:value="74" table:style-name="ce63">
            <text:p><text:s/>74</text:p>
          </table:table-cell>
          <table:table-cell office:value-type="float" office:value="0.77203964527908187" table:style-name="ce64">
            <text:p>0,8<text:s text:c="5"/></text:p>
          </table:table-cell>
          <table:table-cell office:value-type="float" office:value="107" table:style-name="ce46">
            <text:p><text:s/>107</text:p>
          </table:table-cell>
          <table:table-cell office:value-type="float" office:value="0.91711665380989105" table:style-name="ce64">
            <text:p>0,9<text:s text:c="5"/></text:p>
          </table:table-cell>
          <table:table-cell office:value-type="float" office:value="-24" table:style-name="ce48">
            <text:p><text:s/>- 24</text:p>
          </table:table-cell>
          <table:table-cell office:value-type="float" office:value="-32.432432432432435" table:style-name="ce49">
            <text:p>-32,4<text:s text:c="3"/></text:p>
          </table:table-cell>
          <table:table-cell office:value-type="float" office:value="-57" table:style-name="ce48">
            <text:p><text:s/>- 57</text:p>
          </table:table-cell>
          <table:table-cell office:value-type="float" office:value="-53.271028037383175" table:style-name="ce49">
            <text:p>-53,3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. veículos automóveis, componentes e outro equipa. de transporte</text:p>
          </table:table-cell>
          <table:table-cell office:value-type="float" office:value="49" table:style-name="ce44">
            <text:p><text:s/>49</text:p>
          </table:table-cell>
          <table:table-cell office:value-type="float" office:value="0.66612289287656334" table:style-name="ce62">
            <text:p>0,7<text:s text:c="5"/></text:p>
          </table:table-cell>
          <table:table-cell office:value-type="float" office:value="36" table:style-name="ce63">
            <text:p><text:s/>36</text:p>
          </table:table-cell>
          <table:table-cell office:value-type="float" office:value="0.37558685446009388" table:style-name="ce64">
            <text:p>0,4<text:s text:c="5"/></text:p>
          </table:table-cell>
          <table:table-cell office:value-type="float" office:value="74" table:style-name="ce46">
            <text:p><text:s/>74</text:p>
          </table:table-cell>
          <table:table-cell office:value-type="float" office:value="0.63426759235450414" table:style-name="ce64">
            <text:p>0,6<text:s text:c="5"/></text:p>
          </table:table-cell>
          <table:table-cell office:value-type="float" office:value="13" table:style-name="ce48">
            <text:p>+ 13</text:p>
          </table:table-cell>
          <table:table-cell office:value-type="float" office:value="36.111111111111107" table:style-name="ce49">
            <text:p>+36,1<text:s text:c="3"/></text:p>
          </table:table-cell>
          <table:table-cell office:value-type="float" office:value="-25" table:style-name="ce48">
            <text:p><text:s/>- 25</text:p>
          </table:table-cell>
          <table:table-cell office:value-type="float" office:value="-33.783783783783782" table:style-name="ce49">
            <text:p>-33,8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204"/>
          <table:table-cell table:style-name="ce205"/>
          <table:table-cell table:style-name="ce204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. mobiliário, repar. instal. máq. e equipa. e outras ind. transformadoras</text:p>
          </table:table-cell>
          <table:table-cell office:value-type="float" office:value="132" table:style-name="ce44">
            <text:p><text:s/>132</text:p>
          </table:table-cell>
          <table:table-cell office:value-type="float" office:value="1.794453507340946" table:style-name="ce62">
            <text:p>1,8<text:s text:c="5"/></text:p>
          </table:table-cell>
          <table:table-cell office:value-type="float" office:value="169" table:style-name="ce63">
            <text:p><text:s/>169</text:p>
          </table:table-cell>
          <table:table-cell office:value-type="float" office:value="1.7631716223265519" table:style-name="ce64">
            <text:p>1,8<text:s text:c="5"/></text:p>
          </table:table-cell>
          <table:table-cell office:value-type="float" office:value="159" table:style-name="ce46">
            <text:p><text:s/>159</text:p>
          </table:table-cell>
          <table:table-cell office:value-type="float" office:value="1.3628182051941373" table:style-name="ce64">
            <text:p>1,4<text:s text:c="5"/></text:p>
          </table:table-cell>
          <table:table-cell office:value-type="float" office:value="-37" table:style-name="ce48">
            <text:p><text:s/>- 37</text:p>
          </table:table-cell>
          <table:table-cell office:value-type="float" office:value="-21.893491124260358" table:style-name="ce49">
            <text:p>-21,9<text:s text:c="3"/></text:p>
          </table:table-cell>
          <table:table-cell office:value-type="float" office:value="-27" table:style-name="ce48">
            <text:p><text:s/>- 27</text:p>
          </table:table-cell>
          <table:table-cell office:value-type="float" office:value="-16.981132075471699" table:style-name="ce49">
            <text:p>-17,0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Eletricidade, gás e água, saneamento, resíduos e despoluição</text:p>
          </table:table-cell>
          <table:table-cell office:value-type="float" office:value="50" table:style-name="ce44">
            <text:p><text:s/>50</text:p>
          </table:table-cell>
          <table:table-cell office:value-type="float" office:value="0.67971723762914626" table:style-name="ce62">
            <text:p>0,7<text:s text:c="5"/></text:p>
          </table:table-cell>
          <table:table-cell office:value-type="float" office:value="69" table:style-name="ce63">
            <text:p><text:s/>69</text:p>
          </table:table-cell>
          <table:table-cell office:value-type="float" office:value="0.7198748043818467" table:style-name="ce64">
            <text:p>0,7<text:s text:c="5"/></text:p>
          </table:table-cell>
          <table:table-cell office:value-type="float" office:value="94" table:style-name="ce46">
            <text:p><text:s/>94</text:p>
          </table:table-cell>
          <table:table-cell office:value-type="float" office:value="0.80569126596382967" table:style-name="ce64">
            <text:p>0,8<text:s text:c="5"/></text:p>
          </table:table-cell>
          <table:table-cell office:value-type="float" office:value="-19" table:style-name="ce48">
            <text:p><text:s/>- 19</text:p>
          </table:table-cell>
          <table:table-cell office:value-type="float" office:value="-27.536231884057973" table:style-name="ce49">
            <text:p>-27,5<text:s text:c="3"/></text:p>
          </table:table-cell>
          <table:table-cell office:value-type="float" office:value="-44" table:style-name="ce48">
            <text:p><text:s/>- 44</text:p>
          </table:table-cell>
          <table:table-cell office:value-type="float" office:value="-46.808510638297875" table:style-name="ce49">
            <text:p>-46,8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Construção</text:p>
          </table:table-cell>
          <table:table-cell office:value-type="float" office:value="658" table:style-name="ce44">
            <text:p><text:s/>658</text:p>
          </table:table-cell>
          <table:table-cell office:value-type="float" office:value="8.9450788471995661" table:style-name="ce62">
            <text:p>8,9<text:s text:c="5"/></text:p>
          </table:table-cell>
          <table:table-cell office:value-type="float" office:value="946" table:style-name="ce63">
            <text:p><text:s/>946</text:p>
          </table:table-cell>
          <table:table-cell office:value-type="float" office:value="9.8695878977569116" table:style-name="ce64">
            <text:p>9,9<text:s text:c="5"/></text:p>
          </table:table-cell>
          <table:table-cell office:value-type="float" office:value="898" table:style-name="ce46">
            <text:p><text:s/>898</text:p>
          </table:table-cell>
          <table:table-cell office:value-type="float" office:value="7.696922945058712" table:style-name="ce64">
            <text:p>7,7<text:s text:c="5"/></text:p>
          </table:table-cell>
          <table:table-cell office:value-type="float" office:value="-288" table:style-name="ce48">
            <text:p><text:s/>- 288</text:p>
          </table:table-cell>
          <table:table-cell office:value-type="float" office:value="-30.443974630021142" table:style-name="ce49">
            <text:p>-30,4<text:s text:c="3"/></text:p>
          </table:table-cell>
          <table:table-cell office:value-type="float" office:value="-240" table:style-name="ce48">
            <text:p><text:s/>- 240</text:p>
          </table:table-cell>
          <table:table-cell office:value-type="float" office:value="-26.726057906458799" table:style-name="ce49">
            <text:p>-26,7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2">
          <table:table-cell/>
          <table:table-cell office:value-type="string" table:style-name="ce171">
            <text:p>Serviços</text:p>
          </table:table-cell>
          <table:table-cell office:value-type="float" office:value="5274" table:style-name="ce55">
            <text:p>5 274</text:p>
          </table:table-cell>
          <table:table-cell office:value-type="float" office:value="71.696574225122347" table:style-name="ce56">
            <text:p>71,7<text:s text:c="5"/></text:p>
          </table:table-cell>
          <table:table-cell office:value-type="float" office:value="6740" table:style-name="ce57">
            <text:p>6 740</text:p>
          </table:table-cell>
          <table:table-cell office:value-type="float" office:value="70.318205529473133" table:style-name="ce58">
            <text:p>70,3<text:s text:c="5"/></text:p>
          </table:table-cell>
          <table:table-cell office:value-type="float" office:value="8468" table:style-name="ce57">
            <text:p>8 468</text:p>
          </table:table-cell>
          <table:table-cell office:value-type="float" office:value="72.580783406188402" table:style-name="ce58">
            <text:p>72,6<text:s text:c="5"/></text:p>
          </table:table-cell>
          <table:table-cell office:value-type="float" office:value="-1466" table:style-name="ce39">
            <text:p><text:s/>-1 466</text:p>
          </table:table-cell>
          <table:table-cell office:value-type="float" office:value="-21.750741839762611" table:style-name="ce40">
            <text:p>-21,8<text:s text:c="3"/></text:p>
          </table:table-cell>
          <table:table-cell office:value-type="float" office:value="-3194" table:style-name="ce39">
            <text:p><text:s/>-3 194</text:p>
          </table:table-cell>
          <table:table-cell office:value-type="float" office:value="-37.718469532357105" table:style-name="ce40">
            <text:p>-37,7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Comércio, manut. repar. de veículos automóveis e motociclos</text:p>
          </table:table-cell>
          <table:table-cell office:value-type="float" office:value="118" table:style-name="ce44">
            <text:p><text:s/>118</text:p>
          </table:table-cell>
          <table:table-cell office:value-type="float" office:value="1.6041326808047853" table:style-name="ce62">
            <text:p>1,6<text:s text:c="5"/></text:p>
          </table:table-cell>
          <table:table-cell office:value-type="float" office:value="166" table:style-name="ce63">
            <text:p><text:s/>166</text:p>
          </table:table-cell>
          <table:table-cell office:value-type="float" office:value="1.7318727177882107" table:style-name="ce64">
            <text:p>1,7<text:s text:c="5"/></text:p>
          </table:table-cell>
          <table:table-cell office:value-type="float" office:value="206" table:style-name="ce63">
            <text:p><text:s/>206</text:p>
          </table:table-cell>
          <table:table-cell office:value-type="float" office:value="1.7656638381760521" table:style-name="ce64">
            <text:p>1,8<text:s text:c="5"/></text:p>
          </table:table-cell>
          <table:table-cell office:value-type="float" office:value="-48" table:style-name="ce48">
            <text:p><text:s/>- 48</text:p>
          </table:table-cell>
          <table:table-cell office:value-type="float" office:value="-28.915662650602407" table:style-name="ce49">
            <text:p>-28,9<text:s text:c="3"/></text:p>
          </table:table-cell>
          <table:table-cell office:value-type="float" office:value="-88" table:style-name="ce48">
            <text:p><text:s/>- 88</text:p>
          </table:table-cell>
          <table:table-cell office:value-type="float" office:value="-42.718446601941743" table:style-name="ce49">
            <text:p>-42,7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Comércio por grosso e a retalho</text:p>
          </table:table-cell>
          <table:table-cell office:value-type="float" office:value="772" table:style-name="ce44">
            <text:p><text:s/>772</text:p>
          </table:table-cell>
          <table:table-cell office:value-type="float" office:value="10.494834148994018" table:style-name="ce62">
            <text:p>10,5<text:s text:c="5"/></text:p>
          </table:table-cell>
          <table:table-cell office:value-type="float" office:value="1066" table:style-name="ce63">
            <text:p>1 066</text:p>
          </table:table-cell>
          <table:table-cell office:value-type="float" office:value="11.121544079290558" table:style-name="ce64">
            <text:p>11,1<text:s text:c="5"/></text:p>
          </table:table-cell>
          <table:table-cell office:value-type="float" office:value="1289" table:style-name="ce63">
            <text:p>1 289</text:p>
          </table:table-cell>
          <table:table-cell office:value-type="float" office:value="11.048255764121025" table:style-name="ce64">
            <text:p>11,0<text:s text:c="5"/></text:p>
          </table:table-cell>
          <table:table-cell office:value-type="float" office:value="-294" table:style-name="ce48">
            <text:p><text:s/>- 294</text:p>
          </table:table-cell>
          <table:table-cell office:value-type="float" office:value="-27.579737335834899" table:style-name="ce49">
            <text:p>-27,6<text:s text:c="3"/></text:p>
          </table:table-cell>
          <table:table-cell office:value-type="float" office:value="-517" table:style-name="ce48">
            <text:p><text:s/>- 517</text:p>
          </table:table-cell>
          <table:table-cell office:value-type="float" office:value="-40.108611326609775" table:style-name="ce49">
            <text:p>-40,1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Transportes e armazenagem</text:p>
          </table:table-cell>
          <table:table-cell office:value-type="float" office:value="123" table:style-name="ce44">
            <text:p><text:s/>123</text:p>
          </table:table-cell>
          <table:table-cell office:value-type="float" office:value="1.6721044045676998" table:style-name="ce62">
            <text:p>1,7<text:s text:c="5"/></text:p>
          </table:table-cell>
          <table:table-cell office:value-type="float" office:value="204" table:style-name="ce63">
            <text:p><text:s/>204</text:p>
          </table:table-cell>
          <table:table-cell office:value-type="float" office:value="2.1283255086071988" table:style-name="ce64">
            <text:p>2,1<text:s text:c="5"/></text:p>
          </table:table-cell>
          <table:table-cell office:value-type="float" office:value="272" table:style-name="ce63">
            <text:p><text:s/>272</text:p>
          </table:table-cell>
          <table:table-cell office:value-type="float" office:value="2.3313619610868259" table:style-name="ce64">
            <text:p>2,3<text:s text:c="5"/></text:p>
          </table:table-cell>
          <table:table-cell office:value-type="float" office:value="-81" table:style-name="ce48">
            <text:p><text:s/>- 81</text:p>
          </table:table-cell>
          <table:table-cell office:value-type="float" office:value="-39.705882352941174" table:style-name="ce49">
            <text:p>-39,7<text:s text:c="3"/></text:p>
          </table:table-cell>
          <table:table-cell office:value-type="float" office:value="-149" table:style-name="ce48">
            <text:p><text:s/>- 149</text:p>
          </table:table-cell>
          <table:table-cell office:value-type="float" office:value="-54.779411764705884" table:style-name="ce49">
            <text:p>-54,8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204"/>
          <table:table-cell table:style-name="ce205"/>
          <table:table-cell table:style-name="ce204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lojamento, restauração e similares</text:p>
          </table:table-cell>
          <table:table-cell office:value-type="float" office:value="942" table:style-name="ce44">
            <text:p><text:s/>942</text:p>
          </table:table-cell>
          <table:table-cell office:value-type="float" office:value="12.805872756933114" table:style-name="ce62">
            <text:p>12,8<text:s text:c="5"/></text:p>
          </table:table-cell>
          <table:table-cell office:value-type="float" office:value="1447" table:style-name="ce63">
            <text:p>1 447</text:p>
          </table:table-cell>
          <table:table-cell office:value-type="float" office:value="15.096504955659885" table:style-name="ce64">
            <text:p>15,1<text:s text:c="5"/></text:p>
          </table:table-cell>
          <table:table-cell office:value-type="float" office:value="2259" table:style-name="ce63">
            <text:p>2 259</text:p>
          </table:table-cell>
          <table:table-cell office:value-type="float" office:value="19.362303934173308" table:style-name="ce64">
            <text:p>19,4<text:s text:c="5"/></text:p>
          </table:table-cell>
          <table:table-cell office:value-type="float" office:value="-505" table:style-name="ce48">
            <text:p><text:s/>- 505</text:p>
          </table:table-cell>
          <table:table-cell office:value-type="float" office:value="-34.899792674498961" table:style-name="ce49">
            <text:p>-34,9<text:s text:c="3"/></text:p>
          </table:table-cell>
          <table:table-cell office:value-type="float" office:value="-1317" table:style-name="ce48">
            <text:p><text:s/>-1 317</text:p>
          </table:table-cell>
          <table:table-cell office:value-type="float" office:value="-58.300132802124836" table:style-name="ce49">
            <text:p>-58,3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tividades de informação e de comunicação</text:p>
          </table:table-cell>
          <table:table-cell office:value-type="float" office:value="148" table:style-name="ce44">
            <text:p><text:s/>148</text:p>
          </table:table-cell>
          <table:table-cell office:value-type="float" office:value="2.0119630233822732" table:style-name="ce62">
            <text:p>2,0<text:s text:c="5"/></text:p>
          </table:table-cell>
          <table:table-cell office:value-type="float" office:value="143" table:style-name="ce63">
            <text:p><text:s/>143</text:p>
          </table:table-cell>
          <table:table-cell office:value-type="float" office:value="1.4919144496609285" table:style-name="ce64">
            <text:p>1,5<text:s text:c="5"/></text:p>
          </table:table-cell>
          <table:table-cell office:value-type="float" office:value="245" table:style-name="ce63">
            <text:p><text:s/>245</text:p>
          </table:table-cell>
          <table:table-cell office:value-type="float" office:value="2.0999400017142369" table:style-name="ce64">
            <text:p>2,1<text:s text:c="5"/></text:p>
          </table:table-cell>
          <table:table-cell office:value-type="float" office:value="5" table:style-name="ce48">
            <text:p>+ 5</text:p>
          </table:table-cell>
          <table:table-cell office:value-type="float" office:value="3.4965034965034967" table:style-name="ce49">
            <text:p>+3,5<text:s text:c="3"/></text:p>
          </table:table-cell>
          <table:table-cell office:value-type="float" office:value="-97" table:style-name="ce48">
            <text:p><text:s/>- 97</text:p>
          </table:table-cell>
          <table:table-cell office:value-type="float" office:value="-39.591836734693878" table:style-name="ce49">
            <text:p>-39,6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tividades financeiras e de seguros</text:p>
          </table:table-cell>
          <table:table-cell office:value-type="float" office:value="41" table:style-name="ce44">
            <text:p><text:s/>41</text:p>
          </table:table-cell>
          <table:table-cell office:value-type="float" office:value="0.55736813485589998" table:style-name="ce62">
            <text:p>0,6<text:s text:c="5"/></text:p>
          </table:table-cell>
          <table:table-cell office:value-type="float" office:value="31" table:style-name="ce63">
            <text:p><text:s/>31</text:p>
          </table:table-cell>
          <table:table-cell office:value-type="float" office:value="0.32342201356285866" table:style-name="ce64">
            <text:p>0,3<text:s text:c="5"/></text:p>
          </table:table-cell>
          <table:table-cell office:value-type="float" office:value="36" table:style-name="ce63">
            <text:p><text:s/>36</text:p>
          </table:table-cell>
          <table:table-cell office:value-type="float" office:value="0.30856261249678585" table:style-name="ce64">
            <text:p>0,3<text:s text:c="5"/></text:p>
          </table:table-cell>
          <table:table-cell office:value-type="float" office:value="10" table:style-name="ce48">
            <text:p>+ 10</text:p>
          </table:table-cell>
          <table:table-cell office:value-type="float" office:value="32.258064516129032" table:style-name="ce49">
            <text:p>+32,3<text:s text:c="3"/></text:p>
          </table:table-cell>
          <table:table-cell office:value-type="float" office:value="5" table:style-name="ce48">
            <text:p>+ 5</text:p>
          </table:table-cell>
          <table:table-cell office:value-type="float" office:value="13.888888888888889" table:style-name="ce49">
            <text:p>+13,9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tividades imobiliárias, administrativas e dos serviços de apoio</text:p>
          </table:table-cell>
          <table:table-cell office:value-type="float" office:value="1622" table:style-name="ce44">
            <text:p>1 622</text:p>
          </table:table-cell>
          <table:table-cell office:value-type="float" office:value="22.050027188689505" table:style-name="ce62">
            <text:p>22,1<text:s text:c="5"/></text:p>
          </table:table-cell>
          <table:table-cell office:value-type="float" office:value="2178" table:style-name="ce63">
            <text:p>2 178</text:p>
          </table:table-cell>
          <table:table-cell office:value-type="float" office:value="22.72300469483568" table:style-name="ce64">
            <text:p>22,7<text:s text:c="5"/></text:p>
          </table:table-cell>
          <table:table-cell office:value-type="float" office:value="2240" table:style-name="ce63">
            <text:p>2 240</text:p>
          </table:table-cell>
          <table:table-cell office:value-type="float" office:value="19.199451444244449" table:style-name="ce64">
            <text:p>19,2<text:s text:c="5"/></text:p>
          </table:table-cell>
          <table:table-cell office:value-type="float" office:value="-556" table:style-name="ce48">
            <text:p><text:s/>- 556</text:p>
          </table:table-cell>
          <table:table-cell office:value-type="float" office:value="-25.528007346189163" table:style-name="ce49">
            <text:p>-25,5<text:s text:c="3"/></text:p>
          </table:table-cell>
          <table:table-cell office:value-type="float" office:value="-618" table:style-name="ce48">
            <text:p><text:s/>- 618</text:p>
          </table:table-cell>
          <table:table-cell office:value-type="float" office:value="-27.589285714285715" table:style-name="ce49">
            <text:p>-27,6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204"/>
          <table:table-cell table:style-name="ce205"/>
          <table:table-cell table:style-name="ce204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tividades de consultoria, científicas, técnicas e similares</text:p>
          </table:table-cell>
          <table:table-cell office:value-type="float" office:value="442" table:style-name="ce44">
            <text:p><text:s/>442</text:p>
          </table:table-cell>
          <table:table-cell office:value-type="float" office:value="6.0087003806416535" table:style-name="ce62">
            <text:p>6,0<text:s text:c="5"/></text:p>
          </table:table-cell>
          <table:table-cell office:value-type="float" office:value="419" table:style-name="ce63">
            <text:p><text:s/>419</text:p>
          </table:table-cell>
          <table:table-cell office:value-type="float" office:value="4.3714136671883157" table:style-name="ce64">
            <text:p>4,4<text:s text:c="5"/></text:p>
          </table:table-cell>
          <table:table-cell office:value-type="float" office:value="586" table:style-name="ce63">
            <text:p><text:s/>586</text:p>
          </table:table-cell>
          <table:table-cell office:value-type="float" office:value="5.0227136367532355" table:style-name="ce64">
            <text:p>5,0<text:s text:c="5"/></text:p>
          </table:table-cell>
          <table:table-cell office:value-type="float" office:value="23" table:style-name="ce48">
            <text:p>+ 23</text:p>
          </table:table-cell>
          <table:table-cell office:value-type="float" office:value="5.4892601431980905" table:style-name="ce49">
            <text:p>+5,5<text:s text:c="3"/></text:p>
          </table:table-cell>
          <table:table-cell office:value-type="float" office:value="-144" table:style-name="ce48">
            <text:p><text:s/>- 144</text:p>
          </table:table-cell>
          <table:table-cell office:value-type="float" office:value="-24.573378839590443" table:style-name="ce49">
            <text:p>-24,6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dmin. pública, educação, atividades de saúde e apoio social</text:p>
          </table:table-cell>
          <table:table-cell office:value-type="float" office:value="727" table:style-name="ce44">
            <text:p><text:s/>727</text:p>
          </table:table-cell>
          <table:table-cell office:value-type="float" office:value="9.8830886351277876" table:style-name="ce62">
            <text:p>9,9<text:s text:c="5"/></text:p>
          </table:table-cell>
          <table:table-cell office:value-type="float" office:value="782" table:style-name="ce63">
            <text:p><text:s/>782</text:p>
          </table:table-cell>
          <table:table-cell office:value-type="float" office:value="8.1585811163275963" table:style-name="ce64">
            <text:p>8,2<text:s text:c="5"/></text:p>
          </table:table-cell>
          <table:table-cell office:value-type="float" office:value="918" table:style-name="ce63">
            <text:p><text:s/>918</text:p>
          </table:table-cell>
          <table:table-cell office:value-type="float" office:value="7.8683466186680384" table:style-name="ce64">
            <text:p>7,9<text:s text:c="5"/></text:p>
          </table:table-cell>
          <table:table-cell office:value-type="float" office:value="-55" table:style-name="ce48">
            <text:p><text:s/>- 55</text:p>
          </table:table-cell>
          <table:table-cell office:value-type="float" office:value="-7.0332480818414327" table:style-name="ce49">
            <text:p>-7,0<text:s text:c="3"/></text:p>
          </table:table-cell>
          <table:table-cell office:value-type="float" office:value="-191" table:style-name="ce48">
            <text:p><text:s/>- 191</text:p>
          </table:table-cell>
          <table:table-cell office:value-type="float" office:value="-20.806100217864923" table:style-name="ce49">
            <text:p>-20,8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Outras atividades de serviços</text:p>
          </table:table-cell>
          <table:table-cell office:value-type="float" office:value="339" table:style-name="ce44">
            <text:p><text:s/>339</text:p>
          </table:table-cell>
          <table:table-cell office:value-type="float" office:value="4.6084828711256121" table:style-name="ce62">
            <text:p>4,6<text:s text:c="5"/></text:p>
          </table:table-cell>
          <table:table-cell office:value-type="float" office:value="304" table:style-name="ce63">
            <text:p><text:s/>304</text:p>
          </table:table-cell>
          <table:table-cell office:value-type="float" office:value="3.1716223265519039" table:style-name="ce64">
            <text:p>3,2<text:s text:c="5"/></text:p>
          </table:table-cell>
          <table:table-cell office:value-type="float" office:value="417" table:style-name="ce63">
            <text:p><text:s/>417</text:p>
          </table:table-cell>
          <table:table-cell office:value-type="float" office:value="3.5741835947544356" table:style-name="ce64">
            <text:p>3,6<text:s text:c="5"/></text:p>
          </table:table-cell>
          <table:table-cell office:value-type="float" office:value="35" table:style-name="ce48">
            <text:p>+ 35</text:p>
          </table:table-cell>
          <table:table-cell office:value-type="float" office:value="11.513157894736842" table:style-name="ce49">
            <text:p>+11,5<text:s text:c="3"/></text:p>
          </table:table-cell>
          <table:table-cell office:value-type="float" office:value="-78" table:style-name="ce48">
            <text:p><text:s/>- 78</text:p>
          </table:table-cell>
          <table:table-cell office:value-type="float" office:value="-18.705035971223023" table:style-name="ce49">
            <text:p>-18,7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Sem classificação</text:p>
          </table:table-cell>
          <table:table-cell office:value-type="float" office:value="0" table:style-name="ce44">
            <text:p><text:s/>0</text:p>
          </table:table-cell>
          <table:table-cell office:value-type="float" office:value="0" table:style-name="ce62">
            <text:p>0,0<text:s text:c="5"/></text:p>
          </table:table-cell>
          <table:table-cell office:value-type="float" office:value="0" table:style-name="ce63">
            <text:p><text:s/>0</text:p>
          </table:table-cell>
          <table:table-cell office:value-type="float" office:value="0" table:style-name="ce64">
            <text:p>0,0<text:s text:c="5"/></text:p>
          </table:table-cell>
          <table:table-cell office:value-type="float" office:value="0" table:style-name="ce63">
            <text:p><text:s/>0</text:p>
          </table:table-cell>
          <table:table-cell office:value-type="float" office:value="0" table:style-name="ce64">
            <text:p>0,0<text:s text:c="5"/></text:p>
          </table:table-cell>
          <table:table-cell office:value-type="float" office:value="0" table:style-name="ce48">
            <text:p>+ 0</text:p>
          </table:table-cell>
          <table:table-cell office:value-type="string" table:style-name="ce200">
            <text:p>-</text:p>
          </table:table-cell>
          <table:table-cell office:value-type="float" office:value="0" table:style-name="ce48">
            <text:p>+ 0</text:p>
          </table:table-cell>
          <table:table-cell office:value-type="string" table:style-name="ce200">
            <text:p>-</text:p>
          </table:table-cell>
          <table:table-cell table:style-name="ce1"/>
          <table:table-cell table:style-name="ce65"/>
          <table:table-cell table:style-name="ce206"/>
          <table:table-cell table:number-columns-repeated="16369" table:style-name="ce1"/>
        </table:table-row>
        <table:table-row table:style-name="ro10">
          <table:table-cell/>
          <table:table-cell table:style-name="ce175"/>
          <table:table-cell table:style-name="ce176"/>
          <table:table-cell table:style-name="ce177"/>
          <table:table-cell table:style-name="ce178"/>
          <table:table-cell table:style-name="ce179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2" table:style-name="ce1"/>
          <table:table-cell table:style-name="ce206"/>
          <table:table-cell table:number-columns-repeated="16369" table:style-name="ce1"/>
        </table:table-row>
        <table:table-row table:style-name="ro1">
          <table:table-cell/>
          <table:table-cell office:value-type="string" table:style-name="ce76">
            <text:p><text:s text:c="4"/>(1) - Mês homólogo do ano anterior</text:p>
          </table:table-cell>
          <table:table-cell table:style-name="ce1">
            <draw:g draw:z-index="2" draw:name="Chart 108" draw:id="id30">
              <svg:title/>
              <svg:desc/>
              <draw:frame draw:id="id27" draw:style-name="a80" draw:name="Text Box 1" svg:x="0.00288in" svg:y="0.20833in" svg:width="0in" svg:height="0in">
                <draw:text-box>
                  <text:p text:style-name="a79" text:class-names="" text:cond-style-name=""><text:span text:style-name="a78" text:class-names=""/></text:p>
                </draw:text-box>
                <svg:title/>
                <svg:desc/>
              </draw:frame>
              <draw:frame draw:id="id28" draw:style-name="a83" draw:name="Text Box 2" svg:x="5.44045in" svg:y="6.18324in" svg:width="0in" svg:height="0in">
                <draw:text-box>
                  <text:p text:style-name="a82" text:class-names="" text:cond-style-name=""><text:span text:style-name="a81" text:class-names=""/></text:p>
                </draw:text-box>
                <svg:title/>
                <svg:desc/>
              </draw:frame>
              <draw:custom-shape svg:x="5.45515in" svg:y="5.04479in" svg:width="0.066in" svg:height="0.21084in" draw:id="id29" draw:style-name="a86" draw:name="Text Box 3">
                <svg:title/>
                <svg:desc/>
                <text:p text:style-name="a85" text:class-names="" text:cond-style-name=""><text:span text:style-name="a8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6" table:style-name="ce1"/>
          <table:table-cell table:style-name="ce163"/>
          <table:table-cell table:style-name="ce162"/>
          <table:table-cell table:style-name="ce163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182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2" table:style-name="ce1"/>
          <table:table-cell table:number-columns-repeated="6" table:style-name="ce3"/>
          <table:table-cell table:number-columns-repeated="16366" table:style-name="ce1"/>
        </table:table-row>
        <table:table-row table:style-name="ro15">
          <table:table-cell table:style-name="ce201"/>
          <table:table-cell table:number-columns-repeated="12" table:style-name="ce1"/>
          <table:table-cell table:number-columns-repeated="5" table:style-name="ce3"/>
          <table:table-cell table:number-columns-repeated="16366" table:style-name="ce1"/>
        </table:table-row>
        <table:table-row table:style-name="ro1">
          <table:table-cell table:number-columns-repeated="12" table:style-name="ce1"/>
          <table:table-cell table:number-columns-repeated="6" table:style-name="ce3"/>
          <table:table-cell table:number-columns-repeated="16366" table:style-name="ce1"/>
        </table:table-row>
        <table:table-row table:number-rows-repeated="2" table:style-name="ro16">
          <table:table-cell table:number-columns-repeated="12" table:style-name="ce1"/>
          <table:table-cell table:number-columns-repeated="6" table:style-name="ce14"/>
          <table:table-cell table:number-columns-repeated="16366" table:style-name="ce1"/>
        </table:table-row>
        <table:table-row table:style-name="ro16">
          <table:table-cell table:number-columns-repeated="12" table:style-name="ce1"/>
          <table:table-cell table:number-columns-repeated="6" table:style-name="ce28"/>
          <table:table-cell table:number-columns-repeated="16366" table:style-name="ce1"/>
        </table:table-row>
        <table:table-row table:style-name="ro8">
          <table:table-cell table:number-columns-repeated="12" table:style-name="ce1"/>
          <table:table-cell table:number-columns-repeated="6" table:style-name="ce28"/>
          <table:table-cell table:number-columns-repeated="16366" table:style-name="ce1"/>
        </table:table-row>
        <table:table-row table:style-name="ro5">
          <table:table-cell table:number-columns-repeated="12" table:style-name="ce1"/>
          <table:table-cell table:style-name="ce59"/>
          <table:table-cell table:style-name="ce3"/>
          <table:table-cell table:number-columns-repeated="4" table:style-name="ce42"/>
          <table:table-cell table:number-columns-repeated="16366" table:style-name="ce1"/>
        </table:table-row>
        <table:table-row table:style-name="ro5">
          <table:table-cell table:number-columns-repeated="12" table:style-name="ce1"/>
          <table:table-cell table:style-name="ce59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style-name="ce192"/>
          <table:table-cell table:number-columns-repeated="16364"/>
        </table:table-row>
        <table:table-row table:style-name="ro5">
          <table:table-cell table:number-columns-repeated="12" table:style-name="ce1"/>
          <table:table-cell table:style-name="ce65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style-name="ce192"/>
          <table:table-cell table:number-columns-repeated="16364"/>
        </table:table-row>
        <table:table-row table:number-rows-repeated="3" table:style-name="ro5">
          <table:table-cell table:number-columns-repeated="12" table:style-name="ce1"/>
          <table:table-cell table:style-name="ce59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style-name="ce192"/>
          <table:table-cell table:number-columns-repeated="16364"/>
        </table:table-row>
        <table:table-row table:number-rows-repeated="3" table:style-name="ro5">
          <table:table-cell table:number-columns-repeated="12"/>
          <table:table-cell table:style-name="ce59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style-name="ce192"/>
          <table:table-cell table:number-columns-repeated="16364"/>
        </table:table-row>
        <table:table-row table:style-name="ro5">
          <table:table-cell table:number-columns-repeated="12"/>
          <table:table-cell table:style-name="ce1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style-name="ce192"/>
          <table:table-cell table:number-columns-repeated="16364"/>
        </table:table-row>
        <table:table-row table:number-rows-repeated="2" table:style-name="ro5">
          <table:table-cell table:number-columns-repeated="12"/>
          <table:table-cell table:style-name="ce1"/>
          <table:table-cell table:style-name="ce187"/>
          <table:table-cell table:style-name="ce188"/>
          <table:table-cell table:style-name="ce189"/>
          <table:table-cell table:style-name="ce19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0">
          <table:table-cell table:number-columns-repeated="12"/>
          <table:table-cell table:style-name="ce1"/>
          <table:table-cell table:style-name="ce60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2"/>
          <table:table-cell table:number-columns-repeated="16372" table:style-name="ce1"/>
        </table:table-row>
        <table:table-row table:style-name="ro5">
          <table:table-cell table:number-columns-repeated="12"/>
          <table:table-cell table:style-name="ce1"/>
          <table:table-cell table:number-columns-repeated="2" table:style-name="ce193"/>
          <table:table-cell table:number-columns-repeated="16369" table:style-name="ce1"/>
        </table:table-row>
        <table:table-row table:style-name="ro1">
          <table:table-cell table:number-columns-repeated="12"/>
          <table:table-cell table:style-name="ce1"/>
          <table:table-cell table:number-columns-repeated="2" table:style-name="ce193"/>
          <table:table-cell table:number-columns-repeated="16369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2">
        <table:table-column table:style-name="co29" table:default-cell-style-name="ce1" table:visibility="collapse"/>
        <table:table-column table:style-name="co30" table:default-cell-style-name="ce1"/>
        <table:table-column table:style-name="co26" table:default-cell-style-name="ce1"/>
        <table:table-column table:style-name="co1" table:default-cell-style-name="ce1"/>
        <table:table-column table:style-name="co26" table:default-cell-style-name="ce92"/>
        <table:table-column table:style-name="co6" table:default-cell-style-name="ce92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98" draw:name="Picture 184" svg:x="0.03511in" svg:y="0.17556in" svg:width="2.50498in" svg:height="0.6885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2" draw:name="CaixaDeTexto 11" svg:x="0.50127in" svg:y="0.30508in" svg:width="1.91139in" svg:height="0.54297in">
                <draw:text-box>
                  <text:p text:style-name="a101" text:class-names="" text:cond-style-name=""><text:span text:style-name="a99" text:class-names="">MARÇO 2020</text:span><text:span text:style-name="a100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34" draw:style-name="a97" draw:name="Text Box 122" svg:x="0in" svg:y="0in" svg:width="0.97917in" svg:height="0.32292in">
              <draw:text-box>
                <text:p text:style-name="a94" text:class-names="" text:cond-style-name=""><text:span text:style-name="a92" text:class-names="">Página 12</text:span><text:span text:style-name="a93" text:class-names="">/14</text:span></text:p>
                <text:p text:style-name="a96" text:class-names="" text:cond-style-name=""><text:span text:style-name="a9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">
          <table:table-cell table:style-name="ce1"/>
          <table:table-cell table:number-columns-repeated="11" table:style-name="ce2"/>
          <table:table-cell table:number-columns-repeated="5" table:style-name="ce3"/>
          <table:table-cell table:number-columns-repeated="16367"/>
        </table:table-row>
        <table:table-row table:style-name="ro1">
          <table:table-cell table:style-name="ce1"/>
          <table:table-cell table:number-columns-repeated="11" table:style-name="ce2"/>
          <table:table-cell table:number-columns-repeated="16372" table:style-name="ce1"/>
        </table:table-row>
        <table:table-row table:style-name="ro2">
          <table:table-cell table:style-name="ce201"/>
          <table:table-cell office:value-type="string" table:style-name="ce4">
            <text:p><text:s/>Quadro 11 - <text:s/>COLOCAÇÕES EFETUADAS, <text:s text:c="2"/>POR <text:s/>REGIÕES<text:s text:c="3"/></text:p>
          </table:table-cell>
          <table:table-cell table:number-columns-repeated="10" table:style-name="ce183"/>
          <table:table-cell table:number-columns-repeated="16372" table:style-name="ce1"/>
        </table:table-row>
        <table:table-row table:style-name="ro2">
          <table:table-cell table:style-name="ce201"/>
          <table:table-cell office:value-type="string" table:style-name="ce6">
            <text:p>movimento ao longo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5">
          <table:table-cell table:style-name="ce201"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1">
          <table:table-cell table:style-name="ce1"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3" table:style-name="ce14"/>
          <table:table-cell table:number-columns-repeated="16369" table:style-name="ce1"/>
        </table:table-row>
        <table:table-row table:style-name="ro1">
          <table:table-cell table:style-name="ce1"/>
          <table:table-cell table:style-name="ce15"/>
          <table:table-cell office:value-type="string" table:style-name="ce84">
            <text:p>MARÇO 2020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FEVEREIRO 2020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MARÇO 2019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number-columns-repeated="3" table:style-name="ce14"/>
          <table:table-cell table:number-columns-repeated="16369" table:style-name="ce1"/>
        </table:table-row>
        <table:table-row table:style-name="ro1">
          <table:table-cell table:style-name="ce1"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0">
          <table:table-cell table:style-name="ce1"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113">
            <text:p>PORTUGAL</text:p>
          </table:table-cell>
          <table:table-cell office:value-type="float" office:value="5932" table:style-name="ce114">
            <text:p>5 932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6538" table:style-name="ce116">
            <text:p>6 538</text:p>
          </table:table-cell>
          <table:table-cell office:value-type="float" office:value="100.00000000000001" table:style-name="ce117">
            <text:p>100,0<text:s text:c="5"/></text:p>
          </table:table-cell>
          <table:table-cell office:value-type="float" office:value="8367" table:style-name="ce116">
            <text:p>8 367</text:p>
          </table:table-cell>
          <table:table-cell office:value-type="float" office:value="99.999999999999986" table:style-name="ce118">
            <text:p>100,0<text:s text:c="5"/></text:p>
          </table:table-cell>
          <table:table-cell office:value-type="float" office:value="-606" table:style-name="ce39">
            <text:p><text:s/>- 606</text:p>
          </table:table-cell>
          <table:table-cell office:value-type="float" office:value="-9.2688895686754353" table:style-name="ce40">
            <text:p>-9,3<text:s text:c="3"/></text:p>
          </table:table-cell>
          <table:table-cell office:value-type="float" office:value="-2435" table:style-name="ce39">
            <text:p><text:s/>-2 435</text:p>
          </table:table-cell>
          <table:table-cell office:value-type="float" office:value="-29.102426198159435" table:style-name="ce40">
            <text:p>-29,1<text:s text:c="3"/></text:p>
          </table:table-cell>
          <table:table-cell table:style-name="ce3"/>
          <table:table-cell table:number-columns-repeated="2" table:style-name="ce42"/>
          <table:table-cell table:number-columns-repeated="16369" table:style-name="ce1"/>
        </table:table-row>
        <table:table-row table:style-name="ro25">
          <table:table-cell table:style-name="ce1"/>
          <table:table-cell office:value-type="string" table:style-name="ce119">
            <text:p>CONTINENTE</text:p>
          </table:table-cell>
          <table:table-cell office:value-type="float" office:value="5773" table:style-name="ce114">
            <text:p>5 773</text:p>
          </table:table-cell>
          <table:table-cell office:value-type="float" office:value="97.319622387053272" table:style-name="ce115">
            <text:p>97,3<text:s text:c="5"/></text:p>
          </table:table-cell>
          <table:table-cell office:value-type="float" office:value="6334" table:style-name="ce116">
            <text:p>6 334</text:p>
          </table:table-cell>
          <table:table-cell office:value-type="float" office:value="96.879779749158772" table:style-name="ce117">
            <text:p>96,9<text:s text:c="5"/></text:p>
          </table:table-cell>
          <table:table-cell office:value-type="float" office:value="8050" table:style-name="ce116">
            <text:p>8 050</text:p>
          </table:table-cell>
          <table:table-cell office:value-type="float" office:value="96.211306322457261" table:style-name="ce118">
            <text:p>96,2<text:s text:c="5"/></text:p>
          </table:table-cell>
          <table:table-cell office:value-type="float" office:value="-561" table:style-name="ce39">
            <text:p><text:s/>- 561</text:p>
          </table:table-cell>
          <table:table-cell office:value-type="float" office:value="-8.8569624250078949" table:style-name="ce40">
            <text:p>-8,9<text:s text:c="3"/></text:p>
          </table:table-cell>
          <table:table-cell office:value-type="float" office:value="-2277" table:style-name="ce39">
            <text:p><text:s/>-2 277</text:p>
          </table:table-cell>
          <table:table-cell office:value-type="float" office:value="-28.285714285714285" table:style-name="ce40">
            <text:p>-28,3<text:s text:c="3"/></text:p>
          </table:table-cell>
          <table:table-cell table:style-name="ce90"/>
          <table:table-cell table:number-columns-repeated="2" table:style-name="ce60"/>
          <table:table-cell table:number-columns-repeated="16369" table:style-name="ce1"/>
        </table:table-row>
        <table:table-row table:style-name="ro29">
          <table:table-cell table:style-name="ce1"/>
          <table:table-cell office:value-type="string" table:style-name="ce120">
            <text:p>Norte</text:p>
          </table:table-cell>
          <table:table-cell office:value-type="float" office:value="1957" table:style-name="ce121">
            <text:p>1 957</text:p>
          </table:table-cell>
          <table:table-cell office:value-type="float" office:value="32.990559676331763" table:style-name="ce122">
            <text:p>33,0<text:s text:c="5"/></text:p>
          </table:table-cell>
          <table:table-cell office:value-type="float" office:value="2038" table:style-name="ce123">
            <text:p>2 038</text:p>
          </table:table-cell>
          <table:table-cell office:value-type="float" office:value="31.171612113796265" table:style-name="ce124">
            <text:p>31,2<text:s text:c="5"/></text:p>
          </table:table-cell>
          <table:table-cell office:value-type="float" office:value="2361" table:style-name="ce123">
            <text:p>2 361</text:p>
          </table:table-cell>
          <table:table-cell office:value-type="float" office:value="28.217999282897093" table:style-name="ce125">
            <text:p>28,2<text:s text:c="5"/></text:p>
          </table:table-cell>
          <table:table-cell office:value-type="float" office:value="-81" table:style-name="ce48">
            <text:p><text:s/>- 81</text:p>
          </table:table-cell>
          <table:table-cell office:value-type="float" office:value="-3.9744847890088324" table:style-name="ce49">
            <text:p>-4,0<text:s text:c="3"/></text:p>
          </table:table-cell>
          <table:table-cell office:value-type="float" office:value="-404" table:style-name="ce48">
            <text:p><text:s/>- 404</text:p>
          </table:table-cell>
          <table:table-cell office:value-type="float" office:value="-17.111393477340108" table:style-name="ce49">
            <text:p>-17,1<text:s text:c="3"/></text:p>
          </table:table-cell>
          <table:table-cell table:style-name="ce90"/>
          <table:table-cell table:number-columns-repeated="2" table:style-name="ce60"/>
          <table:table-cell table:number-columns-repeated="16369" table:style-name="ce1"/>
        </table:table-row>
        <table:table-row table:style-name="ro5">
          <table:table-cell table:style-name="ce1"/>
          <table:table-cell office:value-type="string" table:style-name="ce120">
            <text:p>Centro</text:p>
          </table:table-cell>
          <table:table-cell office:value-type="float" office:value="1545" table:style-name="ce121">
            <text:p>1 545</text:p>
          </table:table-cell>
          <table:table-cell office:value-type="float" office:value="26.045178691840864" table:style-name="ce122">
            <text:p>26,0<text:s text:c="5"/></text:p>
          </table:table-cell>
          <table:table-cell office:value-type="float" office:value="1667" table:style-name="ce123">
            <text:p>1 667</text:p>
          </table:table-cell>
          <table:table-cell office:value-type="float" office:value="25.49709391251147" table:style-name="ce124">
            <text:p>25,5<text:s text:c="5"/></text:p>
          </table:table-cell>
          <table:table-cell office:value-type="float" office:value="1929" table:style-name="ce123">
            <text:p>1 929</text:p>
          </table:table-cell>
          <table:table-cell office:value-type="float" office:value="23.054858372176408" table:style-name="ce125">
            <text:p>23,1<text:s text:c="5"/></text:p>
          </table:table-cell>
          <table:table-cell office:value-type="float" office:value="-122" table:style-name="ce48">
            <text:p><text:s/>- 122</text:p>
          </table:table-cell>
          <table:table-cell office:value-type="float" office:value="-7.3185362927414523" table:style-name="ce49">
            <text:p>-7,3<text:s text:c="3"/></text:p>
          </table:table-cell>
          <table:table-cell office:value-type="float" office:value="-384" table:style-name="ce48">
            <text:p><text:s/>- 384</text:p>
          </table:table-cell>
          <table:table-cell office:value-type="float" office:value="-19.906687402799378" table:style-name="ce49">
            <text:p>-19,9<text:s text:c="3"/></text:p>
          </table:table-cell>
          <table:table-cell table:style-name="ce65"/>
          <table:table-cell table:number-columns-repeated="2" table:style-name="ce60"/>
          <table:table-cell table:number-columns-repeated="16369" table:style-name="ce1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1280" table:style-name="ce121">
            <text:p>1 280</text:p>
          </table:table-cell>
          <table:table-cell office:value-type="float" office:value="21.57788267026298" table:style-name="ce122">
            <text:p>21,6<text:s text:c="5"/></text:p>
          </table:table-cell>
          <table:table-cell office:value-type="float" office:value="1417" table:style-name="ce123">
            <text:p>1 417</text:p>
          </table:table-cell>
          <table:table-cell office:value-type="float" office:value="21.673294585500152" table:style-name="ce124">
            <text:p>21,7<text:s text:c="5"/></text:p>
          </table:table-cell>
          <table:table-cell office:value-type="float" office:value="1879" table:style-name="ce123">
            <text:p>1 879</text:p>
          </table:table-cell>
          <table:table-cell office:value-type="float" office:value="22.45727261862077" table:style-name="ce125">
            <text:p>22,5<text:s text:c="5"/></text:p>
          </table:table-cell>
          <table:table-cell office:value-type="float" office:value="-137" table:style-name="ce48">
            <text:p><text:s/>- 137</text:p>
          </table:table-cell>
          <table:table-cell office:value-type="float" office:value="-9.668313338038109" table:style-name="ce49">
            <text:p>-9,7<text:s text:c="3"/></text:p>
          </table:table-cell>
          <table:table-cell office:value-type="float" office:value="-599" table:style-name="ce48">
            <text:p><text:s/>- 599</text:p>
          </table:table-cell>
          <table:table-cell office:value-type="float" office:value="-31.878658861096326" table:style-name="ce49">
            <text:p>-31,9<text:s text:c="3"/></text:p>
          </table:table-cell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299" table:style-name="ce121">
            <text:p><text:s/>299</text:p>
          </table:table-cell>
          <table:table-cell office:value-type="float" office:value="5.0404585300067435" table:style-name="ce122">
            <text:p>5,0<text:s text:c="5"/></text:p>
          </table:table-cell>
          <table:table-cell office:value-type="float" office:value="397" table:style-name="ce123">
            <text:p><text:s/>397</text:p>
          </table:table-cell>
          <table:table-cell office:value-type="float" office:value="6.072193331293974" table:style-name="ce124">
            <text:p>6,1<text:s text:c="5"/></text:p>
          </table:table-cell>
          <table:table-cell office:value-type="float" office:value="377" table:style-name="ce123">
            <text:p><text:s/>377</text:p>
          </table:table-cell>
          <table:table-cell office:value-type="float" office:value="4.5057965818094896" table:style-name="ce125">
            <text:p>4,5<text:s text:c="5"/></text:p>
          </table:table-cell>
          <table:table-cell office:value-type="float" office:value="-98" table:style-name="ce48">
            <text:p><text:s/>- 98</text:p>
          </table:table-cell>
          <table:table-cell office:value-type="float" office:value="-24.685138539042821" table:style-name="ce49">
            <text:p>-24,7<text:s text:c="3"/></text:p>
          </table:table-cell>
          <table:table-cell office:value-type="float" office:value="-78" table:style-name="ce48">
            <text:p><text:s/>- 78</text:p>
          </table:table-cell>
          <table:table-cell office:value-type="float" office:value="-20.689655172413794" table:style-name="ce49">
            <text:p>-20,7<text:s text:c="3"/></text:p>
          </table:table-cell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692" table:style-name="ce121">
            <text:p><text:s/>692</text:p>
          </table:table-cell>
          <table:table-cell office:value-type="float" office:value="11.665542818610925" table:style-name="ce122">
            <text:p>11,7<text:s text:c="5"/></text:p>
          </table:table-cell>
          <table:table-cell office:value-type="float" office:value="815" table:style-name="ce123">
            <text:p><text:s/>815</text:p>
          </table:table-cell>
          <table:table-cell office:value-type="float" office:value="12.465585806056897" table:style-name="ce124">
            <text:p>12,5<text:s text:c="5"/></text:p>
          </table:table-cell>
          <table:table-cell office:value-type="float" office:value="1504" table:style-name="ce123">
            <text:p>1 504</text:p>
          </table:table-cell>
          <table:table-cell office:value-type="float" office:value="17.975379466953509" table:style-name="ce125">
            <text:p>18,0<text:s text:c="5"/></text:p>
          </table:table-cell>
          <table:table-cell office:value-type="float" office:value="-123" table:style-name="ce48">
            <text:p><text:s/>- 123</text:p>
          </table:table-cell>
          <table:table-cell office:value-type="float" office:value="-15.092024539877299" table:style-name="ce49">
            <text:p>-15,1<text:s text:c="3"/></text:p>
          </table:table-cell>
          <table:table-cell office:value-type="float" office:value="-812" table:style-name="ce48">
            <text:p><text:s/>- 812</text:p>
          </table:table-cell>
          <table:table-cell office:value-type="float" office:value="-53.98936170212766" table:style-name="ce49">
            <text:p>-54,0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30">
          <table:table-cell/>
          <table:table-cell office:value-type="string" table:style-name="ce119">
            <text:p>REG.AUTÓNOMAS</text:p>
          </table:table-cell>
          <table:table-cell office:value-type="float" office:value="159" table:style-name="ce114">
            <text:p><text:s/>159</text:p>
          </table:table-cell>
          <table:table-cell office:value-type="float" office:value="2.6803776129467294" table:style-name="ce115">
            <text:p>2,7<text:s text:c="5"/></text:p>
          </table:table-cell>
          <table:table-cell office:value-type="float" office:value="204" table:style-name="ce116">
            <text:p><text:s/>204</text:p>
          </table:table-cell>
          <table:table-cell office:value-type="float" office:value="3.120220250841236" table:style-name="ce117">
            <text:p>3,1<text:s text:c="5"/></text:p>
          </table:table-cell>
          <table:table-cell office:value-type="float" office:value="317" table:style-name="ce116">
            <text:p><text:s/>317</text:p>
          </table:table-cell>
          <table:table-cell office:value-type="float" office:value="3.7886936775427276" table:style-name="ce118">
            <text:p>3,8<text:s text:c="5"/></text:p>
          </table:table-cell>
          <table:table-cell office:value-type="float" office:value="-45" table:style-name="ce39">
            <text:p><text:s/>- 45</text:p>
          </table:table-cell>
          <table:table-cell office:value-type="float" office:value="-22.058823529411764" table:style-name="ce40">
            <text:p>-22,1<text:s text:c="3"/></text:p>
          </table:table-cell>
          <table:table-cell office:value-type="float" office:value="-158" table:style-name="ce39">
            <text:p><text:s/>- 158</text:p>
          </table:table-cell>
          <table:table-cell office:value-type="float" office:value="-49.842271293375397" table:style-name="ce40">
            <text:p>-49,8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91" table:style-name="ce121">
            <text:p><text:s/>91</text:p>
          </table:table-cell>
          <table:table-cell office:value-type="float" office:value="1.5340525960890088" table:style-name="ce122">
            <text:p>1,5<text:s text:c="5"/></text:p>
          </table:table-cell>
          <table:table-cell office:value-type="float" office:value="96" table:style-name="ce123">
            <text:p><text:s/>96</text:p>
          </table:table-cell>
          <table:table-cell office:value-type="float" office:value="1.4683389415723462" table:style-name="ce124">
            <text:p>1,5<text:s text:c="5"/></text:p>
          </table:table-cell>
          <table:table-cell office:value-type="float" office:value="166" table:style-name="ce123">
            <text:p><text:s/>166</text:p>
          </table:table-cell>
          <table:table-cell office:value-type="float" office:value="1.983984701804709" table:style-name="ce125">
            <text:p>2,0<text:s text:c="5"/></text:p>
          </table:table-cell>
          <table:table-cell office:value-type="float" office:value="-5" table:style-name="ce48">
            <text:p><text:s/>- 5</text:p>
          </table:table-cell>
          <table:table-cell office:value-type="float" office:value="-5.2083333333333339" table:style-name="ce49">
            <text:p>-5,2<text:s text:c="3"/></text:p>
          </table:table-cell>
          <table:table-cell office:value-type="float" office:value="-75" table:style-name="ce48">
            <text:p><text:s/>- 75</text:p>
          </table:table-cell>
          <table:table-cell office:value-type="float" office:value="-45.180722891566269" table:style-name="ce49">
            <text:p>-45,2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68" table:style-name="ce121">
            <text:p><text:s/>68</text:p>
          </table:table-cell>
          <table:table-cell office:value-type="float" office:value="1.1463250168577208" table:style-name="ce122">
            <text:p>1,1<text:s text:c="5"/></text:p>
          </table:table-cell>
          <table:table-cell office:value-type="float" office:value="108" table:style-name="ce123">
            <text:p><text:s/>108</text:p>
          </table:table-cell>
          <table:table-cell office:value-type="float" office:value="1.6518813092688895" table:style-name="ce124">
            <text:p>1,7<text:s text:c="5"/></text:p>
          </table:table-cell>
          <table:table-cell office:value-type="float" office:value="151" table:style-name="ce123">
            <text:p><text:s/>151</text:p>
          </table:table-cell>
          <table:table-cell office:value-type="float" office:value="1.8047089757380186" table:style-name="ce125">
            <text:p>1,8<text:s text:c="5"/></text:p>
          </table:table-cell>
          <table:table-cell office:value-type="float" office:value="-40" table:style-name="ce48">
            <text:p><text:s/>- 40</text:p>
          </table:table-cell>
          <table:table-cell office:value-type="float" office:value="-37.037037037037038" table:style-name="ce49">
            <text:p>-37,0<text:s text:c="3"/></text:p>
          </table:table-cell>
          <table:table-cell office:value-type="float" office:value="-83" table:style-name="ce48">
            <text:p><text:s/>- 83</text:p>
          </table:table-cell>
          <table:table-cell office:value-type="float" office:value="-54.966887417218544" table:style-name="ce49">
            <text:p>-55,0<text:s text:c="3"/></text:p>
          </table:table-cell>
          <table:table-cell table:style-name="ce65"/>
          <table:table-cell table:number-columns-repeated="2" table:style-name="ce59"/>
          <table:table-cell table:number-columns-repeated="16369"/>
        </table:table-row>
        <table:table-row table:style-name="ro28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 table:style-name="ce1"/>
        </table:table-row>
        <table:table-row table:style-name="ro28">
          <table:table-cell/>
          <table:table-cell office:value-type="string" table:style-name="ce76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6"/>
          <table:table-cell table:style-name="ce3"/>
          <table:table-cell table:style-name="ce77"/>
          <table:table-cell table:number-columns-repeated="2" table:style-name="ce3"/>
          <table:table-cell table:number-columns-repeated="16372" table:style-name="ce1"/>
        </table:table-row>
        <table:table-row table:number-rows-repeated="7" table:style-name="ro28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2">
          <table:table-cell/>
          <table:table-cell office:value-type="string" table:style-name="ce4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183"/>
          <table:table-cell office:value-type="string" table:style-name="ce184">
            <text:p>CONTINENTE</text:p>
          </table:table-cell>
          <table:table-cell table:style-name="ce184"/>
          <table:table-cell table:number-columns-repeated="16372" table:style-name="ce1"/>
        </table:table-row>
        <table:table-row table:style-name="ro2">
          <table:table-cell/>
          <table:table-cell office:value-type="string" table:style-name="ce207">
            <text:p>Movimento ao longo do mês<text:s text:c="2"/>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/>
        </table:table-row>
        <table:table-row table:style-name="ro5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16372"/>
        </table:table-row>
        <table:table-row table:style-name="ro28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28">
          <table:table-cell/>
          <table:table-cell office:value-type="string" table:style-name="ce15">
            <text:p>CPP-<text:span text:style-name="T2">2010</text:span></text:p>
          </table:table-cell>
          <table:table-cell office:value-type="string" table:style-name="ce84">
            <text:p>MARÇO 2020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FEVEREIRO 2020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MARÇO 2019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28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16372"/>
        </table:table-row>
        <table:table-row table:style-name="ro8">
          <table:table-cell/>
          <table:table-cell table:style-name="ce15"/>
          <table:table-cell table:style-name="ce136"/>
          <table:table-cell table:style-name="ce208"/>
          <table:table-cell table:style-name="ce138"/>
          <table:table-cell table:style-name="ce209"/>
          <table:table-cell table:style-name="ce140"/>
          <table:table-cell table:style-name="ce210"/>
          <table:table-cell table:style-name="ce211"/>
          <table:table-cell table:style-name="ce212"/>
          <table:table-cell table:style-name="ce211"/>
          <table:table-cell table:style-name="ce143"/>
          <table:table-cell table:number-columns-repeated="16372"/>
        </table:table-row>
        <table:table-row table:style-name="ro23">
          <table:table-cell/>
          <table:table-cell office:value-type="string" table:style-name="ce213">
            <text:p>Total</text:p>
          </table:table-cell>
          <table:table-cell office:value-type="float" office:value="5773" table:style-name="ce35">
            <text:p>5 773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6334" table:style-name="ce146">
            <text:p>6 334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8050" table:style-name="ce37">
            <text:p>8 050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-561" table:style-name="ce214">
            <text:p><text:s/>- 561</text:p>
          </table:table-cell>
          <table:table-cell office:value-type="float" office:value="-8.8569624250078949" table:style-name="ce40">
            <text:p>-8,9<text:s text:c="3"/></text:p>
          </table:table-cell>
          <table:table-cell office:value-type="float" office:value="-2277" table:style-name="ce214">
            <text:p><text:s/>-2 277</text:p>
          </table:table-cell>
          <table:table-cell office:value-type="float" office:value="-28.285714285714285" table:style-name="ce40">
            <text:p>-28,3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215">
            <text:p>1- Repres. do poder legislativo e de órgãos exec., dirigentes, dire. e gestores execu.</text:p>
          </table:table-cell>
          <table:table-cell office:value-type="float" office:value="34" table:style-name="ce44">
            <text:p><text:s/>34</text:p>
          </table:table-cell>
          <table:table-cell office:value-type="float" office:value="0.58894855361164034" table:style-name="ce45">
            <text:p>0,6<text:s text:c="5"/></text:p>
          </table:table-cell>
          <table:table-cell office:value-type="float" office:value="17" table:style-name="ce151">
            <text:p><text:s/>17</text:p>
          </table:table-cell>
          <table:table-cell office:value-type="float" office:value="0.26839280075781496" table:style-name="ce216">
            <text:p>0,3<text:s text:c="5"/></text:p>
          </table:table-cell>
          <table:table-cell office:value-type="float" office:value="27" table:style-name="ce46">
            <text:p><text:s/>27</text:p>
          </table:table-cell>
          <table:table-cell office:value-type="float" office:value="0.33540372670807456" table:style-name="ce47">
            <text:p>0,3<text:s text:c="5"/></text:p>
          </table:table-cell>
          <table:table-cell office:value-type="float" office:value="17" table:style-name="ce217">
            <text:p>+ 17</text:p>
          </table:table-cell>
          <table:table-cell office:value-type="float" office:value="100" table:style-name="ce49">
            <text:p>+100,0<text:s text:c="3"/></text:p>
          </table:table-cell>
          <table:table-cell office:value-type="float" office:value="7" table:style-name="ce217">
            <text:p>+ 7</text:p>
          </table:table-cell>
          <table:table-cell office:value-type="float" office:value="25.925925925925924" table:style-name="ce49">
            <text:p>+25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2- Especialistas das atividades intelectuais e científicas</text:p>
          </table:table-cell>
          <table:table-cell office:value-type="float" office:value="454" table:style-name="ce44">
            <text:p><text:s/>454</text:p>
          </table:table-cell>
          <table:table-cell office:value-type="float" office:value="7.8641953923436692" table:style-name="ce45">
            <text:p>7,9<text:s text:c="5"/></text:p>
          </table:table-cell>
          <table:table-cell office:value-type="float" office:value="432" table:style-name="ce151">
            <text:p><text:s/>432</text:p>
          </table:table-cell>
          <table:table-cell office:value-type="float" office:value="6.8203347016103573" table:style-name="ce216">
            <text:p>6,8<text:s text:c="5"/></text:p>
          </table:table-cell>
          <table:table-cell office:value-type="float" office:value="575" table:style-name="ce46">
            <text:p><text:s/>575</text:p>
          </table:table-cell>
          <table:table-cell office:value-type="float" office:value="7.1428571428571423" table:style-name="ce47">
            <text:p>7,1<text:s text:c="5"/></text:p>
          </table:table-cell>
          <table:table-cell office:value-type="float" office:value="22" table:style-name="ce217">
            <text:p>+ 22</text:p>
          </table:table-cell>
          <table:table-cell office:value-type="float" office:value="5.0925925925925926" table:style-name="ce49">
            <text:p>+5,1<text:s text:c="3"/></text:p>
          </table:table-cell>
          <table:table-cell office:value-type="float" office:value="-121" table:style-name="ce217">
            <text:p><text:s/>- 121</text:p>
          </table:table-cell>
          <table:table-cell office:value-type="float" office:value="-21.043478260869566" table:style-name="ce49">
            <text:p>-21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3- Técnicos e profissões de nível intermédio</text:p>
          </table:table-cell>
          <table:table-cell office:value-type="float" office:value="435" table:style-name="ce44">
            <text:p><text:s/>435</text:p>
          </table:table-cell>
          <table:table-cell office:value-type="float" office:value="7.5350770829724576" table:style-name="ce45">
            <text:p>7,5<text:s text:c="5"/></text:p>
          </table:table-cell>
          <table:table-cell office:value-type="float" office:value="382" table:style-name="ce151">
            <text:p><text:s/>382</text:p>
          </table:table-cell>
          <table:table-cell office:value-type="float" office:value="6.0309441111461952" table:style-name="ce216">
            <text:p>6,0<text:s text:c="5"/></text:p>
          </table:table-cell>
          <table:table-cell office:value-type="float" office:value="466" table:style-name="ce46">
            <text:p><text:s/>466</text:p>
          </table:table-cell>
          <table:table-cell office:value-type="float" office:value="5.7888198757763982" table:style-name="ce47">
            <text:p>5,8<text:s text:c="5"/></text:p>
          </table:table-cell>
          <table:table-cell office:value-type="float" office:value="53" table:style-name="ce217">
            <text:p>+ 53</text:p>
          </table:table-cell>
          <table:table-cell office:value-type="float" office:value="13.874345549738221" table:style-name="ce49">
            <text:p>+13,9<text:s text:c="3"/></text:p>
          </table:table-cell>
          <table:table-cell office:value-type="float" office:value="-31" table:style-name="ce217">
            <text:p><text:s/>- 31</text:p>
          </table:table-cell>
          <table:table-cell office:value-type="float" office:value="-6.6523605150214591" table:style-name="ce49">
            <text:p>-6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4- Pessoal administrativo</text:p>
          </table:table-cell>
          <table:table-cell office:value-type="float" office:value="605" table:style-name="ce44">
            <text:p><text:s/>605</text:p>
          </table:table-cell>
          <table:table-cell office:value-type="float" office:value="10.47981985103066" table:style-name="ce45">
            <text:p>10,5<text:s text:c="5"/></text:p>
          </table:table-cell>
          <table:table-cell office:value-type="float" office:value="595" table:style-name="ce151">
            <text:p><text:s/>595</text:p>
          </table:table-cell>
          <table:table-cell office:value-type="float" office:value="9.3937480265235234" table:style-name="ce216">
            <text:p>9,4<text:s text:c="5"/></text:p>
          </table:table-cell>
          <table:table-cell office:value-type="float" office:value="701" table:style-name="ce46">
            <text:p><text:s/>701</text:p>
          </table:table-cell>
          <table:table-cell office:value-type="float" office:value="8.70807453416149" table:style-name="ce47">
            <text:p>8,7<text:s text:c="5"/></text:p>
          </table:table-cell>
          <table:table-cell office:value-type="float" office:value="10" table:style-name="ce217">
            <text:p>+ 10</text:p>
          </table:table-cell>
          <table:table-cell office:value-type="float" office:value="1.680672268907563" table:style-name="ce49">
            <text:p>+1,7<text:s text:c="3"/></text:p>
          </table:table-cell>
          <table:table-cell office:value-type="float" office:value="-96" table:style-name="ce217">
            <text:p><text:s/>- 96</text:p>
          </table:table-cell>
          <table:table-cell office:value-type="float" office:value="-13.69472182596291" table:style-name="ce49">
            <text:p>-13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5- Trabalhadores dos serviços pessoais, de proteção e segurança e vendedores</text:p>
          </table:table-cell>
          <table:table-cell office:value-type="float" office:value="1140" table:style-name="ce44">
            <text:p>1 140</text:p>
          </table:table-cell>
          <table:table-cell office:value-type="float" office:value="19.747098562272651" table:style-name="ce45">
            <text:p>19,7<text:s text:c="5"/></text:p>
          </table:table-cell>
          <table:table-cell office:value-type="float" office:value="1281" table:style-name="ce151">
            <text:p>1 281</text:p>
          </table:table-cell>
          <table:table-cell office:value-type="float" office:value="20.224186927691822" table:style-name="ce216">
            <text:p>20,2<text:s text:c="5"/></text:p>
          </table:table-cell>
          <table:table-cell office:value-type="float" office:value="1812" table:style-name="ce46">
            <text:p>1 812</text:p>
          </table:table-cell>
          <table:table-cell office:value-type="float" office:value="22.509316770186334" table:style-name="ce47">
            <text:p>22,5<text:s text:c="5"/></text:p>
          </table:table-cell>
          <table:table-cell office:value-type="float" office:value="-141" table:style-name="ce217">
            <text:p><text:s/>- 141</text:p>
          </table:table-cell>
          <table:table-cell office:value-type="float" office:value="-11.007025761124121" table:style-name="ce49">
            <text:p>-11,0<text:s text:c="3"/></text:p>
          </table:table-cell>
          <table:table-cell office:value-type="float" office:value="-672" table:style-name="ce217">
            <text:p><text:s/>- 672</text:p>
          </table:table-cell>
          <table:table-cell office:value-type="float" office:value="-37.086092715231786" table:style-name="ce49">
            <text:p>-37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6- Agricultores e trabalhadores qualificados da agricultura, da pesca e da floresta</text:p>
          </table:table-cell>
          <table:table-cell office:value-type="float" office:value="139" table:style-name="ce44">
            <text:p><text:s/>139</text:p>
          </table:table-cell>
          <table:table-cell office:value-type="float" office:value="2.4077602632946475" table:style-name="ce45">
            <text:p>2,4<text:s text:c="5"/></text:p>
          </table:table-cell>
          <table:table-cell office:value-type="float" office:value="200" table:style-name="ce151">
            <text:p><text:s/>200</text:p>
          </table:table-cell>
          <table:table-cell office:value-type="float" office:value="3.1575623618566464" table:style-name="ce216">
            <text:p>3,2<text:s text:c="5"/></text:p>
          </table:table-cell>
          <table:table-cell office:value-type="float" office:value="220" table:style-name="ce46">
            <text:p><text:s/>220</text:p>
          </table:table-cell>
          <table:table-cell office:value-type="float" office:value="2.7329192546583849" table:style-name="ce47">
            <text:p>2,7<text:s text:c="5"/></text:p>
          </table:table-cell>
          <table:table-cell office:value-type="float" office:value="-61" table:style-name="ce217">
            <text:p><text:s/>- 61</text:p>
          </table:table-cell>
          <table:table-cell office:value-type="float" office:value="-30.5" table:style-name="ce49">
            <text:p>-30,5<text:s text:c="3"/></text:p>
          </table:table-cell>
          <table:table-cell office:value-type="float" office:value="-81" table:style-name="ce217">
            <text:p><text:s/>- 81</text:p>
          </table:table-cell>
          <table:table-cell office:value-type="float" office:value="-36.818181818181813" table:style-name="ce49">
            <text:p>-36,8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7- Trabalhadores qualificados da indústria, construção e artífices</text:p>
          </table:table-cell>
          <table:table-cell office:value-type="float" office:value="686" table:style-name="ce44">
            <text:p><text:s/>686</text:p>
          </table:table-cell>
          <table:table-cell office:value-type="float" office:value="11.88290316992898" table:style-name="ce45">
            <text:p>11,9<text:s text:c="5"/></text:p>
          </table:table-cell>
          <table:table-cell office:value-type="float" office:value="806" table:style-name="ce151">
            <text:p><text:s/>806</text:p>
          </table:table-cell>
          <table:table-cell office:value-type="float" office:value="12.724976318282286" table:style-name="ce216">
            <text:p>12,7<text:s text:c="5"/></text:p>
          </table:table-cell>
          <table:table-cell office:value-type="float" office:value="885" table:style-name="ce46">
            <text:p><text:s/>885</text:p>
          </table:table-cell>
          <table:table-cell office:value-type="float" office:value="10.993788819875776" table:style-name="ce47">
            <text:p>11,0<text:s text:c="5"/></text:p>
          </table:table-cell>
          <table:table-cell office:value-type="float" office:value="-120" table:style-name="ce217">
            <text:p><text:s/>- 120</text:p>
          </table:table-cell>
          <table:table-cell office:value-type="float" office:value="-14.888337468982629" table:style-name="ce49">
            <text:p>-14,9<text:s text:c="3"/></text:p>
          </table:table-cell>
          <table:table-cell office:value-type="float" office:value="-199" table:style-name="ce217">
            <text:p><text:s/>- 199</text:p>
          </table:table-cell>
          <table:table-cell office:value-type="float" office:value="-22.485875706214689" table:style-name="ce49">
            <text:p>-22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8- Operadores de instalações e máquinas e trabalhadores da montagem</text:p>
          </table:table-cell>
          <table:table-cell office:value-type="float" office:value="501" table:style-name="ce44">
            <text:p><text:s/>501</text:p>
          </table:table-cell>
          <table:table-cell office:value-type="float" office:value="8.6783301576303487" table:style-name="ce45">
            <text:p>8,7<text:s text:c="5"/></text:p>
          </table:table-cell>
          <table:table-cell office:value-type="float" office:value="533" table:style-name="ce151">
            <text:p><text:s/>533</text:p>
          </table:table-cell>
          <table:table-cell office:value-type="float" office:value="8.4149036943479629" table:style-name="ce216">
            <text:p>8,4<text:s text:c="5"/></text:p>
          </table:table-cell>
          <table:table-cell office:value-type="float" office:value="666" table:style-name="ce46">
            <text:p><text:s/>666</text:p>
          </table:table-cell>
          <table:table-cell office:value-type="float" office:value="8.2732919254658377" table:style-name="ce47">
            <text:p>8,3<text:s text:c="5"/></text:p>
          </table:table-cell>
          <table:table-cell office:value-type="float" office:value="-32" table:style-name="ce217">
            <text:p><text:s/>- 32</text:p>
          </table:table-cell>
          <table:table-cell office:value-type="float" office:value="-6.0037523452157595" table:style-name="ce49">
            <text:p>-6,0<text:s text:c="3"/></text:p>
          </table:table-cell>
          <table:table-cell office:value-type="float" office:value="-165" table:style-name="ce217">
            <text:p><text:s/>- 165</text:p>
          </table:table-cell>
          <table:table-cell office:value-type="float" office:value="-24.774774774774773" table:style-name="ce49">
            <text:p>-24,8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9- Trabalhadores não qualificados</text:p>
          </table:table-cell>
          <table:table-cell office:value-type="float" office:value="1778" table:style-name="ce44">
            <text:p>1 778</text:p>
          </table:table-cell>
          <table:table-cell office:value-type="float" office:value="30.798544950632255" table:style-name="ce45">
            <text:p>30,8<text:s text:c="5"/></text:p>
          </table:table-cell>
          <table:table-cell office:value-type="float" office:value="2087" table:style-name="ce151">
            <text:p>2 087</text:p>
          </table:table-cell>
          <table:table-cell office:value-type="float" office:value="32.949163245974106" table:style-name="ce216">
            <text:p>32,9<text:s text:c="5"/></text:p>
          </table:table-cell>
          <table:table-cell office:value-type="float" office:value="2681" table:style-name="ce46">
            <text:p>2 681</text:p>
          </table:table-cell>
          <table:table-cell office:value-type="float" office:value="33.304347826086953" table:style-name="ce47">
            <text:p>33,3<text:s text:c="5"/></text:p>
          </table:table-cell>
          <table:table-cell office:value-type="float" office:value="-309" table:style-name="ce217">
            <text:p><text:s/>- 309</text:p>
          </table:table-cell>
          <table:table-cell office:value-type="float" office:value="-14.805941542884524" table:style-name="ce49">
            <text:p>-14,8<text:s text:c="3"/></text:p>
          </table:table-cell>
          <table:table-cell office:value-type="float" office:value="-903" table:style-name="ce217">
            <text:p><text:s/>- 903</text:p>
          </table:table-cell>
          <table:table-cell office:value-type="float" office:value="-33.681462140992167" table:style-name="ce49">
            <text:p>-33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5">
            <text:p>0- Profissões das Forças Armadas</text:p>
          </table:table-cell>
          <table:table-cell office:value-type="float" office:value="1" table:style-name="ce44">
            <text:p><text:s/>1</text:p>
          </table:table-cell>
          <table:table-cell office:value-type="float" office:value="1.7322016282695307E-2" table:style-name="ce45">
            <text:p>0,0<text:s text:c="5"/></text:p>
          </table:table-cell>
          <table:table-cell office:value-type="float" office:value="1" table:style-name="ce151">
            <text:p><text:s/>1</text:p>
          </table:table-cell>
          <table:table-cell office:value-type="float" office:value="1.5787811809283233E-2" table:style-name="ce216">
            <text:p>0,0<text:s text:c="5"/></text:p>
          </table:table-cell>
          <table:table-cell office:value-type="float" office:value="17" table:style-name="ce46">
            <text:p><text:s/>17</text:p>
          </table:table-cell>
          <table:table-cell office:value-type="float" office:value="0.21118012422360249" table:style-name="ce47">
            <text:p>0,2<text:s text:c="5"/></text:p>
          </table:table-cell>
          <table:table-cell office:value-type="float" office:value="0" table:style-name="ce217">
            <text:p>+ 0</text:p>
          </table:table-cell>
          <table:table-cell office:value-type="float" office:value="0" table:style-name="ce49">
            <text:p>+0,0<text:s text:c="3"/></text:p>
          </table:table-cell>
          <table:table-cell office:value-type="float" office:value="-16" table:style-name="ce217">
            <text:p><text:s/>- 16</text:p>
          </table:table-cell>
          <table:table-cell office:value-type="float" office:value="-94.117647058823522" table:style-name="ce49">
            <text:p>-94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15">
            <text:p><text:s text:c="5"/>Outros</text:p>
          </table:table-cell>
          <table:table-cell office:value-type="float" office:value="0" table:style-name="ce44">
            <text:p><text:s/>0</text:p>
          </table:table-cell>
          <table:table-cell office:value-type="float" office:value="0" table:style-name="ce45">
            <text:p>0,0<text:s text:c="5"/></text:p>
          </table:table-cell>
          <table:table-cell office:value-type="float" office:value="0" table:style-name="ce151">
            <text:p><text:s/>0</text:p>
          </table:table-cell>
          <table:table-cell office:value-type="float" office:value="0" table:style-name="ce216">
            <text:p>0,0<text:s text:c="5"/></text:p>
          </table:table-cell>
          <table:table-cell office:value-type="float" office:value="0" table:style-name="ce46">
            <text:p><text:s/>0</text:p>
          </table:table-cell>
          <table:table-cell office:value-type="float" office:value="0" table:style-name="ce47">
            <text:p>0,0<text:s text:c="5"/></text:p>
          </table:table-cell>
          <table:table-cell office:value-type="float" office:value="0" table:style-name="ce217">
            <text:p>+ 0</text:p>
          </table:table-cell>
          <table:table-cell office:value-type="string" table:style-name="ce200">
            <text:p>-</text:p>
          </table:table-cell>
          <table:table-cell office:value-type="float" office:value="0" table:style-name="ce217">
            <text:p>+ 0</text:p>
          </table:table-cell>
          <table:table-cell office:value-type="string" table:style-name="ce200">
            <text:p>-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218"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4"/>
          <table:table-cell table:style-name="ce225"/>
          <table:table-cell table:style-name="ce226"/>
          <table:table-cell table:style-name="ce225"/>
          <table:table-cell table:style-name="ce227"/>
          <table:table-cell table:number-columns-repeated="16372" table:style-name="ce1"/>
        </table:table-row>
        <table:table-row table:style-name="ro1">
          <table:table-cell/>
          <table:table-cell office:value-type="string" table:style-name="ce76">
            <text:p><text:s text:c="4"/>(1) - Mês homólogo do ano anterior</text:p>
          </table:table-cell>
          <table:table-cell table:style-name="ce185"/>
          <table:table-cell table:style-name="ce186"/>
          <table:table-cell table:number-columns-repeated="4" table:style-name="ce161"/>
          <table:table-cell table:style-name="ce162"/>
          <table:table-cell table:style-name="ce163"/>
          <table:table-cell table:style-name="ce162"/>
          <table:table-cell table:style-name="ce163"/>
          <table:table-cell table:number-columns-repeated="16372" table:style-name="ce1"/>
        </table:table-row>
        <table:table-row table:number-rows-repeated="3" table:style-name="ro1">
          <table:table-cell table:number-columns-repeated="16384"/>
        </table:table-row>
        <table:table-row table:style-name="ro28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3"/>
          <table:table-cell table:number-columns-repeated="16367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3"/>
          <table:table-cell table:number-columns-repeated="16367"/>
        </table:table-row>
        <table:table-row table:style-name="ro16">
          <table:table-cell/>
          <table:table-cell table:number-columns-repeated="11" table:style-name="ce1"/>
          <table:table-cell table:number-columns-repeated="5" table:style-name="ce14"/>
          <table:table-cell table:number-columns-repeated="16367"/>
        </table:table-row>
        <table:table-row table:style-name="ro16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14"/>
          <table:table-cell table:number-columns-repeated="16367"/>
        </table:table-row>
        <table:table-row table:number-rows-repeated="2" table:style-name="ro16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28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90"/>
          <table:table-cell table:number-columns-repeated="4" table:style-name="ce60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number-columns-repeated="4" table:style-name="ce60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number-columns-repeated="4" table:style-name="ce60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59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number-columns-repeated="4" table:style-name="ce59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20">
          <table:table-cell/>
          <table:table-cell table:number-columns-repeated="3" table:style-name="ce79"/>
          <table:table-cell table:number-columns-repeated="2" table:style-name="ce164"/>
          <table:table-cell table:number-columns-repeated="6" table:style-name="ce79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number-rows-repeated="1048498" table:style-name="ro1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4">
        <table:table-column table:style-name="co1" table:default-cell-style-name="ce1" table:visibility="collapse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8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22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2" draw:name="Picture 184" svg:x="0.24225in" svg:y="0.10901in" svg:width="2.32383in" svg:height="0.6514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16" draw:name="CaixaDeTexto 15" svg:x="0.67469in" svg:y="0.23155in" svg:width="1.77317in" svg:height="0.51369in">
                <draw:text-box>
                  <text:p text:style-name="a115" text:class-names="" text:cond-style-name=""><text:span text:style-name="a113" text:class-names="">MARÇO 2020</text:span><text:span text:style-name="a114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1" draw:name="CaixaDeTexto 7" svg:x="0.53658in" svg:y="0.12989in" svg:width="1.31157in" svg:height="0.30992in">
              <draw:text-box>
                <text:p text:style-name="a110" text:class-names="" text:cond-style-name=""><text:span text:style-name="a109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table:style-name="ce1">
            <draw:frame draw:z-index="1" draw:id="id38" draw:style-name="a108" draw:name="Text Box 122" svg:x="0in" svg:y="0in" svg:width="0.97917in" svg:height="0.32049in">
              <draw:text-box>
                <text:p text:style-name="a105" text:class-names="" text:cond-style-name=""><text:span text:style-name="a103" text:class-names="">Página 13</text:span><text:span text:style-name="a104" text:class-names="">/14</text:span></text:p>
                <text:p text:style-name="a107" text:class-names="" text:cond-style-name=""><text:span text:style-name="a106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">
          <table:table-cell table:style-name="ce1"/>
          <table:table-cell table:number-columns-repeated="11" table:style-name="ce2"/>
          <table:table-cell table:number-columns-repeated="3" table:style-name="ce3"/>
          <table:table-cell table:number-columns-repeated="16369"/>
        </table:table-row>
        <table:table-row table:style-name="ro1">
          <table:table-cell table:style-name="ce1"/>
          <table:table-cell table:number-columns-repeated="11" table:style-name="ce2"/>
          <table:table-cell table:number-columns-repeated="16372" table:style-name="ce1"/>
        </table:table-row>
        <table:table-row table:style-name="ro2">
          <table:table-cell table:style-name="ce201"/>
          <table:table-cell office:value-type="string" table:style-name="ce4">
            <text:p>Quadro 13 <text:s/>- <text:s/>COLOCAÇÕES EFETUADAS, <text:s text:c="2"/>POR <text:s/>ATIVIDADE <text:s/>ECONÓMICA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 table:style-name="ce201"/>
          <table:table-cell office:value-type="string" table:style-name="ce6">
            <text:p>Movimento ao longo do mês<text:s text:c="2"/>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5">
          <table:table-cell table:style-name="ce201"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5">
          <table:table-cell table:style-name="ce1"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3" table:style-name="ce14"/>
          <table:table-cell table:number-columns-repeated="16369"/>
        </table:table-row>
        <table:table-row table:style-name="ro1">
          <table:table-cell table:style-name="ce1"/>
          <table:table-cell office:value-type="string" table:style-name="ce15">
            <text:p>CAE <text:s/>Rev.3</text:p>
          </table:table-cell>
          <table:table-cell office:value-type="string" table:style-name="ce84">
            <text:p>MARÇO 2020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FEVEREIRO 2020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MARÇO 2019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2">(1)<text:s/></text:span></text:p>
          </table:table-cell>
          <table:covered-table-cell/>
          <table:table-cell table:number-columns-repeated="3" table:style-name="ce14"/>
          <table:table-cell table:number-columns-repeated="16369"/>
        </table:table-row>
        <table:table-row table:style-name="ro1">
          <table:table-cell table:style-name="ce1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3" table:style-name="ce28"/>
          <table:table-cell table:number-columns-repeated="16369"/>
        </table:table-row>
        <table:table-row table:style-name="ro21">
          <table:table-cell table:style-name="ce1"/>
          <table:table-cell table:style-name="ce15"/>
          <table:table-cell table:style-name="ce85"/>
          <table:table-cell table:style-name="ce86"/>
          <table:table-cell table:style-name="ce87"/>
          <table:table-cell table:style-name="ce88"/>
          <table:table-cell table:style-name="ce87"/>
          <table:table-cell table:style-name="ce88"/>
          <table:table-cell table:number-columns-repeated="4" table:style-name="ce89"/>
          <table:table-cell table:number-columns-repeated="3" table:style-name="ce28"/>
          <table:table-cell table:number-columns-repeated="16369"/>
        </table:table-row>
        <table:table-row table:style-name="ro28">
          <table:table-cell table:style-name="ce1"/>
          <table:table-cell office:value-type="string" table:style-name="ce169">
            <text:p><text:s text:c="2"/>Total</text:p>
          </table:table-cell>
          <table:table-cell office:value-type="float" office:value="5774" table:style-name="ce35">
            <text:p>5 774</text:p>
          </table:table-cell>
          <table:table-cell office:value-type="float" office:value="100.00000000000001" table:style-name="ce36">
            <text:p>100,0<text:s text:c="5"/></text:p>
          </table:table-cell>
          <table:table-cell office:value-type="float" office:value="6334" table:style-name="ce37">
            <text:p>6 334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8050" table:style-name="ce37">
            <text:p>8 050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-560" table:style-name="ce39">
            <text:p><text:s/>- 560</text:p>
          </table:table-cell>
          <table:table-cell office:value-type="float" office:value="-8.8411746131986106" table:style-name="ce40">
            <text:p>-8,8<text:s text:c="3"/></text:p>
          </table:table-cell>
          <table:table-cell office:value-type="float" office:value="-2276" table:style-name="ce39">
            <text:p><text:s/>-2 276</text:p>
          </table:table-cell>
          <table:table-cell office:value-type="float" office:value="-28.273291925465838" table:style-name="ce40">
            <text:p>-28,3<text:s text:c="3"/></text:p>
          </table:table-cell>
          <table:table-cell table:style-name="ce3"/>
          <table:table-cell table:number-columns-repeated="2" table:style-name="ce42"/>
          <table:table-cell table:number-columns-repeated="16369"/>
        </table:table-row>
        <table:table-row table:style-name="ro11">
          <table:table-cell table:style-name="ce1"/>
          <table:table-cell office:value-type="string" table:style-name="ce171">
            <text:p>Agricultura, produção animal, caça, floresta e pesca</text:p>
          </table:table-cell>
          <table:table-cell office:value-type="float" office:value="158" table:style-name="ce35">
            <text:p><text:s/>158</text:p>
          </table:table-cell>
          <table:table-cell office:value-type="float" office:value="2.7364045722202976" table:style-name="ce36">
            <text:p>2,7<text:s text:c="5"/></text:p>
          </table:table-cell>
          <table:table-cell office:value-type="float" office:value="257" table:style-name="ce37">
            <text:p><text:s/>257</text:p>
          </table:table-cell>
          <table:table-cell office:value-type="float" office:value="4.057467634985791" table:style-name="ce38">
            <text:p>4,1<text:s text:c="5"/></text:p>
          </table:table-cell>
          <table:table-cell office:value-type="float" office:value="291" table:style-name="ce37">
            <text:p><text:s/>291</text:p>
          </table:table-cell>
          <table:table-cell office:value-type="float" office:value="3.6149068322981361" table:style-name="ce38">
            <text:p>3,6<text:s text:c="5"/></text:p>
          </table:table-cell>
          <table:table-cell office:value-type="float" office:value="-99" table:style-name="ce39">
            <text:p><text:s/>- 99</text:p>
          </table:table-cell>
          <table:table-cell office:value-type="float" office:value="-38.521400778210122" table:style-name="ce40">
            <text:p>-38,5<text:s text:c="3"/></text:p>
          </table:table-cell>
          <table:table-cell office:value-type="float" office:value="-133" table:style-name="ce39">
            <text:p><text:s/>- 133</text:p>
          </table:table-cell>
          <table:table-cell office:value-type="float" office:value="-45.704467353951891" table:style-name="ce40">
            <text:p>-45,7<text:s text:c="3"/></text:p>
          </table:table-cell>
          <table:table-cell table:style-name="ce90"/>
          <table:table-cell table:number-columns-repeated="2" table:style-name="ce60"/>
          <table:table-cell table:number-columns-repeated="16369"/>
        </table:table-row>
        <table:table-row table:style-name="ro27">
          <table:table-cell table:style-name="ce1"/>
          <table:table-cell office:value-type="string" table:style-name="ce171">
            <text:p>Indústria, energia e água e construção</text:p>
          </table:table-cell>
          <table:table-cell office:value-type="float" office:value="1318" table:style-name="ce55">
            <text:p>1 318</text:p>
          </table:table-cell>
          <table:table-cell office:value-type="float" office:value="22.826463456875651" table:style-name="ce56">
            <text:p>22,8<text:s text:c="5"/></text:p>
          </table:table-cell>
          <table:table-cell office:value-type="float" office:value="1449" table:style-name="ce37">
            <text:p>1 449</text:p>
          </table:table-cell>
          <table:table-cell office:value-type="float" office:value="22.876539311651406" table:style-name="ce38">
            <text:p>22,9<text:s text:c="5"/></text:p>
          </table:table-cell>
          <table:table-cell office:value-type="float" office:value="1764" table:style-name="ce37">
            <text:p>1 764</text:p>
          </table:table-cell>
          <table:table-cell office:value-type="float" office:value="21.913043478260867" table:style-name="ce38">
            <text:p>21,9<text:s text:c="5"/></text:p>
          </table:table-cell>
          <table:table-cell office:value-type="float" office:value="-131" table:style-name="ce39">
            <text:p><text:s/>- 131</text:p>
          </table:table-cell>
          <table:table-cell office:value-type="float" office:value="-9.0407177363699098" table:style-name="ce40">
            <text:p>-9,0<text:s text:c="3"/></text:p>
          </table:table-cell>
          <table:table-cell office:value-type="float" office:value="-446" table:style-name="ce39">
            <text:p><text:s/>- 446</text:p>
          </table:table-cell>
          <table:table-cell office:value-type="float" office:value="-25.283446712018144" table:style-name="ce40">
            <text:p>-25,3<text:s text:c="3"/></text:p>
          </table:table-cell>
          <table:table-cell table:style-name="ce90"/>
          <table:table-cell table:number-columns-repeated="2" table:style-name="ce60"/>
          <table:table-cell table:number-columns-repeated="16369"/>
        </table:table-row>
        <table:table-row table:style-name="ro28">
          <table:table-cell table:style-name="ce1"/>
          <table:table-cell office:value-type="string" table:style-name="ce173">
            <text:p>Indústrias extrativas</text:p>
          </table:table-cell>
          <table:table-cell office:value-type="float" office:value="12" table:style-name="ce44">
            <text:p><text:s/>12</text:p>
          </table:table-cell>
          <table:table-cell office:value-type="float" office:value="0.20782819535850364" table:style-name="ce45">
            <text:p>0,2<text:s text:c="5"/></text:p>
          </table:table-cell>
          <table:table-cell office:value-type="float" office:value="4" table:style-name="ce46">
            <text:p><text:s/>4</text:p>
          </table:table-cell>
          <table:table-cell office:value-type="float" office:value="6.3151247237132932E-2" table:style-name="ce47">
            <text:p>0,1<text:s text:c="5"/></text:p>
          </table:table-cell>
          <table:table-cell office:value-type="float" office:value="9" table:style-name="ce46">
            <text:p><text:s/>9</text:p>
          </table:table-cell>
          <table:table-cell office:value-type="float" office:value="0.11180124223602483" table:style-name="ce47">
            <text:p>0,1<text:s text:c="5"/></text:p>
          </table:table-cell>
          <table:table-cell office:value-type="float" office:value="8" table:style-name="ce48">
            <text:p>+ 8</text:p>
          </table:table-cell>
          <table:table-cell office:value-type="float" office:value="200" table:style-name="ce49">
            <text:p>+200,0<text:s text:c="3"/></text:p>
          </table:table-cell>
          <table:table-cell office:value-type="float" office:value="3" table:style-name="ce48">
            <text:p>+ 3</text:p>
          </table:table-cell>
          <table:table-cell office:value-type="float" office:value="33.333333333333329" table:style-name="ce49">
            <text:p>+33,3<text:s text:c="3"/></text:p>
          </table:table-cell>
          <table:table-cell table:style-name="ce65"/>
          <table:table-cell table:number-columns-repeated="2" table:style-name="ce60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Indústrias alimentares das bebidas e do tabaco</text:p>
          </table:table-cell>
          <table:table-cell office:value-type="float" office:value="162" table:style-name="ce44">
            <text:p><text:s/>162</text:p>
          </table:table-cell>
          <table:table-cell office:value-type="float" office:value="2.8056806373397989" table:style-name="ce45">
            <text:p>2,8<text:s text:c="5"/></text:p>
          </table:table-cell>
          <table:table-cell office:value-type="float" office:value="204" table:style-name="ce46">
            <text:p><text:s/>204</text:p>
          </table:table-cell>
          <table:table-cell office:value-type="float" office:value="3.2207136090937798" table:style-name="ce47">
            <text:p>3,2<text:s text:c="5"/></text:p>
          </table:table-cell>
          <table:table-cell office:value-type="float" office:value="215" table:style-name="ce46">
            <text:p><text:s/>215</text:p>
          </table:table-cell>
          <table:table-cell office:value-type="float" office:value="2.670807453416149" table:style-name="ce47">
            <text:p>2,7<text:s text:c="5"/></text:p>
          </table:table-cell>
          <table:table-cell office:value-type="float" office:value="-42" table:style-name="ce48">
            <text:p><text:s/>- 42</text:p>
          </table:table-cell>
          <table:table-cell office:value-type="float" office:value="-20.588235294117645" table:style-name="ce49">
            <text:p>-20,6<text:s text:c="3"/></text:p>
          </table:table-cell>
          <table:table-cell office:value-type="float" office:value="-53" table:style-name="ce48">
            <text:p><text:s/>- 53</text:p>
          </table:table-cell>
          <table:table-cell office:value-type="float" office:value="-24.651162790697676" table:style-name="ce49">
            <text:p>-24,7<text:s text:c="3"/></text:p>
          </table:table-cell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Fabricação de têxteis</text:p>
          </table:table-cell>
          <table:table-cell office:value-type="float" office:value="61" table:style-name="ce44">
            <text:p><text:s/>61</text:p>
          </table:table-cell>
          <table:table-cell office:value-type="float" office:value="1.0564599930723935" table:style-name="ce62">
            <text:p>1,1<text:s text:c="5"/></text:p>
          </table:table-cell>
          <table:table-cell office:value-type="float" office:value="58" table:style-name="ce63">
            <text:p><text:s/>58</text:p>
          </table:table-cell>
          <table:table-cell office:value-type="float" office:value="0.91569308493842749" table:style-name="ce64">
            <text:p>0,9<text:s text:c="5"/></text:p>
          </table:table-cell>
          <table:table-cell office:value-type="float" office:value="71" table:style-name="ce46">
            <text:p><text:s/>71</text:p>
          </table:table-cell>
          <table:table-cell office:value-type="float" office:value="0.88198757763975155" table:style-name="ce64">
            <text:p>0,9<text:s text:c="5"/></text:p>
          </table:table-cell>
          <table:table-cell office:value-type="float" office:value="3" table:style-name="ce48">
            <text:p>+ 3</text:p>
          </table:table-cell>
          <table:table-cell office:value-type="float" office:value="5.1724137931034484" table:style-name="ce49">
            <text:p>+5,2<text:s text:c="3"/></text:p>
          </table:table-cell>
          <table:table-cell office:value-type="float" office:value="-10" table:style-name="ce48">
            <text:p><text:s/>- 10</text:p>
          </table:table-cell>
          <table:table-cell office:value-type="float" office:value="-14.084507042253522" table:style-name="ce49">
            <text:p>-14,1<text:s text:c="3"/></text:p>
          </table:table-cell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28">
          <table:table-cell/>
          <table:table-cell office:value-type="string" table:style-name="ce174">
            <text:p>Indústria do vestuário</text:p>
          </table:table-cell>
          <table:table-cell office:value-type="float" office:value="143" table:style-name="ce44">
            <text:p><text:s/>143</text:p>
          </table:table-cell>
          <table:table-cell office:value-type="float" office:value="2.4766193280221684" table:style-name="ce62">
            <text:p>2,5<text:s text:c="5"/></text:p>
          </table:table-cell>
          <table:table-cell office:value-type="float" office:value="146" table:style-name="ce63">
            <text:p><text:s/>146</text:p>
          </table:table-cell>
          <table:table-cell office:value-type="float" office:value="2.3050205241553523" table:style-name="ce64">
            <text:p>2,3<text:s text:c="5"/></text:p>
          </table:table-cell>
          <table:table-cell office:value-type="float" office:value="243" table:style-name="ce46">
            <text:p><text:s/>243</text:p>
          </table:table-cell>
          <table:table-cell office:value-type="float" office:value="3.0186335403726705" table:style-name="ce64">
            <text:p>3,0<text:s text:c="5"/></text:p>
          </table:table-cell>
          <table:table-cell office:value-type="float" office:value="-3" table:style-name="ce48">
            <text:p><text:s/>- 3</text:p>
          </table:table-cell>
          <table:table-cell office:value-type="float" office:value="-2.054794520547945" table:style-name="ce49">
            <text:p>-2,1<text:s text:c="3"/></text:p>
          </table:table-cell>
          <table:table-cell office:value-type="float" office:value="-100" table:style-name="ce48">
            <text:p><text:s/>- 100</text:p>
          </table:table-cell>
          <table:table-cell office:value-type="float" office:value="-41.152263374485599" table:style-name="ce49">
            <text:p>-41,2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Indústria do couro e dos produtos do couro</text:p>
          </table:table-cell>
          <table:table-cell office:value-type="float" office:value="112" table:style-name="ce44">
            <text:p><text:s/>112</text:p>
          </table:table-cell>
          <table:table-cell office:value-type="float" office:value="1.9397298233460338" table:style-name="ce62">
            <text:p>1,9<text:s text:c="5"/></text:p>
          </table:table-cell>
          <table:table-cell office:value-type="float" office:value="139" table:style-name="ce63">
            <text:p><text:s/>139</text:p>
          </table:table-cell>
          <table:table-cell office:value-type="float" office:value="2.1945058414903693" table:style-name="ce64">
            <text:p>2,2<text:s text:c="5"/></text:p>
          </table:table-cell>
          <table:table-cell office:value-type="float" office:value="143" table:style-name="ce46">
            <text:p><text:s/>143</text:p>
          </table:table-cell>
          <table:table-cell office:value-type="float" office:value="1.7763975155279503" table:style-name="ce64">
            <text:p>1,8<text:s text:c="5"/></text:p>
          </table:table-cell>
          <table:table-cell office:value-type="float" office:value="-27" table:style-name="ce48">
            <text:p><text:s/>- 27</text:p>
          </table:table-cell>
          <table:table-cell office:value-type="float" office:value="-19.424460431654676" table:style-name="ce49">
            <text:p>-19,4<text:s text:c="3"/></text:p>
          </table:table-cell>
          <table:table-cell office:value-type="float" office:value="-31" table:style-name="ce48">
            <text:p><text:s/>- 31</text:p>
          </table:table-cell>
          <table:table-cell office:value-type="float" office:value="-21.678321678321677" table:style-name="ce49">
            <text:p>-21,7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Indústria da madeira e da cortiça</text:p>
          </table:table-cell>
          <table:table-cell office:value-type="float" office:value="44" table:style-name="ce44">
            <text:p><text:s/>44</text:p>
          </table:table-cell>
          <table:table-cell office:value-type="float" office:value="0.76203671631451331" table:style-name="ce62">
            <text:p>0,8<text:s text:c="5"/></text:p>
          </table:table-cell>
          <table:table-cell office:value-type="float" office:value="60" table:style-name="ce63">
            <text:p><text:s/>60</text:p>
          </table:table-cell>
          <table:table-cell office:value-type="float" office:value="0.94726870855699408" table:style-name="ce64">
            <text:p>0,9<text:s text:c="5"/></text:p>
          </table:table-cell>
          <table:table-cell office:value-type="float" office:value="51" table:style-name="ce46">
            <text:p><text:s/>51</text:p>
          </table:table-cell>
          <table:table-cell office:value-type="float" office:value="0.63354037267080743" table:style-name="ce64">
            <text:p>0,6<text:s text:c="5"/></text:p>
          </table:table-cell>
          <table:table-cell office:value-type="float" office:value="-16" table:style-name="ce48">
            <text:p><text:s/>- 16</text:p>
          </table:table-cell>
          <table:table-cell office:value-type="float" office:value="-26.666666666666668" table:style-name="ce49">
            <text:p>-26,7<text:s text:c="3"/></text:p>
          </table:table-cell>
          <table:table-cell office:value-type="float" office:value="-7" table:style-name="ce48">
            <text:p><text:s/>- 7</text:p>
          </table:table-cell>
          <table:table-cell office:value-type="float" office:value="-13.725490196078432" table:style-name="ce49">
            <text:p>-13,7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Indústrias do papel, impressão e reprodução</text:p>
          </table:table-cell>
          <table:table-cell office:value-type="float" office:value="11" table:style-name="ce44">
            <text:p><text:s/>11</text:p>
          </table:table-cell>
          <table:table-cell office:value-type="float" office:value="0.19050917907862833" table:style-name="ce62">
            <text:p>0,2<text:s text:c="5"/></text:p>
          </table:table-cell>
          <table:table-cell office:value-type="float" office:value="12" table:style-name="ce63">
            <text:p><text:s/>12</text:p>
          </table:table-cell>
          <table:table-cell office:value-type="float" office:value="0.18945374171139881" table:style-name="ce64">
            <text:p>0,2<text:s text:c="5"/></text:p>
          </table:table-cell>
          <table:table-cell office:value-type="float" office:value="25" table:style-name="ce46">
            <text:p><text:s/>25</text:p>
          </table:table-cell>
          <table:table-cell office:value-type="float" office:value="0.3105590062111801" table:style-name="ce64">
            <text:p>0,3<text:s text:c="5"/></text:p>
          </table:table-cell>
          <table:table-cell office:value-type="float" office:value="-1" table:style-name="ce48">
            <text:p><text:s/>- 1</text:p>
          </table:table-cell>
          <table:table-cell office:value-type="float" office:value="-8.3333333333333321" table:style-name="ce49">
            <text:p>-8,3<text:s text:c="3"/></text:p>
          </table:table-cell>
          <table:table-cell office:value-type="float" office:value="-14" table:style-name="ce48">
            <text:p><text:s/>- 14</text:p>
          </table:table-cell>
          <table:table-cell office:value-type="float" office:value="-56.000000000000007" table:style-name="ce49">
            <text:p>-56,0<text:s text:c="3"/></text:p>
          </table:table-cell>
          <table:table-cell table:style-name="ce65"/>
          <table:table-cell table:number-columns-repeated="2" table:style-name="ce59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Fab. produtos petrolíferos, químicos, farmacêuticos, borracha e plástico</text:p>
          </table:table-cell>
          <table:table-cell office:value-type="float" office:value="54" table:style-name="ce44">
            <text:p><text:s/>54</text:p>
          </table:table-cell>
          <table:table-cell office:value-type="float" office:value="0.9352268791132663" table:style-name="ce62">
            <text:p>0,9<text:s text:c="5"/></text:p>
          </table:table-cell>
          <table:table-cell office:value-type="float" office:value="70" table:style-name="ce63">
            <text:p><text:s/>70</text:p>
          </table:table-cell>
          <table:table-cell office:value-type="float" office:value="1.1051468266498263" table:style-name="ce64">
            <text:p>1,1<text:s text:c="5"/></text:p>
          </table:table-cell>
          <table:table-cell office:value-type="float" office:value="55" table:style-name="ce46">
            <text:p><text:s/>55</text:p>
          </table:table-cell>
          <table:table-cell office:value-type="float" office:value="0.68322981366459623" table:style-name="ce64">
            <text:p>0,7<text:s text:c="5"/></text:p>
          </table:table-cell>
          <table:table-cell office:value-type="float" office:value="-16" table:style-name="ce48">
            <text:p><text:s/>- 16</text:p>
          </table:table-cell>
          <table:table-cell office:value-type="float" office:value="-22.857142857142858" table:style-name="ce49">
            <text:p>-22,9<text:s text:c="3"/></text:p>
          </table:table-cell>
          <table:table-cell office:value-type="float" office:value="-1" table:style-name="ce48">
            <text:p><text:s/>- 1</text:p>
          </table:table-cell>
          <table:table-cell office:value-type="float" office:value="-1.8181818181818181" table:style-name="ce49">
            <text:p>-1,8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Fabricação de outros produtos minerais não metálicos</text:p>
          </table:table-cell>
          <table:table-cell office:value-type="float" office:value="34" table:style-name="ce44">
            <text:p><text:s/>34</text:p>
          </table:table-cell>
          <table:table-cell office:value-type="float" office:value="0.58884655351576032" table:style-name="ce62">
            <text:p>0,6<text:s text:c="5"/></text:p>
          </table:table-cell>
          <table:table-cell office:value-type="float" office:value="51" table:style-name="ce63">
            <text:p><text:s/>51</text:p>
          </table:table-cell>
          <table:table-cell office:value-type="float" office:value="0.80517840227344495" table:style-name="ce64">
            <text:p>0,8<text:s text:c="5"/></text:p>
          </table:table-cell>
          <table:table-cell office:value-type="float" office:value="54" table:style-name="ce46">
            <text:p><text:s/>54</text:p>
          </table:table-cell>
          <table:table-cell office:value-type="float" office:value="0.67080745341614911" table:style-name="ce64">
            <text:p>0,7<text:s text:c="5"/></text:p>
          </table:table-cell>
          <table:table-cell office:value-type="float" office:value="-17" table:style-name="ce48">
            <text:p><text:s/>- 17</text:p>
          </table:table-cell>
          <table:table-cell office:value-type="float" office:value="-33.333333333333329" table:style-name="ce49">
            <text:p>-33,3<text:s text:c="3"/></text:p>
          </table:table-cell>
          <table:table-cell office:value-type="float" office:value="-20" table:style-name="ce48">
            <text:p><text:s/>- 20</text:p>
          </table:table-cell>
          <table:table-cell office:value-type="float" office:value="-37.037037037037038" table:style-name="ce49">
            <text:p>-37,0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Indústria metalúrgica de base e fab. produtos metálicos</text:p>
          </table:table-cell>
          <table:table-cell office:value-type="float" office:value="122" table:style-name="ce44">
            <text:p><text:s/>122</text:p>
          </table:table-cell>
          <table:table-cell office:value-type="float" office:value="2.1129199861447869" table:style-name="ce62">
            <text:p>2,1<text:s text:c="5"/></text:p>
          </table:table-cell>
          <table:table-cell office:value-type="float" office:value="103" table:style-name="ce63">
            <text:p><text:s/>103</text:p>
          </table:table-cell>
          <table:table-cell office:value-type="float" office:value="1.6261446163561728" table:style-name="ce64">
            <text:p>1,6<text:s text:c="5"/></text:p>
          </table:table-cell>
          <table:table-cell office:value-type="float" office:value="136" table:style-name="ce46">
            <text:p><text:s/>136</text:p>
          </table:table-cell>
          <table:table-cell office:value-type="float" office:value="1.68944099378882" table:style-name="ce64">
            <text:p>1,7<text:s text:c="5"/></text:p>
          </table:table-cell>
          <table:table-cell office:value-type="float" office:value="19" table:style-name="ce48">
            <text:p>+ 19</text:p>
          </table:table-cell>
          <table:table-cell office:value-type="float" office:value="18.446601941747574" table:style-name="ce49">
            <text:p>+18,4<text:s text:c="3"/></text:p>
          </table:table-cell>
          <table:table-cell office:value-type="float" office:value="-14" table:style-name="ce48">
            <text:p><text:s/>- 14</text:p>
          </table:table-cell>
          <table:table-cell office:value-type="float" office:value="-10.294117647058822" table:style-name="ce49">
            <text:p>-10,3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Fab. equipamento informático, elétrico, máquinas e equipamentos n.e.</text:p>
          </table:table-cell>
          <table:table-cell office:value-type="float" office:value="47" table:style-name="ce44">
            <text:p><text:s/>47</text:p>
          </table:table-cell>
          <table:table-cell office:value-type="float" office:value="0.81399376515413924" table:style-name="ce62">
            <text:p>0,8<text:s text:c="5"/></text:p>
          </table:table-cell>
          <table:table-cell office:value-type="float" office:value="55" table:style-name="ce63">
            <text:p><text:s/>55</text:p>
          </table:table-cell>
          <table:table-cell office:value-type="float" office:value="0.86832964951057778" table:style-name="ce64">
            <text:p>0,9<text:s text:c="5"/></text:p>
          </table:table-cell>
          <table:table-cell office:value-type="float" office:value="68" table:style-name="ce46">
            <text:p><text:s/>68</text:p>
          </table:table-cell>
          <table:table-cell office:value-type="float" office:value="0.84472049689440998" table:style-name="ce64">
            <text:p>0,8<text:s text:c="5"/></text:p>
          </table:table-cell>
          <table:table-cell office:value-type="float" office:value="-8" table:style-name="ce48">
            <text:p><text:s/>- 8</text:p>
          </table:table-cell>
          <table:table-cell office:value-type="float" office:value="-14.545454545454545" table:style-name="ce49">
            <text:p>-14,5<text:s text:c="3"/></text:p>
          </table:table-cell>
          <table:table-cell office:value-type="float" office:value="-21" table:style-name="ce48">
            <text:p><text:s/>- 21</text:p>
          </table:table-cell>
          <table:table-cell office:value-type="float" office:value="-30.882352941176471" table:style-name="ce49">
            <text:p>-30,9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Fab. veículos automóveis, componentes e outro equipa. de transporte</text:p>
          </table:table-cell>
          <table:table-cell office:value-type="float" office:value="35" table:style-name="ce44">
            <text:p><text:s/>35</text:p>
          </table:table-cell>
          <table:table-cell office:value-type="float" office:value="0.60616556979563563" table:style-name="ce62">
            <text:p>0,6<text:s text:c="5"/></text:p>
          </table:table-cell>
          <table:table-cell office:value-type="float" office:value="39" table:style-name="ce63">
            <text:p><text:s/>39</text:p>
          </table:table-cell>
          <table:table-cell office:value-type="float" office:value="0.61572466056204611" table:style-name="ce64">
            <text:p>0,6<text:s text:c="5"/></text:p>
          </table:table-cell>
          <table:table-cell office:value-type="float" office:value="52" table:style-name="ce46">
            <text:p><text:s/>52</text:p>
          </table:table-cell>
          <table:table-cell office:value-type="float" office:value="0.64596273291925466" table:style-name="ce64">
            <text:p>0,6<text:s text:c="5"/></text:p>
          </table:table-cell>
          <table:table-cell office:value-type="float" office:value="-4" table:style-name="ce48">
            <text:p><text:s/>- 4</text:p>
          </table:table-cell>
          <table:table-cell office:value-type="float" office:value="-10.256410256410255" table:style-name="ce49">
            <text:p>-10,3<text:s text:c="3"/></text:p>
          </table:table-cell>
          <table:table-cell office:value-type="float" office:value="-17" table:style-name="ce48">
            <text:p><text:s/>- 17</text:p>
          </table:table-cell>
          <table:table-cell office:value-type="float" office:value="-32.692307692307693" table:style-name="ce49">
            <text:p>-32,7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Fab. mobiliário, repar. instal. máq. e equipa. e outras ind. transformadoras</text:p>
          </table:table-cell>
          <table:table-cell office:value-type="float" office:value="115" table:style-name="ce44">
            <text:p><text:s/>115</text:p>
          </table:table-cell>
          <table:table-cell office:value-type="float" office:value="1.99168687218566" table:style-name="ce62">
            <text:p>2,0<text:s text:c="5"/></text:p>
          </table:table-cell>
          <table:table-cell office:value-type="float" office:value="113" table:style-name="ce63">
            <text:p><text:s/>113</text:p>
          </table:table-cell>
          <table:table-cell office:value-type="float" office:value="1.7840227344490054" table:style-name="ce64">
            <text:p>1,8<text:s text:c="5"/></text:p>
          </table:table-cell>
          <table:table-cell office:value-type="float" office:value="129" table:style-name="ce46">
            <text:p><text:s/>129</text:p>
          </table:table-cell>
          <table:table-cell office:value-type="float" office:value="1.6024844720496896" table:style-name="ce64">
            <text:p>1,6<text:s text:c="5"/></text:p>
          </table:table-cell>
          <table:table-cell office:value-type="float" office:value="2" table:style-name="ce48">
            <text:p>+ 2</text:p>
          </table:table-cell>
          <table:table-cell office:value-type="float" office:value="1.7699115044247788" table:style-name="ce49">
            <text:p>+1,8<text:s text:c="3"/></text:p>
          </table:table-cell>
          <table:table-cell office:value-type="float" office:value="-14" table:style-name="ce48">
            <text:p><text:s/>- 14</text:p>
          </table:table-cell>
          <table:table-cell office:value-type="float" office:value="-10.852713178294573" table:style-name="ce49">
            <text:p>-10,9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Eletricidade, gás e água, saneamento, resíduos e despoluição</text:p>
          </table:table-cell>
          <table:table-cell office:value-type="float" office:value="28" table:style-name="ce44">
            <text:p><text:s/>28</text:p>
          </table:table-cell>
          <table:table-cell office:value-type="float" office:value="0.48493245583650846" table:style-name="ce62">
            <text:p>0,5<text:s text:c="5"/></text:p>
          </table:table-cell>
          <table:table-cell office:value-type="float" office:value="55" table:style-name="ce63">
            <text:p><text:s/>55</text:p>
          </table:table-cell>
          <table:table-cell office:value-type="float" office:value="0.86832964951057778" table:style-name="ce64">
            <text:p>0,9<text:s text:c="5"/></text:p>
          </table:table-cell>
          <table:table-cell office:value-type="float" office:value="75" table:style-name="ce46">
            <text:p><text:s/>75</text:p>
          </table:table-cell>
          <table:table-cell office:value-type="float" office:value="0.93167701863354035" table:style-name="ce64">
            <text:p>0,9<text:s text:c="5"/></text:p>
          </table:table-cell>
          <table:table-cell office:value-type="float" office:value="-27" table:style-name="ce48">
            <text:p><text:s/>- 27</text:p>
          </table:table-cell>
          <table:table-cell office:value-type="float" office:value="-49.090909090909093" table:style-name="ce49">
            <text:p>-49,1<text:s text:c="3"/></text:p>
          </table:table-cell>
          <table:table-cell office:value-type="float" office:value="-47" table:style-name="ce48">
            <text:p><text:s/>- 47</text:p>
          </table:table-cell>
          <table:table-cell office:value-type="float" office:value="-62.666666666666671" table:style-name="ce49">
            <text:p>-62,7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Construção</text:p>
          </table:table-cell>
          <table:table-cell office:value-type="float" office:value="338" table:style-name="ce44">
            <text:p><text:s/>338</text:p>
          </table:table-cell>
          <table:table-cell office:value-type="float" office:value="5.8538275025978521" table:style-name="ce62">
            <text:p>5,9<text:s text:c="5"/></text:p>
          </table:table-cell>
          <table:table-cell office:value-type="float" office:value="340" table:style-name="ce63">
            <text:p><text:s/>340</text:p>
          </table:table-cell>
          <table:table-cell office:value-type="float" office:value="5.3678560151562991" table:style-name="ce64">
            <text:p>5,4<text:s text:c="5"/></text:p>
          </table:table-cell>
          <table:table-cell office:value-type="float" office:value="438" table:style-name="ce46">
            <text:p><text:s/>438</text:p>
          </table:table-cell>
          <table:table-cell office:value-type="float" office:value="5.4409937888198758" table:style-name="ce64">
            <text:p>5,4<text:s text:c="5"/></text:p>
          </table:table-cell>
          <table:table-cell office:value-type="float" office:value="-2" table:style-name="ce48">
            <text:p><text:s/>- 2</text:p>
          </table:table-cell>
          <table:table-cell office:value-type="float" office:value="-0.58823529411764708" table:style-name="ce49">
            <text:p>-0,6<text:s text:c="3"/></text:p>
          </table:table-cell>
          <table:table-cell office:value-type="float" office:value="-100" table:style-name="ce48">
            <text:p><text:s/>- 100</text:p>
          </table:table-cell>
          <table:table-cell office:value-type="float" office:value="-22.831050228310502" table:style-name="ce49">
            <text:p>-22,8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office:value-type="string" table:style-name="ce171">
            <text:p>Serviços</text:p>
          </table:table-cell>
          <table:table-cell office:value-type="float" office:value="4298" table:style-name="ce55">
            <text:p>4 298</text:p>
          </table:table-cell>
          <table:table-cell office:value-type="float" office:value="74.437131970904062" table:style-name="ce56">
            <text:p>74,4<text:s text:c="5"/></text:p>
          </table:table-cell>
          <table:table-cell office:value-type="float" office:value="4628" table:style-name="ce57">
            <text:p>4 628</text:p>
          </table:table-cell>
          <table:table-cell office:value-type="float" office:value="73.065993053362803" table:style-name="ce58">
            <text:p>73,1<text:s text:c="5"/></text:p>
          </table:table-cell>
          <table:table-cell office:value-type="float" office:value="5995" table:style-name="ce57">
            <text:p>5 995</text:p>
          </table:table-cell>
          <table:table-cell office:value-type="float" office:value="74.472049689440993" table:style-name="ce58">
            <text:p>74,5<text:s text:c="5"/></text:p>
          </table:table-cell>
          <table:table-cell office:value-type="float" office:value="-330" table:style-name="ce39">
            <text:p><text:s/>- 330</text:p>
          </table:table-cell>
          <table:table-cell office:value-type="float" office:value="-7.1305099394987037" table:style-name="ce40">
            <text:p>-7,1<text:s text:c="3"/></text:p>
          </table:table-cell>
          <table:table-cell office:value-type="float" office:value="-1697" table:style-name="ce39">
            <text:p><text:s/>-1 697</text:p>
          </table:table-cell>
          <table:table-cell office:value-type="float" office:value="-28.306922435362804" table:style-name="ce40">
            <text:p>-28,3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Comércio, manut. repar. de veículos automóveis e motociclos</text:p>
          </table:table-cell>
          <table:table-cell office:value-type="float" office:value="99" table:style-name="ce44">
            <text:p><text:s/>99</text:p>
          </table:table-cell>
          <table:table-cell office:value-type="float" office:value="1.714582611707655" table:style-name="ce62">
            <text:p>1,7<text:s text:c="5"/></text:p>
          </table:table-cell>
          <table:table-cell office:value-type="float" office:value="101" table:style-name="ce63">
            <text:p><text:s/>101</text:p>
          </table:table-cell>
          <table:table-cell office:value-type="float" office:value="1.5945689927376068" table:style-name="ce64">
            <text:p>1,6<text:s text:c="5"/></text:p>
          </table:table-cell>
          <table:table-cell office:value-type="float" office:value="118" table:style-name="ce63">
            <text:p><text:s/>118</text:p>
          </table:table-cell>
          <table:table-cell office:value-type="float" office:value="1.4658385093167703" table:style-name="ce64">
            <text:p>1,5<text:s text:c="5"/></text:p>
          </table:table-cell>
          <table:table-cell office:value-type="float" office:value="-2" table:style-name="ce48">
            <text:p><text:s/>- 2</text:p>
          </table:table-cell>
          <table:table-cell office:value-type="float" office:value="-1.9801980198019802" table:style-name="ce49">
            <text:p>-2,0<text:s text:c="3"/></text:p>
          </table:table-cell>
          <table:table-cell office:value-type="float" office:value="-19" table:style-name="ce48">
            <text:p><text:s/>- 19</text:p>
          </table:table-cell>
          <table:table-cell office:value-type="float" office:value="-16.101694915254235" table:style-name="ce49">
            <text:p>-16,1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Comércio por grosso e a retalho</text:p>
          </table:table-cell>
          <table:table-cell office:value-type="float" office:value="704" table:style-name="ce44">
            <text:p><text:s/>704</text:p>
          </table:table-cell>
          <table:table-cell office:value-type="float" office:value="12.192587461032213" table:style-name="ce62">
            <text:p>12,2<text:s text:c="5"/></text:p>
          </table:table-cell>
          <table:table-cell office:value-type="float" office:value="668" table:style-name="ce63">
            <text:p><text:s/>668</text:p>
          </table:table-cell>
          <table:table-cell office:value-type="float" office:value="10.5462582886012" table:style-name="ce64">
            <text:p>10,5<text:s text:c="5"/></text:p>
          </table:table-cell>
          <table:table-cell office:value-type="float" office:value="858" table:style-name="ce63">
            <text:p><text:s/>858</text:p>
          </table:table-cell>
          <table:table-cell office:value-type="float" office:value="10.658385093167702" table:style-name="ce64">
            <text:p>10,7<text:s text:c="5"/></text:p>
          </table:table-cell>
          <table:table-cell office:value-type="float" office:value="36" table:style-name="ce48">
            <text:p>+ 36</text:p>
          </table:table-cell>
          <table:table-cell office:value-type="float" office:value="5.3892215568862278" table:style-name="ce49">
            <text:p>+5,4<text:s text:c="3"/></text:p>
          </table:table-cell>
          <table:table-cell office:value-type="float" office:value="-154" table:style-name="ce48">
            <text:p><text:s/>- 154</text:p>
          </table:table-cell>
          <table:table-cell office:value-type="float" office:value="-17.948717948717949" table:style-name="ce49">
            <text:p>-17,9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Transportes e armazenagem</text:p>
          </table:table-cell>
          <table:table-cell office:value-type="float" office:value="84" table:style-name="ce44">
            <text:p><text:s/>84</text:p>
          </table:table-cell>
          <table:table-cell office:value-type="float" office:value="1.4547973675095254" table:style-name="ce62">
            <text:p>1,5<text:s text:c="5"/></text:p>
          </table:table-cell>
          <table:table-cell office:value-type="float" office:value="107" table:style-name="ce63">
            <text:p><text:s/>107</text:p>
          </table:table-cell>
          <table:table-cell office:value-type="float" office:value="1.689295863593306" table:style-name="ce64">
            <text:p>1,7<text:s text:c="5"/></text:p>
          </table:table-cell>
          <table:table-cell office:value-type="float" office:value="175" table:style-name="ce63">
            <text:p><text:s/>175</text:p>
          </table:table-cell>
          <table:table-cell office:value-type="float" office:value="2.1739130434782608" table:style-name="ce64">
            <text:p>2,2<text:s text:c="5"/></text:p>
          </table:table-cell>
          <table:table-cell office:value-type="float" office:value="-23" table:style-name="ce48">
            <text:p><text:s/>- 23</text:p>
          </table:table-cell>
          <table:table-cell office:value-type="float" office:value="-21.495327102803738" table:style-name="ce49">
            <text:p>-21,5<text:s text:c="3"/></text:p>
          </table:table-cell>
          <table:table-cell office:value-type="float" office:value="-91" table:style-name="ce48">
            <text:p><text:s/>- 91</text:p>
          </table:table-cell>
          <table:table-cell office:value-type="float" office:value="-52" table:style-name="ce49">
            <text:p>-52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73">
            <text:p>Alojamento, restauração e similares</text:p>
          </table:table-cell>
          <table:table-cell office:value-type="float" office:value="724" table:style-name="ce44">
            <text:p><text:s/>724</text:p>
          </table:table-cell>
          <table:table-cell office:value-type="float" office:value="12.538967786629721" table:style-name="ce62">
            <text:p>12,5<text:s text:c="5"/></text:p>
          </table:table-cell>
          <table:table-cell office:value-type="float" office:value="905" table:style-name="ce63">
            <text:p><text:s/>905</text:p>
          </table:table-cell>
          <table:table-cell office:value-type="float" office:value="14.287969687401326" table:style-name="ce64">
            <text:p>14,3<text:s text:c="5"/></text:p>
          </table:table-cell>
          <table:table-cell office:value-type="float" office:value="1471" table:style-name="ce63">
            <text:p>1 471</text:p>
          </table:table-cell>
          <table:table-cell office:value-type="float" office:value="18.273291925465838" table:style-name="ce64">
            <text:p>18,3<text:s text:c="5"/></text:p>
          </table:table-cell>
          <table:table-cell office:value-type="float" office:value="-181" table:style-name="ce48">
            <text:p><text:s/>- 181</text:p>
          </table:table-cell>
          <table:table-cell office:value-type="float" office:value="-20" table:style-name="ce49">
            <text:p>-20,0<text:s text:c="3"/></text:p>
          </table:table-cell>
          <table:table-cell office:value-type="float" office:value="-747" table:style-name="ce48">
            <text:p><text:s/>- 747</text:p>
          </table:table-cell>
          <table:table-cell office:value-type="float" office:value="-50.781781101291635" table:style-name="ce49">
            <text:p>-50,8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tividades de informação e de comunicação</text:p>
          </table:table-cell>
          <table:table-cell office:value-type="float" office:value="97" table:style-name="ce44">
            <text:p><text:s/>97</text:p>
          </table:table-cell>
          <table:table-cell office:value-type="float" office:value="1.6799445791479046" table:style-name="ce62">
            <text:p>1,7<text:s text:c="5"/></text:p>
          </table:table-cell>
          <table:table-cell office:value-type="float" office:value="99" table:style-name="ce63">
            <text:p><text:s/>99</text:p>
          </table:table-cell>
          <table:table-cell office:value-type="float" office:value="1.5629933691190403" table:style-name="ce64">
            <text:p>1,6<text:s text:c="5"/></text:p>
          </table:table-cell>
          <table:table-cell office:value-type="float" office:value="112" table:style-name="ce63">
            <text:p><text:s/>112</text:p>
          </table:table-cell>
          <table:table-cell office:value-type="float" office:value="1.3913043478260869" table:style-name="ce64">
            <text:p>1,4<text:s text:c="5"/></text:p>
          </table:table-cell>
          <table:table-cell office:value-type="float" office:value="-2" table:style-name="ce48">
            <text:p><text:s/>- 2</text:p>
          </table:table-cell>
          <table:table-cell office:value-type="float" office:value="-2.0202020202020203" table:style-name="ce49">
            <text:p>-2,0<text:s text:c="3"/></text:p>
          </table:table-cell>
          <table:table-cell office:value-type="float" office:value="-15" table:style-name="ce48">
            <text:p><text:s/>- 15</text:p>
          </table:table-cell>
          <table:table-cell office:value-type="float" office:value="-13.392857142857142" table:style-name="ce49">
            <text:p>-13,4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tividades financeiras e de seguros</text:p>
          </table:table-cell>
          <table:table-cell office:value-type="float" office:value="22" table:style-name="ce44">
            <text:p><text:s/>22</text:p>
          </table:table-cell>
          <table:table-cell office:value-type="float" office:value="0.38101835815725665" table:style-name="ce62">
            <text:p>0,4<text:s text:c="5"/></text:p>
          </table:table-cell>
          <table:table-cell office:value-type="float" office:value="22" table:style-name="ce63">
            <text:p><text:s/>22</text:p>
          </table:table-cell>
          <table:table-cell office:value-type="float" office:value="0.34733185980423115" table:style-name="ce64">
            <text:p>0,3<text:s text:c="5"/></text:p>
          </table:table-cell>
          <table:table-cell office:value-type="float" office:value="25" table:style-name="ce63">
            <text:p><text:s/>25</text:p>
          </table:table-cell>
          <table:table-cell office:value-type="float" office:value="0.3105590062111801" table:style-name="ce64">
            <text:p>0,3<text:s text:c="5"/></text:p>
          </table:table-cell>
          <table:table-cell office:value-type="float" office:value="0" table:style-name="ce48">
            <text:p>+ 0</text:p>
          </table:table-cell>
          <table:table-cell office:value-type="float" office:value="0" table:style-name="ce49">
            <text:p>+0,0<text:s text:c="3"/></text:p>
          </table:table-cell>
          <table:table-cell office:value-type="float" office:value="-3" table:style-name="ce48">
            <text:p><text:s/>- 3</text:p>
          </table:table-cell>
          <table:table-cell office:value-type="float" office:value="-12" table:style-name="ce49">
            <text:p>-12,0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tividades imobiliárias, administrativas e dos serviços de apoio</text:p>
          </table:table-cell>
          <table:table-cell office:value-type="float" office:value="1398" table:style-name="ce44">
            <text:p>1 398</text:p>
          </table:table-cell>
          <table:table-cell office:value-type="float" office:value="24.211984759265672" table:style-name="ce62">
            <text:p>24,2<text:s text:c="5"/></text:p>
          </table:table-cell>
          <table:table-cell office:value-type="float" office:value="1615" table:style-name="ce63">
            <text:p>1 615</text:p>
          </table:table-cell>
          <table:table-cell office:value-type="float" office:value="25.497316071992422" table:style-name="ce64">
            <text:p>25,5<text:s text:c="5"/></text:p>
          </table:table-cell>
          <table:table-cell office:value-type="float" office:value="1841" table:style-name="ce63">
            <text:p>1 841</text:p>
          </table:table-cell>
          <table:table-cell office:value-type="float" office:value="22.869565217391305" table:style-name="ce64">
            <text:p>22,9<text:s text:c="5"/></text:p>
          </table:table-cell>
          <table:table-cell office:value-type="float" office:value="-217" table:style-name="ce48">
            <text:p><text:s/>- 217</text:p>
          </table:table-cell>
          <table:table-cell office:value-type="float" office:value="-13.436532507739937" table:style-name="ce49">
            <text:p>-13,4<text:s text:c="3"/></text:p>
          </table:table-cell>
          <table:table-cell office:value-type="float" office:value="-443" table:style-name="ce48">
            <text:p><text:s/>- 443</text:p>
          </table:table-cell>
          <table:table-cell office:value-type="float" office:value="-24.063009234111895" table:style-name="ce49">
            <text:p>-24,1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tividades de consultoria, científicas, técnicas e similares</text:p>
          </table:table-cell>
          <table:table-cell office:value-type="float" office:value="342" table:style-name="ce44">
            <text:p><text:s/>342</text:p>
          </table:table-cell>
          <table:table-cell office:value-type="float" office:value="5.9231035677173534" table:style-name="ce62">
            <text:p>5,9<text:s text:c="5"/></text:p>
          </table:table-cell>
          <table:table-cell office:value-type="float" office:value="252" table:style-name="ce63">
            <text:p><text:s/>252</text:p>
          </table:table-cell>
          <table:table-cell office:value-type="float" office:value="3.9785285759393747" table:style-name="ce64">
            <text:p>4,0<text:s text:c="5"/></text:p>
          </table:table-cell>
          <table:table-cell office:value-type="float" office:value="414" table:style-name="ce63">
            <text:p><text:s/>414</text:p>
          </table:table-cell>
          <table:table-cell office:value-type="float" office:value="5.1428571428571423" table:style-name="ce64">
            <text:p>5,1<text:s text:c="5"/></text:p>
          </table:table-cell>
          <table:table-cell office:value-type="float" office:value="90" table:style-name="ce48">
            <text:p>+ 90</text:p>
          </table:table-cell>
          <table:table-cell office:value-type="float" office:value="35.714285714285715" table:style-name="ce49">
            <text:p>+35,7<text:s text:c="3"/></text:p>
          </table:table-cell>
          <table:table-cell office:value-type="float" office:value="-72" table:style-name="ce48">
            <text:p><text:s/>- 72</text:p>
          </table:table-cell>
          <table:table-cell office:value-type="float" office:value="-17.391304347826086" table:style-name="ce49">
            <text:p>-17,4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dmin. pública, educação, atividades de saúde e apoio social</text:p>
          </table:table-cell>
          <table:table-cell office:value-type="float" office:value="565" table:style-name="ce44">
            <text:p><text:s/>565</text:p>
          </table:table-cell>
          <table:table-cell office:value-type="float" office:value="9.7852441981295453" table:style-name="ce62">
            <text:p>9,8<text:s text:c="5"/></text:p>
          </table:table-cell>
          <table:table-cell office:value-type="float" office:value="651" table:style-name="ce63">
            <text:p><text:s/>651</text:p>
          </table:table-cell>
          <table:table-cell office:value-type="float" office:value="10.277865487843385" table:style-name="ce64">
            <text:p>10,3<text:s text:c="5"/></text:p>
          </table:table-cell>
          <table:table-cell office:value-type="float" office:value="710" table:style-name="ce63">
            <text:p><text:s/>710</text:p>
          </table:table-cell>
          <table:table-cell office:value-type="float" office:value="8.8198757763975149" table:style-name="ce64">
            <text:p>8,8<text:s text:c="5"/></text:p>
          </table:table-cell>
          <table:table-cell office:value-type="float" office:value="-86" table:style-name="ce48">
            <text:p><text:s/>- 86</text:p>
          </table:table-cell>
          <table:table-cell office:value-type="float" office:value="-13.210445468509985" table:style-name="ce49">
            <text:p>-13,2<text:s text:c="3"/></text:p>
          </table:table-cell>
          <table:table-cell office:value-type="float" office:value="-145" table:style-name="ce48">
            <text:p><text:s/>- 145</text:p>
          </table:table-cell>
          <table:table-cell office:value-type="float" office:value="-20.422535211267608" table:style-name="ce49">
            <text:p>-20,4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Outras atividades de serviços</text:p>
          </table:table-cell>
          <table:table-cell office:value-type="float" office:value="263" table:style-name="ce44">
            <text:p><text:s/>263</text:p>
          </table:table-cell>
          <table:table-cell office:value-type="float" office:value="4.5549012816072052" table:style-name="ce62">
            <text:p>4,6<text:s text:c="5"/></text:p>
          </table:table-cell>
          <table:table-cell office:value-type="float" office:value="208" table:style-name="ce63">
            <text:p><text:s/>208</text:p>
          </table:table-cell>
          <table:table-cell office:value-type="float" office:value="3.2838648563309127" table:style-name="ce64">
            <text:p>3,3<text:s text:c="5"/></text:p>
          </table:table-cell>
          <table:table-cell office:value-type="float" office:value="271" table:style-name="ce63">
            <text:p><text:s/>271</text:p>
          </table:table-cell>
          <table:table-cell office:value-type="float" office:value="3.3664596273291929" table:style-name="ce64">
            <text:p>3,4<text:s text:c="5"/></text:p>
          </table:table-cell>
          <table:table-cell office:value-type="float" office:value="55" table:style-name="ce48">
            <text:p>+ 55</text:p>
          </table:table-cell>
          <table:table-cell office:value-type="float" office:value="26.442307692307693" table:style-name="ce49">
            <text:p>+26,4<text:s text:c="3"/></text:p>
          </table:table-cell>
          <table:table-cell office:value-type="float" office:value="-8" table:style-name="ce48">
            <text:p><text:s/>- 8</text:p>
          </table:table-cell>
          <table:table-cell office:value-type="float" office:value="-2.9520295202952029" table:style-name="ce49">
            <text:p>-3,0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Sem classificação</text:p>
          </table:table-cell>
          <table:table-cell office:value-type="float" office:value="0" table:style-name="ce44">
            <text:p><text:s/>0</text:p>
          </table:table-cell>
          <table:table-cell office:value-type="float" office:value="0" table:style-name="ce62">
            <text:p>0,0<text:s text:c="5"/></text:p>
          </table:table-cell>
          <table:table-cell office:value-type="float" office:value="0" table:style-name="ce63">
            <text:p><text:s/>0</text:p>
          </table:table-cell>
          <table:table-cell office:value-type="float" office:value="0" table:style-name="ce64">
            <text:p>0,0<text:s text:c="5"/></text:p>
          </table:table-cell>
          <table:table-cell office:value-type="float" office:value="0" table:style-name="ce63">
            <text:p><text:s/>0</text:p>
          </table:table-cell>
          <table:table-cell office:value-type="float" office:value="0" table:style-name="ce64">
            <text:p>0,0<text:s text:c="5"/></text:p>
          </table:table-cell>
          <table:table-cell office:value-type="float" office:value="0" table:style-name="ce48">
            <text:p>+ 0</text:p>
          </table:table-cell>
          <table:table-cell office:value-type="string" table:style-name="ce200">
            <text:p>-</text:p>
          </table:table-cell>
          <table:table-cell office:value-type="float" office:value="0" table:style-name="ce48">
            <text:p>+ 0</text:p>
          </table:table-cell>
          <table:table-cell office:value-type="string" table:style-name="ce200">
            <text:p>-</text:p>
          </table:table-cell>
          <table:table-cell table:number-columns-repeated="16372"/>
        </table:table-row>
        <table:table-row table:style-name="ro10">
          <table:table-cell/>
          <table:table-cell table:style-name="ce175"/>
          <table:table-cell table:style-name="ce176"/>
          <table:table-cell table:style-name="ce177"/>
          <table:table-cell table:style-name="ce178"/>
          <table:table-cell table:style-name="ce179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74"/>
          <table:table-cell table:number-columns-repeated="16372"/>
        </table:table-row>
        <table:table-row table:style-name="ro1">
          <table:table-cell/>
          <table:table-cell office:value-type="string" table:style-name="ce76">
            <text:p><text:s text:c="4"/>(1) - Mês homólogo do ano anterior</text:p>
          </table:table-cell>
          <table:table-cell table:number-columns-repeated="7" table:style-name="ce1"/>
          <table:table-cell table:style-name="ce163"/>
          <table:table-cell table:style-name="ce162"/>
          <table:table-cell table:style-name="ce16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182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2" table:style-name="ce1"/>
          <table:table-cell table:number-columns-repeated="3" table:style-name="ce3"/>
          <table:table-cell table:number-columns-repeated="16369"/>
        </table:table-row>
        <table:table-row table:style-name="ro3">
          <table:table-cell table:style-name="ce201"/>
          <table:table-cell table:number-columns-repeated="16383" table:style-name="ce1"/>
        </table:table-row>
        <table:table-row table:style-name="ro1">
          <table:table-cell table:number-columns-repeated="12" table:style-name="ce1"/>
          <table:table-cell table:number-columns-repeated="3" table:style-name="ce3"/>
          <table:table-cell table:number-columns-repeated="16369"/>
        </table:table-row>
        <table:table-row table:number-rows-repeated="2" table:style-name="ro16">
          <table:table-cell table:number-columns-repeated="12" table:style-name="ce1"/>
          <table:table-cell table:number-columns-repeated="3" table:style-name="ce14"/>
          <table:table-cell table:number-columns-repeated="16369"/>
        </table:table-row>
        <table:table-row table:number-rows-repeated="2" table:style-name="ro16">
          <table:table-cell table:number-columns-repeated="12" table:style-name="ce1"/>
          <table:table-cell table:number-columns-repeated="3" table:style-name="ce28"/>
          <table:table-cell table:number-columns-repeated="16369"/>
        </table:table-row>
        <table:table-row table:number-rows-repeated="2" table:style-name="ro5">
          <table:table-cell table:number-columns-repeated="12" table:style-name="ce1"/>
          <table:table-cell table:style-name="ce90"/>
          <table:table-cell table:number-columns-repeated="2" table:style-name="ce60"/>
          <table:table-cell table:number-columns-repeated="16369"/>
        </table:table-row>
        <table:table-row table:style-name="ro5">
          <table:table-cell table:number-columns-repeated="12" table:style-name="ce1"/>
          <table:table-cell table:style-name="ce65"/>
          <table:table-cell table:number-columns-repeated="2" table:style-name="ce60"/>
          <table:table-cell table:number-columns-repeated="16369"/>
        </table:table-row>
        <table:table-row table:number-rows-repeated="2" table:style-name="ro5">
          <table:table-cell table:number-columns-repeated="12" table:style-name="ce1"/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5">
          <table:table-cell table:number-columns-repeated="12" table:style-name="ce1"/>
          <table:table-cell table:number-columns-repeated="3" table:style-name="ce59"/>
          <table:table-cell table:number-columns-repeated="16369"/>
        </table:table-row>
        <table:table-row table:number-rows-repeated="2" table:style-name="ro5">
          <table:table-cell table:number-columns-repeated="12"/>
          <table:table-cell table:number-columns-repeated="3" table:style-name="ce59"/>
          <table:table-cell table:number-columns-repeated="16369"/>
        </table:table-row>
        <table:table-row table:style-name="ro5">
          <table:table-cell table:number-columns-repeated="12"/>
          <table:table-cell table:style-name="ce65"/>
          <table:table-cell table:number-columns-repeated="2" table:style-name="ce59"/>
          <table:table-cell table:number-columns-repeated="16369"/>
        </table:table-row>
        <table:table-row table:number-rows-repeated="3" table:style-name="ro5">
          <table:table-cell table:number-columns-repeated="12"/>
          <table:table-cell table:number-columns-repeated="16372" table:style-name="ce1"/>
        </table:table-row>
        <table:table-row table:style-name="ro20">
          <table:table-cell table:number-columns-repeated="12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 table:number-columns-repeated="12"/>
          <table:table-cell table:number-columns-repeated="16372" table:style-name="ce1"/>
        </table:table-row>
        <table:table-row table:number-rows-repeated="1048502" table:style-name="ro1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q1.$A$1"/>
        </table:named-expressions>
      </table:table>
      <table:named-expressions>
        <table:named-expression table:name="Desemprego_registado" table:expression="of:=[.#REF!]" table:base-cell-address="q1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0" number:min-integer-digits="1">
        <number:embedded-text number:position="3"> </number:embedded-text>
      </number:number>
    </number:number-style>
    <number:date-style style:name="N37">
      <number:month number:textual="true"/>
      <number:text>-</number:text>
      <number:year/>
    </number:date-style>
    <number:number-style style:name="N38">
      <number:number number:decimal-places="1" number:min-integer-digits="1"/>
      <number:text>     </number:text>
    </number:number-style>
    <number:number-style style:name="N39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39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39P0"/>
    </number:number-style>
    <number:number-style style:name="N40P0">
      <number:text>+</number:text>
      <number:number number:decimal-places="1" number:min-integer-digits="1"/>
      <number:text>   </number:text>
    </number:number-style>
    <number:number-style style:name="N40">
      <number:text>-</number:text>
      <number:number number:decimal-places="1" number:min-integer-digits="1"/>
      <number:text>   </number:text>
      <style:map style:condition="value()&gt;=0" style:apply-style-name="N40P0"/>
    </number:number-style>
    <number:number-style style:name="N41">
      <number:number number:decimal-places="1" number:min-integer-digits="1"/>
    </number:number-style>
    <number:number-style style:name="N43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44">
      <number:number number:decimal-places="1" number:min-integer-digits="1"/>
      <number:text>    </number:text>
    </number:number-style>
    <number:currency-style style:name="N48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Euro" style:family="table-cell" style:data-style-name="N48"/>
    <style:style style:name="Euro_32_2" style:display-name="Euro 2" style:family="table-cell" style:data-style-name="N48"/>
    <style:style style:name="Euro_32_2_32_2" style:display-name="Euro 2 2" style:family="table-cell" style:data-style-name="N48"/>
    <style:style style:name="Euro_32_3" style:display-name="Euro 3" style:family="table-cell" style:data-style-name="N4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7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2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3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Emília Josué;Ana Paula Brito</meta:initial-creator>
    <dc:creator>João Alface</dc:creator>
    <meta:creation-date>2014-01-15T09:56:08Z</meta:creation-date>
    <dc:date>2020-04-08T10:36:43Z</dc:date>
    <meta:print-date>2020-04-07T16:53:38Z</meta:print-date>
  </office:meta>
</office:document-meta>
</file>